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Yields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V1" table:style-name="ce1">
            <text:p>V1</text:p>
          </table:table-cell>
          <table:table-cell office:value-type="string" office:value="V2" table:style-name="ce1">
            <text:p>V2</text:p>
          </table:table-cell>
          <table:table-cell office:value-type="string" office:value="V3" table:style-name="ce1">
            <text:p>V3</text:p>
          </table:table-cell>
          <table:table-cell office:value-type="string" office:value="V4" table:style-name="ce1">
            <text:p>V4</text:p>
          </table:table-cell>
          <table:table-cell office:value-type="string" office:value="V5" table:style-name="ce1">
            <text:p>V5</text:p>
          </table:table-cell>
          <table:table-cell office:value-type="string" office:value="V6" table:style-name="ce1">
            <text:p>V6</text:p>
          </table:table-cell>
          <table:table-cell office:value-type="string" office:value="V7" table:style-name="ce1">
            <text:p>V7</text:p>
          </table:table-cell>
          <table:table-cell office:value-type="string" office:value="V8" table:style-name="ce1">
            <text:p>V8</text:p>
          </table:table-cell>
          <table:table-cell office:value-type="string" office:value="V9" table:style-name="ce1">
            <text:p>V9</text:p>
          </table:table-cell>
          <table:table-cell office:value-type="string" office:value="V10" table:style-name="ce1">
            <text:p>V10</text:p>
          </table:table-cell>
          <table:table-cell office:value-type="string" office:value="V11" table:style-name="ce1">
            <text:p>V11</text:p>
          </table:table-cell>
          <table:table-cell office:value-type="string" office:value="V12" table:style-name="ce1">
            <text:p>V12</text:p>
          </table:table-cell>
          <table:table-cell office:value-type="string" office:value="V13" table:style-name="ce1">
            <text:p>V13</text:p>
          </table:table-cell>
          <table:table-cell office:value-type="string" office:value="V14" table:style-name="ce1">
            <text:p>V14</text:p>
          </table:table-cell>
          <table:table-cell office:value-type="string" office:value="V15" table:style-name="ce1">
            <text:p>V15</text:p>
          </table:table-cell>
          <table:table-cell office:value-type="string" office:value="V16" table:style-name="ce1">
            <text:p>V16</text:p>
          </table:table-cell>
          <table:table-cell office:value-type="string" office:value="V17" table:style-name="ce1">
            <text:p>V17</text:p>
          </table:table-cell>
          <table:table-cell office:value-type="string" office:value="V18" table:style-name="ce1">
            <text:p>V18</text:p>
          </table:table-cell>
          <table:table-cell office:value-type="string" office:value="V19" table:style-name="ce1">
            <text:p>V19</text:p>
          </table:table-cell>
          <table:table-cell office:value-type="string" office:value="V20" table:style-name="ce1">
            <text:p>V20</text:p>
          </table:table-cell>
          <table:table-cell office:value-type="string" office:value="V21" table:style-name="ce1">
            <text:p>V21</text:p>
          </table:table-cell>
          <table:table-cell office:value-type="string" office:value="V22" table:style-name="ce1">
            <text:p>V22</text:p>
          </table:table-cell>
          <table:table-cell office:value-type="string" office:value="V23" table:style-name="ce1">
            <text:p>V23</text:p>
          </table:table-cell>
          <table:table-cell office:value-type="string" office:value="V24" table:style-name="ce1">
            <text:p>V24</text:p>
          </table:table-cell>
          <table:table-cell office:value-type="string" office:value="V25" table:style-name="ce1">
            <text:p>V25</text:p>
          </table:table-cell>
          <table:table-cell office:value-type="string" office:value="V26" table:style-name="ce1">
            <text:p>V26</text:p>
          </table:table-cell>
          <table:table-cell office:value-type="string" office:value="V27" table:style-name="ce1">
            <text:p>V27</text:p>
          </table:table-cell>
          <table:table-cell office:value-type="string" office:value="V28" table:style-name="ce1">
            <text:p>V28</text:p>
          </table:table-cell>
          <table:table-cell office:value-type="string" office:value="V29" table:style-name="ce1">
            <text:p>V29</text:p>
          </table:table-cell>
          <table:table-cell office:value-type="string" office:value="V30" table:style-name="ce1">
            <text:p>V30</text:p>
          </table:table-cell>
          <table:table-cell office:value-type="string" office:value="V31" table:style-name="ce1">
            <text:p>V31</text:p>
          </table:table-cell>
          <table:table-cell office:value-type="string" office:value="V32" table:style-name="ce1">
            <text:p>V32</text:p>
          </table:table-cell>
          <table:table-cell office:value-type="string" office:value="V33" table:style-name="ce1">
            <text:p>V33</text:p>
          </table:table-cell>
          <table:table-cell office:value-type="string" office:value="V34" table:style-name="ce1">
            <text:p>V34</text:p>
          </table:table-cell>
          <table:table-cell office:value-type="string" office:value="V35" table:style-name="ce1">
            <text:p>V35</text:p>
          </table:table-cell>
          <table:table-cell office:value-type="string" office:value="V36" table:style-name="ce1">
            <text:p>V36</text:p>
          </table:table-cell>
          <table:table-cell office:value-type="string" office:value="V37" table:style-name="ce1">
            <text:p>V37</text:p>
          </table:table-cell>
          <table:table-cell office:value-type="string" office:value="V38" table:style-name="ce1">
            <text:p>V38</text:p>
          </table:table-cell>
          <table:table-cell office:value-type="string" office:value="V39" table:style-name="ce1">
            <text:p>V39</text:p>
          </table:table-cell>
          <table:table-cell office:value-type="string" office:value="V40" table:style-name="ce1">
            <text:p>V40</text:p>
          </table:table-cell>
          <table:table-cell office:value-type="string" office:value="V41" table:style-name="ce1">
            <text:p>V41</text:p>
          </table:table-cell>
          <table:table-cell office:value-type="string" office:value="V42" table:style-name="ce1">
            <text:p>V42</text:p>
          </table:table-cell>
          <table:table-cell office:value-type="string" office:value="V43" table:style-name="ce1">
            <text:p>V43</text:p>
          </table:table-cell>
          <table:table-cell office:value-type="string" office:value="V44" table:style-name="ce1">
            <text:p>V44</text:p>
          </table:table-cell>
          <table:table-cell office:value-type="string" office:value="1" table:style-name="ce1">
            <text:p>1</text:p>
          </table:table-cell>
          <table:table-cell office:value-type="string" office:value="2" table:style-name="ce1">
            <text:p>2</text:p>
          </table:table-cell>
          <table:table-cell office:value-type="string" office:value="3" table:style-name="ce1">
            <text:p>3</text:p>
          </table:table-cell>
          <table:table-cell office:value-type="string" office:value="4" table:style-name="ce1">
            <text:p>4</text:p>
          </table:table-cell>
          <table:table-cell office:value-type="string" office:value="5" table:style-name="ce1">
            <text:p>5</text:p>
          </table:table-cell>
          <table:table-cell office:value-type="string" office:value="6" table:style-name="ce1">
            <text:p>6</text:p>
          </table:table-cell>
          <table:table-cell office:value-type="string" office:value="7" table:style-name="ce1">
            <text:p>7</text:p>
          </table:table-cell>
          <table:table-cell office:value-type="string" office:value="8" table:style-name="ce1">
            <text:p>8</text:p>
          </table:table-cell>
          <table:table-cell office:value-type="string" office:value="9" table:style-name="ce1">
            <text:p>9</text:p>
          </table:table-cell>
          <table:table-cell office:value-type="string" office:value="10" table:style-name="ce1">
            <text:p>10</text:p>
          </table:table-cell>
        </table:table-row>
        <table:table-row>
          <table:table-cell office:value-type="string" office:value="A" table:style-name="ce1">
            <text:p>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B" table:style-name="ce1">
            <text:p>B</text:p>
          </table:table-cell>
          <table:table-cell office:value-type="float" office:value="1.948125" table:style-name="ce1">
            <text:p>1.948125</text:p>
          </table:table-cell>
          <table:table-cell office:value-type="float" office:value="5.210375" table:style-name="ce1">
            <text:p>5.210375</text:p>
          </table:table-cell>
          <table:table-cell office:value-type="float" office:value="2.54375" table:style-name="ce1">
            <text:p>2.54375</text:p>
          </table:table-cell>
          <table:table-cell office:value-type="float" office:value="1.4889453125" table:style-name="ce1">
            <text:p>1.4889453125</text:p>
          </table:table-cell>
          <table:table-cell office:value-type="float" office:value="8.399" table:style-name="ce1">
            <text:p>8.399</text:p>
          </table:table-cell>
          <table:table-cell office:value-type="float" office:value="9.836625" table:style-name="ce1">
            <text:p>9.836625</text:p>
          </table:table-cell>
          <table:table-cell office:value-type="float" office:value="5.581375" table:style-name="ce1">
            <text:p>5.581375</text:p>
          </table:table-cell>
          <table:table-cell office:value-type="float" office:value="1.5825" table:style-name="ce1">
            <text:p>1.5825</text:p>
          </table:table-cell>
          <table:table-cell office:value-type="float" office:value="3.281875" table:style-name="ce1">
            <text:p>3.281875</text:p>
          </table:table-cell>
          <table:table-cell office:value-type="float" office:value="5.908375" table:style-name="ce1">
            <text:p>5.908375</text:p>
          </table:table-cell>
          <table:table-cell office:value-type="float" office:value="1.658875" table:style-name="ce1">
            <text:p>1.658875</text:p>
          </table:table-cell>
          <table:table-cell office:value-type="float" office:value="3.415125" table:style-name="ce1">
            <text:p>3.415125</text:p>
          </table:table-cell>
          <table:table-cell office:value-type="float" office:value="3.005875" table:style-name="ce1">
            <text:p>3.005875</text:p>
          </table:table-cell>
          <table:table-cell office:value-type="float" office:value="1.7265" table:style-name="ce1">
            <text:p>1.7265</text:p>
          </table:table-cell>
          <table:table-cell office:value-type="float" office:value="1.268125" table:style-name="ce1">
            <text:p>1.268125</text:p>
          </table:table-cell>
          <table:table-cell office:value-type="float" office:value="2.118375" table:style-name="ce1">
            <text:p>2.118375</text:p>
          </table:table-cell>
          <table:table-cell office:value-type="float" office:value="3.0065" table:style-name="ce1">
            <text:p>3.0065</text:p>
          </table:table-cell>
          <table:table-cell office:value-type="float" office:value="3.25025" table:style-name="ce1">
            <text:p>3.25025</text:p>
          </table:table-cell>
          <table:table-cell office:value-type="float" office:value="1.798125" table:style-name="ce1">
            <text:p>1.798125</text:p>
          </table:table-cell>
          <table:table-cell office:value-type="float" office:value="4.88075" table:style-name="ce1">
            <text:p>4.88075</text:p>
          </table:table-cell>
          <table:table-cell office:value-type="float" office:value="1.948125" table:style-name="ce1">
            <text:p>1.948125</text:p>
          </table:table-cell>
          <table:table-cell office:value-type="float" office:value="2.238125" table:style-name="ce1">
            <text:p>2.238125</text:p>
          </table:table-cell>
          <table:table-cell office:value-type="float" office:value="4.256" table:style-name="ce1">
            <text:p>4.256</text:p>
          </table:table-cell>
          <table:table-cell office:value-type="float" office:value="5.88225" table:style-name="ce1">
            <text:p>5.88225</text:p>
          </table:table-cell>
          <table:table-cell office:value-type="float" office:value="3.802" table:style-name="ce1">
            <text:p>3.802</text:p>
          </table:table-cell>
          <table:table-cell office:value-type="float" office:value="2.87625" table:style-name="ce1">
            <text:p>2.87625</text:p>
          </table:table-cell>
          <table:table-cell office:value-type="float" office:value="3.480375" table:style-name="ce1">
            <text:p>3.480375</text:p>
          </table:table-cell>
          <table:table-cell office:value-type="float" office:value="3.678875" table:style-name="ce1">
            <text:p>3.678875</text:p>
          </table:table-cell>
          <table:table-cell office:value-type="float" office:value="3.58775" table:style-name="ce1">
            <text:p>3.58775</text:p>
          </table:table-cell>
          <table:table-cell office:value-type="float" office:value="3.184" table:style-name="ce1">
            <text:p>3.184</text:p>
          </table:table-cell>
          <table:table-cell office:value-type="float" office:value="4.417625" table:style-name="ce1">
            <text:p>4.417625</text:p>
          </table:table-cell>
          <table:table-cell office:value-type="float" office:value="5.59775" table:style-name="ce1">
            <text:p>5.59775</text:p>
          </table:table-cell>
          <table:table-cell office:value-type="float" office:value="2.303875" table:style-name="ce1">
            <text:p>2.303875</text:p>
          </table:table-cell>
          <table:table-cell office:value-type="float" office:value="3.7295" table:style-name="ce1">
            <text:p>3.7295</text:p>
          </table:table-cell>
          <table:table-cell office:value-type="float" office:value="2.074125" table:style-name="ce1">
            <text:p>2.074125</text:p>
          </table:table-cell>
          <table:table-cell office:value-type="float" office:value="3.58775" table:style-name="ce1">
            <text:p>3.58775</text:p>
          </table:table-cell>
          <table:table-cell office:value-type="float" office:value="1.94225" table:style-name="ce1">
            <text:p>1.94225</text:p>
          </table:table-cell>
          <table:table-cell office:value-type="float" office:value="2.18975" table:style-name="ce1">
            <text:p>2.18975</text:p>
          </table:table-cell>
          <table:table-cell office:value-type="float" office:value="0.689625" table:style-name="ce1">
            <text:p>0.689625</text:p>
          </table:table-cell>
          <table:table-cell office:value-type="float" office:value="2.09325" table:style-name="ce1">
            <text:p>2.09325</text:p>
          </table:table-cell>
          <table:table-cell office:value-type="float" office:value="0" table:style-name="ce1">
            <text:p>0</text:p>
          </table:table-cell>
          <table:table-cell office:value-type="float" office:value="2.099625" table:style-name="ce1">
            <text:p>2.099625</text:p>
          </table:table-cell>
          <table:table-cell office:value-type="float" office:value="4.479625" table:style-name="ce1">
            <text:p>4.479625</text:p>
          </table:table-cell>
          <table:table-cell office:value-type="float" office:value="0.309125" table:style-name="ce1">
            <text:p>0.309125</text:p>
          </table:table-cell>
          <table:table-cell office:value-type="float" office:value="3.23538796164773" table:style-name="ce1">
            <text:p>3.23538796164773</text:p>
          </table:table-cell>
          <table:table-cell office:value-type="float" office:value="3.23538796164773" table:style-name="ce1">
            <text:p>3.23538796164773</text:p>
          </table:table-cell>
          <table:table-cell office:value-type="float" office:value="3.23538796164773" table:style-name="ce1">
            <text:p>3.23538796164773</text:p>
          </table:table-cell>
          <table:table-cell office:value-type="float" office:value="3.23538796164773" table:style-name="ce1">
            <text:p>3.23538796164773</text:p>
          </table:table-cell>
          <table:table-cell office:value-type="float" office:value="3.23538796164773" table:style-name="ce1">
            <text:p>3.23538796164773</text:p>
          </table:table-cell>
          <table:table-cell office:value-type="float" office:value="3.23538796164773" table:style-name="ce1">
            <text:p>3.23538796164773</text:p>
          </table:table-cell>
          <table:table-cell office:value-type="float" office:value="3.23538796164773" table:style-name="ce1">
            <text:p>3.23538796164773</text:p>
          </table:table-cell>
          <table:table-cell office:value-type="float" office:value="3.23538796164773" table:style-name="ce1">
            <text:p>3.23538796164773</text:p>
          </table:table-cell>
          <table:table-cell office:value-type="float" office:value="3.23538796164773" table:style-name="ce1">
            <text:p>3.23538796164773</text:p>
          </table:table-cell>
          <table:table-cell office:value-type="float" office:value="3.23538796164773" table:style-name="ce1">
            <text:p>3.23538796164773</text:p>
          </table:table-cell>
        </table:table-row>
        <table:table-row>
          <table:table-cell office:value-type="string" office:value="C" table:style-name="ce1">
            <text:p>C</text:p>
          </table:table-cell>
          <table:table-cell office:value-type="float" office:value="3.932875" table:style-name="ce1">
            <text:p>3.932875</text:p>
          </table:table-cell>
          <table:table-cell office:value-type="float" office:value="6.347625" table:style-name="ce1">
            <text:p>6.347625</text:p>
          </table:table-cell>
          <table:table-cell office:value-type="float" office:value="4.069375" table:style-name="ce1">
            <text:p>4.069375</text:p>
          </table:table-cell>
          <table:table-cell office:value-type="float" office:value="2.8159765625" table:style-name="ce1">
            <text:p>2.8159765625</text:p>
          </table:table-cell>
          <table:table-cell office:value-type="float" office:value="9.317" table:style-name="ce1">
            <text:p>9.317</text:p>
          </table:table-cell>
          <table:table-cell office:value-type="float" office:value="13.92575" table:style-name="ce1">
            <text:p>13.92575</text:p>
          </table:table-cell>
          <table:table-cell office:value-type="float" office:value="9.504625" table:style-name="ce1">
            <text:p>9.504625</text:p>
          </table:table-cell>
          <table:table-cell office:value-type="float" office:value="4.169375" table:style-name="ce1">
            <text:p>4.169375</text:p>
          </table:table-cell>
          <table:table-cell office:value-type="float" office:value="6.2625" table:style-name="ce1">
            <text:p>6.2625</text:p>
          </table:table-cell>
          <table:table-cell office:value-type="float" office:value="9.80575" table:style-name="ce1">
            <text:p>9.80575</text:p>
          </table:table-cell>
          <table:table-cell office:value-type="float" office:value="2.06975" table:style-name="ce1">
            <text:p>2.06975</text:p>
          </table:table-cell>
          <table:table-cell office:value-type="float" office:value="8.268875" table:style-name="ce1">
            <text:p>8.268875</text:p>
          </table:table-cell>
          <table:table-cell office:value-type="float" office:value="5.528625" table:style-name="ce1">
            <text:p>5.528625</text:p>
          </table:table-cell>
          <table:table-cell office:value-type="float" office:value="2.741" table:style-name="ce1">
            <text:p>2.741</text:p>
          </table:table-cell>
          <table:table-cell office:value-type="float" office:value="2.315" table:style-name="ce1">
            <text:p>2.315</text:p>
          </table:table-cell>
          <table:table-cell office:value-type="float" office:value="2.62425" table:style-name="ce1">
            <text:p>2.62425</text:p>
          </table:table-cell>
          <table:table-cell office:value-type="float" office:value="5.329125" table:style-name="ce1">
            <text:p>5.329125</text:p>
          </table:table-cell>
          <table:table-cell office:value-type="float" office:value="4.86625" table:style-name="ce1">
            <text:p>4.86625</text:p>
          </table:table-cell>
          <table:table-cell office:value-type="float" office:value="4.4375" table:style-name="ce1">
            <text:p>4.4375</text:p>
          </table:table-cell>
          <table:table-cell office:value-type="float" office:value="9.259125" table:style-name="ce1">
            <text:p>9.259125</text:p>
          </table:table-cell>
          <table:table-cell office:value-type="float" office:value="3.932875" table:style-name="ce1">
            <text:p>3.932875</text:p>
          </table:table-cell>
          <table:table-cell office:value-type="float" office:value="6.1075" table:style-name="ce1">
            <text:p>6.1075</text:p>
          </table:table-cell>
          <table:table-cell office:value-type="float" office:value="9.400875" table:style-name="ce1">
            <text:p>9.400875</text:p>
          </table:table-cell>
          <table:table-cell office:value-type="float" office:value="10.121375" table:style-name="ce1">
            <text:p>10.121375</text:p>
          </table:table-cell>
          <table:table-cell office:value-type="float" office:value="7.878375" table:style-name="ce1">
            <text:p>7.878375</text:p>
          </table:table-cell>
          <table:table-cell office:value-type="float" office:value="6.535" table:style-name="ce1">
            <text:p>6.535</text:p>
          </table:table-cell>
          <table:table-cell office:value-type="float" office:value="7.2295" table:style-name="ce1">
            <text:p>7.2295</text:p>
          </table:table-cell>
          <table:table-cell office:value-type="float" office:value="9.622125" table:style-name="ce1">
            <text:p>9.622125</text:p>
          </table:table-cell>
          <table:table-cell office:value-type="float" office:value="8.34325" table:style-name="ce1">
            <text:p>8.34325</text:p>
          </table:table-cell>
          <table:table-cell office:value-type="float" office:value="6.62625" table:style-name="ce1">
            <text:p>6.62625</text:p>
          </table:table-cell>
          <table:table-cell office:value-type="float" office:value="7.782125" table:style-name="ce1">
            <text:p>7.782125</text:p>
          </table:table-cell>
          <table:table-cell office:value-type="float" office:value="10.976" table:style-name="ce1">
            <text:p>10.976</text:p>
          </table:table-cell>
          <table:table-cell office:value-type="float" office:value="5.155875" table:style-name="ce1">
            <text:p>5.155875</text:p>
          </table:table-cell>
          <table:table-cell office:value-type="float" office:value="5.974375" table:style-name="ce1">
            <text:p>5.974375</text:p>
          </table:table-cell>
          <table:table-cell office:value-type="float" office:value="4.59225" table:style-name="ce1">
            <text:p>4.59225</text:p>
          </table:table-cell>
          <table:table-cell office:value-type="float" office:value="8.12825" table:style-name="ce1">
            <text:p>8.12825</text:p>
          </table:table-cell>
          <table:table-cell office:value-type="float" office:value="4.117625" table:style-name="ce1">
            <text:p>4.117625</text:p>
          </table:table-cell>
          <table:table-cell office:value-type="float" office:value="4.84775" table:style-name="ce1">
            <text:p>4.84775</text:p>
          </table:table-cell>
          <table:table-cell office:value-type="float" office:value="3.04525" table:style-name="ce1">
            <text:p>3.04525</text:p>
          </table:table-cell>
          <table:table-cell office:value-type="float" office:value="5.915875" table:style-name="ce1">
            <text:p>5.915875</text:p>
          </table:table-cell>
          <table:table-cell office:value-type="float" office:value="0" table:style-name="ce1">
            <text:p>0</text:p>
          </table:table-cell>
          <table:table-cell office:value-type="float" office:value="6.314125" table:style-name="ce1">
            <text:p>6.314125</text:p>
          </table:table-cell>
          <table:table-cell office:value-type="float" office:value="10.959" table:style-name="ce1">
            <text:p>10.959</text:p>
          </table:table-cell>
          <table:table-cell office:value-type="float" office:value="1.085375" table:style-name="ce1">
            <text:p>1.085375</text:p>
          </table:table-cell>
          <table:table-cell office:value-type="float" office:value="6.18821253551136" table:style-name="ce1">
            <text:p>6.18821253551136</text:p>
          </table:table-cell>
          <table:table-cell office:value-type="float" office:value="6.18821253551136" table:style-name="ce1">
            <text:p>6.18821253551136</text:p>
          </table:table-cell>
          <table:table-cell office:value-type="float" office:value="6.18821253551136" table:style-name="ce1">
            <text:p>6.18821253551136</text:p>
          </table:table-cell>
          <table:table-cell office:value-type="float" office:value="6.18821253551136" table:style-name="ce1">
            <text:p>6.18821253551136</text:p>
          </table:table-cell>
          <table:table-cell office:value-type="float" office:value="6.18821253551136" table:style-name="ce1">
            <text:p>6.18821253551136</text:p>
          </table:table-cell>
          <table:table-cell office:value-type="float" office:value="6.18821253551136" table:style-name="ce1">
            <text:p>6.18821253551136</text:p>
          </table:table-cell>
          <table:table-cell office:value-type="float" office:value="6.18821253551136" table:style-name="ce1">
            <text:p>6.18821253551136</text:p>
          </table:table-cell>
          <table:table-cell office:value-type="float" office:value="6.18821253551136" table:style-name="ce1">
            <text:p>6.18821253551136</text:p>
          </table:table-cell>
          <table:table-cell office:value-type="float" office:value="6.18821253551136" table:style-name="ce1">
            <text:p>6.18821253551136</text:p>
          </table:table-cell>
          <table:table-cell office:value-type="float" office:value="6.18821253551136" table:style-name="ce1">
            <text:p>6.18821253551136</text:p>
          </table:table-cell>
        </table:table-row>
        <table:table-row>
          <table:table-cell office:value-type="string" office:value="D" table:style-name="ce1">
            <text:p>D</text:p>
          </table:table-cell>
          <table:table-cell office:value-type="float" office:value="3.8275" table:style-name="ce1">
            <text:p>3.8275</text:p>
          </table:table-cell>
          <table:table-cell office:value-type="float" office:value="6.294625" table:style-name="ce1">
            <text:p>6.294625</text:p>
          </table:table-cell>
          <table:table-cell office:value-type="float" office:value="3.98125" table:style-name="ce1">
            <text:p>3.98125</text:p>
          </table:table-cell>
          <table:table-cell office:value-type="float" office:value="1.989921875" table:style-name="ce1">
            <text:p>1.989921875</text:p>
          </table:table-cell>
          <table:table-cell office:value-type="float" office:value="9.407875" table:style-name="ce1">
            <text:p>9.407875</text:p>
          </table:table-cell>
          <table:table-cell office:value-type="float" office:value="12.884" table:style-name="ce1">
            <text:p>12.884</text:p>
          </table:table-cell>
          <table:table-cell office:value-type="float" office:value="9.87525" table:style-name="ce1">
            <text:p>9.87525</text:p>
          </table:table-cell>
          <table:table-cell office:value-type="float" office:value="3.675" table:style-name="ce1">
            <text:p>3.675</text:p>
          </table:table-cell>
          <table:table-cell office:value-type="float" office:value="5.96625" table:style-name="ce1">
            <text:p>5.96625</text:p>
          </table:table-cell>
          <table:table-cell office:value-type="float" office:value="9.6985" table:style-name="ce1">
            <text:p>9.6985</text:p>
          </table:table-cell>
          <table:table-cell office:value-type="float" office:value="2.2315" table:style-name="ce1">
            <text:p>2.2315</text:p>
          </table:table-cell>
          <table:table-cell office:value-type="float" office:value="7.801" table:style-name="ce1">
            <text:p>7.801</text:p>
          </table:table-cell>
          <table:table-cell office:value-type="float" office:value="5.01225" table:style-name="ce1">
            <text:p>5.01225</text:p>
          </table:table-cell>
          <table:table-cell office:value-type="float" office:value="2.32525" table:style-name="ce1">
            <text:p>2.32525</text:p>
          </table:table-cell>
          <table:table-cell office:value-type="float" office:value="2.535625" table:style-name="ce1">
            <text:p>2.535625</text:p>
          </table:table-cell>
          <table:table-cell office:value-type="float" office:value="1.851125" table:style-name="ce1">
            <text:p>1.851125</text:p>
          </table:table-cell>
          <table:table-cell office:value-type="float" office:value="5.23325" table:style-name="ce1">
            <text:p>5.23325</text:p>
          </table:table-cell>
          <table:table-cell office:value-type="float" office:value="3.9715" table:style-name="ce1">
            <text:p>3.9715</text:p>
          </table:table-cell>
          <table:table-cell office:value-type="float" office:value="4.2575" table:style-name="ce1">
            <text:p>4.2575</text:p>
          </table:table-cell>
          <table:table-cell office:value-type="float" office:value="7.509" table:style-name="ce1">
            <text:p>7.509</text:p>
          </table:table-cell>
          <table:table-cell office:value-type="float" office:value="3.8275" table:style-name="ce1">
            <text:p>3.8275</text:p>
          </table:table-cell>
          <table:table-cell office:value-type="float" office:value="6.145625" table:style-name="ce1">
            <text:p>6.145625</text:p>
          </table:table-cell>
          <table:table-cell office:value-type="float" office:value="8.096" table:style-name="ce1">
            <text:p>8.096</text:p>
          </table:table-cell>
          <table:table-cell office:value-type="float" office:value="10.0785" table:style-name="ce1">
            <text:p>10.0785</text:p>
          </table:table-cell>
          <table:table-cell office:value-type="float" office:value="5.81525" table:style-name="ce1">
            <text:p>5.81525</text:p>
          </table:table-cell>
          <table:table-cell office:value-type="float" office:value="5.095" table:style-name="ce1">
            <text:p>5.095</text:p>
          </table:table-cell>
          <table:table-cell office:value-type="float" office:value="4.48725" table:style-name="ce1">
            <text:p>4.48725</text:p>
          </table:table-cell>
          <table:table-cell office:value-type="float" office:value="9.611875" table:style-name="ce1">
            <text:p>9.611875</text:p>
          </table:table-cell>
          <table:table-cell office:value-type="float" office:value="7.189125" table:style-name="ce1">
            <text:p>7.189125</text:p>
          </table:table-cell>
          <table:table-cell office:value-type="float" office:value="4.711625" table:style-name="ce1">
            <text:p>4.711625</text:p>
          </table:table-cell>
          <table:table-cell office:value-type="float" office:value="7.37825" table:style-name="ce1">
            <text:p>7.37825</text:p>
          </table:table-cell>
          <table:table-cell office:value-type="float" office:value="9.580875" table:style-name="ce1">
            <text:p>9.580875</text:p>
          </table:table-cell>
          <table:table-cell office:value-type="float" office:value="3.158625" table:style-name="ce1">
            <text:p>3.158625</text:p>
          </table:table-cell>
          <table:table-cell office:value-type="float" office:value="5.27325" table:style-name="ce1">
            <text:p>5.27325</text:p>
          </table:table-cell>
          <table:table-cell office:value-type="float" office:value="0.653875" table:style-name="ce1">
            <text:p>0.653875</text:p>
          </table:table-cell>
          <table:table-cell office:value-type="float" office:value="5.618375" table:style-name="ce1">
            <text:p>5.618375</text:p>
          </table:table-cell>
          <table:table-cell office:value-type="float" office:value="2.582125" table:style-name="ce1">
            <text:p>2.582125</text:p>
          </table:table-cell>
          <table:table-cell office:value-type="float" office:value="4.6715" table:style-name="ce1">
            <text:p>4.6715</text:p>
          </table:table-cell>
          <table:table-cell office:value-type="float" office:value="1.312875" table:style-name="ce1">
            <text:p>1.312875</text:p>
          </table:table-cell>
          <table:table-cell office:value-type="float" office:value="4.20325" table:style-name="ce1">
            <text:p>4.20325</text:p>
          </table:table-cell>
          <table:table-cell office:value-type="float" office:value="0" table:style-name="ce1">
            <text:p>0</text:p>
          </table:table-cell>
          <table:table-cell office:value-type="float" office:value="3.10975" table:style-name="ce1">
            <text:p>3.10975</text:p>
          </table:table-cell>
          <table:table-cell office:value-type="float" office:value="12.659625" table:style-name="ce1">
            <text:p>12.659625</text:p>
          </table:table-cell>
          <table:table-cell office:value-type="float" office:value="0.30525" table:style-name="ce1">
            <text:p>0.30525</text:p>
          </table:table-cell>
          <table:table-cell office:value-type="float" office:value="5.36121697443182" table:style-name="ce1">
            <text:p>5.36121697443182</text:p>
          </table:table-cell>
          <table:table-cell office:value-type="float" office:value="5.36121697443182" table:style-name="ce1">
            <text:p>5.36121697443182</text:p>
          </table:table-cell>
          <table:table-cell office:value-type="float" office:value="5.36121697443182" table:style-name="ce1">
            <text:p>5.36121697443182</text:p>
          </table:table-cell>
          <table:table-cell office:value-type="float" office:value="5.36121697443182" table:style-name="ce1">
            <text:p>5.36121697443182</text:p>
          </table:table-cell>
          <table:table-cell office:value-type="float" office:value="5.36121697443182" table:style-name="ce1">
            <text:p>5.36121697443182</text:p>
          </table:table-cell>
          <table:table-cell office:value-type="float" office:value="5.36121697443182" table:style-name="ce1">
            <text:p>5.36121697443182</text:p>
          </table:table-cell>
          <table:table-cell office:value-type="float" office:value="5.36121697443182" table:style-name="ce1">
            <text:p>5.36121697443182</text:p>
          </table:table-cell>
          <table:table-cell office:value-type="float" office:value="5.36121697443182" table:style-name="ce1">
            <text:p>5.36121697443182</text:p>
          </table:table-cell>
          <table:table-cell office:value-type="float" office:value="5.36121697443182" table:style-name="ce1">
            <text:p>5.36121697443182</text:p>
          </table:table-cell>
          <table:table-cell office:value-type="float" office:value="5.36121697443182" table:style-name="ce1">
            <text:p>5.36121697443182</text:p>
          </table:table-cell>
        </table:table-row>
        <table:table-row>
          <table:table-cell office:value-type="string" office:value="E" table:style-name="ce1">
            <text:p>E</text:p>
          </table:table-cell>
          <table:table-cell office:value-type="float" office:value="3.8875625" table:style-name="ce1">
            <text:p>3.8875625</text:p>
          </table:table-cell>
          <table:table-cell office:value-type="float" office:value="6.382125" table:style-name="ce1">
            <text:p>6.382125</text:p>
          </table:table-cell>
          <table:table-cell office:value-type="float" office:value="4.05" table:style-name="ce1">
            <text:p>4.05</text:p>
          </table:table-cell>
          <table:table-cell office:value-type="float" office:value="2.8353515625" table:style-name="ce1">
            <text:p>2.8353515625</text:p>
          </table:table-cell>
          <table:table-cell office:value-type="float" office:value="9.897125" table:style-name="ce1">
            <text:p>9.897125</text:p>
          </table:table-cell>
          <table:table-cell office:value-type="float" office:value="14.798125" table:style-name="ce1">
            <text:p>14.798125</text:p>
          </table:table-cell>
          <table:table-cell office:value-type="float" office:value="10.327875" table:style-name="ce1">
            <text:p>10.327875</text:p>
          </table:table-cell>
          <table:table-cell office:value-type="float" office:value="3.575" table:style-name="ce1">
            <text:p>3.575</text:p>
          </table:table-cell>
          <table:table-cell office:value-type="float" office:value="5.69625" table:style-name="ce1">
            <text:p>5.69625</text:p>
          </table:table-cell>
          <table:table-cell office:value-type="float" office:value="9.22175" table:style-name="ce1">
            <text:p>9.22175</text:p>
          </table:table-cell>
          <table:table-cell office:value-type="float" office:value="2.262" table:style-name="ce1">
            <text:p>2.262</text:p>
          </table:table-cell>
          <table:table-cell office:value-type="float" office:value="7.648375" table:style-name="ce1">
            <text:p>7.648375</text:p>
          </table:table-cell>
          <table:table-cell office:value-type="float" office:value="5.371625" table:style-name="ce1">
            <text:p>5.371625</text:p>
          </table:table-cell>
          <table:table-cell office:value-type="float" office:value="2.91975" table:style-name="ce1">
            <text:p>2.91975</text:p>
          </table:table-cell>
          <table:table-cell office:value-type="float" office:value="3.01875" table:style-name="ce1">
            <text:p>3.01875</text:p>
          </table:table-cell>
          <table:table-cell office:value-type="float" office:value="3.2895" table:style-name="ce1">
            <text:p>3.2895</text:p>
          </table:table-cell>
          <table:table-cell office:value-type="float" office:value="5.129" table:style-name="ce1">
            <text:p>5.129</text:p>
          </table:table-cell>
          <table:table-cell office:value-type="float" office:value="4.656" table:style-name="ce1">
            <text:p>4.656</text:p>
          </table:table-cell>
          <table:table-cell office:value-type="float" office:value="4.155625" table:style-name="ce1">
            <text:p>4.155625</text:p>
          </table:table-cell>
          <table:table-cell office:value-type="float" office:value="8.926375" table:style-name="ce1">
            <text:p>8.926375</text:p>
          </table:table-cell>
          <table:table-cell office:value-type="float" office:value="3.8875625" table:style-name="ce1">
            <text:p>3.8875625</text:p>
          </table:table-cell>
          <table:table-cell office:value-type="float" office:value="5.101875" table:style-name="ce1">
            <text:p>5.101875</text:p>
          </table:table-cell>
          <table:table-cell office:value-type="float" office:value="9.09" table:style-name="ce1">
            <text:p>9.09</text:p>
          </table:table-cell>
          <table:table-cell office:value-type="float" office:value="10.464625" table:style-name="ce1">
            <text:p>10.464625</text:p>
          </table:table-cell>
          <table:table-cell office:value-type="float" office:value="6.999625" table:style-name="ce1">
            <text:p>6.999625</text:p>
          </table:table-cell>
          <table:table-cell office:value-type="float" office:value="5.878125" table:style-name="ce1">
            <text:p>5.878125</text:p>
          </table:table-cell>
          <table:table-cell office:value-type="float" office:value="6.8185" table:style-name="ce1">
            <text:p>6.8185</text:p>
          </table:table-cell>
          <table:table-cell office:value-type="float" office:value="8.772625" table:style-name="ce1">
            <text:p>8.772625</text:p>
          </table:table-cell>
          <table:table-cell office:value-type="float" office:value="8.388375" table:style-name="ce1">
            <text:p>8.388375</text:p>
          </table:table-cell>
          <table:table-cell office:value-type="float" office:value="5.38625" table:style-name="ce1">
            <text:p>5.38625</text:p>
          </table:table-cell>
          <table:table-cell office:value-type="float" office:value="7.624" table:style-name="ce1">
            <text:p>7.624</text:p>
          </table:table-cell>
          <table:table-cell office:value-type="float" office:value="9.527875" table:style-name="ce1">
            <text:p>9.527875</text:p>
          </table:table-cell>
          <table:table-cell office:value-type="float" office:value="5.339625" table:style-name="ce1">
            <text:p>5.339625</text:p>
          </table:table-cell>
          <table:table-cell office:value-type="float" office:value="6.612125" table:style-name="ce1">
            <text:p>6.612125</text:p>
          </table:table-cell>
          <table:table-cell office:value-type="float" office:value="4.371875" table:style-name="ce1">
            <text:p>4.371875</text:p>
          </table:table-cell>
          <table:table-cell office:value-type="float" office:value="7.969" table:style-name="ce1">
            <text:p>7.969</text:p>
          </table:table-cell>
          <table:table-cell office:value-type="float" office:value="4.6395" table:style-name="ce1">
            <text:p>4.6395</text:p>
          </table:table-cell>
          <table:table-cell office:value-type="float" office:value="5.048" table:style-name="ce1">
            <text:p>5.048</text:p>
          </table:table-cell>
          <table:table-cell office:value-type="float" office:value="4.517625" table:style-name="ce1">
            <text:p>4.517625</text:p>
          </table:table-cell>
          <table:table-cell office:value-type="float" office:value="4.9795" table:style-name="ce1">
            <text:p>4.9795</text:p>
          </table:table-cell>
          <table:table-cell office:value-type="float" office:value="0" table:style-name="ce1">
            <text:p>0</text:p>
          </table:table-cell>
          <table:table-cell office:value-type="float" office:value="5.842125" table:style-name="ce1">
            <text:p>5.842125</text:p>
          </table:table-cell>
          <table:table-cell office:value-type="float" office:value="7.94975" table:style-name="ce1">
            <text:p>7.94975</text:p>
          </table:table-cell>
          <table:table-cell office:value-type="float" office:value="1.759125" table:style-name="ce1">
            <text:p>1.759125</text:p>
          </table:table-cell>
          <table:table-cell office:value-type="float" office:value="6.02308753551136" table:style-name="ce1">
            <text:p>6.02308753551136</text:p>
          </table:table-cell>
          <table:table-cell office:value-type="float" office:value="6.02308753551136" table:style-name="ce1">
            <text:p>6.02308753551136</text:p>
          </table:table-cell>
          <table:table-cell office:value-type="float" office:value="6.02308753551136" table:style-name="ce1">
            <text:p>6.02308753551136</text:p>
          </table:table-cell>
          <table:table-cell office:value-type="float" office:value="6.02308753551136" table:style-name="ce1">
            <text:p>6.02308753551136</text:p>
          </table:table-cell>
          <table:table-cell office:value-type="float" office:value="6.02308753551136" table:style-name="ce1">
            <text:p>6.02308753551136</text:p>
          </table:table-cell>
          <table:table-cell office:value-type="float" office:value="6.02308753551136" table:style-name="ce1">
            <text:p>6.02308753551136</text:p>
          </table:table-cell>
          <table:table-cell office:value-type="float" office:value="6.02308753551136" table:style-name="ce1">
            <text:p>6.02308753551136</text:p>
          </table:table-cell>
          <table:table-cell office:value-type="float" office:value="6.02308753551136" table:style-name="ce1">
            <text:p>6.02308753551136</text:p>
          </table:table-cell>
          <table:table-cell office:value-type="float" office:value="6.02308753551136" table:style-name="ce1">
            <text:p>6.02308753551136</text:p>
          </table:table-cell>
          <table:table-cell office:value-type="float" office:value="6.02308753551136" table:style-name="ce1">
            <text:p>6.02308753551136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float" office:value="2.017875" table:style-name="ce1">
            <text:p>2.017875</text:p>
          </table:table-cell>
          <table:table-cell office:value-type="float" office:value="5.099625" table:style-name="ce1">
            <text:p>5.099625</text:p>
          </table:table-cell>
          <table:table-cell office:value-type="float" office:value="3.0875" table:style-name="ce1">
            <text:p>3.0875</text:p>
          </table:table-cell>
          <table:table-cell office:value-type="float" office:value="1.4723828125" table:style-name="ce1">
            <text:p>1.4723828125</text:p>
          </table:table-cell>
          <table:table-cell office:value-type="float" office:value="9.207875" table:style-name="ce1">
            <text:p>9.207875</text:p>
          </table:table-cell>
          <table:table-cell office:value-type="float" office:value="7.332125" table:style-name="ce1">
            <text:p>7.332125</text:p>
          </table:table-cell>
          <table:table-cell office:value-type="float" office:value="6.115" table:style-name="ce1">
            <text:p>6.115</text:p>
          </table:table-cell>
          <table:table-cell office:value-type="float" office:value="1.923125" table:style-name="ce1">
            <text:p>1.923125</text:p>
          </table:table-cell>
          <table:table-cell office:value-type="float" office:value="3.45125" table:style-name="ce1">
            <text:p>3.45125</text:p>
          </table:table-cell>
          <table:table-cell office:value-type="float" office:value="5.329" table:style-name="ce1">
            <text:p>5.329</text:p>
          </table:table-cell>
          <table:table-cell office:value-type="float" office:value="1.544" table:style-name="ce1">
            <text:p>1.544</text:p>
          </table:table-cell>
          <table:table-cell office:value-type="float" office:value="4.14275" table:style-name="ce1">
            <text:p>4.14275</text:p>
          </table:table-cell>
          <table:table-cell office:value-type="float" office:value="1.963375" table:style-name="ce1">
            <text:p>1.963375</text:p>
          </table:table-cell>
          <table:table-cell office:value-type="float" office:value="1.519875" table:style-name="ce1">
            <text:p>1.519875</text:p>
          </table:table-cell>
          <table:table-cell office:value-type="float" office:value="1.22875" table:style-name="ce1">
            <text:p>1.22875</text:p>
          </table:table-cell>
          <table:table-cell office:value-type="float" office:value="2.59025" table:style-name="ce1">
            <text:p>2.59025</text:p>
          </table:table-cell>
          <table:table-cell office:value-type="float" office:value="2.63125" table:style-name="ce1">
            <text:p>2.63125</text:p>
          </table:table-cell>
          <table:table-cell office:value-type="float" office:value="3.964" table:style-name="ce1">
            <text:p>3.964</text:p>
          </table:table-cell>
          <table:table-cell office:value-type="float" office:value="0.688125" table:style-name="ce1">
            <text:p>0.688125</text:p>
          </table:table-cell>
          <table:table-cell office:value-type="float" office:value="4.680375" table:style-name="ce1">
            <text:p>4.680375</text:p>
          </table:table-cell>
          <table:table-cell office:value-type="float" office:value="2.017875" table:style-name="ce1">
            <text:p>2.017875</text:p>
          </table:table-cell>
          <table:table-cell office:value-type="float" office:value="2.65375" table:style-name="ce1">
            <text:p>2.65375</text:p>
          </table:table-cell>
          <table:table-cell office:value-type="float" office:value="3.900875" table:style-name="ce1">
            <text:p>3.900875</text:p>
          </table:table-cell>
          <table:table-cell office:value-type="float" office:value="6.18875" table:style-name="ce1">
            <text:p>6.18875</text:p>
          </table:table-cell>
          <table:table-cell office:value-type="float" office:value="3.37025" table:style-name="ce1">
            <text:p>3.37025</text:p>
          </table:table-cell>
          <table:table-cell office:value-type="float" office:value="3.340625" table:style-name="ce1">
            <text:p>3.340625</text:p>
          </table:table-cell>
          <table:table-cell office:value-type="float" office:value="2.37475" table:style-name="ce1">
            <text:p>2.37475</text:p>
          </table:table-cell>
          <table:table-cell office:value-type="float" office:value="4.240875" table:style-name="ce1">
            <text:p>4.240875</text:p>
          </table:table-cell>
          <table:table-cell office:value-type="float" office:value="3.188375" table:style-name="ce1">
            <text:p>3.188375</text:p>
          </table:table-cell>
          <table:table-cell office:value-type="float" office:value="3.4645" table:style-name="ce1">
            <text:p>3.4645</text:p>
          </table:table-cell>
          <table:table-cell office:value-type="float" office:value="4.470375" table:style-name="ce1">
            <text:p>4.470375</text:p>
          </table:table-cell>
          <table:table-cell office:value-type="float" office:value="7.0135" table:style-name="ce1">
            <text:p>7.0135</text:p>
          </table:table-cell>
          <table:table-cell office:value-type="float" office:value="2.26075" table:style-name="ce1">
            <text:p>2.26075</text:p>
          </table:table-cell>
          <table:table-cell office:value-type="float" office:value="3.950875" table:style-name="ce1">
            <text:p>3.950875</text:p>
          </table:table-cell>
          <table:table-cell office:value-type="float" office:value="2.3745" table:style-name="ce1">
            <text:p>2.3745</text:p>
          </table:table-cell>
          <table:table-cell office:value-type="float" office:value="4.426" table:style-name="ce1">
            <text:p>4.426</text:p>
          </table:table-cell>
          <table:table-cell office:value-type="float" office:value="2.592" table:style-name="ce1">
            <text:p>2.592</text:p>
          </table:table-cell>
          <table:table-cell office:value-type="float" office:value="2.193875" table:style-name="ce1">
            <text:p>2.193875</text:p>
          </table:table-cell>
          <table:table-cell office:value-type="float" office:value="2.052625" table:style-name="ce1">
            <text:p>2.052625</text:p>
          </table:table-cell>
          <table:table-cell office:value-type="float" office:value="3.232125" table:style-name="ce1">
            <text:p>3.232125</text:p>
          </table:table-cell>
          <table:table-cell office:value-type="float" office:value="0" table:style-name="ce1">
            <text:p>0</text:p>
          </table:table-cell>
          <table:table-cell office:value-type="float" office:value="2.87025" table:style-name="ce1">
            <text:p>2.87025</text:p>
          </table:table-cell>
          <table:table-cell office:value-type="float" office:value="3.304625" table:style-name="ce1">
            <text:p>3.304625</text:p>
          </table:table-cell>
          <table:table-cell office:value-type="float" office:value="0.533375" table:style-name="ce1">
            <text:p>0.533375</text:p>
          </table:table-cell>
          <table:table-cell office:value-type="float" office:value="3.31827290482955" table:style-name="ce1">
            <text:p>3.31827290482955</text:p>
          </table:table-cell>
          <table:table-cell office:value-type="float" office:value="3.31827290482955" table:style-name="ce1">
            <text:p>3.31827290482955</text:p>
          </table:table-cell>
          <table:table-cell office:value-type="float" office:value="3.31827290482955" table:style-name="ce1">
            <text:p>3.31827290482955</text:p>
          </table:table-cell>
          <table:table-cell office:value-type="float" office:value="3.31827290482955" table:style-name="ce1">
            <text:p>3.31827290482955</text:p>
          </table:table-cell>
          <table:table-cell office:value-type="float" office:value="3.31827290482955" table:style-name="ce1">
            <text:p>3.31827290482955</text:p>
          </table:table-cell>
          <table:table-cell office:value-type="float" office:value="3.31827290482955" table:style-name="ce1">
            <text:p>3.31827290482955</text:p>
          </table:table-cell>
          <table:table-cell office:value-type="float" office:value="3.31827290482955" table:style-name="ce1">
            <text:p>3.31827290482955</text:p>
          </table:table-cell>
          <table:table-cell office:value-type="float" office:value="3.31827290482955" table:style-name="ce1">
            <text:p>3.31827290482955</text:p>
          </table:table-cell>
          <table:table-cell office:value-type="float" office:value="3.31827290482955" table:style-name="ce1">
            <text:p>3.31827290482955</text:p>
          </table:table-cell>
          <table:table-cell office:value-type="float" office:value="3.31827290482955" table:style-name="ce1">
            <text:p>3.31827290482955</text:p>
          </table:table-cell>
        </table:table-row>
        <table:table-row>
          <table:table-cell office:value-type="string" office:value="G" table:style-name="ce1">
            <text:p>G</text:p>
          </table:table-cell>
          <table:table-cell office:value-type="float" office:value="4.1916875" table:style-name="ce1">
            <text:p>4.1916875</text:p>
          </table:table-cell>
          <table:table-cell office:value-type="float" office:value="6.182" table:style-name="ce1">
            <text:p>6.182</text:p>
          </table:table-cell>
          <table:table-cell office:value-type="float" office:value="4.325" table:style-name="ce1">
            <text:p>4.325</text:p>
          </table:table-cell>
          <table:table-cell office:value-type="float" office:value="2.9621875" table:style-name="ce1">
            <text:p>2.9621875</text:p>
          </table:table-cell>
          <table:table-cell office:value-type="float" office:value="9.234125" table:style-name="ce1">
            <text:p>9.234125</text:p>
          </table:table-cell>
          <table:table-cell office:value-type="float" office:value="12.710625" table:style-name="ce1">
            <text:p>12.710625</text:p>
          </table:table-cell>
          <table:table-cell office:value-type="float" office:value="10.75525" table:style-name="ce1">
            <text:p>10.75525</text:p>
          </table:table-cell>
          <table:table-cell office:value-type="float" office:value="4.66" table:style-name="ce1">
            <text:p>4.66</text:p>
          </table:table-cell>
          <table:table-cell office:value-type="float" office:value="6.274375" table:style-name="ce1">
            <text:p>6.274375</text:p>
          </table:table-cell>
          <table:table-cell office:value-type="float" office:value="9.752125" table:style-name="ce1">
            <text:p>9.752125</text:p>
          </table:table-cell>
          <table:table-cell office:value-type="float" office:value="1.763125" table:style-name="ce1">
            <text:p>1.763125</text:p>
          </table:table-cell>
          <table:table-cell office:value-type="float" office:value="7.90475" table:style-name="ce1">
            <text:p>7.90475</text:p>
          </table:table-cell>
          <table:table-cell office:value-type="float" office:value="5.24575" table:style-name="ce1">
            <text:p>5.24575</text:p>
          </table:table-cell>
          <table:table-cell office:value-type="float" office:value="2.239" table:style-name="ce1">
            <text:p>2.239</text:p>
          </table:table-cell>
          <table:table-cell office:value-type="float" office:value="3.064375" table:style-name="ce1">
            <text:p>3.064375</text:p>
          </table:table-cell>
          <table:table-cell office:value-type="float" office:value="3.04125" table:style-name="ce1">
            <text:p>3.04125</text:p>
          </table:table-cell>
          <table:table-cell office:value-type="float" office:value="5.798875" table:style-name="ce1">
            <text:p>5.798875</text:p>
          </table:table-cell>
          <table:table-cell office:value-type="float" office:value="5.289625" table:style-name="ce1">
            <text:p>5.289625</text:p>
          </table:table-cell>
          <table:table-cell office:value-type="float" office:value="4.090625" table:style-name="ce1">
            <text:p>4.090625</text:p>
          </table:table-cell>
          <table:table-cell office:value-type="float" office:value="9.90725" table:style-name="ce1">
            <text:p>9.90725</text:p>
          </table:table-cell>
          <table:table-cell office:value-type="float" office:value="4.1916875" table:style-name="ce1">
            <text:p>4.1916875</text:p>
          </table:table-cell>
          <table:table-cell office:value-type="float" office:value="6.59375" table:style-name="ce1">
            <text:p>6.59375</text:p>
          </table:table-cell>
          <table:table-cell office:value-type="float" office:value="9.89475" table:style-name="ce1">
            <text:p>9.89475</text:p>
          </table:table-cell>
          <table:table-cell office:value-type="float" office:value="11.22075" table:style-name="ce1">
            <text:p>11.22075</text:p>
          </table:table-cell>
          <table:table-cell office:value-type="float" office:value="7.6665" table:style-name="ce1">
            <text:p>7.6665</text:p>
          </table:table-cell>
          <table:table-cell office:value-type="float" office:value="7.723125" table:style-name="ce1">
            <text:p>7.723125</text:p>
          </table:table-cell>
          <table:table-cell office:value-type="float" office:value="6.70075" table:style-name="ce1">
            <text:p>6.70075</text:p>
          </table:table-cell>
          <table:table-cell office:value-type="float" office:value="10.430875" table:style-name="ce1">
            <text:p>10.430875</text:p>
          </table:table-cell>
          <table:table-cell office:value-type="float" office:value="8.535875" table:style-name="ce1">
            <text:p>8.535875</text:p>
          </table:table-cell>
          <table:table-cell office:value-type="float" office:value="7.391" table:style-name="ce1">
            <text:p>7.391</text:p>
          </table:table-cell>
          <table:table-cell office:value-type="float" office:value="7.9045" table:style-name="ce1">
            <text:p>7.9045</text:p>
          </table:table-cell>
          <table:table-cell office:value-type="float" office:value="11.2635" table:style-name="ce1">
            <text:p>11.2635</text:p>
          </table:table-cell>
          <table:table-cell office:value-type="float" office:value="5.481375" table:style-name="ce1">
            <text:p>5.481375</text:p>
          </table:table-cell>
          <table:table-cell office:value-type="float" office:value="6.991375" table:style-name="ce1">
            <text:p>6.991375</text:p>
          </table:table-cell>
          <table:table-cell office:value-type="float" office:value="5.48275" table:style-name="ce1">
            <text:p>5.48275</text:p>
          </table:table-cell>
          <table:table-cell office:value-type="float" office:value="7.891" table:style-name="ce1">
            <text:p>7.891</text:p>
          </table:table-cell>
          <table:table-cell office:value-type="float" office:value="4.71775" table:style-name="ce1">
            <text:p>4.71775</text:p>
          </table:table-cell>
          <table:table-cell office:value-type="float" office:value="5.142625" table:style-name="ce1">
            <text:p>5.142625</text:p>
          </table:table-cell>
          <table:table-cell office:value-type="float" office:value="4.497125" table:style-name="ce1">
            <text:p>4.497125</text:p>
          </table:table-cell>
          <table:table-cell office:value-type="float" office:value="6.069625" table:style-name="ce1">
            <text:p>6.069625</text:p>
          </table:table-cell>
          <table:table-cell office:value-type="float" office:value="0" table:style-name="ce1">
            <text:p>0</text:p>
          </table:table-cell>
          <table:table-cell office:value-type="float" office:value="6.7855" table:style-name="ce1">
            <text:p>6.7855</text:p>
          </table:table-cell>
          <table:table-cell office:value-type="float" office:value="11.629" table:style-name="ce1">
            <text:p>11.629</text:p>
          </table:table-cell>
          <table:table-cell office:value-type="float" office:value="1.907625" table:style-name="ce1">
            <text:p>1.907625</text:p>
          </table:table-cell>
          <table:table-cell office:value-type="float" office:value="6.48874573863636" table:style-name="ce1">
            <text:p>6.48874573863636</text:p>
          </table:table-cell>
          <table:table-cell office:value-type="float" office:value="6.48874573863636" table:style-name="ce1">
            <text:p>6.48874573863636</text:p>
          </table:table-cell>
          <table:table-cell office:value-type="float" office:value="6.48874573863636" table:style-name="ce1">
            <text:p>6.48874573863636</text:p>
          </table:table-cell>
          <table:table-cell office:value-type="float" office:value="6.48874573863636" table:style-name="ce1">
            <text:p>6.48874573863636</text:p>
          </table:table-cell>
          <table:table-cell office:value-type="float" office:value="6.48874573863636" table:style-name="ce1">
            <text:p>6.48874573863636</text:p>
          </table:table-cell>
          <table:table-cell office:value-type="float" office:value="6.48874573863636" table:style-name="ce1">
            <text:p>6.48874573863636</text:p>
          </table:table-cell>
          <table:table-cell office:value-type="float" office:value="6.48874573863636" table:style-name="ce1">
            <text:p>6.48874573863636</text:p>
          </table:table-cell>
          <table:table-cell office:value-type="float" office:value="6.48874573863636" table:style-name="ce1">
            <text:p>6.48874573863636</text:p>
          </table:table-cell>
          <table:table-cell office:value-type="float" office:value="6.48874573863636" table:style-name="ce1">
            <text:p>6.48874573863636</text:p>
          </table:table-cell>
          <table:table-cell office:value-type="float" office:value="6.48874573863636" table:style-name="ce1">
            <text:p>6.48874573863636</text:p>
          </table:table-cell>
        </table:table-row>
        <table:table-row>
          <table:table-cell office:value-type="string" office:value="H" table:style-name="ce1">
            <text:p>H</text:p>
          </table:table-cell>
          <table:table-cell office:value-type="float" office:value="3.5806875" table:style-name="ce1">
            <text:p>3.5806875</text:p>
          </table:table-cell>
          <table:table-cell office:value-type="float" office:value="6.622375" table:style-name="ce1">
            <text:p>6.622375</text:p>
          </table:table-cell>
          <table:table-cell office:value-type="float" office:value="2.76875" table:style-name="ce1">
            <text:p>2.76875</text:p>
          </table:table-cell>
          <table:table-cell office:value-type="float" office:value="2.6712109375" table:style-name="ce1">
            <text:p>2.6712109375</text:p>
          </table:table-cell>
          <table:table-cell office:value-type="float" office:value="8.788625" table:style-name="ce1">
            <text:p>8.788625</text:p>
          </table:table-cell>
          <table:table-cell office:value-type="float" office:value="16.21725" table:style-name="ce1">
            <text:p>16.21725</text:p>
          </table:table-cell>
          <table:table-cell office:value-type="float" office:value="7.382375" table:style-name="ce1">
            <text:p>7.382375</text:p>
          </table:table-cell>
          <table:table-cell office:value-type="float" office:value="2.55" table:style-name="ce1">
            <text:p>2.55</text:p>
          </table:table-cell>
          <table:table-cell office:value-type="float" office:value="4.1225" table:style-name="ce1">
            <text:p>4.1225</text:p>
          </table:table-cell>
          <table:table-cell office:value-type="float" office:value="6.66475" table:style-name="ce1">
            <text:p>6.66475</text:p>
          </table:table-cell>
          <table:table-cell office:value-type="float" office:value="2.41825" table:style-name="ce1">
            <text:p>2.41825</text:p>
          </table:table-cell>
          <table:table-cell office:value-type="float" office:value="4.287" table:style-name="ce1">
            <text:p>4.287</text:p>
          </table:table-cell>
          <table:table-cell office:value-type="float" office:value="5.5865" table:style-name="ce1">
            <text:p>5.5865</text:p>
          </table:table-cell>
          <table:table-cell office:value-type="float" office:value="1.902" table:style-name="ce1">
            <text:p>1.902</text:p>
          </table:table-cell>
          <table:table-cell office:value-type="float" office:value="3.51125" table:style-name="ce1">
            <text:p>3.51125</text:p>
          </table:table-cell>
          <table:table-cell office:value-type="float" office:value="2.76525" table:style-name="ce1">
            <text:p>2.76525</text:p>
          </table:table-cell>
          <table:table-cell office:value-type="float" office:value="5.2265" table:style-name="ce1">
            <text:p>5.2265</text:p>
          </table:table-cell>
          <table:table-cell office:value-type="float" office:value="4.67775" table:style-name="ce1">
            <text:p>4.67775</text:p>
          </table:table-cell>
          <table:table-cell office:value-type="float" office:value="5.48125" table:style-name="ce1">
            <text:p>5.48125</text:p>
          </table:table-cell>
          <table:table-cell office:value-type="float" office:value="7.438375" table:style-name="ce1">
            <text:p>7.438375</text:p>
          </table:table-cell>
          <table:table-cell office:value-type="float" office:value="3.5806875" table:style-name="ce1">
            <text:p>3.5806875</text:p>
          </table:table-cell>
          <table:table-cell office:value-type="float" office:value="4.40625" table:style-name="ce1">
            <text:p>4.40625</text:p>
          </table:table-cell>
          <table:table-cell office:value-type="float" office:value="10.46875" table:style-name="ce1">
            <text:p>10.46875</text:p>
          </table:table-cell>
          <table:table-cell office:value-type="float" office:value="9.188375" table:style-name="ce1">
            <text:p>9.188375</text:p>
          </table:table-cell>
          <table:table-cell office:value-type="float" office:value="7.371625" table:style-name="ce1">
            <text:p>7.371625</text:p>
          </table:table-cell>
          <table:table-cell office:value-type="float" office:value="5.3425" table:style-name="ce1">
            <text:p>5.3425</text:p>
          </table:table-cell>
          <table:table-cell office:value-type="float" office:value="7.301375" table:style-name="ce1">
            <text:p>7.301375</text:p>
          </table:table-cell>
          <table:table-cell office:value-type="float" office:value="7.51775" table:style-name="ce1">
            <text:p>7.51775</text:p>
          </table:table-cell>
          <table:table-cell office:value-type="float" office:value="9.043625" table:style-name="ce1">
            <text:p>9.043625</text:p>
          </table:table-cell>
          <table:table-cell office:value-type="float" office:value="5.1955" table:style-name="ce1">
            <text:p>5.1955</text:p>
          </table:table-cell>
          <table:table-cell office:value-type="float" office:value="8.335875" table:style-name="ce1">
            <text:p>8.335875</text:p>
          </table:table-cell>
          <table:table-cell office:value-type="float" office:value="10.01975" table:style-name="ce1">
            <text:p>10.01975</text:p>
          </table:table-cell>
          <table:table-cell office:value-type="float" office:value="6.601" table:style-name="ce1">
            <text:p>6.601</text:p>
          </table:table-cell>
          <table:table-cell office:value-type="float" office:value="6.263375" table:style-name="ce1">
            <text:p>6.263375</text:p>
          </table:table-cell>
          <table:table-cell office:value-type="float" office:value="4.5195" table:style-name="ce1">
            <text:p>4.5195</text:p>
          </table:table-cell>
          <table:table-cell office:value-type="float" office:value="5.991375" table:style-name="ce1">
            <text:p>5.991375</text:p>
          </table:table-cell>
          <table:table-cell office:value-type="float" office:value="3.658" table:style-name="ce1">
            <text:p>3.658</text:p>
          </table:table-cell>
          <table:table-cell office:value-type="float" office:value="3.810125" table:style-name="ce1">
            <text:p>3.810125</text:p>
          </table:table-cell>
          <table:table-cell office:value-type="float" office:value="2.02525" table:style-name="ce1">
            <text:p>2.02525</text:p>
          </table:table-cell>
          <table:table-cell office:value-type="float" office:value="3.97725" table:style-name="ce1">
            <text:p>3.97725</text:p>
          </table:table-cell>
          <table:table-cell office:value-type="float" office:value="0" table:style-name="ce1">
            <text:p>0</text:p>
          </table:table-cell>
          <table:table-cell office:value-type="float" office:value="4.288875" table:style-name="ce1">
            <text:p>4.288875</text:p>
          </table:table-cell>
          <table:table-cell office:value-type="float" office:value="7.504" table:style-name="ce1">
            <text:p>7.504</text:p>
          </table:table-cell>
          <table:table-cell office:value-type="float" office:value="0.711" table:style-name="ce1">
            <text:p>0.711</text:p>
          </table:table-cell>
          <table:table-cell office:value-type="float" office:value="5.49510138494318" table:style-name="ce1">
            <text:p>5.49510138494318</text:p>
          </table:table-cell>
          <table:table-cell office:value-type="float" office:value="5.49510138494318" table:style-name="ce1">
            <text:p>5.49510138494318</text:p>
          </table:table-cell>
          <table:table-cell office:value-type="float" office:value="5.49510138494318" table:style-name="ce1">
            <text:p>5.49510138494318</text:p>
          </table:table-cell>
          <table:table-cell office:value-type="float" office:value="5.49510138494318" table:style-name="ce1">
            <text:p>5.49510138494318</text:p>
          </table:table-cell>
          <table:table-cell office:value-type="float" office:value="5.49510138494318" table:style-name="ce1">
            <text:p>5.49510138494318</text:p>
          </table:table-cell>
          <table:table-cell office:value-type="float" office:value="5.49510138494318" table:style-name="ce1">
            <text:p>5.49510138494318</text:p>
          </table:table-cell>
          <table:table-cell office:value-type="float" office:value="5.49510138494318" table:style-name="ce1">
            <text:p>5.49510138494318</text:p>
          </table:table-cell>
          <table:table-cell office:value-type="float" office:value="5.49510138494318" table:style-name="ce1">
            <text:p>5.49510138494318</text:p>
          </table:table-cell>
          <table:table-cell office:value-type="float" office:value="5.49510138494318" table:style-name="ce1">
            <text:p>5.49510138494318</text:p>
          </table:table-cell>
          <table:table-cell office:value-type="float" office:value="5.49510138494318" table:style-name="ce1">
            <text:p>5.49510138494318</text:p>
          </table:table-cell>
        </table:table-row>
        <table:table-row>
          <table:table-cell office:value-type="string" office:value="I" table:style-name="ce1">
            <text:p>I</text:p>
          </table:table-cell>
          <table:table-cell office:value-type="float" office:value="2.1151875" table:style-name="ce1">
            <text:p>2.1151875</text:p>
          </table:table-cell>
          <table:table-cell office:value-type="float" office:value="5.4425" table:style-name="ce1">
            <text:p>5.4425</text:p>
          </table:table-cell>
          <table:table-cell office:value-type="float" office:value="2.46875" table:style-name="ce1">
            <text:p>2.46875</text:p>
          </table:table-cell>
          <table:table-cell office:value-type="float" office:value="1.6093359375" table:style-name="ce1">
            <text:p>1.6093359375</text:p>
          </table:table-cell>
          <table:table-cell office:value-type="float" office:value="8.898375" table:style-name="ce1">
            <text:p>8.898375</text:p>
          </table:table-cell>
          <table:table-cell office:value-type="float" office:value="10.27525" table:style-name="ce1">
            <text:p>10.27525</text:p>
          </table:table-cell>
          <table:table-cell office:value-type="float" office:value="5.548625" table:style-name="ce1">
            <text:p>5.548625</text:p>
          </table:table-cell>
          <table:table-cell office:value-type="float" office:value="1.4275" table:style-name="ce1">
            <text:p>1.4275</text:p>
          </table:table-cell>
          <table:table-cell office:value-type="float" office:value="3.396875" table:style-name="ce1">
            <text:p>3.396875</text:p>
          </table:table-cell>
          <table:table-cell office:value-type="float" office:value="5.389125" table:style-name="ce1">
            <text:p>5.389125</text:p>
          </table:table-cell>
          <table:table-cell office:value-type="float" office:value="2.180375" table:style-name="ce1">
            <text:p>2.180375</text:p>
          </table:table-cell>
          <table:table-cell office:value-type="float" office:value="2.801625" table:style-name="ce1">
            <text:p>2.801625</text:p>
          </table:table-cell>
          <table:table-cell office:value-type="float" office:value="2.887875" table:style-name="ce1">
            <text:p>2.887875</text:p>
          </table:table-cell>
          <table:table-cell office:value-type="float" office:value="1.52725" table:style-name="ce1">
            <text:p>1.52725</text:p>
          </table:table-cell>
          <table:table-cell office:value-type="float" office:value="1.7825" table:style-name="ce1">
            <text:p>1.7825</text:p>
          </table:table-cell>
          <table:table-cell office:value-type="float" office:value="2.32025" table:style-name="ce1">
            <text:p>2.32025</text:p>
          </table:table-cell>
          <table:table-cell office:value-type="float" office:value="3.11325" table:style-name="ce1">
            <text:p>3.11325</text:p>
          </table:table-cell>
          <table:table-cell office:value-type="float" office:value="3.03975" table:style-name="ce1">
            <text:p>3.03975</text:p>
          </table:table-cell>
          <table:table-cell office:value-type="float" office:value="1.16125" table:style-name="ce1">
            <text:p>1.16125</text:p>
          </table:table-cell>
          <table:table-cell office:value-type="float" office:value="4.516375" table:style-name="ce1">
            <text:p>4.516375</text:p>
          </table:table-cell>
          <table:table-cell office:value-type="float" office:value="2.1151875" table:style-name="ce1">
            <text:p>2.1151875</text:p>
          </table:table-cell>
          <table:table-cell office:value-type="float" office:value="2.091875" table:style-name="ce1">
            <text:p>2.091875</text:p>
          </table:table-cell>
          <table:table-cell office:value-type="float" office:value="4.562875" table:style-name="ce1">
            <text:p>4.562875</text:p>
          </table:table-cell>
          <table:table-cell office:value-type="float" office:value="6.46525" table:style-name="ce1">
            <text:p>6.46525</text:p>
          </table:table-cell>
          <table:table-cell office:value-type="float" office:value="3.913375" table:style-name="ce1">
            <text:p>3.913375</text:p>
          </table:table-cell>
          <table:table-cell office:value-type="float" office:value="2.715625" table:style-name="ce1">
            <text:p>2.715625</text:p>
          </table:table-cell>
          <table:table-cell office:value-type="float" office:value="3.649" table:style-name="ce1">
            <text:p>3.649</text:p>
          </table:table-cell>
          <table:table-cell office:value-type="float" office:value="4.11675" table:style-name="ce1">
            <text:p>4.11675</text:p>
          </table:table-cell>
          <table:table-cell office:value-type="float" office:value="3.742875" table:style-name="ce1">
            <text:p>3.742875</text:p>
          </table:table-cell>
          <table:table-cell office:value-type="float" office:value="3.12375" table:style-name="ce1">
            <text:p>3.12375</text:p>
          </table:table-cell>
          <table:table-cell office:value-type="float" office:value="4.050375" table:style-name="ce1">
            <text:p>4.050375</text:p>
          </table:table-cell>
          <table:table-cell office:value-type="float" office:value="4.406625" table:style-name="ce1">
            <text:p>4.406625</text:p>
          </table:table-cell>
          <table:table-cell office:value-type="float" office:value="2.489625" table:style-name="ce1">
            <text:p>2.489625</text:p>
          </table:table-cell>
          <table:table-cell office:value-type="float" office:value="3.430375" table:style-name="ce1">
            <text:p>3.430375</text:p>
          </table:table-cell>
          <table:table-cell office:value-type="float" office:value="2.691625" table:style-name="ce1">
            <text:p>2.691625</text:p>
          </table:table-cell>
          <table:table-cell office:value-type="float" office:value="3.7315" table:style-name="ce1">
            <text:p>3.7315</text:p>
          </table:table-cell>
          <table:table-cell office:value-type="float" office:value="3.296375" table:style-name="ce1">
            <text:p>3.296375</text:p>
          </table:table-cell>
          <table:table-cell office:value-type="float" office:value="1.68275" table:style-name="ce1">
            <text:p>1.68275</text:p>
          </table:table-cell>
          <table:table-cell office:value-type="float" office:value="2.23325" table:style-name="ce1">
            <text:p>2.23325</text:p>
          </table:table-cell>
          <table:table-cell office:value-type="float" office:value="2.9305" table:style-name="ce1">
            <text:p>2.9305</text:p>
          </table:table-cell>
          <table:table-cell office:value-type="float" office:value="0" table:style-name="ce1">
            <text:p>0</text:p>
          </table:table-cell>
          <table:table-cell office:value-type="float" office:value="2.414625" table:style-name="ce1">
            <text:p>2.414625</text:p>
          </table:table-cell>
          <table:table-cell office:value-type="float" office:value="5.641" table:style-name="ce1">
            <text:p>5.641</text:p>
          </table:table-cell>
          <table:table-cell office:value-type="float" office:value="0.857" table:style-name="ce1">
            <text:p>0.857</text:p>
          </table:table-cell>
          <table:table-cell office:value-type="float" office:value="3.36941388494318" table:style-name="ce1">
            <text:p>3.36941388494318</text:p>
          </table:table-cell>
          <table:table-cell office:value-type="float" office:value="3.36941388494318" table:style-name="ce1">
            <text:p>3.36941388494318</text:p>
          </table:table-cell>
          <table:table-cell office:value-type="float" office:value="3.36941388494318" table:style-name="ce1">
            <text:p>3.36941388494318</text:p>
          </table:table-cell>
          <table:table-cell office:value-type="float" office:value="3.36941388494318" table:style-name="ce1">
            <text:p>3.36941388494318</text:p>
          </table:table-cell>
          <table:table-cell office:value-type="float" office:value="3.36941388494318" table:style-name="ce1">
            <text:p>3.36941388494318</text:p>
          </table:table-cell>
          <table:table-cell office:value-type="float" office:value="3.36941388494318" table:style-name="ce1">
            <text:p>3.36941388494318</text:p>
          </table:table-cell>
          <table:table-cell office:value-type="float" office:value="3.36941388494318" table:style-name="ce1">
            <text:p>3.36941388494318</text:p>
          </table:table-cell>
          <table:table-cell office:value-type="float" office:value="3.36941388494318" table:style-name="ce1">
            <text:p>3.36941388494318</text:p>
          </table:table-cell>
          <table:table-cell office:value-type="float" office:value="3.36941388494318" table:style-name="ce1">
            <text:p>3.36941388494318</text:p>
          </table:table-cell>
          <table:table-cell office:value-type="float" office:value="3.36941388494318" table:style-name="ce1">
            <text:p>3.36941388494318</text:p>
          </table:table-cell>
        </table:table-row>
        <table:table-row>
          <table:table-cell office:value-type="string" office:value="J" table:style-name="ce1">
            <text:p>J</text:p>
          </table:table-cell>
          <table:table-cell office:value-type="float" office:value="3.3148125" table:style-name="ce1">
            <text:p>3.3148125</text:p>
          </table:table-cell>
          <table:table-cell office:value-type="float" office:value="5.296125" table:style-name="ce1">
            <text:p>5.296125</text:p>
          </table:table-cell>
          <table:table-cell office:value-type="float" office:value="2.525" table:style-name="ce1">
            <text:p>2.525</text:p>
          </table:table-cell>
          <table:table-cell office:value-type="float" office:value="2.61296875" table:style-name="ce1">
            <text:p>2.61296875</text:p>
          </table:table-cell>
          <table:table-cell office:value-type="float" office:value="8.833875" table:style-name="ce1">
            <text:p>8.833875</text:p>
          </table:table-cell>
          <table:table-cell office:value-type="float" office:value="14.298375" table:style-name="ce1">
            <text:p>14.298375</text:p>
          </table:table-cell>
          <table:table-cell office:value-type="float" office:value="7.244" table:style-name="ce1">
            <text:p>7.244</text:p>
          </table:table-cell>
          <table:table-cell office:value-type="float" office:value="2.183125" table:style-name="ce1">
            <text:p>2.183125</text:p>
          </table:table-cell>
          <table:table-cell office:value-type="float" office:value="4.4225" table:style-name="ce1">
            <text:p>4.4225</text:p>
          </table:table-cell>
          <table:table-cell office:value-type="float" office:value="7.154" table:style-name="ce1">
            <text:p>7.154</text:p>
          </table:table-cell>
          <table:table-cell office:value-type="float" office:value="3.65525" table:style-name="ce1">
            <text:p>3.65525</text:p>
          </table:table-cell>
          <table:table-cell office:value-type="float" office:value="4.0215" table:style-name="ce1">
            <text:p>4.0215</text:p>
          </table:table-cell>
          <table:table-cell office:value-type="float" office:value="4.23775" table:style-name="ce1">
            <text:p>4.23775</text:p>
          </table:table-cell>
          <table:table-cell office:value-type="float" office:value="1.545375" table:style-name="ce1">
            <text:p>1.545375</text:p>
          </table:table-cell>
          <table:table-cell office:value-type="float" office:value="3.458125" table:style-name="ce1">
            <text:p>3.458125</text:p>
          </table:table-cell>
          <table:table-cell office:value-type="float" office:value="3.651625" table:style-name="ce1">
            <text:p>3.651625</text:p>
          </table:table-cell>
          <table:table-cell office:value-type="float" office:value="4.15" table:style-name="ce1">
            <text:p>4.15</text:p>
          </table:table-cell>
          <table:table-cell office:value-type="float" office:value="5.38575" table:style-name="ce1">
            <text:p>5.38575</text:p>
          </table:table-cell>
          <table:table-cell office:value-type="float" office:value="2.29625" table:style-name="ce1">
            <text:p>2.29625</text:p>
          </table:table-cell>
          <table:table-cell office:value-type="float" office:value="7.59025" table:style-name="ce1">
            <text:p>7.59025</text:p>
          </table:table-cell>
          <table:table-cell office:value-type="float" office:value="3.3148125" table:style-name="ce1">
            <text:p>3.3148125</text:p>
          </table:table-cell>
          <table:table-cell office:value-type="float" office:value="3.9975" table:style-name="ce1">
            <text:p>3.9975</text:p>
          </table:table-cell>
          <table:table-cell office:value-type="float" office:value="7.021625" table:style-name="ce1">
            <text:p>7.021625</text:p>
          </table:table-cell>
          <table:table-cell office:value-type="float" office:value="8.711375" table:style-name="ce1">
            <text:p>8.711375</text:p>
          </table:table-cell>
          <table:table-cell office:value-type="float" office:value="5.70475" table:style-name="ce1">
            <text:p>5.70475</text:p>
          </table:table-cell>
          <table:table-cell office:value-type="float" office:value="5.556875" table:style-name="ce1">
            <text:p>5.556875</text:p>
          </table:table-cell>
          <table:table-cell office:value-type="float" office:value="6.582625" table:style-name="ce1">
            <text:p>6.582625</text:p>
          </table:table-cell>
          <table:table-cell office:value-type="float" office:value="6.703375" table:style-name="ce1">
            <text:p>6.703375</text:p>
          </table:table-cell>
          <table:table-cell office:value-type="float" office:value="6.012625" table:style-name="ce1">
            <text:p>6.012625</text:p>
          </table:table-cell>
          <table:table-cell office:value-type="float" office:value="4.9985" table:style-name="ce1">
            <text:p>4.9985</text:p>
          </table:table-cell>
          <table:table-cell office:value-type="float" office:value="6.500875" table:style-name="ce1">
            <text:p>6.500875</text:p>
          </table:table-cell>
          <table:table-cell office:value-type="float" office:value="8.44525" table:style-name="ce1">
            <text:p>8.44525</text:p>
          </table:table-cell>
          <table:table-cell office:value-type="float" office:value="4.982125" table:style-name="ce1">
            <text:p>4.982125</text:p>
          </table:table-cell>
          <table:table-cell office:value-type="float" office:value="6.037625" table:style-name="ce1">
            <text:p>6.037625</text:p>
          </table:table-cell>
          <table:table-cell office:value-type="float" office:value="5.97825" table:style-name="ce1">
            <text:p>5.97825</text:p>
          </table:table-cell>
          <table:table-cell office:value-type="float" office:value="7.298375" table:style-name="ce1">
            <text:p>7.298375</text:p>
          </table:table-cell>
          <table:table-cell office:value-type="float" office:value="5.4665" table:style-name="ce1">
            <text:p>5.4665</text:p>
          </table:table-cell>
          <table:table-cell office:value-type="float" office:value="3.761" table:style-name="ce1">
            <text:p>3.761</text:p>
          </table:table-cell>
          <table:table-cell office:value-type="float" office:value="4.511375" table:style-name="ce1">
            <text:p>4.511375</text:p>
          </table:table-cell>
          <table:table-cell office:value-type="float" office:value="3.70475" table:style-name="ce1">
            <text:p>3.70475</text:p>
          </table:table-cell>
          <table:table-cell office:value-type="float" office:value="0" table:style-name="ce1">
            <text:p>0</text:p>
          </table:table-cell>
          <table:table-cell office:value-type="float" office:value="4.429125" table:style-name="ce1">
            <text:p>4.429125</text:p>
          </table:table-cell>
          <table:table-cell office:value-type="float" office:value="8.7825" table:style-name="ce1">
            <text:p>8.7825</text:p>
          </table:table-cell>
          <table:table-cell office:value-type="float" office:value="0.99775" table:style-name="ce1">
            <text:p>0.99775</text:p>
          </table:table-cell>
          <table:table-cell office:value-type="float" office:value="5.16764133522727" table:style-name="ce1">
            <text:p>5.16764133522727</text:p>
          </table:table-cell>
          <table:table-cell office:value-type="float" office:value="5.16764133522727" table:style-name="ce1">
            <text:p>5.16764133522727</text:p>
          </table:table-cell>
          <table:table-cell office:value-type="float" office:value="5.16764133522727" table:style-name="ce1">
            <text:p>5.16764133522727</text:p>
          </table:table-cell>
          <table:table-cell office:value-type="float" office:value="5.16764133522727" table:style-name="ce1">
            <text:p>5.16764133522727</text:p>
          </table:table-cell>
          <table:table-cell office:value-type="float" office:value="5.16764133522727" table:style-name="ce1">
            <text:p>5.16764133522727</text:p>
          </table:table-cell>
          <table:table-cell office:value-type="float" office:value="5.16764133522727" table:style-name="ce1">
            <text:p>5.16764133522727</text:p>
          </table:table-cell>
          <table:table-cell office:value-type="float" office:value="5.16764133522727" table:style-name="ce1">
            <text:p>5.16764133522727</text:p>
          </table:table-cell>
          <table:table-cell office:value-type="float" office:value="5.16764133522727" table:style-name="ce1">
            <text:p>5.16764133522727</text:p>
          </table:table-cell>
          <table:table-cell office:value-type="float" office:value="5.16764133522727" table:style-name="ce1">
            <text:p>5.16764133522727</text:p>
          </table:table-cell>
          <table:table-cell office:value-type="float" office:value="5.16764133522727" table:style-name="ce1">
            <text:p>5.16764133522727</text:p>
          </table:table-cell>
        </table:table-row>
        <table:table-row>
          <table:table-cell office:value-type="string" office:value="K" table:style-name="ce1">
            <text:p>K</text:p>
          </table:table-cell>
          <table:table-cell office:value-type="float" office:value="3.3055625" table:style-name="ce1">
            <text:p>3.3055625</text:p>
          </table:table-cell>
          <table:table-cell office:value-type="float" office:value="4.705375" table:style-name="ce1">
            <text:p>4.705375</text:p>
          </table:table-cell>
          <table:table-cell office:value-type="float" office:value="2.425" table:style-name="ce1">
            <text:p>2.425</text:p>
          </table:table-cell>
          <table:table-cell office:value-type="float" office:value="2.532578125" table:style-name="ce1">
            <text:p>2.532578125</text:p>
          </table:table-cell>
          <table:table-cell office:value-type="float" office:value="8.92575" table:style-name="ce1">
            <text:p>8.92575</text:p>
          </table:table-cell>
          <table:table-cell office:value-type="float" office:value="15.328" table:style-name="ce1">
            <text:p>15.328</text:p>
          </table:table-cell>
          <table:table-cell office:value-type="float" office:value="6.879" table:style-name="ce1">
            <text:p>6.879</text:p>
          </table:table-cell>
          <table:table-cell office:value-type="float" office:value="2.145625" table:style-name="ce1">
            <text:p>2.145625</text:p>
          </table:table-cell>
          <table:table-cell office:value-type="float" office:value="3.846875" table:style-name="ce1">
            <text:p>3.846875</text:p>
          </table:table-cell>
          <table:table-cell office:value-type="float" office:value="6.059625" table:style-name="ce1">
            <text:p>6.059625</text:p>
          </table:table-cell>
          <table:table-cell office:value-type="float" office:value="3.428625" table:style-name="ce1">
            <text:p>3.428625</text:p>
          </table:table-cell>
          <table:table-cell office:value-type="float" office:value="4.36025" table:style-name="ce1">
            <text:p>4.36025</text:p>
          </table:table-cell>
          <table:table-cell office:value-type="float" office:value="4.243375" table:style-name="ce1">
            <text:p>4.243375</text:p>
          </table:table-cell>
          <table:table-cell office:value-type="float" office:value="1.4415" table:style-name="ce1">
            <text:p>1.4415</text:p>
          </table:table-cell>
          <table:table-cell office:value-type="float" office:value="3.156875" table:style-name="ce1">
            <text:p>3.156875</text:p>
          </table:table-cell>
          <table:table-cell office:value-type="float" office:value="3.490125" table:style-name="ce1">
            <text:p>3.490125</text:p>
          </table:table-cell>
          <table:table-cell office:value-type="float" office:value="4.16525" table:style-name="ce1">
            <text:p>4.16525</text:p>
          </table:table-cell>
          <table:table-cell office:value-type="float" office:value="4.957" table:style-name="ce1">
            <text:p>4.957</text:p>
          </table:table-cell>
          <table:table-cell office:value-type="float" office:value="2.374375" table:style-name="ce1">
            <text:p>2.374375</text:p>
          </table:table-cell>
          <table:table-cell office:value-type="float" office:value="6.867875" table:style-name="ce1">
            <text:p>6.867875</text:p>
          </table:table-cell>
          <table:table-cell office:value-type="float" office:value="3.3055625" table:style-name="ce1">
            <text:p>3.3055625</text:p>
          </table:table-cell>
          <table:table-cell office:value-type="float" office:value="3.8275" table:style-name="ce1">
            <text:p>3.8275</text:p>
          </table:table-cell>
          <table:table-cell office:value-type="float" office:value="6.66275" table:style-name="ce1">
            <text:p>6.66275</text:p>
          </table:table-cell>
          <table:table-cell office:value-type="float" office:value="8.368875" table:style-name="ce1">
            <text:p>8.368875</text:p>
          </table:table-cell>
          <table:table-cell office:value-type="float" office:value="5.46025" table:style-name="ce1">
            <text:p>5.46025</text:p>
          </table:table-cell>
          <table:table-cell office:value-type="float" office:value="4.83625" table:style-name="ce1">
            <text:p>4.83625</text:p>
          </table:table-cell>
          <table:table-cell office:value-type="float" office:value="6.174" table:style-name="ce1">
            <text:p>6.174</text:p>
          </table:table-cell>
          <table:table-cell office:value-type="float" office:value="6.520125" table:style-name="ce1">
            <text:p>6.520125</text:p>
          </table:table-cell>
          <table:table-cell office:value-type="float" office:value="5.783375" table:style-name="ce1">
            <text:p>5.783375</text:p>
          </table:table-cell>
          <table:table-cell office:value-type="float" office:value="4.957125" table:style-name="ce1">
            <text:p>4.957125</text:p>
          </table:table-cell>
          <table:table-cell office:value-type="float" office:value="6.457125" table:style-name="ce1">
            <text:p>6.457125</text:p>
          </table:table-cell>
          <table:table-cell office:value-type="float" office:value="8.56775" table:style-name="ce1">
            <text:p>8.56775</text:p>
          </table:table-cell>
          <table:table-cell office:value-type="float" office:value="4.88825" table:style-name="ce1">
            <text:p>4.88825</text:p>
          </table:table-cell>
          <table:table-cell office:value-type="float" office:value="6.36775" table:style-name="ce1">
            <text:p>6.36775</text:p>
          </table:table-cell>
          <table:table-cell office:value-type="float" office:value="5.968375" table:style-name="ce1">
            <text:p>5.968375</text:p>
          </table:table-cell>
          <table:table-cell office:value-type="float" office:value="6.30575" table:style-name="ce1">
            <text:p>6.30575</text:p>
          </table:table-cell>
          <table:table-cell office:value-type="float" office:value="5.660125" table:style-name="ce1">
            <text:p>5.660125</text:p>
          </table:table-cell>
          <table:table-cell office:value-type="float" office:value="3.922" table:style-name="ce1">
            <text:p>3.922</text:p>
          </table:table-cell>
          <table:table-cell office:value-type="float" office:value="4.793875" table:style-name="ce1">
            <text:p>4.793875</text:p>
          </table:table-cell>
          <table:table-cell office:value-type="float" office:value="4.28525" table:style-name="ce1">
            <text:p>4.28525</text:p>
          </table:table-cell>
          <table:table-cell office:value-type="float" office:value="0" table:style-name="ce1">
            <text:p>0</text:p>
          </table:table-cell>
          <table:table-cell office:value-type="float" office:value="3.90025" table:style-name="ce1">
            <text:p>3.90025</text:p>
          </table:table-cell>
          <table:table-cell office:value-type="float" office:value="8.3185" table:style-name="ce1">
            <text:p>8.3185</text:p>
          </table:table-cell>
          <table:table-cell office:value-type="float" office:value="1.093375" table:style-name="ce1">
            <text:p>1.093375</text:p>
          </table:table-cell>
          <table:table-cell office:value-type="float" office:value="5.02415518465909" table:style-name="ce1">
            <text:p>5.02415518465909</text:p>
          </table:table-cell>
          <table:table-cell office:value-type="float" office:value="5.02415518465909" table:style-name="ce1">
            <text:p>5.02415518465909</text:p>
          </table:table-cell>
          <table:table-cell office:value-type="float" office:value="5.02415518465909" table:style-name="ce1">
            <text:p>5.02415518465909</text:p>
          </table:table-cell>
          <table:table-cell office:value-type="float" office:value="5.02415518465909" table:style-name="ce1">
            <text:p>5.02415518465909</text:p>
          </table:table-cell>
          <table:table-cell office:value-type="float" office:value="5.02415518465909" table:style-name="ce1">
            <text:p>5.02415518465909</text:p>
          </table:table-cell>
          <table:table-cell office:value-type="float" office:value="5.02415518465909" table:style-name="ce1">
            <text:p>5.02415518465909</text:p>
          </table:table-cell>
          <table:table-cell office:value-type="float" office:value="5.02415518465909" table:style-name="ce1">
            <text:p>5.02415518465909</text:p>
          </table:table-cell>
          <table:table-cell office:value-type="float" office:value="5.02415518465909" table:style-name="ce1">
            <text:p>5.02415518465909</text:p>
          </table:table-cell>
          <table:table-cell office:value-type="float" office:value="5.02415518465909" table:style-name="ce1">
            <text:p>5.02415518465909</text:p>
          </table:table-cell>
          <table:table-cell office:value-type="float" office:value="5.02415518465909" table:style-name="ce1">
            <text:p>5.02415518465909</text:p>
          </table:table-cell>
        </table:table-row>
        <table:table-row>
          <table:table-cell office:value-type="string" office:value="L" table:style-name="ce1">
            <text:p>L</text:p>
          </table:table-cell>
          <table:table-cell office:value-type="float" office:value="1.4744375" table:style-name="ce1">
            <text:p>1.4744375</text:p>
          </table:table-cell>
          <table:table-cell office:value-type="float" office:value="4.511625" table:style-name="ce1">
            <text:p>4.511625</text:p>
          </table:table-cell>
          <table:table-cell office:value-type="float" office:value="2.125" table:style-name="ce1">
            <text:p>2.125</text:p>
          </table:table-cell>
          <table:table-cell office:value-type="float" office:value="1.16875" table:style-name="ce1">
            <text:p>1.16875</text:p>
          </table:table-cell>
          <table:table-cell office:value-type="float" office:value="9.105875" table:style-name="ce1">
            <text:p>9.105875</text:p>
          </table:table-cell>
          <table:table-cell office:value-type="float" office:value="7.065875" table:style-name="ce1">
            <text:p>7.065875</text:p>
          </table:table-cell>
          <table:table-cell office:value-type="float" office:value="5.10225" table:style-name="ce1">
            <text:p>5.10225</text:p>
          </table:table-cell>
          <table:table-cell office:value-type="float" office:value="1.36" table:style-name="ce1">
            <text:p>1.36</text:p>
          </table:table-cell>
          <table:table-cell office:value-type="float" office:value="3.21" table:style-name="ce1">
            <text:p>3.21</text:p>
          </table:table-cell>
          <table:table-cell office:value-type="float" office:value="5.03025" table:style-name="ce1">
            <text:p>5.03025</text:p>
          </table:table-cell>
          <table:table-cell office:value-type="float" office:value="0.729125" table:style-name="ce1">
            <text:p>0.729125</text:p>
          </table:table-cell>
          <table:table-cell office:value-type="float" office:value="2.844" table:style-name="ce1">
            <text:p>2.844</text:p>
          </table:table-cell>
          <table:table-cell office:value-type="float" office:value="1.705875" table:style-name="ce1">
            <text:p>1.705875</text:p>
          </table:table-cell>
          <table:table-cell office:value-type="float" office:value="1.39525" table:style-name="ce1">
            <text:p>1.39525</text:p>
          </table:table-cell>
          <table:table-cell office:value-type="float" office:value="0.2425" table:style-name="ce1">
            <text:p>0.2425</text:p>
          </table:table-cell>
          <table:table-cell office:value-type="float" office:value="1.464" table:style-name="ce1">
            <text:p>1.464</text:p>
          </table:table-cell>
          <table:table-cell office:value-type="float" office:value="1.458875" table:style-name="ce1">
            <text:p>1.458875</text:p>
          </table:table-cell>
          <table:table-cell office:value-type="float" office:value="2.737875" table:style-name="ce1">
            <text:p>2.737875</text:p>
          </table:table-cell>
          <table:table-cell office:value-type="float" office:value="0.549375" table:style-name="ce1">
            <text:p>0.549375</text:p>
          </table:table-cell>
          <table:table-cell office:value-type="float" office:value="4.07725" table:style-name="ce1">
            <text:p>4.07725</text:p>
          </table:table-cell>
          <table:table-cell office:value-type="float" office:value="1.4744375" table:style-name="ce1">
            <text:p>1.4744375</text:p>
          </table:table-cell>
          <table:table-cell office:value-type="float" office:value="1.98875" table:style-name="ce1">
            <text:p>1.98875</text:p>
          </table:table-cell>
          <table:table-cell office:value-type="float" office:value="3.09525" table:style-name="ce1">
            <text:p>3.09525</text:p>
          </table:table-cell>
          <table:table-cell office:value-type="float" office:value="5.542" table:style-name="ce1">
            <text:p>5.542</text:p>
          </table:table-cell>
          <table:table-cell office:value-type="float" office:value="2.847" table:style-name="ce1">
            <text:p>2.847</text:p>
          </table:table-cell>
          <table:table-cell office:value-type="float" office:value="2.453125" table:style-name="ce1">
            <text:p>2.453125</text:p>
          </table:table-cell>
          <table:table-cell office:value-type="float" office:value="2.10725" table:style-name="ce1">
            <text:p>2.10725</text:p>
          </table:table-cell>
          <table:table-cell office:value-type="float" office:value="2.75525" table:style-name="ce1">
            <text:p>2.75525</text:p>
          </table:table-cell>
          <table:table-cell office:value-type="float" office:value="2.659625" table:style-name="ce1">
            <text:p>2.659625</text:p>
          </table:table-cell>
          <table:table-cell office:value-type="float" office:value="2.877875" table:style-name="ce1">
            <text:p>2.877875</text:p>
          </table:table-cell>
          <table:table-cell office:value-type="float" office:value="2.759" table:style-name="ce1">
            <text:p>2.759</text:p>
          </table:table-cell>
          <table:table-cell office:value-type="float" office:value="4.579" table:style-name="ce1">
            <text:p>4.579</text:p>
          </table:table-cell>
          <table:table-cell office:value-type="float" office:value="1.579625" table:style-name="ce1">
            <text:p>1.579625</text:p>
          </table:table-cell>
          <table:table-cell office:value-type="float" office:value="3.377625" table:style-name="ce1">
            <text:p>3.377625</text:p>
          </table:table-cell>
          <table:table-cell office:value-type="float" office:value="1.51825" table:style-name="ce1">
            <text:p>1.51825</text:p>
          </table:table-cell>
          <table:table-cell office:value-type="float" office:value="3.0665" table:style-name="ce1">
            <text:p>3.0665</text:p>
          </table:table-cell>
          <table:table-cell office:value-type="float" office:value="1.836" table:style-name="ce1">
            <text:p>1.836</text:p>
          </table:table-cell>
          <table:table-cell office:value-type="float" office:value="1.255875" table:style-name="ce1">
            <text:p>1.255875</text:p>
          </table:table-cell>
          <table:table-cell office:value-type="float" office:value="1.333875" table:style-name="ce1">
            <text:p>1.333875</text:p>
          </table:table-cell>
          <table:table-cell office:value-type="float" office:value="1.695125" table:style-name="ce1">
            <text:p>1.695125</text:p>
          </table:table-cell>
          <table:table-cell office:value-type="float" office:value="0" table:style-name="ce1">
            <text:p>0</text:p>
          </table:table-cell>
          <table:table-cell office:value-type="float" office:value="1.379" table:style-name="ce1">
            <text:p>1.379</text:p>
          </table:table-cell>
          <table:table-cell office:value-type="float" office:value="2.896625" table:style-name="ce1">
            <text:p>2.896625</text:p>
          </table:table-cell>
          <table:table-cell office:value-type="float" office:value="0.329625" table:style-name="ce1">
            <text:p>0.329625</text:p>
          </table:table-cell>
          <table:table-cell office:value-type="float" office:value="2.56283806818182" table:style-name="ce1">
            <text:p>2.56283806818182</text:p>
          </table:table-cell>
          <table:table-cell office:value-type="float" office:value="2.56283806818182" table:style-name="ce1">
            <text:p>2.56283806818182</text:p>
          </table:table-cell>
          <table:table-cell office:value-type="float" office:value="2.56283806818182" table:style-name="ce1">
            <text:p>2.56283806818182</text:p>
          </table:table-cell>
          <table:table-cell office:value-type="float" office:value="2.56283806818182" table:style-name="ce1">
            <text:p>2.56283806818182</text:p>
          </table:table-cell>
          <table:table-cell office:value-type="float" office:value="2.56283806818182" table:style-name="ce1">
            <text:p>2.56283806818182</text:p>
          </table:table-cell>
          <table:table-cell office:value-type="float" office:value="2.56283806818182" table:style-name="ce1">
            <text:p>2.56283806818182</text:p>
          </table:table-cell>
          <table:table-cell office:value-type="float" office:value="2.56283806818182" table:style-name="ce1">
            <text:p>2.56283806818182</text:p>
          </table:table-cell>
          <table:table-cell office:value-type="float" office:value="2.56283806818182" table:style-name="ce1">
            <text:p>2.56283806818182</text:p>
          </table:table-cell>
          <table:table-cell office:value-type="float" office:value="2.56283806818182" table:style-name="ce1">
            <text:p>2.56283806818182</text:p>
          </table:table-cell>
          <table:table-cell office:value-type="float" office:value="2.56283806818182" table:style-name="ce1">
            <text:p>2.56283806818182</text:p>
          </table:table-cell>
        </table:table-row>
        <table:table-row>
          <table:table-cell office:value-type="string" office:value="M" table:style-name="ce1">
            <text:p>M</text:p>
          </table:table-cell>
          <table:table-cell office:value-type="float" office:value="4.6550625" table:style-name="ce1">
            <text:p>4.6550625</text:p>
          </table:table-cell>
          <table:table-cell office:value-type="float" office:value="6.4165" table:style-name="ce1">
            <text:p>6.4165</text:p>
          </table:table-cell>
          <table:table-cell office:value-type="float" office:value="3.88125" table:style-name="ce1">
            <text:p>3.88125</text:p>
          </table:table-cell>
          <table:table-cell office:value-type="float" office:value="3.48015625" table:style-name="ce1">
            <text:p>3.48015625</text:p>
          </table:table-cell>
          <table:table-cell office:value-type="float" office:value="10.38775" table:style-name="ce1">
            <text:p>10.38775</text:p>
          </table:table-cell>
          <table:table-cell office:value-type="float" office:value="14.40025" table:style-name="ce1">
            <text:p>14.40025</text:p>
          </table:table-cell>
          <table:table-cell office:value-type="float" office:value="10.708875" table:style-name="ce1">
            <text:p>10.708875</text:p>
          </table:table-cell>
          <table:table-cell office:value-type="float" office:value="4.49" table:style-name="ce1">
            <text:p>4.49</text:p>
          </table:table-cell>
          <table:table-cell office:value-type="float" office:value="6.18375" table:style-name="ce1">
            <text:p>6.18375</text:p>
          </table:table-cell>
          <table:table-cell office:value-type="float" office:value="10.7035" table:style-name="ce1">
            <text:p>10.7035</text:p>
          </table:table-cell>
          <table:table-cell office:value-type="float" office:value="3.696875" table:style-name="ce1">
            <text:p>3.696875</text:p>
          </table:table-cell>
          <table:table-cell office:value-type="float" office:value="7.3095" table:style-name="ce1">
            <text:p>7.3095</text:p>
          </table:table-cell>
          <table:table-cell office:value-type="float" office:value="5.739125" table:style-name="ce1">
            <text:p>5.739125</text:p>
          </table:table-cell>
          <table:table-cell office:value-type="float" office:value="3.0085" table:style-name="ce1">
            <text:p>3.0085</text:p>
          </table:table-cell>
          <table:table-cell office:value-type="float" office:value="3.63875" table:style-name="ce1">
            <text:p>3.63875</text:p>
          </table:table-cell>
          <table:table-cell office:value-type="float" office:value="3.808375" table:style-name="ce1">
            <text:p>3.808375</text:p>
          </table:table-cell>
          <table:table-cell office:value-type="float" office:value="5.884" table:style-name="ce1">
            <text:p>5.884</text:p>
          </table:table-cell>
          <table:table-cell office:value-type="float" office:value="5.704" table:style-name="ce1">
            <text:p>5.704</text:p>
          </table:table-cell>
          <table:table-cell office:value-type="float" office:value="4.46625" table:style-name="ce1">
            <text:p>4.46625</text:p>
          </table:table-cell>
          <table:table-cell office:value-type="float" office:value="9.73025" table:style-name="ce1">
            <text:p>9.73025</text:p>
          </table:table-cell>
          <table:table-cell office:value-type="float" office:value="4.6550625" table:style-name="ce1">
            <text:p>4.6550625</text:p>
          </table:table-cell>
          <table:table-cell office:value-type="float" office:value="6.510625" table:style-name="ce1">
            <text:p>6.510625</text:p>
          </table:table-cell>
          <table:table-cell office:value-type="float" office:value="10.987625" table:style-name="ce1">
            <text:p>10.987625</text:p>
          </table:table-cell>
          <table:table-cell office:value-type="float" office:value="10.83825" table:style-name="ce1">
            <text:p>10.83825</text:p>
          </table:table-cell>
          <table:table-cell office:value-type="float" office:value="7.862" table:style-name="ce1">
            <text:p>7.862</text:p>
          </table:table-cell>
          <table:table-cell office:value-type="float" office:value="6.330625" table:style-name="ce1">
            <text:p>6.330625</text:p>
          </table:table-cell>
          <table:table-cell office:value-type="float" office:value="8.13375" table:style-name="ce1">
            <text:p>8.13375</text:p>
          </table:table-cell>
          <table:table-cell office:value-type="float" office:value="9.712" table:style-name="ce1">
            <text:p>9.712</text:p>
          </table:table-cell>
          <table:table-cell office:value-type="float" office:value="9.764625" table:style-name="ce1">
            <text:p>9.764625</text:p>
          </table:table-cell>
          <table:table-cell office:value-type="float" office:value="7.6985" table:style-name="ce1">
            <text:p>7.6985</text:p>
          </table:table-cell>
          <table:table-cell office:value-type="float" office:value="8.683875" table:style-name="ce1">
            <text:p>8.683875</text:p>
          </table:table-cell>
          <table:table-cell office:value-type="float" office:value="11.26225" table:style-name="ce1">
            <text:p>11.26225</text:p>
          </table:table-cell>
          <table:table-cell office:value-type="float" office:value="6.845875" table:style-name="ce1">
            <text:p>6.845875</text:p>
          </table:table-cell>
          <table:table-cell office:value-type="float" office:value="8.482125" table:style-name="ce1">
            <text:p>8.482125</text:p>
          </table:table-cell>
          <table:table-cell office:value-type="float" office:value="7.41525" table:style-name="ce1">
            <text:p>7.41525</text:p>
          </table:table-cell>
          <table:table-cell office:value-type="float" office:value="8.742875" table:style-name="ce1">
            <text:p>8.742875</text:p>
          </table:table-cell>
          <table:table-cell office:value-type="float" office:value="6.357625" table:style-name="ce1">
            <text:p>6.357625</text:p>
          </table:table-cell>
          <table:table-cell office:value-type="float" office:value="4.463375" table:style-name="ce1">
            <text:p>4.463375</text:p>
          </table:table-cell>
          <table:table-cell office:value-type="float" office:value="5.929625" table:style-name="ce1">
            <text:p>5.929625</text:p>
          </table:table-cell>
          <table:table-cell office:value-type="float" office:value="6.336" table:style-name="ce1">
            <text:p>6.336</text:p>
          </table:table-cell>
          <table:table-cell office:value-type="float" office:value="0" table:style-name="ce1">
            <text:p>0</text:p>
          </table:table-cell>
          <table:table-cell office:value-type="float" office:value="6.89225" table:style-name="ce1">
            <text:p>6.89225</text:p>
          </table:table-cell>
          <table:table-cell office:value-type="float" office:value="15.72325" table:style-name="ce1">
            <text:p>15.72325</text:p>
          </table:table-cell>
          <table:table-cell office:value-type="float" office:value="3.7825" table:style-name="ce1">
            <text:p>3.7825</text:p>
          </table:table-cell>
          <table:table-cell office:value-type="float" office:value="7.08415127840909" table:style-name="ce1">
            <text:p>7.08415127840909</text:p>
          </table:table-cell>
          <table:table-cell office:value-type="float" office:value="7.08415127840909" table:style-name="ce1">
            <text:p>7.08415127840909</text:p>
          </table:table-cell>
          <table:table-cell office:value-type="float" office:value="7.08415127840909" table:style-name="ce1">
            <text:p>7.08415127840909</text:p>
          </table:table-cell>
          <table:table-cell office:value-type="float" office:value="7.08415127840909" table:style-name="ce1">
            <text:p>7.08415127840909</text:p>
          </table:table-cell>
          <table:table-cell office:value-type="float" office:value="7.08415127840909" table:style-name="ce1">
            <text:p>7.08415127840909</text:p>
          </table:table-cell>
          <table:table-cell office:value-type="float" office:value="7.08415127840909" table:style-name="ce1">
            <text:p>7.08415127840909</text:p>
          </table:table-cell>
          <table:table-cell office:value-type="float" office:value="7.08415127840909" table:style-name="ce1">
            <text:p>7.08415127840909</text:p>
          </table:table-cell>
          <table:table-cell office:value-type="float" office:value="7.08415127840909" table:style-name="ce1">
            <text:p>7.08415127840909</text:p>
          </table:table-cell>
          <table:table-cell office:value-type="float" office:value="7.08415127840909" table:style-name="ce1">
            <text:p>7.08415127840909</text:p>
          </table:table-cell>
          <table:table-cell office:value-type="float" office:value="7.08415127840909" table:style-name="ce1">
            <text:p>7.08415127840909</text:p>
          </table:table-cell>
        </table:table-row>
        <table:table-row>
          <table:table-cell office:value-type="string" office:value="N" table:style-name="ce1">
            <text:p>N</text:p>
          </table:table-cell>
          <table:table-cell office:value-type="float" office:value="4.1166875" table:style-name="ce1">
            <text:p>4.1166875</text:p>
          </table:table-cell>
          <table:table-cell office:value-type="float" office:value="6.780875" table:style-name="ce1">
            <text:p>6.780875</text:p>
          </table:table-cell>
          <table:table-cell office:value-type="float" office:value="4.13125" table:style-name="ce1">
            <text:p>4.13125</text:p>
          </table:table-cell>
          <table:table-cell office:value-type="float" office:value="2.8255859375" table:style-name="ce1">
            <text:p>2.8255859375</text:p>
          </table:table-cell>
          <table:table-cell office:value-type="float" office:value="10.031" table:style-name="ce1">
            <text:p>10.031</text:p>
          </table:table-cell>
          <table:table-cell office:value-type="float" office:value="12.864" table:style-name="ce1">
            <text:p>12.864</text:p>
          </table:table-cell>
          <table:table-cell office:value-type="float" office:value="10.314625" table:style-name="ce1">
            <text:p>10.314625</text:p>
          </table:table-cell>
          <table:table-cell office:value-type="float" office:value="4.364375" table:style-name="ce1">
            <text:p>4.364375</text:p>
          </table:table-cell>
          <table:table-cell office:value-type="float" office:value="5.69375" table:style-name="ce1">
            <text:p>5.69375</text:p>
          </table:table-cell>
          <table:table-cell office:value-type="float" office:value="9.45975" table:style-name="ce1">
            <text:p>9.45975</text:p>
          </table:table-cell>
          <table:table-cell office:value-type="float" office:value="1.759625" table:style-name="ce1">
            <text:p>1.759625</text:p>
          </table:table-cell>
          <table:table-cell office:value-type="float" office:value="7.985375" table:style-name="ce1">
            <text:p>7.985375</text:p>
          </table:table-cell>
          <table:table-cell office:value-type="float" office:value="4.7835" table:style-name="ce1">
            <text:p>4.7835</text:p>
          </table:table-cell>
          <table:table-cell office:value-type="float" office:value="2.188375" table:style-name="ce1">
            <text:p>2.188375</text:p>
          </table:table-cell>
          <table:table-cell office:value-type="float" office:value="2.053125" table:style-name="ce1">
            <text:p>2.053125</text:p>
          </table:table-cell>
          <table:table-cell office:value-type="float" office:value="2.857625" table:style-name="ce1">
            <text:p>2.857625</text:p>
          </table:table-cell>
          <table:table-cell office:value-type="float" office:value="5.0735" table:style-name="ce1">
            <text:p>5.0735</text:p>
          </table:table-cell>
          <table:table-cell office:value-type="float" office:value="5.20825" table:style-name="ce1">
            <text:p>5.20825</text:p>
          </table:table-cell>
          <table:table-cell office:value-type="float" office:value="3.654375" table:style-name="ce1">
            <text:p>3.654375</text:p>
          </table:table-cell>
          <table:table-cell office:value-type="float" office:value="9.123125" table:style-name="ce1">
            <text:p>9.123125</text:p>
          </table:table-cell>
          <table:table-cell office:value-type="float" office:value="4.1166875" table:style-name="ce1">
            <text:p>4.1166875</text:p>
          </table:table-cell>
          <table:table-cell office:value-type="float" office:value="6.3" table:style-name="ce1">
            <text:p>6.3</text:p>
          </table:table-cell>
          <table:table-cell office:value-type="float" office:value="9.931" table:style-name="ce1">
            <text:p>9.931</text:p>
          </table:table-cell>
          <table:table-cell office:value-type="float" office:value="10.795125" table:style-name="ce1">
            <text:p>10.795125</text:p>
          </table:table-cell>
          <table:table-cell office:value-type="float" office:value="7.312375" table:style-name="ce1">
            <text:p>7.312375</text:p>
          </table:table-cell>
          <table:table-cell office:value-type="float" office:value="6.87125" table:style-name="ce1">
            <text:p>6.87125</text:p>
          </table:table-cell>
          <table:table-cell office:value-type="float" office:value="6.75525" table:style-name="ce1">
            <text:p>6.75525</text:p>
          </table:table-cell>
          <table:table-cell office:value-type="float" office:value="9.800375" table:style-name="ce1">
            <text:p>9.800375</text:p>
          </table:table-cell>
          <table:table-cell office:value-type="float" office:value="8.0435" table:style-name="ce1">
            <text:p>8.0435</text:p>
          </table:table-cell>
          <table:table-cell office:value-type="float" office:value="6.842125" table:style-name="ce1">
            <text:p>6.842125</text:p>
          </table:table-cell>
          <table:table-cell office:value-type="float" office:value="7.413875" table:style-name="ce1">
            <text:p>7.413875</text:p>
          </table:table-cell>
          <table:table-cell office:value-type="float" office:value="10.35025" table:style-name="ce1">
            <text:p>10.35025</text:p>
          </table:table-cell>
          <table:table-cell office:value-type="float" office:value="5.22775" table:style-name="ce1">
            <text:p>5.22775</text:p>
          </table:table-cell>
          <table:table-cell office:value-type="float" office:value="7.43525" table:style-name="ce1">
            <text:p>7.43525</text:p>
          </table:table-cell>
          <table:table-cell office:value-type="float" office:value="4.6915" table:style-name="ce1">
            <text:p>4.6915</text:p>
          </table:table-cell>
          <table:table-cell office:value-type="float" office:value="7.840875" table:style-name="ce1">
            <text:p>7.840875</text:p>
          </table:table-cell>
          <table:table-cell office:value-type="float" office:value="5.231" table:style-name="ce1">
            <text:p>5.231</text:p>
          </table:table-cell>
          <table:table-cell office:value-type="float" office:value="3.61725" table:style-name="ce1">
            <text:p>3.61725</text:p>
          </table:table-cell>
          <table:table-cell office:value-type="float" office:value="4.266625" table:style-name="ce1">
            <text:p>4.266625</text:p>
          </table:table-cell>
          <table:table-cell office:value-type="float" office:value="5.991375" table:style-name="ce1">
            <text:p>5.991375</text:p>
          </table:table-cell>
          <table:table-cell office:value-type="float" office:value="0" table:style-name="ce1">
            <text:p>0</text:p>
          </table:table-cell>
          <table:table-cell office:value-type="float" office:value="5.656375" table:style-name="ce1">
            <text:p>5.656375</text:p>
          </table:table-cell>
          <table:table-cell office:value-type="float" office:value="9.5625" table:style-name="ce1">
            <text:p>9.5625</text:p>
          </table:table-cell>
          <table:table-cell office:value-type="float" office:value="2.175125" table:style-name="ce1">
            <text:p>2.175125</text:p>
          </table:table-cell>
          <table:table-cell office:value-type="float" office:value="6.17036843039773" table:style-name="ce1">
            <text:p>6.17036843039773</text:p>
          </table:table-cell>
          <table:table-cell office:value-type="float" office:value="6.17036843039773" table:style-name="ce1">
            <text:p>6.17036843039773</text:p>
          </table:table-cell>
          <table:table-cell office:value-type="float" office:value="6.17036843039773" table:style-name="ce1">
            <text:p>6.17036843039773</text:p>
          </table:table-cell>
          <table:table-cell office:value-type="float" office:value="6.17036843039773" table:style-name="ce1">
            <text:p>6.17036843039773</text:p>
          </table:table-cell>
          <table:table-cell office:value-type="float" office:value="6.17036843039773" table:style-name="ce1">
            <text:p>6.17036843039773</text:p>
          </table:table-cell>
          <table:table-cell office:value-type="float" office:value="6.17036843039773" table:style-name="ce1">
            <text:p>6.17036843039773</text:p>
          </table:table-cell>
          <table:table-cell office:value-type="float" office:value="6.17036843039773" table:style-name="ce1">
            <text:p>6.17036843039773</text:p>
          </table:table-cell>
          <table:table-cell office:value-type="float" office:value="6.17036843039773" table:style-name="ce1">
            <text:p>6.17036843039773</text:p>
          </table:table-cell>
          <table:table-cell office:value-type="float" office:value="6.17036843039773" table:style-name="ce1">
            <text:p>6.17036843039773</text:p>
          </table:table-cell>
          <table:table-cell office:value-type="float" office:value="6.17036843039773" table:style-name="ce1">
            <text:p>6.17036843039773</text:p>
          </table:table-cell>
        </table:table-row>
        <table:table-row>
          <table:table-cell office:value-type="string" office:value="O" table:style-name="ce1">
            <text:p>O</text:p>
          </table:table-cell>
          <table:table-cell office:value-type="float" office:value="5.1498717948718" table:style-name="ce1">
            <text:p>5.1498717948718</text:p>
          </table:table-cell>
          <table:table-cell office:value-type="float" office:value="6.736" table:style-name="ce1">
            <text:p>6.736</text:p>
          </table:table-cell>
          <table:table-cell office:value-type="float" office:value="3.6375" table:style-name="ce1">
            <text:p>3.6375</text:p>
          </table:table-cell>
          <table:table-cell office:value-type="float" office:value="3.772265625" table:style-name="ce1">
            <text:p>3.772265625</text:p>
          </table:table-cell>
          <table:table-cell office:value-type="float" office:value="9.531" table:style-name="ce1">
            <text:p>9.531</text:p>
          </table:table-cell>
          <table:table-cell office:value-type="float" office:value="16.881375" table:style-name="ce1">
            <text:p>16.881375</text:p>
          </table:table-cell>
          <table:table-cell office:value-type="float" office:value="9.233375" table:style-name="ce1">
            <text:p>9.233375</text:p>
          </table:table-cell>
          <table:table-cell office:value-type="float" office:value="4.5825" table:style-name="ce1">
            <text:p>4.5825</text:p>
          </table:table-cell>
          <table:table-cell office:value-type="float" office:value="5.379375" table:style-name="ce1">
            <text:p>5.379375</text:p>
          </table:table-cell>
          <table:table-cell office:value-type="float" office:value="8.871375" table:style-name="ce1">
            <text:p>8.871375</text:p>
          </table:table-cell>
          <table:table-cell office:value-type="float" office:value="3.53725" table:style-name="ce1">
            <text:p>3.53725</text:p>
          </table:table-cell>
          <table:table-cell office:value-type="float" office:value="7.33525" table:style-name="ce1">
            <text:p>7.33525</text:p>
          </table:table-cell>
          <table:table-cell office:value-type="float" office:value="6.065375" table:style-name="ce1">
            <text:p>6.065375</text:p>
          </table:table-cell>
          <table:table-cell office:value-type="float" office:value="2.286625" table:style-name="ce1">
            <text:p>2.286625</text:p>
          </table:table-cell>
          <table:table-cell office:value-type="float" office:value="4.37875" table:style-name="ce1">
            <text:p>4.37875</text:p>
          </table:table-cell>
          <table:table-cell office:value-type="float" office:value="3.71825" table:style-name="ce1">
            <text:p>3.71825</text:p>
          </table:table-cell>
          <table:table-cell office:value-type="float" office:value="5.8315" table:style-name="ce1">
            <text:p>5.8315</text:p>
          </table:table-cell>
          <table:table-cell office:value-type="float" office:value="5.982625" table:style-name="ce1">
            <text:p>5.982625</text:p>
          </table:table-cell>
          <table:table-cell office:value-type="float" office:value="5.85" table:style-name="ce1">
            <text:p>5.85</text:p>
          </table:table-cell>
          <table:table-cell office:value-type="float" office:value="9.220375" table:style-name="ce1">
            <text:p>9.220375</text:p>
          </table:table-cell>
          <table:table-cell office:value-type="float" office:value="5.1498717948718" table:style-name="ce1">
            <text:p>5.1498717948718</text:p>
          </table:table-cell>
          <table:table-cell office:value-type="float" office:value="7.030625" table:style-name="ce1">
            <text:p>7.030625</text:p>
          </table:table-cell>
          <table:table-cell office:value-type="float" office:value="11.722" table:style-name="ce1">
            <text:p>11.722</text:p>
          </table:table-cell>
          <table:table-cell office:value-type="float" office:value="11.950875" table:style-name="ce1">
            <text:p>11.950875</text:p>
          </table:table-cell>
          <table:table-cell office:value-type="float" office:value="9.612125" table:style-name="ce1">
            <text:p>9.612125</text:p>
          </table:table-cell>
          <table:table-cell office:value-type="float" office:value="7.800625" table:style-name="ce1">
            <text:p>7.800625</text:p>
          </table:table-cell>
          <table:table-cell office:value-type="float" office:value="9.458375" table:style-name="ce1">
            <text:p>9.458375</text:p>
          </table:table-cell>
          <table:table-cell office:value-type="float" office:value="11.39575" table:style-name="ce1">
            <text:p>11.39575</text:p>
          </table:table-cell>
          <table:table-cell office:value-type="float" office:value="12.147125" table:style-name="ce1">
            <text:p>12.147125</text:p>
          </table:table-cell>
          <table:table-cell office:value-type="float" office:value="6.848875" table:style-name="ce1">
            <text:p>6.848875</text:p>
          </table:table-cell>
          <table:table-cell office:value-type="float" office:value="8.857875" table:style-name="ce1">
            <text:p>8.857875</text:p>
          </table:table-cell>
          <table:table-cell office:value-type="float" office:value="11.509875" table:style-name="ce1">
            <text:p>11.509875</text:p>
          </table:table-cell>
          <table:table-cell office:value-type="float" office:value="7.117125" table:style-name="ce1">
            <text:p>7.117125</text:p>
          </table:table-cell>
          <table:table-cell office:value-type="float" office:value="8.36" table:style-name="ce1">
            <text:p>8.36</text:p>
          </table:table-cell>
          <table:table-cell office:value-type="float" office:value="8.14225" table:style-name="ce1">
            <text:p>8.14225</text:p>
          </table:table-cell>
          <table:table-cell office:value-type="float" office:value="7.996375" table:style-name="ce1">
            <text:p>7.996375</text:p>
          </table:table-cell>
          <table:table-cell office:value-type="float" office:value="7.649125" table:style-name="ce1">
            <text:p>7.649125</text:p>
          </table:table-cell>
          <table:table-cell office:value-type="float" office:value="6.407125" table:style-name="ce1">
            <text:p>6.407125</text:p>
          </table:table-cell>
          <table:table-cell office:value-type="float" office:value="7.84125" table:style-name="ce1">
            <text:p>7.84125</text:p>
          </table:table-cell>
          <table:table-cell office:value-type="float" office:value="7.419" table:style-name="ce1">
            <text:p>7.419</text:p>
          </table:table-cell>
          <table:table-cell office:value-type="float" office:value="0" table:style-name="ce1">
            <text:p>0</text:p>
          </table:table-cell>
          <table:table-cell office:value-type="float" office:value="8.10575" table:style-name="ce1">
            <text:p>8.10575</text:p>
          </table:table-cell>
          <table:table-cell office:value-type="float" office:value="16.926375" table:style-name="ce1">
            <text:p>16.926375</text:p>
          </table:table-cell>
          <table:table-cell office:value-type="float" office:value="4.6945" table:style-name="ce1">
            <text:p>4.6945</text:p>
          </table:table-cell>
          <table:table-cell office:value-type="float" office:value="7.54826157306236" table:style-name="ce1">
            <text:p>7.54826157306236</text:p>
          </table:table-cell>
          <table:table-cell office:value-type="float" office:value="7.54826157306236" table:style-name="ce1">
            <text:p>7.54826157306236</text:p>
          </table:table-cell>
          <table:table-cell office:value-type="float" office:value="7.54826157306236" table:style-name="ce1">
            <text:p>7.54826157306236</text:p>
          </table:table-cell>
          <table:table-cell office:value-type="float" office:value="7.54826157306236" table:style-name="ce1">
            <text:p>7.54826157306236</text:p>
          </table:table-cell>
          <table:table-cell office:value-type="float" office:value="7.54826157306236" table:style-name="ce1">
            <text:p>7.54826157306236</text:p>
          </table:table-cell>
          <table:table-cell office:value-type="float" office:value="7.54826157306236" table:style-name="ce1">
            <text:p>7.54826157306236</text:p>
          </table:table-cell>
          <table:table-cell office:value-type="float" office:value="7.54826157306236" table:style-name="ce1">
            <text:p>7.54826157306236</text:p>
          </table:table-cell>
          <table:table-cell office:value-type="float" office:value="7.54826157306236" table:style-name="ce1">
            <text:p>7.54826157306236</text:p>
          </table:table-cell>
          <table:table-cell office:value-type="float" office:value="7.54826157306236" table:style-name="ce1">
            <text:p>7.54826157306236</text:p>
          </table:table-cell>
          <table:table-cell office:value-type="float" office:value="7.54826157306236" table:style-name="ce1">
            <text:p>7.54826157306236</text:p>
          </table:table-cell>
        </table:table-row>
        <table:table-row>
          <table:table-cell office:value-type="string" office:value="Year" table:style-name="ce1">
            <text:p>Year</text:p>
          </table:table-cell>
          <table:table-cell office:value-type="float" office:value="1956" table:style-name="ce1">
            <text:p>1956</text:p>
          </table:table-cell>
          <table:table-cell office:value-type="float" office:value="1957" table:style-name="ce1">
            <text:p>1957</text:p>
          </table:table-cell>
          <table:table-cell office:value-type="float" office:value="1958" table:style-name="ce1">
            <text:p>1958</text:p>
          </table:table-cell>
          <table:table-cell office:value-type="float" office:value="1959" table:style-name="ce1">
            <text:p>1959</text:p>
          </table:table-cell>
          <table:table-cell office:value-type="float" office:value="1960" table:style-name="ce1">
            <text:p>1960</text:p>
          </table:table-cell>
          <table:table-cell office:value-type="float" office:value="1961" table:style-name="ce1">
            <text:p>1961</text:p>
          </table:table-cell>
          <table:table-cell office:value-type="float" office:value="1962" table:style-name="ce1">
            <text:p>1962</text:p>
          </table:table-cell>
          <table:table-cell office:value-type="float" office:value="1963" table:style-name="ce1">
            <text:p>1963</text:p>
          </table:table-cell>
          <table:table-cell office:value-type="float" office:value="1964" table:style-name="ce1">
            <text:p>1964</text:p>
          </table:table-cell>
          <table:table-cell office:value-type="float" office:value="1965" table:style-name="ce1">
            <text:p>1965</text:p>
          </table:table-cell>
          <table:table-cell office:value-type="float" office:value="1966" table:style-name="ce1">
            <text:p>1966</text:p>
          </table:table-cell>
          <table:table-cell office:value-type="float" office:value="1967" table:style-name="ce1">
            <text:p>1967</text:p>
          </table:table-cell>
          <table:table-cell office:value-type="float" office:value="1968" table:style-name="ce1">
            <text:p>1968</text:p>
          </table:table-cell>
          <table:table-cell office:value-type="float" office:value="1969" table:style-name="ce1">
            <text:p>1969</text:p>
          </table:table-cell>
          <table:table-cell office:value-type="float" office:value="1970" table:style-name="ce1">
            <text:p>1970</text:p>
          </table:table-cell>
          <table:table-cell office:value-type="float" office:value="1971" table:style-name="ce1">
            <text:p>1971</text:p>
          </table:table-cell>
          <table:table-cell office:value-type="float" office:value="1972" table:style-name="ce1">
            <text:p>1972</text:p>
          </table:table-cell>
          <table:table-cell office:value-type="float" office:value="1973" table:style-name="ce1">
            <text:p>1973</text:p>
          </table:table-cell>
          <table:table-cell office:value-type="float" office:value="1974" table:style-name="ce1">
            <text:p>1974</text:p>
          </table:table-cell>
          <table:table-cell office:value-type="float" office:value="1975" table:style-name="ce1">
            <text:p>1975</text:p>
          </table:table-cell>
          <table:table-cell office:value-type="float" office:value="1976" table:style-name="ce1">
            <text:p>1976</text:p>
          </table:table-cell>
          <table:table-cell office:value-type="float" office:value="1977" table:style-name="ce1">
            <text:p>1977</text:p>
          </table:table-cell>
          <table:table-cell office:value-type="float" office:value="1978" table:style-name="ce1">
            <text:p>1978</text:p>
          </table:table-cell>
          <table:table-cell office:value-type="float" office:value="1979" table:style-name="ce1">
            <text:p>1979</text:p>
          </table:table-cell>
          <table:table-cell office:value-type="float" office:value="1980" table:style-name="ce1">
            <text:p>1980</text:p>
          </table:table-cell>
          <table:table-cell office:value-type="float" office:value="1981" table:style-name="ce1">
            <text:p>1981</text:p>
          </table:table-cell>
          <table:table-cell office:value-type="float" office:value="1982" table:style-name="ce1">
            <text:p>1982</text:p>
          </table:table-cell>
          <table:table-cell office:value-type="float" office:value="1983" table:style-name="ce1">
            <text:p>1983</text:p>
          </table:table-cell>
          <table:table-cell office:value-type="float" office:value="1984" table:style-name="ce1">
            <text:p>1984</text:p>
          </table:table-cell>
          <table:table-cell office:value-type="float" office:value="1985" table:style-name="ce1">
            <text:p>1985</text:p>
          </table:table-cell>
          <table:table-cell office:value-type="float" office:value="1986" table:style-name="ce1">
            <text:p>1986</text:p>
          </table:table-cell>
          <table:table-cell office:value-type="float" office:value="1987" table:style-name="ce1">
            <text:p>1987</text:p>
          </table:table-cell>
          <table:table-cell office:value-type="float" office:value="1988" table:style-name="ce1">
            <text:p>1988</text:p>
          </table:table-cell>
          <table:table-cell office:value-type="float" office:value="1989" table:style-name="ce1">
            <text:p>1989</text:p>
          </table:table-cell>
          <table:table-cell office:value-type="float" office:value="1990" table:style-name="ce1">
            <text:p>1990</text:p>
          </table:table-cell>
          <table:table-cell office:value-type="float" office:value="1991" table:style-name="ce1">
            <text:p>1991</text:p>
          </table:table-cell>
          <table:table-cell office:value-type="float" office:value="1992" table:style-name="ce1">
            <text:p>1992</text:p>
          </table:table-cell>
          <table:table-cell office:value-type="float" office:value="1993" table:style-name="ce1">
            <text:p>1993</text:p>
          </table:table-cell>
          <table:table-cell office:value-type="float" office:value="1994" table:style-name="ce1">
            <text:p>1994</text:p>
          </table:table-cell>
          <table:table-cell office:value-type="float" office:value="1995" table:style-name="ce1">
            <text:p>1995</text:p>
          </table:table-cell>
          <table:table-cell office:value-type="float" office:value="1996" table:style-name="ce1">
            <text:p>1996</text:p>
          </table:table-cell>
          <table:table-cell office:value-type="float" office:value="1997" table:style-name="ce1">
            <text:p>1997</text:p>
          </table:table-cell>
          <table:table-cell office:value-type="float" office:value="1998" table:style-name="ce1">
            <text:p>1998</text:p>
          </table:table-cell>
          <table:table-cell office:value-type="float" office:value="1999" table:style-name="ce1">
            <text:p>1999</text:p>
          </table:table-cell>
          <table:table-cell office:value-type="float" office:value="2000" table:style-name="ce1">
            <text:p>2000</text:p>
          </table:table-cell>
          <table:table-cell office:value-type="float" office:value="2001" table:style-name="ce1">
            <text:p>2001</text:p>
          </table:table-cell>
          <table:table-cell office:value-type="float" office:value="2002" table:style-name="ce1">
            <text:p>2002</text:p>
          </table:table-cell>
          <table:table-cell office:value-type="float" office:value="2003" table:style-name="ce1">
            <text:p>2003</text:p>
          </table:table-cell>
          <table:table-cell office:value-type="float" office:value="2004" table:style-name="ce1">
            <text:p>2004</text:p>
          </table:table-cell>
          <table:table-cell office:value-type="float" office:value="2005" table:style-name="ce1">
            <text:p>2005</text:p>
          </table:table-cell>
          <table:table-cell office:value-type="float" office:value="2006" table:style-name="ce1">
            <text:p>2006</text:p>
          </table:table-cell>
          <table:table-cell office:value-type="float" office:value="2007" table:style-name="ce1">
            <text:p>2007</text:p>
          </table:table-cell>
          <table:table-cell office:value-type="float" office:value="2008" table:style-name="ce1">
            <text:p>2008</text:p>
          </table:table-cell>
          <table:table-cell office:value-type="float" office:value="2009" table:style-name="ce1">
            <text:p>2009</text:p>
          </table:table-cell>
        </table:table-row>
      </table:table>
      <table:table table:name="Calculated root inputs (C,ton ha-1)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V1" table:style-name="ce1">
            <text:p>V1</text:p>
          </table:table-cell>
          <table:table-cell office:value-type="string" office:value="V2" table:style-name="ce1">
            <text:p>V2</text:p>
          </table:table-cell>
          <table:table-cell office:value-type="string" office:value="V3" table:style-name="ce1">
            <text:p>V3</text:p>
          </table:table-cell>
          <table:table-cell office:value-type="string" office:value="V4" table:style-name="ce1">
            <text:p>V4</text:p>
          </table:table-cell>
          <table:table-cell office:value-type="string" office:value="V5" table:style-name="ce1">
            <text:p>V5</text:p>
          </table:table-cell>
          <table:table-cell office:value-type="string" office:value="V6" table:style-name="ce1">
            <text:p>V6</text:p>
          </table:table-cell>
          <table:table-cell office:value-type="string" office:value="V7" table:style-name="ce1">
            <text:p>V7</text:p>
          </table:table-cell>
          <table:table-cell office:value-type="string" office:value="V8" table:style-name="ce1">
            <text:p>V8</text:p>
          </table:table-cell>
          <table:table-cell office:value-type="string" office:value="V9" table:style-name="ce1">
            <text:p>V9</text:p>
          </table:table-cell>
          <table:table-cell office:value-type="string" office:value="V10" table:style-name="ce1">
            <text:p>V10</text:p>
          </table:table-cell>
          <table:table-cell office:value-type="string" office:value="V11" table:style-name="ce1">
            <text:p>V11</text:p>
          </table:table-cell>
          <table:table-cell office:value-type="string" office:value="V12" table:style-name="ce1">
            <text:p>V12</text:p>
          </table:table-cell>
          <table:table-cell office:value-type="string" office:value="V13" table:style-name="ce1">
            <text:p>V13</text:p>
          </table:table-cell>
          <table:table-cell office:value-type="string" office:value="V14" table:style-name="ce1">
            <text:p>V14</text:p>
          </table:table-cell>
          <table:table-cell office:value-type="string" office:value="V15" table:style-name="ce1">
            <text:p>V15</text:p>
          </table:table-cell>
          <table:table-cell office:value-type="string" office:value="V16" table:style-name="ce1">
            <text:p>V16</text:p>
          </table:table-cell>
          <table:table-cell office:value-type="string" office:value="V17" table:style-name="ce1">
            <text:p>V17</text:p>
          </table:table-cell>
          <table:table-cell office:value-type="string" office:value="V18" table:style-name="ce1">
            <text:p>V18</text:p>
          </table:table-cell>
          <table:table-cell office:value-type="string" office:value="V19" table:style-name="ce1">
            <text:p>V19</text:p>
          </table:table-cell>
          <table:table-cell office:value-type="string" office:value="V20" table:style-name="ce1">
            <text:p>V20</text:p>
          </table:table-cell>
          <table:table-cell office:value-type="string" office:value="V21" table:style-name="ce1">
            <text:p>V21</text:p>
          </table:table-cell>
          <table:table-cell office:value-type="string" office:value="V22" table:style-name="ce1">
            <text:p>V22</text:p>
          </table:table-cell>
          <table:table-cell office:value-type="string" office:value="V23" table:style-name="ce1">
            <text:p>V23</text:p>
          </table:table-cell>
          <table:table-cell office:value-type="string" office:value="V24" table:style-name="ce1">
            <text:p>V24</text:p>
          </table:table-cell>
          <table:table-cell office:value-type="string" office:value="V25" table:style-name="ce1">
            <text:p>V25</text:p>
          </table:table-cell>
          <table:table-cell office:value-type="string" office:value="V26" table:style-name="ce1">
            <text:p>V26</text:p>
          </table:table-cell>
          <table:table-cell office:value-type="string" office:value="V27" table:style-name="ce1">
            <text:p>V27</text:p>
          </table:table-cell>
          <table:table-cell office:value-type="string" office:value="V28" table:style-name="ce1">
            <text:p>V28</text:p>
          </table:table-cell>
          <table:table-cell office:value-type="string" office:value="V29" table:style-name="ce1">
            <text:p>V29</text:p>
          </table:table-cell>
          <table:table-cell office:value-type="string" office:value="V30" table:style-name="ce1">
            <text:p>V30</text:p>
          </table:table-cell>
          <table:table-cell office:value-type="string" office:value="V31" table:style-name="ce1">
            <text:p>V31</text:p>
          </table:table-cell>
          <table:table-cell office:value-type="string" office:value="V32" table:style-name="ce1">
            <text:p>V32</text:p>
          </table:table-cell>
          <table:table-cell office:value-type="string" office:value="V33" table:style-name="ce1">
            <text:p>V33</text:p>
          </table:table-cell>
          <table:table-cell office:value-type="string" office:value="V34" table:style-name="ce1">
            <text:p>V34</text:p>
          </table:table-cell>
          <table:table-cell office:value-type="string" office:value="V35" table:style-name="ce1">
            <text:p>V35</text:p>
          </table:table-cell>
          <table:table-cell office:value-type="string" office:value="V36" table:style-name="ce1">
            <text:p>V36</text:p>
          </table:table-cell>
          <table:table-cell office:value-type="string" office:value="V37" table:style-name="ce1">
            <text:p>V37</text:p>
          </table:table-cell>
          <table:table-cell office:value-type="string" office:value="V38" table:style-name="ce1">
            <text:p>V38</text:p>
          </table:table-cell>
          <table:table-cell office:value-type="string" office:value="V39" table:style-name="ce1">
            <text:p>V39</text:p>
          </table:table-cell>
          <table:table-cell office:value-type="string" office:value="V40" table:style-name="ce1">
            <text:p>V40</text:p>
          </table:table-cell>
          <table:table-cell office:value-type="string" office:value="V41" table:style-name="ce1">
            <text:p>V41</text:p>
          </table:table-cell>
          <table:table-cell office:value-type="string" office:value="V42" table:style-name="ce1">
            <text:p>V42</text:p>
          </table:table-cell>
          <table:table-cell office:value-type="string" office:value="V43" table:style-name="ce1">
            <text:p>V43</text:p>
          </table:table-cell>
          <table:table-cell office:value-type="string" office:value="V44" table:style-name="ce1">
            <text:p>V44</text:p>
          </table:table-cell>
          <table:table-cell office:value-type="string" office:value="V45" table:style-name="ce1">
            <text:p>V45</text:p>
          </table:table-cell>
          <table:table-cell office:value-type="string" office:value="V46" table:style-name="ce1">
            <text:p>V46</text:p>
          </table:table-cell>
          <table:table-cell office:value-type="string" office:value="V47" table:style-name="ce1">
            <text:p>V47</text:p>
          </table:table-cell>
          <table:table-cell office:value-type="string" office:value="V48" table:style-name="ce1">
            <text:p>V48</text:p>
          </table:table-cell>
          <table:table-cell office:value-type="string" office:value="V49" table:style-name="ce1">
            <text:p>V49</text:p>
          </table:table-cell>
          <table:table-cell office:value-type="string" office:value="V50" table:style-name="ce1">
            <text:p>V50</text:p>
          </table:table-cell>
          <table:table-cell office:value-type="string" office:value="V51" table:style-name="ce1">
            <text:p>V51</text:p>
          </table:table-cell>
          <table:table-cell office:value-type="string" office:value="V52" table:style-name="ce1">
            <text:p>V52</text:p>
          </table:table-cell>
          <table:table-cell office:value-type="string" office:value="V53" table:style-name="ce1">
            <text:p>V53</text:p>
          </table:table-cell>
          <table:table-cell office:value-type="string" office:value="V54" table:style-name="ce1">
            <text:p>V54</text:p>
          </table:table-cell>
        </table:table-row>
        <table:table-row>
          <table:table-cell office:value-type="string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2" table:style-name="ce1">
            <text:p>2</text:p>
          </table:table-cell>
          <table:table-cell office:value-type="float" office:value="0.21297272207266" table:style-name="ce1">
            <text:p>0.21297272207266</text:p>
          </table:table-cell>
          <table:table-cell office:value-type="float" office:value="0.0486691313898323" table:style-name="ce1">
            <text:p>0.0486691313898323</text:p>
          </table:table-cell>
          <table:table-cell office:value-type="float" office:value="0.281863440218358" table:style-name="ce1">
            <text:p>0.281863440218358</text:p>
          </table:table-cell>
          <table:table-cell office:value-type="float" office:value="0.162774327222562" table:style-name="ce1">
            <text:p>0.162774327222562</text:p>
          </table:table-cell>
          <table:table-cell office:value-type="float" office:value="0.918194619281757" table:style-name="ce1">
            <text:p>0.918194619281757</text:p>
          </table:table-cell>
          <table:table-cell office:value-type="float" office:value="0.0918820611870564" table:style-name="ce1">
            <text:p>0.0918820611870564</text:p>
          </table:table-cell>
          <table:table-cell office:value-type="float" office:value="0.610166507107241" table:style-name="ce1">
            <text:p>0.610166507107241</text:p>
          </table:table-cell>
          <table:table-cell office:value-type="float" office:value="0.173001903204355" table:style-name="ce1">
            <text:p>0.173001903204355</text:p>
          </table:table-cell>
          <table:table-cell office:value-type="float" office:value="0.0306553761639049" table:style-name="ce1">
            <text:p>0.0306553761639049</text:p>
          </table:table-cell>
          <table:table-cell office:value-type="float" office:value="0.0551890179066575" table:style-name="ce1">
            <text:p>0.0551890179066575</text:p>
          </table:table-cell>
          <table:table-cell office:value-type="float" office:value="0.181351363145735" table:style-name="ce1">
            <text:p>0.181351363145735</text:p>
          </table:table-cell>
          <table:table-cell office:value-type="float" office:value="0.373347946085797" table:style-name="ce1">
            <text:p>0.373347946085797</text:p>
          </table:table-cell>
          <table:table-cell office:value-type="float" office:value="0.328607959427736" table:style-name="ce1">
            <text:p>0.328607959427736</text:p>
          </table:table-cell>
          <table:table-cell office:value-type="float" office:value="0.188744256481719" table:style-name="ce1">
            <text:p>0.188744256481719</text:p>
          </table:table-cell>
          <table:table-cell office:value-type="float" office:value="0.138633831596223" table:style-name="ce1">
            <text:p>0.138633831596223</text:p>
          </table:table-cell>
          <table:table-cell office:value-type="float" office:value="0.231584775166209" table:style-name="ce1">
            <text:p>0.231584775166209</text:p>
          </table:table-cell>
          <table:table-cell office:value-type="float" office:value="0.328676285613835" table:style-name="ce1">
            <text:p>0.328676285613835</text:p>
          </table:table-cell>
          <table:table-cell office:value-type="float" office:value="0.355323498192705" table:style-name="ce1">
            <text:p>0.355323498192705</text:p>
          </table:table-cell>
          <table:table-cell office:value-type="float" office:value="0.19657443740874" table:style-name="ce1">
            <text:p>0.19657443740874</text:p>
          </table:table-cell>
          <table:table-cell office:value-type="float" office:value="0.533572852489515" table:style-name="ce1">
            <text:p>0.533572852489515</text:p>
          </table:table-cell>
          <table:table-cell office:value-type="float" office:value="0.21297272207266" table:style-name="ce1">
            <text:p>0.21297272207266</text:p>
          </table:table-cell>
          <table:table-cell office:value-type="float" office:value="0.244676072422905" table:style-name="ce1">
            <text:p>0.244676072422905</text:p>
          </table:table-cell>
          <table:table-cell office:value-type="float" office:value="0.465273996864288" table:style-name="ce1">
            <text:p>0.465273996864288</text:p>
          </table:table-cell>
          <table:table-cell office:value-type="float" office:value="0.64305873309562" table:style-name="ce1">
            <text:p>0.64305873309562</text:p>
          </table:table-cell>
          <table:table-cell office:value-type="float" office:value="0.415641855281491" table:style-name="ce1">
            <text:p>0.415641855281491</text:p>
          </table:table-cell>
          <table:table-cell office:value-type="float" office:value="0.314437108430665" table:style-name="ce1">
            <text:p>0.314437108430665</text:p>
          </table:table-cell>
          <table:table-cell office:value-type="float" office:value="0.380481199914602" table:style-name="ce1">
            <text:p>0.380481199914602</text:p>
          </table:table-cell>
          <table:table-cell office:value-type="float" office:value="0.402181596619856" table:style-name="ce1">
            <text:p>0.402181596619856</text:p>
          </table:table-cell>
          <table:table-cell office:value-type="float" office:value="0.392219638686525" table:style-name="ce1">
            <text:p>0.392219638686525</text:p>
          </table:table-cell>
          <table:table-cell office:value-type="float" office:value="0.348080922466141" table:style-name="ce1">
            <text:p>0.348080922466141</text:p>
          </table:table-cell>
          <table:table-cell office:value-type="float" office:value="0.482943148589662" table:style-name="ce1">
            <text:p>0.482943148589662</text:p>
          </table:table-cell>
          <table:table-cell office:value-type="float" office:value="0.611956653183052" table:style-name="ce1">
            <text:p>0.611956653183052</text:p>
          </table:table-cell>
          <table:table-cell office:value-type="float" office:value="0.25186398720059" table:style-name="ce1">
            <text:p>0.25186398720059</text:p>
          </table:table-cell>
          <table:table-cell office:value-type="float" office:value="0.407716017693929" table:style-name="ce1">
            <text:p>0.407716017693929</text:p>
          </table:table-cell>
          <table:table-cell office:value-type="float" office:value="0.226747281190353" table:style-name="ce1">
            <text:p>0.226747281190353</text:p>
          </table:table-cell>
          <table:table-cell office:value-type="float" office:value="0.392219638686525" table:style-name="ce1">
            <text:p>0.392219638686525</text:p>
          </table:table-cell>
          <table:table-cell office:value-type="float" office:value="0.212330455923323" table:style-name="ce1">
            <text:p>0.212330455923323</text:p>
          </table:table-cell>
          <table:table-cell office:value-type="float" office:value="0.239387625618791" table:style-name="ce1">
            <text:p>0.239387625618791</text:p>
          </table:table-cell>
          <table:table-cell office:value-type="float" office:value="0.0753911137423719" table:style-name="ce1">
            <text:p>0.0753911137423719</text:p>
          </table:table-cell>
          <table:table-cell office:value-type="float" office:value="0.228838062485003" table:style-name="ce1">
            <text:p>0.228838062485003</text:p>
          </table:table-cell>
          <table:table-cell office:value-type="float" office:value="0" table:style-name="ce1">
            <text:p>0</text:p>
          </table:table-cell>
          <table:table-cell office:value-type="float" office:value="0.229534989583219" table:style-name="ce1">
            <text:p>0.229534989583219</text:p>
          </table:table-cell>
          <table:table-cell office:value-type="float" office:value="0.489721106250749" table:style-name="ce1">
            <text:p>0.489721106250749</text:p>
          </table:table-cell>
          <table:table-cell office:value-type="float" office:value="0.033794131644895" table:style-name="ce1">
            <text:p>0.033794131644895</text:p>
          </table:table-cell>
          <table:table-cell office:value-type="float" office:value="0.298710326568405" table:style-name="ce1">
            <text:p>0.298710326568405</text:p>
          </table:table-cell>
          <table:table-cell office:value-type="float" office:value="0.298710326568405" table:style-name="ce1">
            <text:p>0.298710326568405</text:p>
          </table:table-cell>
          <table:table-cell office:value-type="float" office:value="0.298710326568405" table:style-name="ce1">
            <text:p>0.298710326568405</text:p>
          </table:table-cell>
          <table:table-cell office:value-type="float" office:value="0.298710326568405" table:style-name="ce1">
            <text:p>0.298710326568405</text:p>
          </table:table-cell>
          <table:table-cell office:value-type="float" office:value="0.298710326568405" table:style-name="ce1">
            <text:p>0.298710326568405</text:p>
          </table:table-cell>
          <table:table-cell office:value-type="float" office:value="0.298710326568405" table:style-name="ce1">
            <text:p>0.298710326568405</text:p>
          </table:table-cell>
          <table:table-cell office:value-type="float" office:value="0.298710326568405" table:style-name="ce1">
            <text:p>0.298710326568405</text:p>
          </table:table-cell>
          <table:table-cell office:value-type="float" office:value="0.298710326568405" table:style-name="ce1">
            <text:p>0.298710326568405</text:p>
          </table:table-cell>
          <table:table-cell office:value-type="float" office:value="0.298710326568405" table:style-name="ce1">
            <text:p>0.298710326568405</text:p>
          </table:table-cell>
          <table:table-cell office:value-type="float" office:value="0.298710326568405" table:style-name="ce1">
            <text:p>0.298710326568405</text:p>
          </table:table-cell>
        </table:table-row>
        <table:table-row>
          <table:table-cell office:value-type="string" office:value="3" table:style-name="ce1">
            <text:p>3</text:p>
          </table:table-cell>
          <table:table-cell office:value-type="float" office:value="0.429949358650761" table:style-name="ce1">
            <text:p>0.429949358650761</text:p>
          </table:table-cell>
          <table:table-cell office:value-type="float" office:value="0.0592919694145593" table:style-name="ce1">
            <text:p>0.0592919694145593</text:p>
          </table:table-cell>
          <table:table-cell office:value-type="float" office:value="0.450912250432858" table:style-name="ce1">
            <text:p>0.450912250432858</text:p>
          </table:table-cell>
          <table:table-cell office:value-type="float" office:value="0.307847901858678" table:style-name="ce1">
            <text:p>0.307847901858678</text:p>
          </table:table-cell>
          <table:table-cell office:value-type="float" office:value="1.01855212142495" table:style-name="ce1">
            <text:p>1.01855212142495</text:p>
          </table:table-cell>
          <table:table-cell office:value-type="float" office:value="0.130077807538221" table:style-name="ce1">
            <text:p>0.130077807538221</text:p>
          </table:table-cell>
          <table:table-cell office:value-type="float" office:value="1.03906364249207" table:style-name="ce1">
            <text:p>1.03906364249207</text:p>
          </table:table-cell>
          <table:table-cell office:value-type="float" office:value="0.455803987470875" table:style-name="ce1">
            <text:p>0.455803987470875</text:p>
          </table:table-cell>
          <table:table-cell office:value-type="float" office:value="0.0584968328246671" table:style-name="ce1">
            <text:p>0.0584968328246671</text:p>
          </table:table-cell>
          <table:table-cell office:value-type="float" office:value="0.0915936636280206" table:style-name="ce1">
            <text:p>0.0915936636280206</text:p>
          </table:table-cell>
          <table:table-cell office:value-type="float" office:value="0.226268997887655" table:style-name="ce1">
            <text:p>0.226268997887655</text:p>
          </table:table-cell>
          <table:table-cell office:value-type="float" office:value="0.903969107335807" table:style-name="ce1">
            <text:p>0.903969107335807</text:p>
          </table:table-cell>
          <table:table-cell office:value-type="float" office:value="0.604399777000429" table:style-name="ce1">
            <text:p>0.604399777000429</text:p>
          </table:table-cell>
          <table:table-cell office:value-type="float" office:value="0.299651321758697" table:style-name="ce1">
            <text:p>0.299651321758697</text:p>
          </table:table-cell>
          <table:table-cell office:value-type="float" office:value="0.253080193313164" table:style-name="ce1">
            <text:p>0.253080193313164</text:p>
          </table:table-cell>
          <table:table-cell office:value-type="float" office:value="0.286887990195279" table:style-name="ce1">
            <text:p>0.286887990195279</text:p>
          </table:table-cell>
          <table:table-cell office:value-type="float" office:value="0.582590058397416" table:style-name="ce1">
            <text:p>0.582590058397416</text:p>
          </table:table-cell>
          <table:table-cell office:value-type="float" office:value="0.531987684972003" table:style-name="ce1">
            <text:p>0.531987684972003</text:p>
          </table:table-cell>
          <table:table-cell office:value-type="float" office:value="0.485115921307632" table:style-name="ce1">
            <text:p>0.485115921307632</text:p>
          </table:table-cell>
          <table:table-cell office:value-type="float" office:value="1.01222511659212" table:style-name="ce1">
            <text:p>1.01222511659212</text:p>
          </table:table-cell>
          <table:table-cell office:value-type="float" office:value="0.429949358650761" table:style-name="ce1">
            <text:p>0.429949358650761</text:p>
          </table:table-cell>
          <table:table-cell office:value-type="float" office:value="0.66768349056594" table:style-name="ce1">
            <text:p>0.66768349056594</text:p>
          </table:table-cell>
          <table:table-cell office:value-type="float" office:value="1.02772149559952" table:style-name="ce1">
            <text:p>1.02772149559952</text:p>
          </table:table-cell>
          <table:table-cell office:value-type="float" office:value="1.10648792293522" table:style-name="ce1">
            <text:p>1.10648792293522</text:p>
          </table:table-cell>
          <table:table-cell office:value-type="float" office:value="0.861278906260735" table:style-name="ce1">
            <text:p>0.861278906260735</text:p>
          </table:table-cell>
          <table:table-cell office:value-type="float" office:value="0.714418601858112" table:style-name="ce1">
            <text:p>0.714418601858112</text:p>
          </table:table-cell>
          <table:table-cell office:value-type="float" office:value="0.790342659852061" table:style-name="ce1">
            <text:p>0.790342659852061</text:p>
          </table:table-cell>
          <table:table-cell office:value-type="float" office:value="1.0519089654788" table:style-name="ce1">
            <text:p>1.0519089654788</text:p>
          </table:table-cell>
          <table:table-cell office:value-type="float" office:value="0.912099923481667" table:style-name="ce1">
            <text:p>0.912099923481667</text:p>
          </table:table-cell>
          <table:table-cell office:value-type="float" office:value="0.724394225028663" table:style-name="ce1">
            <text:p>0.724394225028663</text:p>
          </table:table-cell>
          <table:table-cell office:value-type="float" office:value="0.850756673601387" table:style-name="ce1">
            <text:p>0.850756673601387</text:p>
          </table:table-cell>
          <table:table-cell office:value-type="float" office:value="1.1999171498079" table:style-name="ce1">
            <text:p>1.1999171498079</text:p>
          </table:table-cell>
          <table:table-cell office:value-type="float" office:value="0.563650039610588" table:style-name="ce1">
            <text:p>0.563650039610588</text:p>
          </table:table-cell>
          <table:table-cell office:value-type="float" office:value="0.653130012926711" table:style-name="ce1">
            <text:p>0.653130012926711</text:p>
          </table:table-cell>
          <table:table-cell office:value-type="float" office:value="0.502033484985909" table:style-name="ce1">
            <text:p>0.502033484985909</text:p>
          </table:table-cell>
          <table:table-cell office:value-type="float" office:value="0.888595715463382" table:style-name="ce1">
            <text:p>0.888595715463382</text:p>
          </table:table-cell>
          <table:table-cell office:value-type="float" office:value="0.450146579261822" table:style-name="ce1">
            <text:p>0.450146579261822</text:p>
          </table:table-cell>
          <table:table-cell office:value-type="float" office:value="0.529965229863453" table:style-name="ce1">
            <text:p>0.529965229863453</text:p>
          </table:table-cell>
          <table:table-cell office:value-type="float" office:value="0.332912509152015" table:style-name="ce1">
            <text:p>0.332912509152015</text:p>
          </table:table-cell>
          <table:table-cell office:value-type="float" office:value="0.646734681907782" table:style-name="ce1">
            <text:p>0.646734681907782</text:p>
          </table:table-cell>
          <table:table-cell office:value-type="float" office:value="0" table:style-name="ce1">
            <text:p>0</text:p>
          </table:table-cell>
          <table:table-cell office:value-type="float" office:value="0.69027212769049" table:style-name="ce1">
            <text:p>0.69027212769049</text:p>
          </table:table-cell>
          <table:table-cell office:value-type="float" office:value="1.19805867754599" table:style-name="ce1">
            <text:p>1.19805867754599</text:p>
          </table:table-cell>
          <table:table-cell office:value-type="float" office:value="0.118655254780681" table:style-name="ce1">
            <text:p>0.118655254780681</text:p>
          </table:table-cell>
          <table:table-cell office:value-type="float" office:value="0.594065440700124" table:style-name="ce1">
            <text:p>0.594065440700124</text:p>
          </table:table-cell>
          <table:table-cell office:value-type="float" office:value="0.594065440700124" table:style-name="ce1">
            <text:p>0.594065440700124</text:p>
          </table:table-cell>
          <table:table-cell office:value-type="float" office:value="0.594065440700124" table:style-name="ce1">
            <text:p>0.594065440700124</text:p>
          </table:table-cell>
          <table:table-cell office:value-type="float" office:value="0.594065440700124" table:style-name="ce1">
            <text:p>0.594065440700124</text:p>
          </table:table-cell>
          <table:table-cell office:value-type="float" office:value="0.594065440700124" table:style-name="ce1">
            <text:p>0.594065440700124</text:p>
          </table:table-cell>
          <table:table-cell office:value-type="float" office:value="0.594065440700124" table:style-name="ce1">
            <text:p>0.594065440700124</text:p>
          </table:table-cell>
          <table:table-cell office:value-type="float" office:value="0.594065440700124" table:style-name="ce1">
            <text:p>0.594065440700124</text:p>
          </table:table-cell>
          <table:table-cell office:value-type="float" office:value="0.594065440700124" table:style-name="ce1">
            <text:p>0.594065440700124</text:p>
          </table:table-cell>
          <table:table-cell office:value-type="float" office:value="0.594065440700124" table:style-name="ce1">
            <text:p>0.594065440700124</text:p>
          </table:table-cell>
          <table:table-cell office:value-type="float" office:value="0.594065440700124" table:style-name="ce1">
            <text:p>0.594065440700124</text:p>
          </table:table-cell>
        </table:table-row>
        <table:table-row>
          <table:table-cell office:value-type="string" office:value="4" table:style-name="ce1">
            <text:p>4</text:p>
          </table:table-cell>
          <table:table-cell office:value-type="float" office:value="0.418429563674357" table:style-name="ce1">
            <text:p>0.418429563674357</text:p>
          </table:table-cell>
          <table:table-cell office:value-type="float" office:value="0.0587969063982387" table:style-name="ce1">
            <text:p>0.0587969063982387</text:p>
          </table:table-cell>
          <table:table-cell office:value-type="float" office:value="0.441147448204163" table:style-name="ce1">
            <text:p>0.441147448204163</text:p>
          </table:table-cell>
          <table:table-cell office:value-type="float" office:value="0.217542035768075" table:style-name="ce1">
            <text:p>0.217542035768075</text:p>
          </table:table-cell>
          <table:table-cell office:value-type="float" office:value="1.02848674888384" table:style-name="ce1">
            <text:p>1.02848674888384</text:p>
          </table:table-cell>
          <table:table-cell office:value-type="float" office:value="0.120347017024034" table:style-name="ce1">
            <text:p>0.120347017024034</text:p>
          </table:table-cell>
          <table:table-cell office:value-type="float" office:value="1.07958107084917" table:style-name="ce1">
            <text:p>1.07958107084917</text:p>
          </table:table-cell>
          <table:table-cell office:value-type="float" office:value="0.401757974266039" table:style-name="ce1">
            <text:p>0.401757974266039</text:p>
          </table:table-cell>
          <table:table-cell office:value-type="float" office:value="0.0557296173796679" table:style-name="ce1">
            <text:p>0.0557296173796679</text:p>
          </table:table-cell>
          <table:table-cell office:value-type="float" office:value="0.0905918615808437" table:style-name="ce1">
            <text:p>0.0905918615808437</text:p>
          </table:table-cell>
          <table:table-cell office:value-type="float" office:value="0.243951814850249" table:style-name="ce1">
            <text:p>0.243951814850249</text:p>
          </table:table-cell>
          <table:table-cell office:value-type="float" office:value="0.852820124421596" table:style-name="ce1">
            <text:p>0.852820124421596</text:p>
          </table:table-cell>
          <table:table-cell office:value-type="float" office:value="0.547948682044885" table:style-name="ce1">
            <text:p>0.547948682044885</text:p>
          </table:table-cell>
          <table:table-cell office:value-type="float" office:value="0.254200742765199" table:style-name="ce1">
            <text:p>0.254200742765199</text:p>
          </table:table-cell>
          <table:table-cell office:value-type="float" office:value="0.277199337006347" table:style-name="ce1">
            <text:p>0.277199337006347</text:p>
          </table:table-cell>
          <table:table-cell office:value-type="float" office:value="0.202368497989992" table:style-name="ce1">
            <text:p>0.202368497989992</text:p>
          </table:table-cell>
          <table:table-cell office:value-type="float" office:value="0.572108821449727" table:style-name="ce1">
            <text:p>0.572108821449727</text:p>
          </table:table-cell>
          <table:table-cell office:value-type="float" office:value="0.43417191695172" table:style-name="ce1">
            <text:p>0.43417191695172</text:p>
          </table:table-cell>
          <table:table-cell office:value-type="float" office:value="0.465437979710928" table:style-name="ce1">
            <text:p>0.465437979710928</text:p>
          </table:table-cell>
          <table:table-cell office:value-type="float" office:value="0.820898130275832" table:style-name="ce1">
            <text:p>0.820898130275832</text:p>
          </table:table-cell>
          <table:table-cell office:value-type="float" office:value="0.418429563674357" table:style-name="ce1">
            <text:p>0.418429563674357</text:p>
          </table:table-cell>
          <table:table-cell office:value-type="float" office:value="0.67185138791802" table:style-name="ce1">
            <text:p>0.67185138791802</text:p>
          </table:table-cell>
          <table:table-cell office:value-type="float" office:value="0.885070084260639" table:style-name="ce1">
            <text:p>0.885070084260639</text:p>
          </table:table-cell>
          <table:table-cell office:value-type="float" office:value="1.10180074656878" table:style-name="ce1">
            <text:p>1.10180074656878</text:p>
          </table:table-cell>
          <table:table-cell office:value-type="float" office:value="0.635734165945736" table:style-name="ce1">
            <text:p>0.635734165945736</text:p>
          </table:table-cell>
          <table:table-cell office:value-type="float" office:value="0.556995069084481" table:style-name="ce1">
            <text:p>0.556995069084481</text:p>
          </table:table-cell>
          <table:table-cell office:value-type="float" office:value="0.490554685721165" table:style-name="ce1">
            <text:p>0.490554685721165</text:p>
          </table:table-cell>
          <table:table-cell office:value-type="float" office:value="1.05078841602677" table:style-name="ce1">
            <text:p>1.05078841602677</text:p>
          </table:table-cell>
          <table:table-cell office:value-type="float" office:value="0.785928788230023" table:style-name="ce1">
            <text:p>0.785928788230023</text:p>
          </table:table-cell>
          <table:table-cell office:value-type="float" office:value="0.515083786530945" table:style-name="ce1">
            <text:p>0.515083786530945</text:p>
          </table:table-cell>
          <table:table-cell office:value-type="float" office:value="0.806604292143782" table:style-name="ce1">
            <text:p>0.806604292143782</text:p>
          </table:table-cell>
          <table:table-cell office:value-type="float" office:value="1.04739943719623" table:style-name="ce1">
            <text:p>1.04739943719623</text:p>
          </table:table-cell>
          <table:table-cell office:value-type="float" office:value="0.345306879310494" table:style-name="ce1">
            <text:p>0.345306879310494</text:p>
          </table:table-cell>
          <table:table-cell office:value-type="float" office:value="0.576481697360105" table:style-name="ce1">
            <text:p>0.576481697360105</text:p>
          </table:table-cell>
          <table:table-cell office:value-type="float" office:value="0.071482855897471" table:style-name="ce1">
            <text:p>0.071482855897471</text:p>
          </table:table-cell>
          <table:table-cell office:value-type="float" office:value="0.614211417324341" table:style-name="ce1">
            <text:p>0.614211417324341</text:p>
          </table:table-cell>
          <table:table-cell office:value-type="float" office:value="0.282282805252162" table:style-name="ce1">
            <text:p>0.282282805252162</text:p>
          </table:table-cell>
          <table:table-cell office:value-type="float" office:value="0.510697245383347" table:style-name="ce1">
            <text:p>0.510697245383347</text:p>
          </table:table-cell>
          <table:table-cell office:value-type="float" office:value="0.143525986520959" table:style-name="ce1">
            <text:p>0.143525986520959</text:p>
          </table:table-cell>
          <table:table-cell office:value-type="float" office:value="0.459507266757477" table:style-name="ce1">
            <text:p>0.459507266757477</text:p>
          </table:table-cell>
          <table:table-cell office:value-type="float" office:value="0" table:style-name="ce1">
            <text:p>0</text:p>
          </table:table-cell>
          <table:table-cell office:value-type="float" office:value="0.3399637715575" table:style-name="ce1">
            <text:p>0.3399637715575</text:p>
          </table:table-cell>
          <table:table-cell office:value-type="float" office:value="1.38397422992318" table:style-name="ce1">
            <text:p>1.38397422992318</text:p>
          </table:table-cell>
          <table:table-cell office:value-type="float" office:value="0.0333705092910771" table:style-name="ce1">
            <text:p>0.0333705092910771</text:p>
          </table:table-cell>
          <table:table-cell office:value-type="float" office:value="0.507058213167589" table:style-name="ce1">
            <text:p>0.507058213167589</text:p>
          </table:table-cell>
          <table:table-cell office:value-type="float" office:value="0.507058213167589" table:style-name="ce1">
            <text:p>0.507058213167589</text:p>
          </table:table-cell>
          <table:table-cell office:value-type="float" office:value="0.507058213167589" table:style-name="ce1">
            <text:p>0.507058213167589</text:p>
          </table:table-cell>
          <table:table-cell office:value-type="float" office:value="0.507058213167589" table:style-name="ce1">
            <text:p>0.507058213167589</text:p>
          </table:table-cell>
          <table:table-cell office:value-type="float" office:value="0.507058213167589" table:style-name="ce1">
            <text:p>0.507058213167589</text:p>
          </table:table-cell>
          <table:table-cell office:value-type="float" office:value="0.507058213167589" table:style-name="ce1">
            <text:p>0.507058213167589</text:p>
          </table:table-cell>
          <table:table-cell office:value-type="float" office:value="0.507058213167589" table:style-name="ce1">
            <text:p>0.507058213167589</text:p>
          </table:table-cell>
          <table:table-cell office:value-type="float" office:value="0.507058213167589" table:style-name="ce1">
            <text:p>0.507058213167589</text:p>
          </table:table-cell>
          <table:table-cell office:value-type="float" office:value="0.507058213167589" table:style-name="ce1">
            <text:p>0.507058213167589</text:p>
          </table:table-cell>
          <table:table-cell office:value-type="float" office:value="0.507058213167589" table:style-name="ce1">
            <text:p>0.507058213167589</text:p>
          </table:table-cell>
        </table:table-row>
        <table:table-row>
          <table:table-cell office:value-type="string" office:value="5" table:style-name="ce1">
            <text:p>5</text:p>
          </table:table-cell>
          <table:table-cell office:value-type="float" office:value="0.424995710158535" table:style-name="ce1">
            <text:p>0.424995710158535</text:p>
          </table:table-cell>
          <table:table-cell office:value-type="float" office:value="0.059614227415749" table:style-name="ce1">
            <text:p>0.059614227415749</text:p>
          </table:table-cell>
          <table:table-cell office:value-type="float" office:value="0.448765379020875" table:style-name="ce1">
            <text:p>0.448765379020875</text:p>
          </table:table-cell>
          <table:table-cell office:value-type="float" office:value="0.309966013627768" table:style-name="ce1">
            <text:p>0.309966013627768</text:p>
          </table:table-cell>
          <table:table-cell office:value-type="float" office:value="1.08197248736266" table:style-name="ce1">
            <text:p>1.08197248736266</text:p>
          </table:table-cell>
          <table:table-cell office:value-type="float" office:value="0.138226498082799" table:style-name="ce1">
            <text:p>0.138226498082799</text:p>
          </table:table-cell>
          <table:table-cell office:value-type="float" office:value="1.12906289482255" table:style-name="ce1">
            <text:p>1.12906289482255</text:p>
          </table:table-cell>
          <table:table-cell office:value-type="float" office:value="0.390825784490092" table:style-name="ce1">
            <text:p>0.390825784490092</text:p>
          </table:table-cell>
          <table:table-cell office:value-type="float" office:value="0.0532075982399217" table:style-name="ce1">
            <text:p>0.0532075982399217</text:p>
          </table:table-cell>
          <table:table-cell office:value-type="float" office:value="0.086138629636866" table:style-name="ce1">
            <text:p>0.086138629636866</text:p>
          </table:table-cell>
          <table:table-cell office:value-type="float" office:value="0.247286132731913" table:style-name="ce1">
            <text:p>0.247286132731913</text:p>
          </table:table-cell>
          <table:table-cell office:value-type="float" office:value="0.836134869776058" table:style-name="ce1">
            <text:p>0.836134869776058</text:p>
          </table:table-cell>
          <table:table-cell office:value-type="float" office:value="0.587236239052193" table:style-name="ce1">
            <text:p>0.587236239052193</text:p>
          </table:table-cell>
          <table:table-cell office:value-type="float" office:value="0.319192610983202" table:style-name="ce1">
            <text:p>0.319192610983202</text:p>
          </table:table-cell>
          <table:table-cell office:value-type="float" office:value="0.330015478861389" table:style-name="ce1">
            <text:p>0.330015478861389</text:p>
          </table:table-cell>
          <table:table-cell office:value-type="float" office:value="0.359614382679764" table:style-name="ce1">
            <text:p>0.359614382679764</text:p>
          </table:table-cell>
          <table:table-cell office:value-type="float" office:value="0.560712013608302" table:style-name="ce1">
            <text:p>0.560712013608302</text:p>
          </table:table-cell>
          <table:table-cell office:value-type="float" office:value="0.509002755968075" table:style-name="ce1">
            <text:p>0.509002755968075</text:p>
          </table:table-cell>
          <table:table-cell office:value-type="float" office:value="0.454300811376682" table:style-name="ce1">
            <text:p>0.454300811376682</text:p>
          </table:table-cell>
          <table:table-cell office:value-type="float" office:value="0.975848255112656" table:style-name="ce1">
            <text:p>0.975848255112656</text:p>
          </table:table-cell>
          <table:table-cell office:value-type="float" office:value="0.424995710158535" table:style-name="ce1">
            <text:p>0.424995710158535</text:p>
          </table:table-cell>
          <table:table-cell office:value-type="float" office:value="0.557746657131577" table:style-name="ce1">
            <text:p>0.557746657131577</text:p>
          </table:table-cell>
          <table:table-cell office:value-type="float" office:value="0.993736050633548" table:style-name="ce1">
            <text:p>0.993736050633548</text:p>
          </table:table-cell>
          <table:table-cell office:value-type="float" office:value="1.14401266434115" table:style-name="ce1">
            <text:p>1.14401266434115</text:p>
          </table:table-cell>
          <table:table-cell office:value-type="float" office:value="0.765212288604604" table:style-name="ce1">
            <text:p>0.765212288604604</text:p>
          </table:table-cell>
          <table:table-cell office:value-type="float" office:value="0.642607780267363" table:style-name="ce1">
            <text:p>0.642607780267363</text:p>
          </table:table-cell>
          <table:table-cell office:value-type="float" office:value="0.745411359872921" table:style-name="ce1">
            <text:p>0.745411359872921</text:p>
          </table:table-cell>
          <table:table-cell office:value-type="float" office:value="0.959040013332138" table:style-name="ce1">
            <text:p>0.959040013332138</text:p>
          </table:table-cell>
          <table:table-cell office:value-type="float" office:value="0.917033074118063" table:style-name="ce1">
            <text:p>0.917033074118063</text:p>
          </table:table-cell>
          <table:table-cell office:value-type="float" office:value="0.588835071806925" table:style-name="ce1">
            <text:p>0.588835071806925</text:p>
          </table:table-cell>
          <table:table-cell office:value-type="float" office:value="0.833470148518171" table:style-name="ce1">
            <text:p>0.833470148518171</text:p>
          </table:table-cell>
          <table:table-cell office:value-type="float" office:value="1.04160537661497" table:style-name="ce1">
            <text:p>1.04160537661497</text:p>
          </table:table-cell>
          <table:table-cell office:value-type="float" office:value="0.58373793832389" table:style-name="ce1">
            <text:p>0.58373793832389</text:p>
          </table:table-cell>
          <table:table-cell office:value-type="float" office:value="0.722850053222811" table:style-name="ce1">
            <text:p>0.722850053222811</text:p>
          </table:table-cell>
          <table:table-cell office:value-type="float" office:value="0.477941671767167" table:style-name="ce1">
            <text:p>0.477941671767167</text:p>
          </table:table-cell>
          <table:table-cell office:value-type="float" office:value="0.871186203245187" table:style-name="ce1">
            <text:p>0.871186203245187</text:p>
          </table:table-cell>
          <table:table-cell office:value-type="float" office:value="0.507198944655044" table:style-name="ce1">
            <text:p>0.507198944655044</text:p>
          </table:table-cell>
          <table:table-cell office:value-type="float" office:value="0.551856939889786" table:style-name="ce1">
            <text:p>0.551856939889786</text:p>
          </table:table-cell>
          <table:table-cell office:value-type="float" office:value="0.493875338365609" table:style-name="ce1">
            <text:p>0.493875338365609</text:p>
          </table:table-cell>
          <table:table-cell office:value-type="float" office:value="0.544368389893262" table:style-name="ce1">
            <text:p>0.544368389893262</text:p>
          </table:table-cell>
          <table:table-cell office:value-type="float" office:value="0" table:style-name="ce1">
            <text:p>0</text:p>
          </table:table-cell>
          <table:table-cell office:value-type="float" office:value="0.638672191948022" table:style-name="ce1">
            <text:p>0.638672191948022</text:p>
          </table:table-cell>
          <table:table-cell office:value-type="float" office:value="0.869081756713317" table:style-name="ce1">
            <text:p>0.869081756713317</text:p>
          </table:table-cell>
          <table:table-cell office:value-type="float" office:value="0.192310883396121" table:style-name="ce1">
            <text:p>0.192310883396121</text:p>
          </table:table-cell>
          <table:table-cell office:value-type="float" office:value="0.576566029087005" table:style-name="ce1">
            <text:p>0.576566029087005</text:p>
          </table:table-cell>
          <table:table-cell office:value-type="float" office:value="0.576566029087005" table:style-name="ce1">
            <text:p>0.576566029087005</text:p>
          </table:table-cell>
          <table:table-cell office:value-type="float" office:value="0.576566029087005" table:style-name="ce1">
            <text:p>0.576566029087005</text:p>
          </table:table-cell>
          <table:table-cell office:value-type="float" office:value="0.576566029087005" table:style-name="ce1">
            <text:p>0.576566029087005</text:p>
          </table:table-cell>
          <table:table-cell office:value-type="float" office:value="0.576566029087005" table:style-name="ce1">
            <text:p>0.576566029087005</text:p>
          </table:table-cell>
          <table:table-cell office:value-type="float" office:value="0.576566029087005" table:style-name="ce1">
            <text:p>0.576566029087005</text:p>
          </table:table-cell>
          <table:table-cell office:value-type="float" office:value="0.576566029087005" table:style-name="ce1">
            <text:p>0.576566029087005</text:p>
          </table:table-cell>
          <table:table-cell office:value-type="float" office:value="0.576566029087005" table:style-name="ce1">
            <text:p>0.576566029087005</text:p>
          </table:table-cell>
          <table:table-cell office:value-type="float" office:value="0.576566029087005" table:style-name="ce1">
            <text:p>0.576566029087005</text:p>
          </table:table-cell>
          <table:table-cell office:value-type="float" office:value="0.576566029087005" table:style-name="ce1">
            <text:p>0.576566029087005</text:p>
          </table:table-cell>
        </table:table-row>
        <table:table-row>
          <table:table-cell office:value-type="string" office:value="6" table:style-name="ce1">
            <text:p>6</text:p>
          </table:table-cell>
          <table:table-cell office:value-type="float" office:value="0.220597924441383" table:style-name="ce1">
            <text:p>0.220597924441383</text:p>
          </table:table-cell>
          <table:table-cell office:value-type="float" office:value="0.0476346365019549" table:style-name="ce1">
            <text:p>0.0476346365019549</text:p>
          </table:table-cell>
          <table:table-cell office:value-type="float" office:value="0.342114347586902" table:style-name="ce1">
            <text:p>0.342114347586902</text:p>
          </table:table-cell>
          <table:table-cell office:value-type="float" office:value="0.16096368329092" table:style-name="ce1">
            <text:p>0.16096368329092</text:p>
          </table:table-cell>
          <table:table-cell office:value-type="float" office:value="1.00662236933195" table:style-name="ce1">
            <text:p>1.00662236933195</text:p>
          </table:table-cell>
          <table:table-cell office:value-type="float" office:value="0.0684879984630039" table:style-name="ce1">
            <text:p>0.0684879984630039</text:p>
          </table:table-cell>
          <table:table-cell office:value-type="float" office:value="0.668503404799136" table:style-name="ce1">
            <text:p>0.668503404799136</text:p>
          </table:table-cell>
          <table:table-cell office:value-type="float" office:value="0.210239674628674" table:style-name="ce1">
            <text:p>0.210239674628674</text:p>
          </table:table-cell>
          <table:table-cell office:value-type="float" office:value="0.0322374761335141" table:style-name="ce1">
            <text:p>0.0322374761335141</text:p>
          </table:table-cell>
          <table:table-cell office:value-type="float" office:value="0.0497771851692856" table:style-name="ce1">
            <text:p>0.0497771851692856</text:p>
          </table:table-cell>
          <table:table-cell office:value-type="float" office:value="0.168793010140616" table:style-name="ce1">
            <text:p>0.168793010140616</text:p>
          </table:table-cell>
          <table:table-cell office:value-type="float" office:value="0.452893291943029" table:style-name="ce1">
            <text:p>0.452893291943029</text:p>
          </table:table-cell>
          <table:table-cell office:value-type="float" office:value="0.214639881013492" table:style-name="ce1">
            <text:p>0.214639881013492</text:p>
          </table:table-cell>
          <table:table-cell office:value-type="float" office:value="0.166155619357169" table:style-name="ce1">
            <text:p>0.166155619357169</text:p>
          </table:table-cell>
          <table:table-cell office:value-type="float" office:value="0.134329281871944" table:style-name="ce1">
            <text:p>0.134329281871944</text:p>
          </table:table-cell>
          <table:table-cell office:value-type="float" office:value="0.283171045671458" table:style-name="ce1">
            <text:p>0.283171045671458</text:p>
          </table:table-cell>
          <table:table-cell office:value-type="float" office:value="0.287653243479596" table:style-name="ce1">
            <text:p>0.287653243479596</text:p>
          </table:table-cell>
          <table:table-cell office:value-type="float" office:value="0.433352002718524" table:style-name="ce1">
            <text:p>0.433352002718524</text:p>
          </table:table-cell>
          <table:table-cell office:value-type="float" office:value="0.0752271308957327" table:style-name="ce1">
            <text:p>0.0752271308957327</text:p>
          </table:table-cell>
          <table:table-cell office:value-type="float" office:value="0.511667477225962" table:style-name="ce1">
            <text:p>0.511667477225962</text:p>
          </table:table-cell>
          <table:table-cell office:value-type="float" office:value="0.220597924441383" table:style-name="ce1">
            <text:p>0.220597924441383</text:p>
          </table:table-cell>
          <table:table-cell office:value-type="float" office:value="0.290112986179184" table:style-name="ce1">
            <text:p>0.290112986179184</text:p>
          </table:table-cell>
          <table:table-cell office:value-type="float" office:value="0.426451057922458" table:style-name="ce1">
            <text:p>0.426451057922458</text:p>
          </table:table-cell>
          <table:table-cell office:value-type="float" office:value="0.676565894758897" table:style-name="ce1">
            <text:p>0.676565894758897</text:p>
          </table:table-cell>
          <table:table-cell office:value-type="float" office:value="0.368442125923841" table:style-name="ce1">
            <text:p>0.368442125923841</text:p>
          </table:table-cell>
          <table:table-cell office:value-type="float" office:value="0.365203464702717" table:style-name="ce1">
            <text:p>0.365203464702717</text:p>
          </table:table-cell>
          <table:table-cell office:value-type="float" office:value="0.259612176704293" table:style-name="ce1">
            <text:p>0.259612176704293</text:p>
          </table:table-cell>
          <table:table-cell office:value-type="float" office:value="0.463620503160676" table:style-name="ce1">
            <text:p>0.463620503160676</text:p>
          </table:table-cell>
          <table:table-cell office:value-type="float" office:value="0.348559205768838" table:style-name="ce1">
            <text:p>0.348559205768838</text:p>
          </table:table-cell>
          <table:table-cell office:value-type="float" office:value="0.378745714787671" table:style-name="ce1">
            <text:p>0.378745714787671</text:p>
          </table:table-cell>
          <table:table-cell office:value-type="float" office:value="0.488709878696474" table:style-name="ce1">
            <text:p>0.488709878696474</text:p>
          </table:table-cell>
          <table:table-cell office:value-type="float" office:value="0.766729129936017" table:style-name="ce1">
            <text:p>0.766729129936017</text:p>
          </table:table-cell>
          <table:table-cell office:value-type="float" office:value="0.247149480359713" table:style-name="ce1">
            <text:p>0.247149480359713</text:p>
          </table:table-cell>
          <table:table-cell office:value-type="float" office:value="0.431917152810431" table:style-name="ce1">
            <text:p>0.431917152810431</text:p>
          </table:table-cell>
          <table:table-cell office:value-type="float" office:value="0.259584846229853" table:style-name="ce1">
            <text:p>0.259584846229853</text:p>
          </table:table-cell>
          <table:table-cell office:value-type="float" office:value="0.483858719483398" table:style-name="ce1">
            <text:p>0.483858719483398</text:p>
          </table:table-cell>
          <table:table-cell office:value-type="float" office:value="0.283362358992537" table:style-name="ce1">
            <text:p>0.283362358992537</text:p>
          </table:table-cell>
          <table:table-cell office:value-type="float" office:value="0.239838578447049" table:style-name="ce1">
            <text:p>0.239838578447049</text:p>
          </table:table-cell>
          <table:table-cell office:value-type="float" office:value="0.224396860388524" table:style-name="ce1">
            <text:p>0.224396860388524</text:p>
          </table:table-cell>
          <table:table-cell office:value-type="float" office:value="0.353342038795815" table:style-name="ce1">
            <text:p>0.353342038795815</text:p>
          </table:table-cell>
          <table:table-cell office:value-type="float" office:value="0" table:style-name="ce1">
            <text:p>0</text:p>
          </table:table-cell>
          <table:table-cell office:value-type="float" office:value="0.313781177044108" table:style-name="ce1">
            <text:p>0.313781177044108</text:p>
          </table:table-cell>
          <table:table-cell office:value-type="float" office:value="0.361267876383376" table:style-name="ce1">
            <text:p>0.361267876383376</text:p>
          </table:table-cell>
          <table:table-cell office:value-type="float" office:value="0.0583095672174553" table:style-name="ce1">
            <text:p>0.0583095672174553</text:p>
          </table:table-cell>
          <table:table-cell office:value-type="float" office:value="0.314664077359067" table:style-name="ce1">
            <text:p>0.314664077359067</text:p>
          </table:table-cell>
          <table:table-cell office:value-type="float" office:value="0.314664077359067" table:style-name="ce1">
            <text:p>0.314664077359067</text:p>
          </table:table-cell>
          <table:table-cell office:value-type="float" office:value="0.314664077359067" table:style-name="ce1">
            <text:p>0.314664077359067</text:p>
          </table:table-cell>
          <table:table-cell office:value-type="float" office:value="0.314664077359067" table:style-name="ce1">
            <text:p>0.314664077359067</text:p>
          </table:table-cell>
          <table:table-cell office:value-type="float" office:value="0.314664077359067" table:style-name="ce1">
            <text:p>0.314664077359067</text:p>
          </table:table-cell>
          <table:table-cell office:value-type="float" office:value="0.314664077359067" table:style-name="ce1">
            <text:p>0.314664077359067</text:p>
          </table:table-cell>
          <table:table-cell office:value-type="float" office:value="0.314664077359067" table:style-name="ce1">
            <text:p>0.314664077359067</text:p>
          </table:table-cell>
          <table:table-cell office:value-type="float" office:value="0.314664077359067" table:style-name="ce1">
            <text:p>0.314664077359067</text:p>
          </table:table-cell>
          <table:table-cell office:value-type="float" office:value="0.314664077359067" table:style-name="ce1">
            <text:p>0.314664077359067</text:p>
          </table:table-cell>
          <table:table-cell office:value-type="float" office:value="0.314664077359067" table:style-name="ce1">
            <text:p>0.314664077359067</text:p>
          </table:table-cell>
        </table:table-row>
        <table:table-row>
          <table:table-cell office:value-type="string" office:value="7" table:style-name="ce1">
            <text:p>7</text:p>
          </table:table-cell>
          <table:table-cell office:value-type="float" office:value="0.458243232314633" table:style-name="ce1">
            <text:p>0.458243232314633</text:p>
          </table:table-cell>
          <table:table-cell office:value-type="float" office:value="0.0577448974885576" table:style-name="ce1">
            <text:p>0.0577448974885576</text:p>
          </table:table-cell>
          <table:table-cell office:value-type="float" office:value="0.479237102287725" table:style-name="ce1">
            <text:p>0.479237102287725</text:p>
          </table:table-cell>
          <table:table-cell office:value-type="float" office:value="0.323831959019369" table:style-name="ce1">
            <text:p>0.323831959019369</text:p>
          </table:table-cell>
          <table:table-cell office:value-type="float" office:value="1.00949206914813" table:style-name="ce1">
            <text:p>1.00949206914813</text:p>
          </table:table-cell>
          <table:table-cell office:value-type="float" office:value="0.11872755380791" table:style-name="ce1">
            <text:p>0.11872755380791</text:p>
          </table:table-cell>
          <table:table-cell office:value-type="float" office:value="1.1757843408775" table:style-name="ce1">
            <text:p>1.1757843408775</text:p>
          </table:table-cell>
          <table:table-cell office:value-type="float" office:value="0.509440043559113" table:style-name="ce1">
            <text:p>0.509440043559113</text:p>
          </table:table-cell>
          <table:table-cell office:value-type="float" office:value="0.0586077549627578" table:style-name="ce1">
            <text:p>0.0586077549627578</text:p>
          </table:table-cell>
          <table:table-cell office:value-type="float" office:value="0.0910927626044322" table:style-name="ce1">
            <text:p>0.0910927626044322</text:p>
          </table:table-cell>
          <table:table-cell office:value-type="float" office:value="0.192748170987159" table:style-name="ce1">
            <text:p>0.192748170987159</text:p>
          </table:table-cell>
          <table:table-cell office:value-type="float" office:value="0.864162271314141" table:style-name="ce1">
            <text:p>0.864162271314141</text:p>
          </table:table-cell>
          <table:table-cell office:value-type="float" office:value="0.57347534517172" table:style-name="ce1">
            <text:p>0.57347534517172</text:p>
          </table:table-cell>
          <table:table-cell office:value-type="float" office:value="0.244771729083445" table:style-name="ce1">
            <text:p>0.244771729083445</text:p>
          </table:table-cell>
          <table:table-cell office:value-type="float" office:value="0.335003290446664" table:style-name="ce1">
            <text:p>0.335003290446664</text:p>
          </table:table-cell>
          <table:table-cell office:value-type="float" office:value="0.332475221560977" table:style-name="ce1">
            <text:p>0.332475221560977</text:p>
          </table:table-cell>
          <table:table-cell office:value-type="float" office:value="0.633944019869925" table:style-name="ce1">
            <text:p>0.633944019869925</text:p>
          </table:table-cell>
          <table:table-cell office:value-type="float" office:value="0.578271843435917" table:style-name="ce1">
            <text:p>0.578271843435917</text:p>
          </table:table-cell>
          <table:table-cell office:value-type="float" office:value="0.447194888022317" table:style-name="ce1">
            <text:p>0.447194888022317</text:p>
          </table:table-cell>
          <table:table-cell office:value-type="float" office:value="1.08307937157747" table:style-name="ce1">
            <text:p>1.08307937157747</text:p>
          </table:table-cell>
          <table:table-cell office:value-type="float" office:value="0.458243232314633" table:style-name="ce1">
            <text:p>0.458243232314633</text:p>
          </table:table-cell>
          <table:table-cell office:value-type="float" office:value="0.720841263351481" table:style-name="ce1">
            <text:p>0.720841263351481</text:p>
          </table:table-cell>
          <table:table-cell office:value-type="float" office:value="1.08171284785548" table:style-name="ce1">
            <text:p>1.08171284785548</text:p>
          </table:table-cell>
          <table:table-cell office:value-type="float" office:value="1.22667368428453" table:style-name="ce1">
            <text:p>1.22667368428453</text:p>
          </table:table-cell>
          <table:table-cell office:value-type="float" office:value="0.838116329172948" table:style-name="ce1">
            <text:p>0.838116329172948</text:p>
          </table:table-cell>
          <table:table-cell office:value-type="float" office:value="0.844306681633578" table:style-name="ce1">
            <text:p>0.844306681633578</text:p>
          </table:table-cell>
          <table:table-cell office:value-type="float" office:value="0.732538706411744" table:style-name="ce1">
            <text:p>0.732538706411744</text:p>
          </table:table-cell>
          <table:table-cell office:value-type="float" office:value="1.14032305029177" table:style-name="ce1">
            <text:p>1.14032305029177</text:p>
          </table:table-cell>
          <table:table-cell office:value-type="float" office:value="0.933158054037584" table:style-name="ce1">
            <text:p>0.933158054037584</text:p>
          </table:table-cell>
          <table:table-cell office:value-type="float" office:value="0.807998146340215" table:style-name="ce1">
            <text:p>0.807998146340215</text:p>
          </table:table-cell>
          <table:table-cell office:value-type="float" office:value="0.864134940839701" table:style-name="ce1">
            <text:p>0.864134940839701</text:p>
          </table:table-cell>
          <table:table-cell office:value-type="float" office:value="1.23134719541375" table:style-name="ce1">
            <text:p>1.23134719541375</text:p>
          </table:table-cell>
          <table:table-cell office:value-type="float" office:value="0.599234317331294" table:style-name="ce1">
            <text:p>0.599234317331294</text:p>
          </table:table-cell>
          <table:table-cell office:value-type="float" office:value="0.764310382948089" table:style-name="ce1">
            <text:p>0.764310382948089</text:p>
          </table:table-cell>
          <table:table-cell office:value-type="float" office:value="0.599384634940714" table:style-name="ce1">
            <text:p>0.599384634940714</text:p>
          </table:table-cell>
          <table:table-cell office:value-type="float" office:value="0.862659095219948" table:style-name="ce1">
            <text:p>0.862659095219948</text:p>
          </table:table-cell>
          <table:table-cell office:value-type="float" office:value="0.515753383154722" table:style-name="ce1">
            <text:p>0.515753383154722</text:p>
          </table:table-cell>
          <table:table-cell office:value-type="float" office:value="0.562201524465275" table:style-name="ce1">
            <text:p>0.562201524465275</text:p>
          </table:table-cell>
          <table:table-cell office:value-type="float" office:value="0.49163423946154" table:style-name="ce1">
            <text:p>0.49163423946154</text:p>
          </table:table-cell>
          <table:table-cell office:value-type="float" office:value="0.6635429236883" table:style-name="ce1">
            <text:p>0.6635429236883</text:p>
          </table:table-cell>
          <table:table-cell office:value-type="float" office:value="0" table:style-name="ce1">
            <text:p>0</text:p>
          </table:table-cell>
          <table:table-cell office:value-type="float" office:value="0.741803737246858" table:style-name="ce1">
            <text:p>0.741803737246858</text:p>
          </table:table-cell>
          <table:table-cell office:value-type="float" office:value="1.27130434904483" table:style-name="ce1">
            <text:p>1.27130434904483</text:p>
          </table:table-cell>
          <table:table-cell office:value-type="float" office:value="0.208545185213402" table:style-name="ce1">
            <text:p>0.208545185213402</text:p>
          </table:table-cell>
          <table:table-cell office:value-type="float" office:value="0.630161267550051" table:style-name="ce1">
            <text:p>0.630161267550051</text:p>
          </table:table-cell>
          <table:table-cell office:value-type="float" office:value="0.630161267550051" table:style-name="ce1">
            <text:p>0.630161267550051</text:p>
          </table:table-cell>
          <table:table-cell office:value-type="float" office:value="0.630161267550051" table:style-name="ce1">
            <text:p>0.630161267550051</text:p>
          </table:table-cell>
          <table:table-cell office:value-type="float" office:value="0.630161267550051" table:style-name="ce1">
            <text:p>0.630161267550051</text:p>
          </table:table-cell>
          <table:table-cell office:value-type="float" office:value="0.630161267550051" table:style-name="ce1">
            <text:p>0.630161267550051</text:p>
          </table:table-cell>
          <table:table-cell office:value-type="float" office:value="0.630161267550051" table:style-name="ce1">
            <text:p>0.630161267550051</text:p>
          </table:table-cell>
          <table:table-cell office:value-type="float" office:value="0.630161267550051" table:style-name="ce1">
            <text:p>0.630161267550051</text:p>
          </table:table-cell>
          <table:table-cell office:value-type="float" office:value="0.630161267550051" table:style-name="ce1">
            <text:p>0.630161267550051</text:p>
          </table:table-cell>
          <table:table-cell office:value-type="float" office:value="0.630161267550051" table:style-name="ce1">
            <text:p>0.630161267550051</text:p>
          </table:table-cell>
          <table:table-cell office:value-type="float" office:value="0.630161267550051" table:style-name="ce1">
            <text:p>0.630161267550051</text:p>
          </table:table-cell>
        </table:table-row>
        <table:table-row>
          <table:table-cell office:value-type="string" office:value="8" table:style-name="ce1">
            <text:p>8</text:p>
          </table:table-cell>
          <table:table-cell office:value-type="float" office:value="0.391447552783599" table:style-name="ce1">
            <text:p>0.391447552783599</text:p>
          </table:table-cell>
          <table:table-cell office:value-type="float" office:value="0.0618583574095417" table:style-name="ce1">
            <text:p>0.0618583574095417</text:p>
          </table:table-cell>
          <table:table-cell office:value-type="float" office:value="0.306794850163963" table:style-name="ce1">
            <text:p>0.306794850163963</text:p>
          </table:table-cell>
          <table:table-cell office:value-type="float" office:value="0.292021849003343" table:style-name="ce1">
            <text:p>0.292021849003343</text:p>
          </table:table-cell>
          <table:table-cell office:value-type="float" office:value="0.960789163696289" table:style-name="ce1">
            <text:p>0.960789163696289</text:p>
          </table:table-cell>
          <table:table-cell office:value-type="float" office:value="0.151482277385362" table:style-name="ce1">
            <text:p>0.151482277385362</text:p>
          </table:table-cell>
          <table:table-cell office:value-type="float" office:value="0.80705524497204" table:style-name="ce1">
            <text:p>0.80705524497204</text:p>
          </table:table-cell>
          <table:table-cell office:value-type="float" office:value="0.278770839286639" table:style-name="ce1">
            <text:p>0.278770839286639</text:p>
          </table:table-cell>
          <table:table-cell office:value-type="float" office:value="0.0385074959392719" table:style-name="ce1">
            <text:p>0.0385074959392719</text:p>
          </table:table-cell>
          <table:table-cell office:value-type="float" office:value="0.0622541743023074" table:style-name="ce1">
            <text:p>0.0622541743023074</text:p>
          </table:table-cell>
          <table:table-cell office:value-type="float" office:value="0.264367679256829" table:style-name="ce1">
            <text:p>0.264367679256829</text:p>
          </table:table-cell>
          <table:table-cell office:value-type="float" office:value="0.468662975694832" table:style-name="ce1">
            <text:p>0.468662975694832</text:p>
          </table:table-cell>
          <table:table-cell office:value-type="float" office:value="0.610726781833258" table:style-name="ce1">
            <text:p>0.610726781833258</text:p>
          </table:table-cell>
          <table:table-cell office:value-type="float" office:value="0.207930249538505" table:style-name="ce1">
            <text:p>0.207930249538505</text:p>
          </table:table-cell>
          <table:table-cell office:value-type="float" office:value="0.383856513507926" table:style-name="ce1">
            <text:p>0.383856513507926</text:p>
          </table:table-cell>
          <table:table-cell office:value-type="float" office:value="0.302302377779364" table:style-name="ce1">
            <text:p>0.302302377779364</text:p>
          </table:table-cell>
          <table:table-cell office:value-type="float" office:value="0.57137089863985" table:style-name="ce1">
            <text:p>0.57137089863985</text:p>
          </table:table-cell>
          <table:table-cell office:value-type="float" office:value="0.511380507244343" table:style-name="ce1">
            <text:p>0.511380507244343</text:p>
          </table:table-cell>
          <table:table-cell office:value-type="float" office:value="0.599220652094074" table:style-name="ce1">
            <text:p>0.599220652094074</text:p>
          </table:table-cell>
          <table:table-cell office:value-type="float" office:value="0.81317727124657" table:style-name="ce1">
            <text:p>0.81317727124657</text:p>
          </table:table-cell>
          <table:table-cell office:value-type="float" office:value="0.391447552783599" table:style-name="ce1">
            <text:p>0.391447552783599</text:p>
          </table:table-cell>
          <table:table-cell office:value-type="float" office:value="0.481699612002648" table:style-name="ce1">
            <text:p>0.481699612002648</text:p>
          </table:table-cell>
          <table:table-cell office:value-type="float" office:value="1.14446361716941" table:style-name="ce1">
            <text:p>1.14446361716941</text:p>
          </table:table-cell>
          <table:table-cell office:value-type="float" office:value="1.00449059232564" table:style-name="ce1">
            <text:p>1.00449059232564</text:p>
          </table:table-cell>
          <table:table-cell office:value-type="float" office:value="0.805880034571125" table:style-name="ce1">
            <text:p>0.805880034571125</text:p>
          </table:table-cell>
          <table:table-cell office:value-type="float" office:value="0.584052238779948" table:style-name="ce1">
            <text:p>0.584052238779948</text:p>
          </table:table-cell>
          <table:table-cell office:value-type="float" office:value="0.798200171253523" table:style-name="ce1">
            <text:p>0.798200171253523</text:p>
          </table:table-cell>
          <table:table-cell office:value-type="float" office:value="0.821854696881228" table:style-name="ce1">
            <text:p>0.821854696881228</text:p>
          </table:table-cell>
          <table:table-cell office:value-type="float" office:value="0.988666247624953" table:style-name="ce1">
            <text:p>0.988666247624953</text:p>
          </table:table-cell>
          <table:table-cell office:value-type="float" office:value="0.567981919809307" table:style-name="ce1">
            <text:p>0.567981919809307</text:p>
          </table:table-cell>
          <table:table-cell office:value-type="float" office:value="0.911293674485691" table:style-name="ce1">
            <text:p>0.911293674485691</text:p>
          </table:table-cell>
          <table:table-cell office:value-type="float" office:value="1.09537808507541" table:style-name="ce1">
            <text:p>1.09537808507541</text:p>
          </table:table-cell>
          <table:table-cell office:value-type="float" office:value="0.721633847110237" table:style-name="ce1">
            <text:p>0.721633847110237</text:p>
          </table:table-cell>
          <table:table-cell office:value-type="float" office:value="0.684724041379197" table:style-name="ce1">
            <text:p>0.684724041379197</text:p>
          </table:table-cell>
          <table:table-cell office:value-type="float" office:value="0.494080316923908" table:style-name="ce1">
            <text:p>0.494080316923908</text:p>
          </table:table-cell>
          <table:table-cell office:value-type="float" office:value="0.654988485188622" table:style-name="ce1">
            <text:p>0.654988485188622</text:p>
          </table:table-cell>
          <table:table-cell office:value-type="float" office:value="0.399899502004128" table:style-name="ce1">
            <text:p>0.399899502004128</text:p>
          </table:table-cell>
          <table:table-cell office:value-type="float" office:value="0.416530095700786" table:style-name="ce1">
            <text:p>0.416530095700786</text:p>
          </table:table-cell>
          <table:table-cell office:value-type="float" office:value="0.221404173437359" table:style-name="ce1">
            <text:p>0.221404173437359</text:p>
          </table:table-cell>
          <table:table-cell office:value-type="float" office:value="0.434800517863837" table:style-name="ce1">
            <text:p>0.434800517863837</text:p>
          </table:table-cell>
          <table:table-cell office:value-type="float" office:value="0" table:style-name="ce1">
            <text:p>0</text:p>
          </table:table-cell>
          <table:table-cell office:value-type="float" office:value="0.468867954253131" table:style-name="ce1">
            <text:p>0.468867954253131</text:p>
          </table:table-cell>
          <table:table-cell office:value-type="float" office:value="0.820351520787035" table:style-name="ce1">
            <text:p>0.820351520787035</text:p>
          </table:table-cell>
          <table:table-cell office:value-type="float" office:value="0.0777278693069805" table:style-name="ce1">
            <text:p>0.0777278693069805</text:p>
          </table:table-cell>
          <table:table-cell office:value-type="float" office:value="0.524418056329446" table:style-name="ce1">
            <text:p>0.524418056329446</text:p>
          </table:table-cell>
          <table:table-cell office:value-type="float" office:value="0.524418056329446" table:style-name="ce1">
            <text:p>0.524418056329446</text:p>
          </table:table-cell>
          <table:table-cell office:value-type="float" office:value="0.524418056329446" table:style-name="ce1">
            <text:p>0.524418056329446</text:p>
          </table:table-cell>
          <table:table-cell office:value-type="float" office:value="0.524418056329446" table:style-name="ce1">
            <text:p>0.524418056329446</text:p>
          </table:table-cell>
          <table:table-cell office:value-type="float" office:value="0.524418056329446" table:style-name="ce1">
            <text:p>0.524418056329446</text:p>
          </table:table-cell>
          <table:table-cell office:value-type="float" office:value="0.524418056329446" table:style-name="ce1">
            <text:p>0.524418056329446</text:p>
          </table:table-cell>
          <table:table-cell office:value-type="float" office:value="0.524418056329446" table:style-name="ce1">
            <text:p>0.524418056329446</text:p>
          </table:table-cell>
          <table:table-cell office:value-type="float" office:value="0.524418056329446" table:style-name="ce1">
            <text:p>0.524418056329446</text:p>
          </table:table-cell>
          <table:table-cell office:value-type="float" office:value="0.524418056329446" table:style-name="ce1">
            <text:p>0.524418056329446</text:p>
          </table:table-cell>
          <table:table-cell office:value-type="float" office:value="0.524418056329446" table:style-name="ce1">
            <text:p>0.524418056329446</text:p>
          </table:table-cell>
        </table:table-row>
        <table:table-row>
          <table:table-cell office:value-type="string" office:value="9" table:style-name="ce1">
            <text:p>9</text:p>
          </table:table-cell>
          <table:table-cell office:value-type="float" office:value="0.231236311617101" table:style-name="ce1">
            <text:p>0.231236311617101</text:p>
          </table:table-cell>
          <table:table-cell office:value-type="float" office:value="0.0508373672891418" table:style-name="ce1">
            <text:p>0.0508373672891418</text:p>
          </table:table-cell>
          <table:table-cell office:value-type="float" office:value="0.27355297023649" table:style-name="ce1">
            <text:p>0.27355297023649</text:p>
          </table:table-cell>
          <table:table-cell office:value-type="float" office:value="0.17593565882001" table:style-name="ce1">
            <text:p>0.17593565882001</text:p>
          </table:table-cell>
          <table:table-cell office:value-type="float" office:value="0.972787241975391" table:style-name="ce1">
            <text:p>0.972787241975391</text:p>
          </table:table-cell>
          <table:table-cell office:value-type="float" office:value="0.0959791746876903" table:style-name="ce1">
            <text:p>0.0959791746876903</text:p>
          </table:table-cell>
          <table:table-cell office:value-type="float" office:value="0.606586214955618" table:style-name="ce1">
            <text:p>0.606586214955618</text:p>
          </table:table-cell>
          <table:table-cell office:value-type="float" office:value="0.156057009051638" table:style-name="ce1">
            <text:p>0.156057009051638</text:p>
          </table:table-cell>
          <table:table-cell office:value-type="float" office:value="0.0317295695012041" table:style-name="ce1">
            <text:p>0.0317295695012041</text:p>
          </table:table-cell>
          <table:table-cell office:value-type="float" office:value="0.0503388014684605" table:style-name="ce1">
            <text:p>0.0503388014684605</text:p>
          </table:table-cell>
          <table:table-cell office:value-type="float" office:value="0.238362732827296" table:style-name="ce1">
            <text:p>0.238362732827296</text:p>
          </table:table-cell>
          <table:table-cell office:value-type="float" office:value="0.306278961810365" table:style-name="ce1">
            <text:p>0.306278961810365</text:p>
          </table:table-cell>
          <table:table-cell office:value-type="float" office:value="0.315707975492119" table:style-name="ce1">
            <text:p>0.315707975492119</text:p>
          </table:table-cell>
          <table:table-cell office:value-type="float" office:value="0.166961868353145" table:style-name="ce1">
            <text:p>0.166961868353145</text:p>
          </table:table-cell>
          <table:table-cell office:value-type="float" office:value="0.194866282756249" table:style-name="ce1">
            <text:p>0.194866282756249</text:p>
          </table:table-cell>
          <table:table-cell office:value-type="float" office:value="0.253654133276402" table:style-name="ce1">
            <text:p>0.253654133276402</text:p>
          </table:table-cell>
          <table:table-cell office:value-type="float" office:value="0.340346398199658" table:style-name="ce1">
            <text:p>0.340346398199658</text:p>
          </table:table-cell>
          <table:table-cell office:value-type="float" office:value="0.332311238714338" table:style-name="ce1">
            <text:p>0.332311238714338</text:p>
          </table:table-cell>
          <table:table-cell office:value-type="float" office:value="0.12695005377318" table:style-name="ce1">
            <text:p>0.12695005377318</text:p>
          </table:table-cell>
          <table:table-cell office:value-type="float" office:value="0.493738685993409" table:style-name="ce1">
            <text:p>0.493738685993409</text:p>
          </table:table-cell>
          <table:table-cell office:value-type="float" office:value="0.231236311617101" table:style-name="ce1">
            <text:p>0.231236311617101</text:p>
          </table:table-cell>
          <table:table-cell office:value-type="float" office:value="0.228687744875583" table:style-name="ce1">
            <text:p>0.228687744875583</text:p>
          </table:table-cell>
          <table:table-cell office:value-type="float" office:value="0.498822154239225" table:style-name="ce1">
            <text:p>0.498822154239225</text:p>
          </table:table-cell>
          <table:table-cell office:value-type="float" office:value="0.706793399489389" table:style-name="ce1">
            <text:p>0.706793399489389</text:p>
          </table:table-cell>
          <table:table-cell office:value-type="float" office:value="0.427817581644451" table:style-name="ce1">
            <text:p>0.427817581644451</text:p>
          </table:table-cell>
          <table:table-cell office:value-type="float" office:value="0.296877278603051" table:style-name="ce1">
            <text:p>0.296877278603051</text:p>
          </table:table-cell>
          <table:table-cell office:value-type="float" office:value="0.398915604924292" table:style-name="ce1">
            <text:p>0.398915604924292</text:p>
          </table:table-cell>
          <table:table-cell office:value-type="float" office:value="0.450050922601283" table:style-name="ce1">
            <text:p>0.450050922601283</text:p>
          </table:table-cell>
          <table:table-cell office:value-type="float" office:value="0.409178198076462" table:style-name="ce1">
            <text:p>0.409178198076462</text:p>
          </table:table-cell>
          <table:table-cell office:value-type="float" office:value="0.341494278126133" table:style-name="ce1">
            <text:p>0.341494278126133</text:p>
          </table:table-cell>
          <table:table-cell office:value-type="float" office:value="0.442794681637498" table:style-name="ce1">
            <text:p>0.442794681637498</text:p>
          </table:table-cell>
          <table:table-cell office:value-type="float" office:value="0.481740607714308" table:style-name="ce1">
            <text:p>0.481740607714308</text:p>
          </table:table-cell>
          <table:table-cell office:value-type="float" office:value="0.272170529709411" table:style-name="ce1">
            <text:p>0.272170529709411</text:p>
          </table:table-cell>
          <table:table-cell office:value-type="float" office:value="0.375015105026629" table:style-name="ce1">
            <text:p>0.375015105026629</text:p>
          </table:table-cell>
          <table:table-cell office:value-type="float" office:value="0.294253553056823" table:style-name="ce1">
            <text:p>0.294253553056823</text:p>
          </table:table-cell>
          <table:table-cell office:value-type="float" office:value="0.407934661489448" table:style-name="ce1">
            <text:p>0.407934661489448</text:p>
          </table:table-cell>
          <table:table-cell office:value-type="float" office:value="0.360365970726861" table:style-name="ce1">
            <text:p>0.360365970726861</text:p>
          </table:table-cell>
          <table:table-cell office:value-type="float" office:value="0.183961423454742" table:style-name="ce1">
            <text:p>0.183961423454742</text:p>
          </table:table-cell>
          <table:table-cell office:value-type="float" office:value="0.244143128171328" table:style-name="ce1">
            <text:p>0.244143128171328</text:p>
          </table:table-cell>
          <table:table-cell office:value-type="float" office:value="0.320367821384116" table:style-name="ce1">
            <text:p>0.320367821384116</text:p>
          </table:table-cell>
          <table:table-cell office:value-type="float" office:value="0" table:style-name="ce1">
            <text:p>0</text:p>
          </table:table-cell>
          <table:table-cell office:value-type="float" office:value="0.263971387377451" table:style-name="ce1">
            <text:p>0.263971387377451</text:p>
          </table:table-cell>
          <table:table-cell office:value-type="float" office:value="0.616684825261149" table:style-name="ce1">
            <text:p>0.616684825261149</text:p>
          </table:table-cell>
          <table:table-cell office:value-type="float" office:value="0.0936888663798626" table:style-name="ce1">
            <text:p>0.0936888663798626</text:p>
          </table:table-cell>
          <table:table-cell office:value-type="float" office:value="0.312754197417852" table:style-name="ce1">
            <text:p>0.312754197417852</text:p>
          </table:table-cell>
          <table:table-cell office:value-type="float" office:value="0.312754197417852" table:style-name="ce1">
            <text:p>0.312754197417852</text:p>
          </table:table-cell>
          <table:table-cell office:value-type="float" office:value="0.312754197417852" table:style-name="ce1">
            <text:p>0.312754197417852</text:p>
          </table:table-cell>
          <table:table-cell office:value-type="float" office:value="0.312754197417852" table:style-name="ce1">
            <text:p>0.312754197417852</text:p>
          </table:table-cell>
          <table:table-cell office:value-type="float" office:value="0.312754197417852" table:style-name="ce1">
            <text:p>0.312754197417852</text:p>
          </table:table-cell>
          <table:table-cell office:value-type="float" office:value="0.312754197417852" table:style-name="ce1">
            <text:p>0.312754197417852</text:p>
          </table:table-cell>
          <table:table-cell office:value-type="float" office:value="0.312754197417852" table:style-name="ce1">
            <text:p>0.312754197417852</text:p>
          </table:table-cell>
          <table:table-cell office:value-type="float" office:value="0.312754197417852" table:style-name="ce1">
            <text:p>0.312754197417852</text:p>
          </table:table-cell>
          <table:table-cell office:value-type="float" office:value="0.312754197417852" table:style-name="ce1">
            <text:p>0.312754197417852</text:p>
          </table:table-cell>
          <table:table-cell office:value-type="float" office:value="0.312754197417852" table:style-name="ce1">
            <text:p>0.312754197417852</text:p>
          </table:table-cell>
        </table:table-row>
        <table:table-row>
          <table:table-cell office:value-type="string" office:value="10" table:style-name="ce1">
            <text:p>10</text:p>
          </table:table-cell>
          <table:table-cell office:value-type="float" office:value="0.362381593216801" table:style-name="ce1">
            <text:p>0.362381593216801</text:p>
          </table:table-cell>
          <table:table-cell office:value-type="float" office:value="0.0494701059869924" table:style-name="ce1">
            <text:p>0.0494701059869924</text:p>
          </table:table-cell>
          <table:table-cell office:value-type="float" office:value="0.279785822722891" table:style-name="ce1">
            <text:p>0.279785822722891</text:p>
          </table:table-cell>
          <table:table-cell office:value-type="float" office:value="0.28565470253618" table:style-name="ce1">
            <text:p>0.28565470253618</text:p>
          </table:table-cell>
          <table:table-cell office:value-type="float" office:value="0.965735979569905" table:style-name="ce1">
            <text:p>0.965735979569905</text:p>
          </table:table-cell>
          <table:table-cell office:value-type="float" office:value="0.133558427471361" table:style-name="ce1">
            <text:p>0.133558427471361</text:p>
          </table:table-cell>
          <table:table-cell office:value-type="float" office:value="0.791927827369574" table:style-name="ce1">
            <text:p>0.791927827369574</text:p>
          </table:table-cell>
          <table:table-cell office:value-type="float" office:value="0.238663368046135" table:style-name="ce1">
            <text:p>0.238663368046135</text:p>
          </table:table-cell>
          <table:table-cell office:value-type="float" office:value="0.0413097394278787" table:style-name="ce1">
            <text:p>0.0413097394278787</text:p>
          </table:table-cell>
          <table:table-cell office:value-type="float" office:value="0.0668241663916436" table:style-name="ce1">
            <text:p>0.0668241663916436</text:p>
          </table:table-cell>
          <table:table-cell office:value-type="float" office:value="0.399598866785289" table:style-name="ce1">
            <text:p>0.399598866785289</text:p>
          </table:table-cell>
          <table:table-cell office:value-type="float" office:value="0.439638011839694" table:style-name="ce1">
            <text:p>0.439638011839694</text:p>
          </table:table-cell>
          <table:table-cell office:value-type="float" office:value="0.463278872230178" table:style-name="ce1">
            <text:p>0.463278872230178</text:p>
          </table:table-cell>
          <table:table-cell office:value-type="float" office:value="0.168943327750035" table:style-name="ce1">
            <text:p>0.168943327750035</text:p>
          </table:table-cell>
          <table:table-cell office:value-type="float" office:value="0.378048787689454" table:style-name="ce1">
            <text:p>0.378048787689454</text:p>
          </table:table-cell>
          <table:table-cell office:value-type="float" office:value="0.399202574905911" table:style-name="ce1">
            <text:p>0.399202574905911</text:p>
          </table:table-cell>
          <table:table-cell office:value-type="float" office:value="0.453685875701785" table:style-name="ce1">
            <text:p>0.453685875701785</text:p>
          </table:table-cell>
          <table:table-cell office:value-type="float" office:value="0.588780410858045" table:style-name="ce1">
            <text:p>0.588780410858045</text:p>
          </table:table-cell>
          <table:table-cell office:value-type="float" office:value="0.251030407730174" table:style-name="ce1">
            <text:p>0.251030407730174</text:p>
          </table:table-cell>
          <table:table-cell office:value-type="float" office:value="0.829780534468789" table:style-name="ce1">
            <text:p>0.829780534468789</text:p>
          </table:table-cell>
          <table:table-cell office:value-type="float" office:value="0.362381593216801" table:style-name="ce1">
            <text:p>0.362381593216801</text:p>
          </table:table-cell>
          <table:table-cell office:value-type="float" office:value="0.437014286293466" table:style-name="ce1">
            <text:p>0.437014286293466</text:p>
          </table:table-cell>
          <table:table-cell office:value-type="float" office:value="0.767617370355312" table:style-name="ce1">
            <text:p>0.767617370355312</text:p>
          </table:table-cell>
          <table:table-cell office:value-type="float" office:value="0.95234404709437" table:style-name="ce1">
            <text:p>0.95234404709437</text:p>
          </table:table-cell>
          <table:table-cell office:value-type="float" office:value="0.623654096243315" table:style-name="ce1">
            <text:p>0.623654096243315</text:p>
          </table:table-cell>
          <table:table-cell office:value-type="float" office:value="0.607488120612134" table:style-name="ce1">
            <text:p>0.607488120612134</text:p>
          </table:table-cell>
          <table:table-cell office:value-type="float" office:value="0.719625057238907" table:style-name="ce1">
            <text:p>0.719625057238907</text:p>
          </table:table-cell>
          <table:table-cell office:value-type="float" office:value="0.732825676393362" table:style-name="ce1">
            <text:p>0.732825676393362</text:p>
          </table:table-cell>
          <table:table-cell office:value-type="float" office:value="0.657311575516011" table:style-name="ce1">
            <text:p>0.657311575516011</text:p>
          </table:table-cell>
          <table:table-cell office:value-type="float" office:value="0.546445505950692" table:style-name="ce1">
            <text:p>0.546445505950692</text:p>
          </table:table-cell>
          <table:table-cell office:value-type="float" office:value="0.71068799209707" table:style-name="ce1">
            <text:p>0.71068799209707</text:p>
          </table:table-cell>
          <table:table-cell office:value-type="float" office:value="0.923250757053133" table:style-name="ce1">
            <text:p>0.923250757053133</text:p>
          </table:table-cell>
          <table:table-cell office:value-type="float" office:value="0.544655359874881" table:style-name="ce1">
            <text:p>0.544655359874881</text:p>
          </table:table-cell>
          <table:table-cell office:value-type="float" office:value="0.660044622959997" table:style-name="ce1">
            <text:p>0.660044622959997</text:p>
          </table:table-cell>
          <table:table-cell office:value-type="float" office:value="0.653553635280529" table:style-name="ce1">
            <text:p>0.653553635280529</text:p>
          </table:table-cell>
          <table:table-cell office:value-type="float" office:value="0.797872205560245" table:style-name="ce1">
            <text:p>0.797872205560245</text:p>
          </table:table-cell>
          <table:table-cell office:value-type="float" office:value="0.597608154102122" table:style-name="ce1">
            <text:p>0.597608154102122</text:p>
          </table:table-cell>
          <table:table-cell office:value-type="float" office:value="0.411159657473353" table:style-name="ce1">
            <text:p>0.411159657473353</text:p>
          </table:table-cell>
          <table:table-cell office:value-type="float" office:value="0.493192076504612" table:style-name="ce1">
            <text:p>0.493192076504612</text:p>
          </table:table-cell>
          <table:table-cell office:value-type="float" office:value="0.405010300724383" table:style-name="ce1">
            <text:p>0.405010300724383</text:p>
          </table:table-cell>
          <table:table-cell office:value-type="float" office:value="0" table:style-name="ce1">
            <text:p>0</text:p>
          </table:table-cell>
          <table:table-cell office:value-type="float" office:value="0.484200350413896" table:style-name="ce1">
            <text:p>0.484200350413896</text:p>
          </table:table-cell>
          <table:table-cell office:value-type="float" office:value="0.960119567072513" table:style-name="ce1">
            <text:p>0.960119567072513</text:p>
          </table:table-cell>
          <table:table-cell office:value-type="float" office:value="0.109075923489507" table:style-name="ce1">
            <text:p>0.109075923489507</text:p>
          </table:table-cell>
          <table:table-cell office:value-type="float" office:value="0.494191757595894" table:style-name="ce1">
            <text:p>0.494191757595894</text:p>
          </table:table-cell>
          <table:table-cell office:value-type="float" office:value="0.494191757595894" table:style-name="ce1">
            <text:p>0.494191757595894</text:p>
          </table:table-cell>
          <table:table-cell office:value-type="float" office:value="0.494191757595894" table:style-name="ce1">
            <text:p>0.494191757595894</text:p>
          </table:table-cell>
          <table:table-cell office:value-type="float" office:value="0.494191757595894" table:style-name="ce1">
            <text:p>0.494191757595894</text:p>
          </table:table-cell>
          <table:table-cell office:value-type="float" office:value="0.494191757595894" table:style-name="ce1">
            <text:p>0.494191757595894</text:p>
          </table:table-cell>
          <table:table-cell office:value-type="float" office:value="0.494191757595894" table:style-name="ce1">
            <text:p>0.494191757595894</text:p>
          </table:table-cell>
          <table:table-cell office:value-type="float" office:value="0.494191757595894" table:style-name="ce1">
            <text:p>0.494191757595894</text:p>
          </table:table-cell>
          <table:table-cell office:value-type="float" office:value="0.494191757595894" table:style-name="ce1">
            <text:p>0.494191757595894</text:p>
          </table:table-cell>
          <table:table-cell office:value-type="float" office:value="0.494191757595894" table:style-name="ce1">
            <text:p>0.494191757595894</text:p>
          </table:table-cell>
          <table:table-cell office:value-type="float" office:value="0.494191757595894" table:style-name="ce1">
            <text:p>0.494191757595894</text:p>
          </table:table-cell>
        </table:table-row>
        <table:table-row>
          <table:table-cell office:value-type="string" office:value="11" table:style-name="ce1">
            <text:p>11</text:p>
          </table:table-cell>
          <table:table-cell office:value-type="float" office:value="0.361370365662526" table:style-name="ce1">
            <text:p>0.361370365662526</text:p>
          </table:table-cell>
          <table:table-cell office:value-type="float" office:value="0.0439520215173442" table:style-name="ce1">
            <text:p>0.0439520215173442</text:p>
          </table:table-cell>
          <table:table-cell office:value-type="float" office:value="0.268705196080401" table:style-name="ce1">
            <text:p>0.268705196080401</text:p>
          </table:table-cell>
          <table:table-cell office:value-type="float" office:value="0.276866246849111" table:style-name="ce1">
            <text:p>0.276866246849111</text:p>
          </table:table-cell>
          <table:table-cell office:value-type="float" office:value="0.975779928926556" table:style-name="ce1">
            <text:p>0.975779928926556</text:p>
          </table:table-cell>
          <table:table-cell office:value-type="float" office:value="0.14317596064455" table:style-name="ce1">
            <text:p>0.14317596064455</text:p>
          </table:table-cell>
          <table:table-cell office:value-type="float" office:value="0.752025334687368" table:style-name="ce1">
            <text:p>0.752025334687368</text:p>
          </table:table-cell>
          <table:table-cell office:value-type="float" office:value="0.234563796880155" table:style-name="ce1">
            <text:p>0.234563796880155</text:p>
          </table:table-cell>
          <table:table-cell office:value-type="float" office:value="0.0359329347341144" table:style-name="ce1">
            <text:p>0.0359329347341144</text:p>
          </table:table-cell>
          <table:table-cell office:value-type="float" office:value="0.0566018156654967" table:style-name="ce1">
            <text:p>0.0566018156654967</text:p>
          </table:table-cell>
          <table:table-cell office:value-type="float" office:value="0.37482379170555" table:style-name="ce1">
            <text:p>0.37482379170555</text:p>
          </table:table-cell>
          <table:table-cell office:value-type="float" office:value="0.476670804705713" table:style-name="ce1">
            <text:p>0.476670804705713</text:p>
          </table:table-cell>
          <table:table-cell office:value-type="float" office:value="0.463893807905075" table:style-name="ce1">
            <text:p>0.463893807905075</text:p>
          </table:table-cell>
          <table:table-cell office:value-type="float" office:value="0.157587515620271" table:style-name="ce1">
            <text:p>0.157587515620271</text:p>
          </table:table-cell>
          <table:table-cell office:value-type="float" office:value="0.345115565989415" table:style-name="ce1">
            <text:p>0.345115565989415</text:p>
          </table:table-cell>
          <table:table-cell office:value-type="float" office:value="0.381547088417757" table:style-name="ce1">
            <text:p>0.381547088417757</text:p>
          </table:table-cell>
          <table:table-cell office:value-type="float" office:value="0.455353034642617" table:style-name="ce1">
            <text:p>0.455353034642617</text:p>
          </table:table-cell>
          <table:table-cell office:value-type="float" office:value="0.541908647193674" table:style-name="ce1">
            <text:p>0.541908647193674</text:p>
          </table:table-cell>
          <table:table-cell office:value-type="float" office:value="0.259571180992633" table:style-name="ce1">
            <text:p>0.259571180992633</text:p>
          </table:table-cell>
          <table:table-cell office:value-type="float" office:value="0.750809128574794" table:style-name="ce1">
            <text:p>0.750809128574794</text:p>
          </table:table-cell>
          <table:table-cell office:value-type="float" office:value="0.361370365662526" table:style-name="ce1">
            <text:p>0.361370365662526</text:p>
          </table:table-cell>
          <table:table-cell office:value-type="float" office:value="0.418429563674357" table:style-name="ce1">
            <text:p>0.418429563674357</text:p>
          </table:table-cell>
          <table:table-cell office:value-type="float" office:value="0.728384474296884" table:style-name="ce1">
            <text:p>0.728384474296884</text:p>
          </table:table-cell>
          <table:table-cell office:value-type="float" office:value="0.914901297111753" table:style-name="ce1">
            <text:p>0.914901297111753</text:p>
          </table:table-cell>
          <table:table-cell office:value-type="float" office:value="0.596924892241126" table:style-name="ce1">
            <text:p>0.596924892241126</text:p>
          </table:table-cell>
          <table:table-cell office:value-type="float" office:value="0.528708028039219" table:style-name="ce1">
            <text:p>0.528708028039219</text:p>
          </table:table-cell>
          <table:table-cell office:value-type="float" office:value="0.674953396766945" table:style-name="ce1">
            <text:p>0.674953396766945</text:p>
          </table:table-cell>
          <table:table-cell office:value-type="float" office:value="0.71279243862894" table:style-name="ce1">
            <text:p>0.71279243862894</text:p>
          </table:table-cell>
          <table:table-cell office:value-type="float" office:value="0.632249530454653" table:style-name="ce1">
            <text:p>0.632249530454653</text:p>
          </table:table-cell>
          <table:table-cell office:value-type="float" office:value="0.541922312430894" table:style-name="ce1">
            <text:p>0.541922312430894</text:p>
          </table:table-cell>
          <table:table-cell office:value-type="float" office:value="0.705905159070094" table:style-name="ce1">
            <text:p>0.705905159070094</text:p>
          </table:table-cell>
          <table:table-cell office:value-type="float" office:value="0.936642689528667" table:style-name="ce1">
            <text:p>0.936642689528667</text:p>
          </table:table-cell>
          <table:table-cell office:value-type="float" office:value="0.534392766722711" table:style-name="ce1">
            <text:p>0.534392766722711</text:p>
          </table:table-cell>
          <table:table-cell office:value-type="float" office:value="0.696134514457841" table:style-name="ce1">
            <text:p>0.696134514457841</text:p>
          </table:table-cell>
          <table:table-cell office:value-type="float" office:value="0.652474081540155" table:style-name="ce1">
            <text:p>0.652474081540155</text:p>
          </table:table-cell>
          <table:table-cell office:value-type="float" office:value="0.689356556796754" table:style-name="ce1">
            <text:p>0.689356556796754</text:p>
          </table:table-cell>
          <table:table-cell office:value-type="float" office:value="0.618775606555799" table:style-name="ce1">
            <text:p>0.618775606555799</text:p>
          </table:table-cell>
          <table:table-cell office:value-type="float" office:value="0.428760483012627" table:style-name="ce1">
            <text:p>0.428760483012627</text:p>
          </table:table-cell>
          <table:table-cell office:value-type="float" office:value="0.524075512621661" table:style-name="ce1">
            <text:p>0.524075512621661</text:p>
          </table:table-cell>
          <table:table-cell office:value-type="float" office:value="0.468471662373753" table:style-name="ce1">
            <text:p>0.468471662373753</text:p>
          </table:table-cell>
          <table:table-cell office:value-type="float" office:value="0" table:style-name="ce1">
            <text:p>0</text:p>
          </table:table-cell>
          <table:table-cell office:value-type="float" office:value="0.426382731736358" table:style-name="ce1">
            <text:p>0.426382731736358</text:p>
          </table:table-cell>
          <table:table-cell office:value-type="float" office:value="0.90939420651212" table:style-name="ce1">
            <text:p>0.90939420651212</text:p>
          </table:table-cell>
          <table:table-cell office:value-type="float" office:value="0.119529829962756" table:style-name="ce1">
            <text:p>0.119529829962756</text:p>
          </table:table-cell>
          <table:table-cell office:value-type="float" office:value="0.481299687899857" table:style-name="ce1">
            <text:p>0.481299687899857</text:p>
          </table:table-cell>
          <table:table-cell office:value-type="float" office:value="0.481299687899857" table:style-name="ce1">
            <text:p>0.481299687899857</text:p>
          </table:table-cell>
          <table:table-cell office:value-type="float" office:value="0.481299687899857" table:style-name="ce1">
            <text:p>0.481299687899857</text:p>
          </table:table-cell>
          <table:table-cell office:value-type="float" office:value="0.481299687899857" table:style-name="ce1">
            <text:p>0.481299687899857</text:p>
          </table:table-cell>
          <table:table-cell office:value-type="float" office:value="0.481299687899857" table:style-name="ce1">
            <text:p>0.481299687899857</text:p>
          </table:table-cell>
          <table:table-cell office:value-type="float" office:value="0.481299687899857" table:style-name="ce1">
            <text:p>0.481299687899857</text:p>
          </table:table-cell>
          <table:table-cell office:value-type="float" office:value="0.481299687899857" table:style-name="ce1">
            <text:p>0.481299687899857</text:p>
          </table:table-cell>
          <table:table-cell office:value-type="float" office:value="0.481299687899857" table:style-name="ce1">
            <text:p>0.481299687899857</text:p>
          </table:table-cell>
          <table:table-cell office:value-type="float" office:value="0.481299687899857" table:style-name="ce1">
            <text:p>0.481299687899857</text:p>
          </table:table-cell>
          <table:table-cell office:value-type="float" office:value="0.481299687899857" table:style-name="ce1">
            <text:p>0.481299687899857</text:p>
          </table:table-cell>
        </table:table-row>
        <table:table-row>
          <table:table-cell office:value-type="string" office:value="12" table:style-name="ce1">
            <text:p>12</text:p>
          </table:table-cell>
          <table:table-cell office:value-type="float" office:value="0.161188305627723" table:style-name="ce1">
            <text:p>0.161188305627723</text:p>
          </table:table-cell>
          <table:table-cell office:value-type="float" office:value="0.0421422392642856" table:style-name="ce1">
            <text:p>0.0421422392642856</text:p>
          </table:table-cell>
          <table:table-cell office:value-type="float" office:value="0.235463316152928" table:style-name="ce1">
            <text:p>0.235463316152928</text:p>
          </table:table-cell>
          <table:table-cell office:value-type="float" office:value="0.127769968006376" table:style-name="ce1">
            <text:p>0.127769968006376</text:p>
          </table:table-cell>
          <table:table-cell office:value-type="float" office:value="0.99547153576048" table:style-name="ce1">
            <text:p>0.99547153576048</text:p>
          </table:table-cell>
          <table:table-cell office:value-type="float" office:value="0.0660010073668654" table:style-name="ce1">
            <text:p>0.0660010073668654</text:p>
          </table:table-cell>
          <table:table-cell office:value-type="float" office:value="0.557787652843237" table:style-name="ce1">
            <text:p>0.557787652843237</text:p>
          </table:table-cell>
          <table:table-cell office:value-type="float" office:value="0.148677780952874" table:style-name="ce1">
            <text:p>0.148677780952874</text:p>
          </table:table-cell>
          <table:table-cell office:value-type="float" office:value="0.0299840053280928" table:style-name="ce1">
            <text:p>0.0299840053280928</text:p>
          </table:table-cell>
          <table:table-cell office:value-type="float" office:value="0.0469866176952146" table:style-name="ce1">
            <text:p>0.0469866176952146</text:p>
          </table:table-cell>
          <table:table-cell office:value-type="float" office:value="0.0797093287038708" table:style-name="ce1">
            <text:p>0.0797093287038708</text:p>
          </table:table-cell>
          <table:table-cell office:value-type="float" office:value="0.310911477227922" table:style-name="ce1">
            <text:p>0.310911477227922</text:p>
          </table:table-cell>
          <table:table-cell office:value-type="float" office:value="0.186489492340429" table:style-name="ce1">
            <text:p>0.186489492340429</text:p>
          </table:table-cell>
          <table:table-cell office:value-type="float" office:value="0.152531377848895" table:style-name="ce1">
            <text:p>0.152531377848895</text:p>
          </table:table-cell>
          <table:table-cell office:value-type="float" office:value="0.0265105602066706" table:style-name="ce1">
            <text:p>0.0265105602066706</text:p>
          </table:table-cell>
          <table:table-cell office:value-type="float" office:value="0.160047258319859" table:style-name="ce1">
            <text:p>0.160047258319859</text:p>
          </table:table-cell>
          <table:table-cell office:value-type="float" office:value="0.159486983593841" table:style-name="ce1">
            <text:p>0.159486983593841</text:p>
          </table:table-cell>
          <table:table-cell office:value-type="float" office:value="0.299309690828199" table:style-name="ce1">
            <text:p>0.299309690828199</text:p>
          </table:table-cell>
          <table:table-cell office:value-type="float" office:value="0.0600587175816068" table:style-name="ce1">
            <text:p>0.0600587175816068</text:p>
          </table:table-cell>
          <table:table-cell office:value-type="float" office:value="0.445732707639784" table:style-name="ce1">
            <text:p>0.445732707639784</text:p>
          </table:table-cell>
          <table:table-cell office:value-type="float" office:value="0.161188305627723" table:style-name="ce1">
            <text:p>0.161188305627723</text:p>
          </table:table-cell>
          <table:table-cell office:value-type="float" office:value="0.217413924169139" table:style-name="ce1">
            <text:p>0.217413924169139</text:p>
          </table:table-cell>
          <table:table-cell office:value-type="float" office:value="0.338378604039988" table:style-name="ce1">
            <text:p>0.338378604039988</text:p>
          </table:table-cell>
          <table:table-cell office:value-type="float" office:value="0.605861957382962" table:style-name="ce1">
            <text:p>0.605861957382962</text:p>
          </table:table-cell>
          <table:table-cell office:value-type="float" office:value="0.3112394429212" table:style-name="ce1">
            <text:p>0.3112394429212</text:p>
          </table:table-cell>
          <table:table-cell office:value-type="float" office:value="0.268180280441191" table:style-name="ce1">
            <text:p>0.268180280441191</text:p>
          </table:table-cell>
          <table:table-cell office:value-type="float" office:value="0.230368569053635" table:style-name="ce1">
            <text:p>0.230368569053635</text:p>
          </table:table-cell>
          <table:table-cell office:value-type="float" office:value="0.301209158801769" table:style-name="ce1">
            <text:p>0.301209158801769</text:p>
          </table:table-cell>
          <table:table-cell office:value-type="float" office:value="0.290755252328521" table:style-name="ce1">
            <text:p>0.290755252328521</text:p>
          </table:table-cell>
          <table:table-cell office:value-type="float" office:value="0.314614756514524" table:style-name="ce1">
            <text:p>0.314614756514524</text:p>
          </table:table-cell>
          <table:table-cell office:value-type="float" office:value="0.301619115918367" table:style-name="ce1">
            <text:p>0.301619115918367</text:p>
          </table:table-cell>
          <table:table-cell office:value-type="float" office:value="0.500584969840596" table:style-name="ce1">
            <text:p>0.500584969840596</text:p>
          </table:table-cell>
          <table:table-cell office:value-type="float" office:value="0.172687602748297" table:style-name="ce1">
            <text:p>0.172687602748297</text:p>
          </table:table-cell>
          <table:table-cell office:value-type="float" office:value="0.369248374919817" table:style-name="ce1">
            <text:p>0.369248374919817</text:p>
          </table:table-cell>
          <table:table-cell office:value-type="float" office:value="0.16597797127331" table:style-name="ce1">
            <text:p>0.16597797127331</text:p>
          </table:table-cell>
          <table:table-cell office:value-type="float" office:value="0.335235599479403" table:style-name="ce1">
            <text:p>0.335235599479403</text:p>
          </table:table-cell>
          <table:table-cell office:value-type="float" office:value="0.20071500428638" table:style-name="ce1">
            <text:p>0.20071500428638</text:p>
          </table:table-cell>
          <table:table-cell office:value-type="float" office:value="0.13729463834867" table:style-name="ce1">
            <text:p>0.13729463834867</text:p>
          </table:table-cell>
          <table:table-cell office:value-type="float" office:value="0.145821746373908" table:style-name="ce1">
            <text:p>0.145821746373908</text:p>
          </table:table-cell>
          <table:table-cell office:value-type="float" office:value="0.185314281939515" table:style-name="ce1">
            <text:p>0.185314281939515</text:p>
          </table:table-cell>
          <table:table-cell office:value-type="float" office:value="0" table:style-name="ce1">
            <text:p>0</text:p>
          </table:table-cell>
          <table:table-cell office:value-type="float" office:value="0.150754897010304" table:style-name="ce1">
            <text:p>0.150754897010304</text:p>
          </table:table-cell>
          <table:table-cell office:value-type="float" office:value="0.316664542097514" table:style-name="ce1">
            <text:p>0.316664542097514</text:p>
          </table:table-cell>
          <table:table-cell office:value-type="float" office:value="0.0360352305489641" table:style-name="ce1">
            <text:p>0.0360352305489641</text:p>
          </table:table-cell>
          <table:table-cell office:value-type="float" office:value="0.235214187485338" table:style-name="ce1">
            <text:p>0.235214187485338</text:p>
          </table:table-cell>
          <table:table-cell office:value-type="float" office:value="0.235214187485338" table:style-name="ce1">
            <text:p>0.235214187485338</text:p>
          </table:table-cell>
          <table:table-cell office:value-type="float" office:value="0.235214187485338" table:style-name="ce1">
            <text:p>0.235214187485338</text:p>
          </table:table-cell>
          <table:table-cell office:value-type="float" office:value="0.235214187485338" table:style-name="ce1">
            <text:p>0.235214187485338</text:p>
          </table:table-cell>
          <table:table-cell office:value-type="float" office:value="0.235214187485338" table:style-name="ce1">
            <text:p>0.235214187485338</text:p>
          </table:table-cell>
          <table:table-cell office:value-type="float" office:value="0.235214187485338" table:style-name="ce1">
            <text:p>0.235214187485338</text:p>
          </table:table-cell>
          <table:table-cell office:value-type="float" office:value="0.235214187485338" table:style-name="ce1">
            <text:p>0.235214187485338</text:p>
          </table:table-cell>
          <table:table-cell office:value-type="float" office:value="0.235214187485338" table:style-name="ce1">
            <text:p>0.235214187485338</text:p>
          </table:table-cell>
          <table:table-cell office:value-type="float" office:value="0.235214187485338" table:style-name="ce1">
            <text:p>0.235214187485338</text:p>
          </table:table-cell>
          <table:table-cell office:value-type="float" office:value="0.235214187485338" table:style-name="ce1">
            <text:p>0.235214187485338</text:p>
          </table:table-cell>
        </table:table-row>
        <table:table-row>
          <table:table-cell office:value-type="string" office:value="13" table:style-name="ce1">
            <text:p>13</text:p>
          </table:table-cell>
          <table:table-cell office:value-type="float" office:value="0.508900266688925" table:style-name="ce1">
            <text:p>0.508900266688925</text:p>
          </table:table-cell>
          <table:table-cell office:value-type="float" office:value="0.0599353178154852" table:style-name="ce1">
            <text:p>0.0599353178154852</text:p>
          </table:table-cell>
          <table:table-cell office:value-type="float" office:value="0.430066821561672" table:style-name="ce1">
            <text:p>0.430066821561672</text:p>
          </table:table-cell>
          <table:table-cell office:value-type="float" office:value="0.380457285749468" table:style-name="ce1">
            <text:p>0.380457285749468</text:p>
          </table:table-cell>
          <table:table-cell office:value-type="float" office:value="1.1356085434509" table:style-name="ce1">
            <text:p>1.1356085434509</text:p>
          </table:table-cell>
          <table:table-cell office:value-type="float" office:value="0.134510022656034" table:style-name="ce1">
            <text:p>0.134510022656034</text:p>
          </table:table-cell>
          <table:table-cell office:value-type="float" office:value="1.1707145378689" table:style-name="ce1">
            <text:p>1.1707145378689</text:p>
          </table:table-cell>
          <table:table-cell office:value-type="float" office:value="0.490855320940004" table:style-name="ce1">
            <text:p>0.490855320940004</text:p>
          </table:table-cell>
          <table:table-cell office:value-type="float" office:value="0.0577612439089078" table:style-name="ce1">
            <text:p>0.0577612439089078</text:p>
          </table:table-cell>
          <table:table-cell office:value-type="float" office:value="0.0999793772676765" table:style-name="ce1">
            <text:p>0.0999793772676765</text:p>
          </table:table-cell>
          <table:table-cell office:value-type="float" office:value="0.404149390779527" table:style-name="ce1">
            <text:p>0.404149390779527</text:p>
          </table:table-cell>
          <table:table-cell office:value-type="float" office:value="0.799088411672819" table:style-name="ce1">
            <text:p>0.799088411672819</text:p>
          </table:table-cell>
          <table:table-cell office:value-type="float" office:value="0.627412036478797" table:style-name="ce1">
            <text:p>0.627412036478797</text:p>
          </table:table-cell>
          <table:table-cell office:value-type="float" office:value="0.328894929409354" table:style-name="ce1">
            <text:p>0.328894929409354</text:p>
          </table:table-cell>
          <table:table-cell office:value-type="float" office:value="0.397795055472258" table:style-name="ce1">
            <text:p>0.397795055472258</text:p>
          </table:table-cell>
          <table:table-cell office:value-type="float" office:value="0.416338782379707" table:style-name="ce1">
            <text:p>0.416338782379707</text:p>
          </table:table-cell>
          <table:table-cell office:value-type="float" office:value="0.6432500464167" table:style-name="ce1">
            <text:p>0.6432500464167</text:p>
          </table:table-cell>
          <table:table-cell office:value-type="float" office:value="0.623572104819996" table:style-name="ce1">
            <text:p>0.623572104819996</text:p>
          </table:table-cell>
          <table:table-cell office:value-type="float" office:value="0.488258925868216" table:style-name="ce1">
            <text:p>0.488258925868216</text:p>
          </table:table-cell>
          <table:table-cell office:value-type="float" office:value="1.06372939567405" table:style-name="ce1">
            <text:p>1.06372939567405</text:p>
          </table:table-cell>
          <table:table-cell office:value-type="float" office:value="0.508900266688925" table:style-name="ce1">
            <text:p>0.508900266688925</text:p>
          </table:table-cell>
          <table:table-cell office:value-type="float" office:value="0.711753880600225" table:style-name="ce1">
            <text:p>0.711753880600225</text:p>
          </table:table-cell>
          <table:table-cell office:value-type="float" office:value="1.20118801686936" table:style-name="ce1">
            <text:p>1.20118801686936</text:p>
          </table:table-cell>
          <table:table-cell office:value-type="float" office:value="1.18485805839154" table:style-name="ce1">
            <text:p>1.18485805839154</text:p>
          </table:table-cell>
          <table:table-cell office:value-type="float" office:value="0.859488760184924" table:style-name="ce1">
            <text:p>0.859488760184924</text:p>
          </table:table-cell>
          <table:table-cell office:value-type="float" office:value="0.692075939003521" table:style-name="ce1">
            <text:p>0.692075939003521</text:p>
          </table:table-cell>
          <table:table-cell office:value-type="float" office:value="0.889196985901059" table:style-name="ce1">
            <text:p>0.889196985901059</text:p>
          </table:table-cell>
          <table:table-cell office:value-type="float" office:value="1.06173427103994" table:style-name="ce1">
            <text:p>1.06173427103994</text:p>
          </table:table-cell>
          <table:table-cell office:value-type="float" office:value="1.06748733590953" table:style-name="ce1">
            <text:p>1.06748733590953</text:p>
          </table:table-cell>
          <table:table-cell office:value-type="float" office:value="0.841614629901251" table:style-name="ce1">
            <text:p>0.841614629901251</text:p>
          </table:table-cell>
          <table:table-cell office:value-type="float" office:value="0.949337694905985" table:style-name="ce1">
            <text:p>0.949337694905985</text:p>
          </table:table-cell>
          <table:table-cell office:value-type="float" office:value="1.23121054304155" table:style-name="ce1">
            <text:p>1.23121054304155</text:p>
          </table:table-cell>
          <table:table-cell office:value-type="float" office:value="0.748404046824086" table:style-name="ce1">
            <text:p>0.748404046824086</text:p>
          </table:table-cell>
          <table:table-cell office:value-type="float" office:value="0.927282002033013" table:style-name="ce1">
            <text:p>0.927282002033013</text:p>
          </table:table-cell>
          <table:table-cell office:value-type="float" office:value="0.810649202360882" table:style-name="ce1">
            <text:p>0.810649202360882</text:p>
          </table:table-cell>
          <table:table-cell office:value-type="float" office:value="0.955787686873794" table:style-name="ce1">
            <text:p>0.955787686873794</text:p>
          </table:table-cell>
          <table:table-cell office:value-type="float" office:value="0.695027630243027" table:style-name="ce1">
            <text:p>0.695027630243027</text:p>
          </table:table-cell>
          <table:table-cell office:value-type="float" office:value="0.487944625412158" table:style-name="ce1">
            <text:p>0.487944625412158</text:p>
          </table:table-cell>
          <table:table-cell office:value-type="float" office:value="0.648237858001975" table:style-name="ce1">
            <text:p>0.648237858001975</text:p>
          </table:table-cell>
          <table:table-cell office:value-type="float" office:value="0.692663544203978" table:style-name="ce1">
            <text:p>0.692663544203978</text:p>
          </table:table-cell>
          <table:table-cell office:value-type="float" office:value="0" table:style-name="ce1">
            <text:p>0</text:p>
          </table:table-cell>
          <table:table-cell office:value-type="float" office:value="0.753473849832681" table:style-name="ce1">
            <text:p>0.753473849832681</text:p>
          </table:table-cell>
          <table:table-cell office:value-type="float" office:value="1.71889552894653" table:style-name="ce1">
            <text:p>1.71889552894653</text:p>
          </table:table-cell>
          <table:table-cell office:value-type="float" office:value="0.413510078275181" table:style-name="ce1">
            <text:p>0.413510078275181</text:p>
          </table:table-cell>
          <table:table-cell office:value-type="float" office:value="0.688909096643738" table:style-name="ce1">
            <text:p>0.688909096643738</text:p>
          </table:table-cell>
          <table:table-cell office:value-type="float" office:value="0.688909096643738" table:style-name="ce1">
            <text:p>0.688909096643738</text:p>
          </table:table-cell>
          <table:table-cell office:value-type="float" office:value="0.688909096643738" table:style-name="ce1">
            <text:p>0.688909096643738</text:p>
          </table:table-cell>
          <table:table-cell office:value-type="float" office:value="0.688909096643738" table:style-name="ce1">
            <text:p>0.688909096643738</text:p>
          </table:table-cell>
          <table:table-cell office:value-type="float" office:value="0.688909096643738" table:style-name="ce1">
            <text:p>0.688909096643738</text:p>
          </table:table-cell>
          <table:table-cell office:value-type="float" office:value="0.688909096643738" table:style-name="ce1">
            <text:p>0.688909096643738</text:p>
          </table:table-cell>
          <table:table-cell office:value-type="float" office:value="0.688909096643738" table:style-name="ce1">
            <text:p>0.688909096643738</text:p>
          </table:table-cell>
          <table:table-cell office:value-type="float" office:value="0.688909096643738" table:style-name="ce1">
            <text:p>0.688909096643738</text:p>
          </table:table-cell>
          <table:table-cell office:value-type="float" office:value="0.688909096643738" table:style-name="ce1">
            <text:p>0.688909096643738</text:p>
          </table:table-cell>
          <table:table-cell office:value-type="float" office:value="0.688909096643738" table:style-name="ce1">
            <text:p>0.688909096643738</text:p>
          </table:table-cell>
        </table:table-row>
        <table:table-row>
          <table:table-cell office:value-type="string" office:value="14" table:style-name="ce1">
            <text:p>14</text:p>
          </table:table-cell>
          <table:table-cell office:value-type="float" office:value="0.450044089982673" table:style-name="ce1">
            <text:p>0.450044089982673</text:p>
          </table:table-cell>
          <table:table-cell office:value-type="float" office:value="0.0633388760526889" table:style-name="ce1">
            <text:p>0.0633388760526889</text:p>
          </table:table-cell>
          <table:table-cell office:value-type="float" office:value="0.457768388167899" table:style-name="ce1">
            <text:p>0.457768388167899</text:p>
          </table:table-cell>
          <table:table-cell office:value-type="float" office:value="0.308898416969961" table:style-name="ce1">
            <text:p>0.308898416969961</text:p>
          </table:table-cell>
          <table:table-cell office:value-type="float" office:value="1.09660795642521" table:style-name="ce1">
            <text:p>1.09660795642521</text:p>
          </table:table-cell>
          <table:table-cell office:value-type="float" office:value="0.12016020079146" table:style-name="ce1">
            <text:p>0.12016020079146</text:p>
          </table:table-cell>
          <table:table-cell office:value-type="float" office:value="1.12761437967723" table:style-name="ce1">
            <text:p>1.12761437967723</text:p>
          </table:table-cell>
          <table:table-cell office:value-type="float" office:value="0.477121757533971" table:style-name="ce1">
            <text:p>0.477121757533971</text:p>
          </table:table-cell>
          <table:table-cell office:value-type="float" office:value="0.05318424621085" table:style-name="ce1">
            <text:p>0.05318424621085</text:p>
          </table:table-cell>
          <table:table-cell office:value-type="float" office:value="0.0883617428044941" table:style-name="ce1">
            <text:p>0.0883617428044941</text:p>
          </table:table-cell>
          <table:table-cell office:value-type="float" office:value="0.192365544345001" table:style-name="ce1">
            <text:p>0.192365544345001</text:p>
          </table:table-cell>
          <table:table-cell office:value-type="float" office:value="0.872976349320998" table:style-name="ce1">
            <text:p>0.872976349320998</text:p>
          </table:table-cell>
          <table:table-cell office:value-type="float" office:value="0.522941297932407" table:style-name="ce1">
            <text:p>0.522941297932407</text:p>
          </table:table-cell>
          <table:table-cell office:value-type="float" office:value="0.239237308009372" table:style-name="ce1">
            <text:p>0.239237308009372</text:p>
          </table:table-cell>
          <table:table-cell office:value-type="float" office:value="0.224451521337404" table:style-name="ce1">
            <text:p>0.224451521337404</text:p>
          </table:table-cell>
          <table:table-cell office:value-type="float" office:value="0.312400988084895" table:style-name="ce1">
            <text:p>0.312400988084895</text:p>
          </table:table-cell>
          <table:table-cell office:value-type="float" office:value="0.554644648282652" table:style-name="ce1">
            <text:p>0.554644648282652</text:p>
          </table:table-cell>
          <table:table-cell office:value-type="float" office:value="0.56937577400574" table:style-name="ce1">
            <text:p>0.56937577400574</text:p>
          </table:table-cell>
          <table:table-cell office:value-type="float" office:value="0.399503210124749" table:style-name="ce1">
            <text:p>0.399503210124749</text:p>
          </table:table-cell>
          <table:table-cell office:value-type="float" office:value="0.997357338496831" table:style-name="ce1">
            <text:p>0.997357338496831</text:p>
          </table:table-cell>
          <table:table-cell office:value-type="float" office:value="0.450044089982673" table:style-name="ce1">
            <text:p>0.450044089982673</text:p>
          </table:table-cell>
          <table:table-cell office:value-type="float" office:value="0.688727955884638" table:style-name="ce1">
            <text:p>0.688727955884638</text:p>
          </table:table-cell>
          <table:table-cell office:value-type="float" office:value="1.08567576664926" table:style-name="ce1">
            <text:p>1.08567576664926</text:p>
          </table:table-cell>
          <table:table-cell office:value-type="float" office:value="1.18014355155066" table:style-name="ce1">
            <text:p>1.18014355155066</text:p>
          </table:table-cell>
          <table:table-cell office:value-type="float" office:value="0.799402712128877" table:style-name="ce1">
            <text:p>0.799402712128877</text:p>
          </table:table-cell>
          <table:table-cell office:value-type="float" office:value="0.751178089979733" table:style-name="ce1">
            <text:p>0.751178089979733</text:p>
          </table:table-cell>
          <table:table-cell office:value-type="float" office:value="0.738496749839635" table:style-name="ce1">
            <text:p>0.738496749839635</text:p>
          </table:table-cell>
          <table:table-cell office:value-type="float" office:value="1.07139559375443" table:style-name="ce1">
            <text:p>1.07139559375443</text:p>
          </table:table-cell>
          <table:table-cell office:value-type="float" office:value="0.879330684628267" table:style-name="ce1">
            <text:p>0.879330684628267</text:p>
          </table:table-cell>
          <table:table-cell office:value-type="float" office:value="0.747994089707488" table:style-name="ce1">
            <text:p>0.747994089707488</text:p>
          </table:table-cell>
          <table:table-cell office:value-type="float" office:value="0.810498884751463" table:style-name="ce1">
            <text:p>0.810498884751463</text:p>
          </table:table-cell>
          <table:table-cell office:value-type="float" office:value="1.13150897228492" table:style-name="ce1">
            <text:p>1.13150897228492</text:p>
          </table:table-cell>
          <table:table-cell office:value-type="float" office:value="0.57150755101205" table:style-name="ce1">
            <text:p>0.57150755101205</text:p>
          </table:table-cell>
          <table:table-cell office:value-type="float" office:value="0.812835640316072" table:style-name="ce1">
            <text:p>0.812835640316072</text:p>
          </table:table-cell>
          <table:table-cell office:value-type="float" office:value="0.512883683338536" table:style-name="ce1">
            <text:p>0.512883683338536</text:p>
          </table:table-cell>
          <table:table-cell office:value-type="float" office:value="0.857179335094755" table:style-name="ce1">
            <text:p>0.857179335094755</text:p>
          </table:table-cell>
          <table:table-cell office:value-type="float" office:value="0.571862847179768" table:style-name="ce1">
            <text:p>0.571862847179768</text:p>
          </table:table-cell>
          <table:table-cell office:value-type="float" office:value="0.395444634670429" table:style-name="ce1">
            <text:p>0.395444634670429</text:p>
          </table:table-cell>
          <table:table-cell office:value-type="float" office:value="0.466435542027983" table:style-name="ce1">
            <text:p>0.466435542027983</text:p>
          </table:table-cell>
          <table:table-cell office:value-type="float" office:value="0.654988485188622" table:style-name="ce1">
            <text:p>0.654988485188622</text:p>
          </table:table-cell>
          <table:table-cell office:value-type="float" office:value="0" table:style-name="ce1">
            <text:p>0</text:p>
          </table:table-cell>
          <table:table-cell office:value-type="float" office:value="0.618365649439201" table:style-name="ce1">
            <text:p>0.618365649439201</text:p>
          </table:table-cell>
          <table:table-cell office:value-type="float" office:value="1.0453906473249" table:style-name="ce1">
            <text:p>1.0453906473249</text:p>
          </table:table-cell>
          <table:table-cell office:value-type="float" office:value="0.237788792864059" table:style-name="ce1">
            <text:p>0.237788792864059</text:p>
          </table:table-cell>
          <table:table-cell office:value-type="float" office:value="0.595623499639884" table:style-name="ce1">
            <text:p>0.595623499639884</text:p>
          </table:table-cell>
          <table:table-cell office:value-type="float" office:value="0.595623499639884" table:style-name="ce1">
            <text:p>0.595623499639884</text:p>
          </table:table-cell>
          <table:table-cell office:value-type="float" office:value="0.595623499639884" table:style-name="ce1">
            <text:p>0.595623499639884</text:p>
          </table:table-cell>
          <table:table-cell office:value-type="float" office:value="0.595623499639884" table:style-name="ce1">
            <text:p>0.595623499639884</text:p>
          </table:table-cell>
          <table:table-cell office:value-type="float" office:value="0.595623499639884" table:style-name="ce1">
            <text:p>0.595623499639884</text:p>
          </table:table-cell>
          <table:table-cell office:value-type="float" office:value="0.595623499639884" table:style-name="ce1">
            <text:p>0.595623499639884</text:p>
          </table:table-cell>
          <table:table-cell office:value-type="float" office:value="0.595623499639884" table:style-name="ce1">
            <text:p>0.595623499639884</text:p>
          </table:table-cell>
          <table:table-cell office:value-type="float" office:value="0.595623499639884" table:style-name="ce1">
            <text:p>0.595623499639884</text:p>
          </table:table-cell>
          <table:table-cell office:value-type="float" office:value="0.595623499639884" table:style-name="ce1">
            <text:p>0.595623499639884</text:p>
          </table:table-cell>
          <table:table-cell office:value-type="float" office:value="0.595623499639884" table:style-name="ce1">
            <text:p>0.595623499639884</text:p>
          </table:table-cell>
        </table:table-row>
        <table:table-row>
          <table:table-cell office:value-type="string" office:value="15" table:style-name="ce1">
            <text:p>15</text:p>
          </table:table-cell>
          <table:table-cell office:value-type="float" office:value="0.562993757833334" table:style-name="ce1">
            <text:p>0.562993757833334</text:p>
          </table:table-cell>
          <table:table-cell office:value-type="float" office:value="0.0629197071308515" table:style-name="ce1">
            <text:p>0.0629197071308515</text:p>
          </table:table-cell>
          <table:table-cell office:value-type="float" office:value="0.403057794120601" table:style-name="ce1">
            <text:p>0.403057794120601</text:p>
          </table:table-cell>
          <table:table-cell office:value-type="float" office:value="0.412391236977799" table:style-name="ce1">
            <text:p>0.412391236977799</text:p>
          </table:table-cell>
          <table:table-cell office:value-type="float" office:value="1.04194700754547" table:style-name="ce1">
            <text:p>1.04194700754547</text:p>
          </table:table-cell>
          <table:table-cell office:value-type="float" office:value="0.157685743908266" table:style-name="ce1">
            <text:p>0.157685743908266</text:p>
          </table:table-cell>
          <table:table-cell office:value-type="float" office:value="1.00941007772481" table:style-name="ce1">
            <text:p>1.00941007772481</text:p>
          </table:table-cell>
          <table:table-cell office:value-type="float" office:value="0.500967596482754" table:style-name="ce1">
            <text:p>0.500967596482754</text:p>
          </table:table-cell>
          <table:table-cell office:value-type="float" office:value="0.0502477285550808" table:style-name="ce1">
            <text:p>0.0502477285550808</text:p>
          </table:table-cell>
          <table:table-cell office:value-type="float" office:value="0.082865842762464" table:style-name="ce1">
            <text:p>0.082865842762464</text:p>
          </table:table-cell>
          <table:table-cell office:value-type="float" office:value="0.386698882849672" table:style-name="ce1">
            <text:p>0.386698882849672</text:p>
          </table:table-cell>
          <table:table-cell office:value-type="float" office:value="0.801903450540125" table:style-name="ce1">
            <text:p>0.801903450540125</text:p>
          </table:table-cell>
          <table:table-cell office:value-type="float" office:value="0.663078305622823" table:style-name="ce1">
            <text:p>0.663078305622823</text:p>
          </table:table-cell>
          <table:table-cell office:value-type="float" office:value="0.24997818446424" table:style-name="ce1">
            <text:p>0.24997818446424</text:p>
          </table:table-cell>
          <table:table-cell office:value-type="float" office:value="0.478693259814263" table:style-name="ce1">
            <text:p>0.478693259814263</text:p>
          </table:table-cell>
          <table:table-cell office:value-type="float" office:value="0.406486146344135" table:style-name="ce1">
            <text:p>0.406486146344135</text:p>
          </table:table-cell>
          <table:table-cell office:value-type="float" office:value="0.637510646784328" table:style-name="ce1">
            <text:p>0.637510646784328</text:p>
          </table:table-cell>
          <table:table-cell office:value-type="float" office:value="0.654031918583227" table:style-name="ce1">
            <text:p>0.654031918583227</text:p>
          </table:table-cell>
          <table:table-cell office:value-type="float" office:value="0.639533101892878" table:style-name="ce1">
            <text:p>0.639533101892878</text:p>
          </table:table-cell>
          <table:table-cell office:value-type="float" office:value="1.00798889305394" table:style-name="ce1">
            <text:p>1.00798889305394</text:p>
          </table:table-cell>
          <table:table-cell office:value-type="float" office:value="0.562993757833334" table:style-name="ce1">
            <text:p>0.562993757833334</text:p>
          </table:table-cell>
          <table:table-cell office:value-type="float" office:value="0.768601267435147" table:style-name="ce1">
            <text:p>0.768601267435147</text:p>
          </table:table-cell>
          <table:table-cell office:value-type="float" office:value="1.28147128553646" table:style-name="ce1">
            <text:p>1.28147128553646</text:p>
          </table:table-cell>
          <table:table-cell office:value-type="float" office:value="1.30649233488616" table:style-name="ce1">
            <text:p>1.30649233488616</text:p>
          </table:table-cell>
          <table:table-cell office:value-type="float" office:value="1.05081574650121" table:style-name="ce1">
            <text:p>1.05081574650121</text:p>
          </table:table-cell>
          <table:table-cell office:value-type="float" office:value="0.852779128709936" table:style-name="ce1">
            <text:p>0.852779128709936</text:p>
          </table:table-cell>
          <table:table-cell office:value-type="float" office:value="1.03400750472069" table:style-name="ce1">
            <text:p>1.03400750472069</text:p>
          </table:table-cell>
          <table:table-cell office:value-type="float" office:value="1.24580501639244" table:style-name="ce1">
            <text:p>1.24580501639244</text:p>
          </table:table-cell>
          <table:table-cell office:value-type="float" office:value="1.32794675732146" table:style-name="ce1">
            <text:p>1.32794675732146</text:p>
          </table:table-cell>
          <table:table-cell office:value-type="float" office:value="0.748732012517365" table:style-name="ce1">
            <text:p>0.748732012517365</text:p>
          </table:table-cell>
          <table:table-cell office:value-type="float" office:value="0.968359705116132" table:style-name="ce1">
            <text:p>0.968359705116132</text:p>
          </table:table-cell>
          <table:table-cell office:value-type="float" office:value="1.25828137797424" table:style-name="ce1">
            <text:p>1.25828137797424</text:p>
          </table:table-cell>
          <table:table-cell office:value-type="float" office:value="0.778057611591341" table:style-name="ce1">
            <text:p>0.778057611591341</text:p>
          </table:table-cell>
          <table:table-cell office:value-type="float" office:value="0.913931065269138" table:style-name="ce1">
            <text:p>0.913931065269138</text:p>
          </table:table-cell>
          <table:table-cell office:value-type="float" office:value="0.890126222032014" table:style-name="ce1">
            <text:p>0.890126222032014</text:p>
          </table:table-cell>
          <table:table-cell office:value-type="float" office:value="0.874178890196352" table:style-name="ce1">
            <text:p>0.874178890196352</text:p>
          </table:table-cell>
          <table:table-cell office:value-type="float" office:value="0.836216861199377" table:style-name="ce1">
            <text:p>0.836216861199377</text:p>
          </table:table-cell>
          <table:table-cell office:value-type="float" office:value="0.70043906418212" table:style-name="ce1">
            <text:p>0.70043906418212</text:p>
          </table:table-cell>
          <table:table-cell office:value-type="float" office:value="0.857220330806415" table:style-name="ce1">
            <text:p>0.857220330806415</text:p>
          </table:table-cell>
          <table:table-cell office:value-type="float" office:value="0.81105915947748" table:style-name="ce1">
            <text:p>0.81105915947748</text:p>
          </table:table-cell>
          <table:table-cell office:value-type="float" office:value="0" table:style-name="ce1">
            <text:p>0</text:p>
          </table:table-cell>
          <table:table-cell office:value-type="float" office:value="0.886135972763794" table:style-name="ce1">
            <text:p>0.886135972763794</text:p>
          </table:table-cell>
          <table:table-cell office:value-type="float" office:value="1.85042343718839" table:style-name="ce1">
            <text:p>1.85042343718839</text:p>
          </table:table-cell>
          <table:table-cell office:value-type="float" office:value="0.513211649031814" table:style-name="ce1">
            <text:p>0.513211649031814</text:p>
          </table:table-cell>
          <table:table-cell office:value-type="float" office:value="0.739265350947133" table:style-name="ce1">
            <text:p>0.739265350947133</text:p>
          </table:table-cell>
          <table:table-cell office:value-type="float" office:value="0.739265350947133" table:style-name="ce1">
            <text:p>0.739265350947133</text:p>
          </table:table-cell>
          <table:table-cell office:value-type="float" office:value="0.739265350947133" table:style-name="ce1">
            <text:p>0.739265350947133</text:p>
          </table:table-cell>
          <table:table-cell office:value-type="float" office:value="0.739265350947133" table:style-name="ce1">
            <text:p>0.739265350947133</text:p>
          </table:table-cell>
          <table:table-cell office:value-type="float" office:value="0.739265350947133" table:style-name="ce1">
            <text:p>0.739265350947133</text:p>
          </table:table-cell>
          <table:table-cell office:value-type="float" office:value="0.739265350947133" table:style-name="ce1">
            <text:p>0.739265350947133</text:p>
          </table:table-cell>
          <table:table-cell office:value-type="float" office:value="0.739265350947133" table:style-name="ce1">
            <text:p>0.739265350947133</text:p>
          </table:table-cell>
          <table:table-cell office:value-type="float" office:value="0.739265350947133" table:style-name="ce1">
            <text:p>0.739265350947133</text:p>
          </table:table-cell>
          <table:table-cell office:value-type="float" office:value="0.739265350947133" table:style-name="ce1">
            <text:p>0.739265350947133</text:p>
          </table:table-cell>
          <table:table-cell office:value-type="float" office:value="0.739265350947133" table:style-name="ce1">
            <text:p>0.739265350947133</text:p>
          </table:table-cell>
        </table:table-row>
        <table:table-row>
          <table:table-cell office:value-type="string" office:value="Year" table:style-name="ce1">
            <text:p>Year</text:p>
          </table:table-cell>
          <table:table-cell office:value-type="float" office:value="1956" table:style-name="ce1">
            <text:p>1956</text:p>
          </table:table-cell>
          <table:table-cell office:value-type="float" office:value="1957" table:style-name="ce1">
            <text:p>1957</text:p>
          </table:table-cell>
          <table:table-cell office:value-type="float" office:value="1958" table:style-name="ce1">
            <text:p>1958</text:p>
          </table:table-cell>
          <table:table-cell office:value-type="float" office:value="1959" table:style-name="ce1">
            <text:p>1959</text:p>
          </table:table-cell>
          <table:table-cell office:value-type="float" office:value="1960" table:style-name="ce1">
            <text:p>1960</text:p>
          </table:table-cell>
          <table:table-cell office:value-type="float" office:value="1961" table:style-name="ce1">
            <text:p>1961</text:p>
          </table:table-cell>
          <table:table-cell office:value-type="float" office:value="1962" table:style-name="ce1">
            <text:p>1962</text:p>
          </table:table-cell>
          <table:table-cell office:value-type="float" office:value="1963" table:style-name="ce1">
            <text:p>1963</text:p>
          </table:table-cell>
          <table:table-cell office:value-type="float" office:value="1964" table:style-name="ce1">
            <text:p>1964</text:p>
          </table:table-cell>
          <table:table-cell office:value-type="float" office:value="1965" table:style-name="ce1">
            <text:p>1965</text:p>
          </table:table-cell>
          <table:table-cell office:value-type="float" office:value="1966" table:style-name="ce1">
            <text:p>1966</text:p>
          </table:table-cell>
          <table:table-cell office:value-type="float" office:value="1967" table:style-name="ce1">
            <text:p>1967</text:p>
          </table:table-cell>
          <table:table-cell office:value-type="float" office:value="1968" table:style-name="ce1">
            <text:p>1968</text:p>
          </table:table-cell>
          <table:table-cell office:value-type="float" office:value="1969" table:style-name="ce1">
            <text:p>1969</text:p>
          </table:table-cell>
          <table:table-cell office:value-type="float" office:value="1970" table:style-name="ce1">
            <text:p>1970</text:p>
          </table:table-cell>
          <table:table-cell office:value-type="float" office:value="1971" table:style-name="ce1">
            <text:p>1971</text:p>
          </table:table-cell>
          <table:table-cell office:value-type="float" office:value="1972" table:style-name="ce1">
            <text:p>1972</text:p>
          </table:table-cell>
          <table:table-cell office:value-type="float" office:value="1973" table:style-name="ce1">
            <text:p>1973</text:p>
          </table:table-cell>
          <table:table-cell office:value-type="float" office:value="1974" table:style-name="ce1">
            <text:p>1974</text:p>
          </table:table-cell>
          <table:table-cell office:value-type="float" office:value="1975" table:style-name="ce1">
            <text:p>1975</text:p>
          </table:table-cell>
          <table:table-cell office:value-type="float" office:value="1976" table:style-name="ce1">
            <text:p>1976</text:p>
          </table:table-cell>
          <table:table-cell office:value-type="float" office:value="1977" table:style-name="ce1">
            <text:p>1977</text:p>
          </table:table-cell>
          <table:table-cell office:value-type="float" office:value="1978" table:style-name="ce1">
            <text:p>1978</text:p>
          </table:table-cell>
          <table:table-cell office:value-type="float" office:value="1979" table:style-name="ce1">
            <text:p>1979</text:p>
          </table:table-cell>
          <table:table-cell office:value-type="float" office:value="1980" table:style-name="ce1">
            <text:p>1980</text:p>
          </table:table-cell>
          <table:table-cell office:value-type="float" office:value="1981" table:style-name="ce1">
            <text:p>1981</text:p>
          </table:table-cell>
          <table:table-cell office:value-type="float" office:value="1982" table:style-name="ce1">
            <text:p>1982</text:p>
          </table:table-cell>
          <table:table-cell office:value-type="float" office:value="1983" table:style-name="ce1">
            <text:p>1983</text:p>
          </table:table-cell>
          <table:table-cell office:value-type="float" office:value="1984" table:style-name="ce1">
            <text:p>1984</text:p>
          </table:table-cell>
          <table:table-cell office:value-type="float" office:value="1985" table:style-name="ce1">
            <text:p>1985</text:p>
          </table:table-cell>
          <table:table-cell office:value-type="float" office:value="1986" table:style-name="ce1">
            <text:p>1986</text:p>
          </table:table-cell>
          <table:table-cell office:value-type="float" office:value="1987" table:style-name="ce1">
            <text:p>1987</text:p>
          </table:table-cell>
          <table:table-cell office:value-type="float" office:value="1988" table:style-name="ce1">
            <text:p>1988</text:p>
          </table:table-cell>
          <table:table-cell office:value-type="float" office:value="1989" table:style-name="ce1">
            <text:p>1989</text:p>
          </table:table-cell>
          <table:table-cell office:value-type="float" office:value="1990" table:style-name="ce1">
            <text:p>1990</text:p>
          </table:table-cell>
          <table:table-cell office:value-type="float" office:value="1991" table:style-name="ce1">
            <text:p>1991</text:p>
          </table:table-cell>
          <table:table-cell office:value-type="float" office:value="1992" table:style-name="ce1">
            <text:p>1992</text:p>
          </table:table-cell>
          <table:table-cell office:value-type="float" office:value="1993" table:style-name="ce1">
            <text:p>1993</text:p>
          </table:table-cell>
          <table:table-cell office:value-type="float" office:value="1994" table:style-name="ce1">
            <text:p>1994</text:p>
          </table:table-cell>
          <table:table-cell office:value-type="float" office:value="1995" table:style-name="ce1">
            <text:p>1995</text:p>
          </table:table-cell>
          <table:table-cell office:value-type="float" office:value="1996" table:style-name="ce1">
            <text:p>1996</text:p>
          </table:table-cell>
          <table:table-cell office:value-type="float" office:value="1997" table:style-name="ce1">
            <text:p>1997</text:p>
          </table:table-cell>
          <table:table-cell office:value-type="float" office:value="1998" table:style-name="ce1">
            <text:p>1998</text:p>
          </table:table-cell>
          <table:table-cell office:value-type="float" office:value="1999" table:style-name="ce1">
            <text:p>1999</text:p>
          </table:table-cell>
          <table:table-cell office:value-type="float" office:value="2000" table:style-name="ce1">
            <text:p>2000</text:p>
          </table:table-cell>
          <table:table-cell office:value-type="float" office:value="2001" table:style-name="ce1">
            <text:p>2001</text:p>
          </table:table-cell>
          <table:table-cell office:value-type="float" office:value="2002" table:style-name="ce1">
            <text:p>2002</text:p>
          </table:table-cell>
          <table:table-cell office:value-type="float" office:value="2003" table:style-name="ce1">
            <text:p>2003</text:p>
          </table:table-cell>
          <table:table-cell office:value-type="float" office:value="2004" table:style-name="ce1">
            <text:p>2004</text:p>
          </table:table-cell>
          <table:table-cell office:value-type="float" office:value="2005" table:style-name="ce1">
            <text:p>2005</text:p>
          </table:table-cell>
          <table:table-cell office:value-type="float" office:value="2006" table:style-name="ce1">
            <text:p>2006</text:p>
          </table:table-cell>
          <table:table-cell office:value-type="float" office:value="2007" table:style-name="ce1">
            <text:p>2007</text:p>
          </table:table-cell>
          <table:table-cell office:value-type="float" office:value="2008" table:style-name="ce1">
            <text:p>2008</text:p>
          </table:table-cell>
          <table:table-cell office:value-type="float" office:value="2009" table:style-name="ce1">
            <text:p>2009</text:p>
          </table:table-cell>
        </table:table-row>
      </table:table>
      <table:table table:name="Calculated shoot inputs (C,ton ha-1)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V1" table:style-name="ce1">
            <text:p>V1</text:p>
          </table:table-cell>
          <table:table-cell office:value-type="string" office:value="V2" table:style-name="ce1">
            <text:p>V2</text:p>
          </table:table-cell>
          <table:table-cell office:value-type="string" office:value="V3" table:style-name="ce1">
            <text:p>V3</text:p>
          </table:table-cell>
          <table:table-cell office:value-type="string" office:value="V4" table:style-name="ce1">
            <text:p>V4</text:p>
          </table:table-cell>
          <table:table-cell office:value-type="string" office:value="V5" table:style-name="ce1">
            <text:p>V5</text:p>
          </table:table-cell>
          <table:table-cell office:value-type="string" office:value="V6" table:style-name="ce1">
            <text:p>V6</text:p>
          </table:table-cell>
          <table:table-cell office:value-type="string" office:value="V7" table:style-name="ce1">
            <text:p>V7</text:p>
          </table:table-cell>
          <table:table-cell office:value-type="string" office:value="V8" table:style-name="ce1">
            <text:p>V8</text:p>
          </table:table-cell>
          <table:table-cell office:value-type="string" office:value="V9" table:style-name="ce1">
            <text:p>V9</text:p>
          </table:table-cell>
          <table:table-cell office:value-type="string" office:value="V10" table:style-name="ce1">
            <text:p>V10</text:p>
          </table:table-cell>
          <table:table-cell office:value-type="string" office:value="V11" table:style-name="ce1">
            <text:p>V11</text:p>
          </table:table-cell>
          <table:table-cell office:value-type="string" office:value="V12" table:style-name="ce1">
            <text:p>V12</text:p>
          </table:table-cell>
          <table:table-cell office:value-type="string" office:value="V13" table:style-name="ce1">
            <text:p>V13</text:p>
          </table:table-cell>
          <table:table-cell office:value-type="string" office:value="V14" table:style-name="ce1">
            <text:p>V14</text:p>
          </table:table-cell>
          <table:table-cell office:value-type="string" office:value="V15" table:style-name="ce1">
            <text:p>V15</text:p>
          </table:table-cell>
          <table:table-cell office:value-type="string" office:value="V16" table:style-name="ce1">
            <text:p>V16</text:p>
          </table:table-cell>
          <table:table-cell office:value-type="string" office:value="V17" table:style-name="ce1">
            <text:p>V17</text:p>
          </table:table-cell>
          <table:table-cell office:value-type="string" office:value="V18" table:style-name="ce1">
            <text:p>V18</text:p>
          </table:table-cell>
          <table:table-cell office:value-type="string" office:value="V19" table:style-name="ce1">
            <text:p>V19</text:p>
          </table:table-cell>
          <table:table-cell office:value-type="string" office:value="V20" table:style-name="ce1">
            <text:p>V20</text:p>
          </table:table-cell>
          <table:table-cell office:value-type="string" office:value="V21" table:style-name="ce1">
            <text:p>V21</text:p>
          </table:table-cell>
          <table:table-cell office:value-type="string" office:value="V22" table:style-name="ce1">
            <text:p>V22</text:p>
          </table:table-cell>
          <table:table-cell office:value-type="string" office:value="V23" table:style-name="ce1">
            <text:p>V23</text:p>
          </table:table-cell>
          <table:table-cell office:value-type="string" office:value="V24" table:style-name="ce1">
            <text:p>V24</text:p>
          </table:table-cell>
          <table:table-cell office:value-type="string" office:value="V25" table:style-name="ce1">
            <text:p>V25</text:p>
          </table:table-cell>
          <table:table-cell office:value-type="string" office:value="V26" table:style-name="ce1">
            <text:p>V26</text:p>
          </table:table-cell>
          <table:table-cell office:value-type="string" office:value="V27" table:style-name="ce1">
            <text:p>V27</text:p>
          </table:table-cell>
          <table:table-cell office:value-type="string" office:value="V28" table:style-name="ce1">
            <text:p>V28</text:p>
          </table:table-cell>
          <table:table-cell office:value-type="string" office:value="V29" table:style-name="ce1">
            <text:p>V29</text:p>
          </table:table-cell>
          <table:table-cell office:value-type="string" office:value="V30" table:style-name="ce1">
            <text:p>V30</text:p>
          </table:table-cell>
          <table:table-cell office:value-type="string" office:value="V31" table:style-name="ce1">
            <text:p>V31</text:p>
          </table:table-cell>
          <table:table-cell office:value-type="string" office:value="V32" table:style-name="ce1">
            <text:p>V32</text:p>
          </table:table-cell>
          <table:table-cell office:value-type="string" office:value="V33" table:style-name="ce1">
            <text:p>V33</text:p>
          </table:table-cell>
          <table:table-cell office:value-type="string" office:value="V34" table:style-name="ce1">
            <text:p>V34</text:p>
          </table:table-cell>
          <table:table-cell office:value-type="string" office:value="V35" table:style-name="ce1">
            <text:p>V35</text:p>
          </table:table-cell>
          <table:table-cell office:value-type="string" office:value="V36" table:style-name="ce1">
            <text:p>V36</text:p>
          </table:table-cell>
          <table:table-cell office:value-type="string" office:value="V37" table:style-name="ce1">
            <text:p>V37</text:p>
          </table:table-cell>
          <table:table-cell office:value-type="string" office:value="V38" table:style-name="ce1">
            <text:p>V38</text:p>
          </table:table-cell>
          <table:table-cell office:value-type="string" office:value="V39" table:style-name="ce1">
            <text:p>V39</text:p>
          </table:table-cell>
          <table:table-cell office:value-type="string" office:value="V40" table:style-name="ce1">
            <text:p>V40</text:p>
          </table:table-cell>
          <table:table-cell office:value-type="string" office:value="V41" table:style-name="ce1">
            <text:p>V41</text:p>
          </table:table-cell>
          <table:table-cell office:value-type="string" office:value="V42" table:style-name="ce1">
            <text:p>V42</text:p>
          </table:table-cell>
          <table:table-cell office:value-type="string" office:value="V43" table:style-name="ce1">
            <text:p>V43</text:p>
          </table:table-cell>
          <table:table-cell office:value-type="string" office:value="V44" table:style-name="ce1">
            <text:p>V44</text:p>
          </table:table-cell>
          <table:table-cell office:value-type="string" office:value="V45" table:style-name="ce1">
            <text:p>V45</text:p>
          </table:table-cell>
          <table:table-cell office:value-type="string" office:value="V46" table:style-name="ce1">
            <text:p>V46</text:p>
          </table:table-cell>
          <table:table-cell office:value-type="string" office:value="V47" table:style-name="ce1">
            <text:p>V47</text:p>
          </table:table-cell>
          <table:table-cell office:value-type="string" office:value="V48" table:style-name="ce1">
            <text:p>V48</text:p>
          </table:table-cell>
          <table:table-cell office:value-type="string" office:value="V49" table:style-name="ce1">
            <text:p>V49</text:p>
          </table:table-cell>
          <table:table-cell office:value-type="string" office:value="V50" table:style-name="ce1">
            <text:p>V50</text:p>
          </table:table-cell>
          <table:table-cell office:value-type="string" office:value="V51" table:style-name="ce1">
            <text:p>V51</text:p>
          </table:table-cell>
          <table:table-cell office:value-type="string" office:value="V52" table:style-name="ce1">
            <text:p>V52</text:p>
          </table:table-cell>
          <table:table-cell office:value-type="string" office:value="V53" table:style-name="ce1">
            <text:p>V53</text:p>
          </table:table-cell>
          <table:table-cell office:value-type="string" office:value="V54" table:style-name="ce1">
            <text:p>V54</text:p>
          </table:table-cell>
        </table:table-row>
        <table:table-row>
          <table:table-cell office:value-type="string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2" table:style-name="ce1">
            <text:p>2</text:p>
          </table:table-cell>
          <table:table-cell office:value-type="float" office:value="0.0445352908654154" table:style-name="ce1">
            <text:p>0.0445352908654154</text:p>
          </table:table-cell>
          <table:table-cell office:value-type="float" office:value="0.119112257243703" table:style-name="ce1">
            <text:p>0.119112257243703</text:p>
          </table:table-cell>
          <table:table-cell office:value-type="float" office:value="0.0581516309984732" table:style-name="ce1">
            <text:p>0.0581516309984732</text:p>
          </table:table-cell>
          <table:table-cell office:value-type="float" office:value="0.0340381713570148" table:style-name="ce1">
            <text:p>0.0340381713570148</text:p>
          </table:table-cell>
          <table:table-cell office:value-type="float" office:value="0.192006112533141" table:style-name="ce1">
            <text:p>0.192006112533141</text:p>
          </table:table-cell>
          <table:table-cell office:value-type="float" office:value="0.224871071162794" table:style-name="ce1">
            <text:p>0.224871071162794</text:p>
          </table:table-cell>
          <table:table-cell office:value-type="float" office:value="0.127593536890065" table:style-name="ce1">
            <text:p>0.127593536890065</text:p>
          </table:table-cell>
          <table:table-cell office:value-type="float" office:value="0.0361768869012614" table:style-name="ce1">
            <text:p>0.0361768869012614</text:p>
          </table:table-cell>
          <table:table-cell office:value-type="float" office:value="0.0750256054970473" table:style-name="ce1">
            <text:p>0.0750256054970473</text:p>
          </table:table-cell>
          <table:table-cell office:value-type="float" office:value="0.135068950486724" table:style-name="ce1">
            <text:p>0.135068950486724</text:p>
          </table:table-cell>
          <table:table-cell office:value-type="float" office:value="0.0379228646182181" table:style-name="ce1">
            <text:p>0.0379228646182181</text:p>
          </table:table-cell>
          <table:table-cell office:value-type="float" office:value="0.0780717793862057" table:style-name="ce1">
            <text:p>0.0780717793862057</text:p>
          </table:table-cell>
          <table:table-cell office:value-type="float" office:value="0.0687160820943629" table:style-name="ce1">
            <text:p>0.0687160820943629</text:p>
          </table:table-cell>
          <table:table-cell office:value-type="float" office:value="0.0394688121548359" table:style-name="ce1">
            <text:p>0.0394688121548359</text:p>
          </table:table-cell>
          <table:table-cell office:value-type="float" office:value="0.0289900882790914" table:style-name="ce1">
            <text:p>0.0289900882790914</text:p>
          </table:table-cell>
          <table:table-cell office:value-type="float" office:value="0.0484273066600061" table:style-name="ce1">
            <text:p>0.0484273066600061</text:p>
          </table:table-cell>
          <table:table-cell office:value-type="float" office:value="0.0687303699643871" table:style-name="ce1">
            <text:p>0.0687303699643871</text:p>
          </table:table-cell>
          <table:table-cell office:value-type="float" office:value="0.0743026392738231" table:style-name="ce1">
            <text:p>0.0743026392738231</text:p>
          </table:table-cell>
          <table:table-cell office:value-type="float" office:value="0.0411062020596087" table:style-name="ce1">
            <text:p>0.0411062020596087</text:p>
          </table:table-cell>
          <table:table-cell office:value-type="float" office:value="0.111576834592943" table:style-name="ce1">
            <text:p>0.111576834592943</text:p>
          </table:table-cell>
          <table:table-cell office:value-type="float" office:value="0.0445352908654154" table:style-name="ce1">
            <text:p>0.0445352908654154</text:p>
          </table:table-cell>
          <table:table-cell office:value-type="float" office:value="0.0511648625566419" table:style-name="ce1">
            <text:p>0.0511648625566419</text:p>
          </table:table-cell>
          <table:table-cell office:value-type="float" office:value="0.0972946797167575" table:style-name="ce1">
            <text:p>0.0972946797167575</text:p>
          </table:table-cell>
          <table:table-cell office:value-type="float" office:value="0.134471717519713" table:style-name="ce1">
            <text:p>0.134471717519713</text:p>
          </table:table-cell>
          <table:table-cell office:value-type="float" office:value="0.0869159709311823" table:style-name="ce1">
            <text:p>0.0869159709311823</text:p>
          </table:table-cell>
          <table:table-cell office:value-type="float" office:value="0.0657527778513448" table:style-name="ce1">
            <text:p>0.0657527778513448</text:p>
          </table:table-cell>
          <table:table-cell office:value-type="float" office:value="0.0795634330167316" table:style-name="ce1">
            <text:p>0.0795634330167316</text:p>
          </table:table-cell>
          <table:table-cell office:value-type="float" office:value="0.0841012605364159" table:style-name="ce1">
            <text:p>0.0841012605364159</text:p>
          </table:table-cell>
          <table:table-cell office:value-type="float" office:value="0.0820180890868883" table:style-name="ce1">
            <text:p>0.0820180890868883</text:p>
          </table:table-cell>
          <table:table-cell office:value-type="float" office:value="0.0727881250512584" table:style-name="ce1">
            <text:p>0.0727881250512584</text:p>
          </table:table-cell>
          <table:table-cell office:value-type="float" office:value="0.100989522905014" table:style-name="ce1">
            <text:p>0.100989522905014</text:p>
          </table:table-cell>
          <table:table-cell office:value-type="float" office:value="0.127967879084699" table:style-name="ce1">
            <text:p>0.127967879084699</text:p>
          </table:table-cell>
          <table:table-cell office:value-type="float" office:value="0.0526679464831872" table:style-name="ce1">
            <text:p>0.0526679464831872</text:p>
          </table:table-cell>
          <table:table-cell office:value-type="float" office:value="0.0852585780083757" table:style-name="ce1">
            <text:p>0.0852585780083757</text:p>
          </table:table-cell>
          <table:table-cell office:value-type="float" office:value="0.0474157254622931" table:style-name="ce1">
            <text:p>0.0474157254622931</text:p>
          </table:table-cell>
          <table:table-cell office:value-type="float" office:value="0.0820180890868883" table:style-name="ce1">
            <text:p>0.0820180890868883</text:p>
          </table:table-cell>
          <table:table-cell office:value-type="float" office:value="0.044400984887188" table:style-name="ce1">
            <text:p>0.044400984887188</text:p>
          </table:table-cell>
          <table:table-cell office:value-type="float" office:value="0.0500589814167692" table:style-name="ce1">
            <text:p>0.0500589814167692</text:p>
          </table:table-cell>
          <table:table-cell office:value-type="float" office:value="0.0157652357846966" table:style-name="ce1">
            <text:p>0.0157652357846966</text:p>
          </table:table-cell>
          <table:table-cell office:value-type="float" office:value="0.0478529342850335" table:style-name="ce1">
            <text:p>0.0478529342850335</text:p>
          </table:table-cell>
          <table:table-cell office:value-type="float" office:value="0" table:style-name="ce1">
            <text:p>0</text:p>
          </table:table-cell>
          <table:table-cell office:value-type="float" office:value="0.0479986705592803" table:style-name="ce1">
            <text:p>0.0479986705592803</text:p>
          </table:table-cell>
          <table:table-cell office:value-type="float" office:value="0.102406879611414" table:style-name="ce1">
            <text:p>0.102406879611414</text:p>
          </table:table-cell>
          <table:table-cell office:value-type="float" office:value="0.00706678051396679" table:style-name="ce1">
            <text:p>0.00706678051396679</text:p>
          </table:table-cell>
          <table:table-cell office:value-type="float" office:value="0.073962884278188" table:style-name="ce1">
            <text:p>0.073962884278188</text:p>
          </table:table-cell>
          <table:table-cell office:value-type="float" office:value="0.073962884278188" table:style-name="ce1">
            <text:p>0.073962884278188</text:p>
          </table:table-cell>
          <table:table-cell office:value-type="float" office:value="0.073962884278188" table:style-name="ce1">
            <text:p>0.073962884278188</text:p>
          </table:table-cell>
          <table:table-cell office:value-type="float" office:value="0.073962884278188" table:style-name="ce1">
            <text:p>0.073962884278188</text:p>
          </table:table-cell>
          <table:table-cell office:value-type="float" office:value="0.073962884278188" table:style-name="ce1">
            <text:p>0.073962884278188</text:p>
          </table:table-cell>
          <table:table-cell office:value-type="float" office:value="0.073962884278188" table:style-name="ce1">
            <text:p>0.073962884278188</text:p>
          </table:table-cell>
          <table:table-cell office:value-type="float" office:value="0.073962884278188" table:style-name="ce1">
            <text:p>0.073962884278188</text:p>
          </table:table-cell>
          <table:table-cell office:value-type="float" office:value="0.073962884278188" table:style-name="ce1">
            <text:p>0.073962884278188</text:p>
          </table:table-cell>
          <table:table-cell office:value-type="float" office:value="0.073962884278188" table:style-name="ce1">
            <text:p>0.073962884278188</text:p>
          </table:table-cell>
          <table:table-cell office:value-type="float" office:value="0.073962884278188" table:style-name="ce1">
            <text:p>0.073962884278188</text:p>
          </table:table-cell>
        </table:table-row>
        <table:table-row>
          <table:table-cell office:value-type="string" office:value="3" table:style-name="ce1">
            <text:p>3</text:p>
          </table:table-cell>
          <table:table-cell office:value-type="float" office:value="0.0899078509142487" table:style-name="ce1">
            <text:p>0.0899078509142487</text:p>
          </table:table-cell>
          <table:table-cell office:value-type="float" office:value="0.145110465539728" table:style-name="ce1">
            <text:p>0.145110465539728</text:p>
          </table:table-cell>
          <table:table-cell office:value-type="float" office:value="0.0930283217275329" table:style-name="ce1">
            <text:p>0.0930283217275329</text:p>
          </table:table-cell>
          <table:table-cell office:value-type="float" office:value="0.0643748913858865" table:style-name="ce1">
            <text:p>0.0643748913858865</text:p>
          </table:table-cell>
          <table:table-cell office:value-type="float" office:value="0.212992136024678" table:style-name="ce1">
            <text:p>0.212992136024678</text:p>
          </table:table-cell>
          <table:table-cell office:value-type="float" office:value="0.318350889583091" table:style-name="ce1">
            <text:p>0.318350889583091</text:p>
          </table:table-cell>
          <table:table-cell office:value-type="float" office:value="0.217281354605941" table:style-name="ce1">
            <text:p>0.217281354605941</text:p>
          </table:table-cell>
          <table:table-cell office:value-type="float" office:value="0.095314380931404" table:style-name="ce1">
            <text:p>0.095314380931404</text:p>
          </table:table-cell>
          <table:table-cell office:value-type="float" office:value="0.143164457642433" table:style-name="ce1">
            <text:p>0.143164457642433</text:p>
          </table:table-cell>
          <table:table-cell office:value-type="float" office:value="0.224165250383598" table:style-name="ce1">
            <text:p>0.224165250383598</text:p>
          </table:table-cell>
          <table:table-cell office:value-type="float" office:value="0.0473157103721238" table:style-name="ce1">
            <text:p>0.0473157103721238</text:p>
          </table:table-cell>
          <table:table-cell office:value-type="float" office:value="0.189031377994103" table:style-name="ce1">
            <text:p>0.189031377994103</text:p>
          </table:table-cell>
          <table:table-cell office:value-type="float" office:value="0.126387640660023" table:style-name="ce1">
            <text:p>0.126387640660023</text:p>
          </table:table-cell>
          <table:table-cell office:value-type="float" office:value="0.0626608827781091" table:style-name="ce1">
            <text:p>0.0626608827781091</text:p>
          </table:table-cell>
          <table:table-cell office:value-type="float" office:value="0.0529222705696178" table:style-name="ce1">
            <text:p>0.0529222705696178</text:p>
          </table:table-cell>
          <table:table-cell office:value-type="float" office:value="0.0599919086575895" table:style-name="ce1">
            <text:p>0.0599919086575895</text:p>
          </table:table-cell>
          <table:table-cell office:value-type="float" office:value="0.1218269525483" table:style-name="ce1">
            <text:p>0.1218269525483</text:p>
          </table:table-cell>
          <table:table-cell office:value-type="float" office:value="0.111245356008381" table:style-name="ce1">
            <text:p>0.111245356008381</text:p>
          </table:table-cell>
          <table:table-cell office:value-type="float" office:value="0.101443877171784" table:style-name="ce1">
            <text:p>0.101443877171784</text:p>
          </table:table-cell>
          <table:table-cell office:value-type="float" office:value="0.211669079260437" table:style-name="ce1">
            <text:p>0.211669079260437</text:p>
          </table:table-cell>
          <table:table-cell office:value-type="float" office:value="0.0899078509142487" table:style-name="ce1">
            <text:p>0.0899078509142487</text:p>
          </table:table-cell>
          <table:table-cell office:value-type="float" office:value="0.139621065876432" table:style-name="ce1">
            <text:p>0.139621065876432</text:p>
          </table:table-cell>
          <table:table-cell office:value-type="float" office:value="0.214909568181925" table:style-name="ce1">
            <text:p>0.214909568181925</text:p>
          </table:table-cell>
          <table:table-cell office:value-type="float" office:value="0.231380624745817" table:style-name="ce1">
            <text:p>0.231380624745817</text:p>
          </table:table-cell>
          <table:table-cell office:value-type="float" office:value="0.180104316802986" table:style-name="ce1">
            <text:p>0.180104316802986</text:p>
          </table:table-cell>
          <table:table-cell office:value-type="float" office:value="0.149393968972982" table:style-name="ce1">
            <text:p>0.149393968972982</text:p>
          </table:table-cell>
          <table:table-cell office:value-type="float" office:value="0.165270650143867" table:style-name="ce1">
            <text:p>0.165270650143867</text:p>
          </table:table-cell>
          <table:table-cell office:value-type="float" office:value="0.21996747417049" table:style-name="ce1">
            <text:p>0.21996747417049</text:p>
          </table:table-cell>
          <table:table-cell office:value-type="float" office:value="0.190731634526982" table:style-name="ce1">
            <text:p>0.190731634526982</text:p>
          </table:table-cell>
          <table:table-cell office:value-type="float" office:value="0.151479997996514" table:style-name="ce1">
            <text:p>0.151479997996514</text:p>
          </table:table-cell>
          <table:table-cell office:value-type="float" office:value="0.17790398481926" table:style-name="ce1">
            <text:p>0.17790398481926</text:p>
          </table:table-cell>
          <table:table-cell office:value-type="float" office:value="0.250917858216901" table:style-name="ce1">
            <text:p>0.250917858216901</text:p>
          </table:table-cell>
          <table:table-cell office:value-type="float" office:value="0.117866354977593" table:style-name="ce1">
            <text:p>0.117866354977593</text:p>
          </table:table-cell>
          <table:table-cell office:value-type="float" office:value="0.136577749561279" table:style-name="ce1">
            <text:p>0.136577749561279</text:p>
          </table:table-cell>
          <table:table-cell office:value-type="float" office:value="0.104981553789774" table:style-name="ce1">
            <text:p>0.104981553789774</text:p>
          </table:table-cell>
          <table:table-cell office:value-type="float" office:value="0.185816607238659" table:style-name="ce1">
            <text:p>0.185816607238659</text:p>
          </table:table-cell>
          <table:table-cell office:value-type="float" office:value="0.0941313452934007" table:style-name="ce1">
            <text:p>0.0941313452934007</text:p>
          </table:table-cell>
          <table:table-cell office:value-type="float" office:value="0.110822435055665" table:style-name="ce1">
            <text:p>0.110822435055665</text:p>
          </table:table-cell>
          <table:table-cell office:value-type="float" office:value="0.0696162179058871" table:style-name="ce1">
            <text:p>0.0696162179058871</text:p>
          </table:table-cell>
          <table:table-cell office:value-type="float" office:value="0.135240404927014" table:style-name="ce1">
            <text:p>0.135240404927014</text:p>
          </table:table-cell>
          <table:table-cell office:value-type="float" office:value="0" table:style-name="ce1">
            <text:p>0</text:p>
          </table:table-cell>
          <table:table-cell office:value-type="float" office:value="0.144344635706431" table:style-name="ce1">
            <text:p>0.144344635706431</text:p>
          </table:table-cell>
          <table:table-cell office:value-type="float" office:value="0.250529228152243" table:style-name="ce1">
            <text:p>0.250529228152243</text:p>
          </table:table-cell>
          <table:table-cell office:value-type="float" office:value="0.0248123150840168" table:style-name="ce1">
            <text:p>0.0248123150840168</text:p>
          </table:table-cell>
          <table:table-cell office:value-type="float" office:value="0.141466202223168" table:style-name="ce1">
            <text:p>0.141466202223168</text:p>
          </table:table-cell>
          <table:table-cell office:value-type="float" office:value="0.141466202223168" table:style-name="ce1">
            <text:p>0.141466202223168</text:p>
          </table:table-cell>
          <table:table-cell office:value-type="float" office:value="0.141466202223168" table:style-name="ce1">
            <text:p>0.141466202223168</text:p>
          </table:table-cell>
          <table:table-cell office:value-type="float" office:value="0.141466202223168" table:style-name="ce1">
            <text:p>0.141466202223168</text:p>
          </table:table-cell>
          <table:table-cell office:value-type="float" office:value="0.141466202223168" table:style-name="ce1">
            <text:p>0.141466202223168</text:p>
          </table:table-cell>
          <table:table-cell office:value-type="float" office:value="0.141466202223168" table:style-name="ce1">
            <text:p>0.141466202223168</text:p>
          </table:table-cell>
          <table:table-cell office:value-type="float" office:value="0.141466202223168" table:style-name="ce1">
            <text:p>0.141466202223168</text:p>
          </table:table-cell>
          <table:table-cell office:value-type="float" office:value="0.141466202223168" table:style-name="ce1">
            <text:p>0.141466202223168</text:p>
          </table:table-cell>
          <table:table-cell office:value-type="float" office:value="0.141466202223168" table:style-name="ce1">
            <text:p>0.141466202223168</text:p>
          </table:table-cell>
          <table:table-cell office:value-type="float" office:value="0.141466202223168" table:style-name="ce1">
            <text:p>0.141466202223168</text:p>
          </table:table-cell>
        </table:table-row>
        <table:table-row>
          <table:table-cell office:value-type="string" office:value="4" table:style-name="ce1">
            <text:p>4</text:p>
          </table:table-cell>
          <table:table-cell office:value-type="float" office:value="0.0874989160281694" table:style-name="ce1">
            <text:p>0.0874989160281694</text:p>
          </table:table-cell>
          <table:table-cell office:value-type="float" office:value="0.143898854161676" table:style-name="ce1">
            <text:p>0.143898854161676</text:p>
          </table:table-cell>
          <table:table-cell office:value-type="float" office:value="0.0910137320541214" table:style-name="ce1">
            <text:p>0.0910137320541214</text:p>
          </table:table-cell>
          <table:table-cell office:value-type="float" office:value="0.0454907921732835" table:style-name="ce1">
            <text:p>0.0454907921732835</text:p>
          </table:table-cell>
          <table:table-cell office:value-type="float" office:value="0.215069592326196" table:style-name="ce1">
            <text:p>0.215069592326196</text:p>
          </table:table-cell>
          <table:table-cell office:value-type="float" office:value="0.294535867826763" table:style-name="ce1">
            <text:p>0.294535867826763</text:p>
          </table:table-cell>
          <table:table-cell office:value-type="float" office:value="0.225754061530289" table:style-name="ce1">
            <text:p>0.225754061530289</text:p>
          </table:table-cell>
          <table:table-cell office:value-type="float" office:value="0.0840126757422659" table:style-name="ce1">
            <text:p>0.0840126757422659</text:p>
          </table:table-cell>
          <table:table-cell office:value-type="float" office:value="0.136392007250964" table:style-name="ce1">
            <text:p>0.136392007250964</text:p>
          </table:table-cell>
          <table:table-cell office:value-type="float" office:value="0.221713451887446" table:style-name="ce1">
            <text:p>0.221713451887446</text:p>
          </table:table-cell>
          <table:table-cell office:value-type="float" office:value="0.0510134111343854" table:style-name="ce1">
            <text:p>0.0510134111343854</text:p>
          </table:table-cell>
          <table:table-cell office:value-type="float" office:value="0.178335478493991" table:style-name="ce1">
            <text:p>0.178335478493991</text:p>
          </table:table-cell>
          <table:table-cell office:value-type="float" office:value="0.114583002446033" table:style-name="ce1">
            <text:p>0.114583002446033</text:p>
          </table:table-cell>
          <table:table-cell office:value-type="float" office:value="0.0531565916380146" table:style-name="ce1">
            <text:p>0.0531565916380146</text:p>
          </table:table-cell>
          <table:table-cell office:value-type="float" office:value="0.0579658886881586" table:style-name="ce1">
            <text:p>0.0579658886881586</text:p>
          </table:table-cell>
          <table:table-cell office:value-type="float" office:value="0.0423178134376604" table:style-name="ce1">
            <text:p>0.0423178134376604</text:p>
          </table:table-cell>
          <table:table-cell office:value-type="float" office:value="0.119635193286589" table:style-name="ce1">
            <text:p>0.119635193286589</text:p>
          </table:table-cell>
          <table:table-cell office:value-type="float" office:value="0.0907908412817439" table:style-name="ce1">
            <text:p>0.0907908412817439</text:p>
          </table:table-cell>
          <table:table-cell office:value-type="float" office:value="0.0973289706048155" table:style-name="ce1">
            <text:p>0.0973289706048155</text:p>
          </table:table-cell>
          <table:table-cell office:value-type="float" office:value="0.171660185618687" table:style-name="ce1">
            <text:p>0.171660185618687</text:p>
          </table:table-cell>
          <table:table-cell office:value-type="float" office:value="0.0874989160281694" table:style-name="ce1">
            <text:p>0.0874989160281694</text:p>
          </table:table-cell>
          <table:table-cell office:value-type="float" office:value="0.140492625947908" table:style-name="ce1">
            <text:p>0.140492625947908</text:p>
          </table:table-cell>
          <table:table-cell office:value-type="float" office:value="0.185079353145411" table:style-name="ce1">
            <text:p>0.185079353145411</text:p>
          </table:table-cell>
          <table:table-cell office:value-type="float" office:value="0.230400476862157" table:style-name="ce1">
            <text:p>0.230400476862157</text:p>
          </table:table-cell>
          <table:table-cell office:value-type="float" office:value="0.132940057853119" table:style-name="ce1">
            <text:p>0.132940057853119</text:p>
          </table:table-cell>
          <table:table-cell office:value-type="float" office:value="0.116474716437237" table:style-name="ce1">
            <text:p>0.116474716437237</text:p>
          </table:table-cell>
          <table:table-cell office:value-type="float" office:value="0.10258119162571" table:style-name="ce1">
            <text:p>0.10258119162571</text:p>
          </table:table-cell>
          <table:table-cell office:value-type="float" office:value="0.219733153102093" table:style-name="ce1">
            <text:p>0.219733153102093</text:p>
          </table:table-cell>
          <table:table-cell office:value-type="float" office:value="0.164347653740304" table:style-name="ce1">
            <text:p>0.164347653740304</text:p>
          </table:table-cell>
          <table:table-cell office:value-type="float" office:value="0.107710536964396" table:style-name="ce1">
            <text:p>0.107710536964396</text:p>
          </table:table-cell>
          <table:table-cell office:value-type="float" office:value="0.168671163209625" table:style-name="ce1">
            <text:p>0.168671163209625</text:p>
          </table:table-cell>
          <table:table-cell office:value-type="float" office:value="0.219024474748893" table:style-name="ce1">
            <text:p>0.219024474748893</text:p>
          </table:table-cell>
          <table:table-cell office:value-type="float" office:value="0.0722080375282761" table:style-name="ce1">
            <text:p>0.0722080375282761</text:p>
          </table:table-cell>
          <table:table-cell office:value-type="float" office:value="0.120549616968137" table:style-name="ce1">
            <text:p>0.120549616968137</text:p>
          </table:table-cell>
          <table:table-cell office:value-type="float" office:value="0.0149479696193127" table:style-name="ce1">
            <text:p>0.0149479696193127</text:p>
          </table:table-cell>
          <table:table-cell office:value-type="float" office:value="0.128439378795497" table:style-name="ce1">
            <text:p>0.128439378795497</text:p>
          </table:table-cell>
          <table:table-cell office:value-type="float" office:value="0.0590289062179587" table:style-name="ce1">
            <text:p>0.0590289062179587</text:p>
          </table:table-cell>
          <table:table-cell office:value-type="float" office:value="0.106793255708842" table:style-name="ce1">
            <text:p>0.106793255708842</text:p>
          </table:table-cell>
          <table:table-cell office:value-type="float" office:value="0.0300130997728238" table:style-name="ce1">
            <text:p>0.0300130997728238</text:p>
          </table:table-cell>
          <table:table-cell office:value-type="float" office:value="0.0960887834867154" table:style-name="ce1">
            <text:p>0.0960887834867154</text:p>
          </table:table-cell>
          <table:table-cell office:value-type="float" office:value="0" table:style-name="ce1">
            <text:p>0</text:p>
          </table:table-cell>
          <table:table-cell office:value-type="float" office:value="0.071090726092384" table:style-name="ce1">
            <text:p>0.071090726092384</text:p>
          </table:table-cell>
          <table:table-cell office:value-type="float" office:value="0.289406522488077" table:style-name="ce1">
            <text:p>0.289406522488077</text:p>
          </table:table-cell>
          <table:table-cell office:value-type="float" office:value="0.00697819571981678" table:style-name="ce1">
            <text:p>0.00697819571981678</text:p>
          </table:table-cell>
          <table:table-cell office:value-type="float" office:value="0.122560594083503" table:style-name="ce1">
            <text:p>0.122560594083503</text:p>
          </table:table-cell>
          <table:table-cell office:value-type="float" office:value="0.122560594083503" table:style-name="ce1">
            <text:p>0.122560594083503</text:p>
          </table:table-cell>
          <table:table-cell office:value-type="float" office:value="0.122560594083503" table:style-name="ce1">
            <text:p>0.122560594083503</text:p>
          </table:table-cell>
          <table:table-cell office:value-type="float" office:value="0.122560594083503" table:style-name="ce1">
            <text:p>0.122560594083503</text:p>
          </table:table-cell>
          <table:table-cell office:value-type="float" office:value="0.122560594083503" table:style-name="ce1">
            <text:p>0.122560594083503</text:p>
          </table:table-cell>
          <table:table-cell office:value-type="float" office:value="0.122560594083503" table:style-name="ce1">
            <text:p>0.122560594083503</text:p>
          </table:table-cell>
          <table:table-cell office:value-type="float" office:value="0.122560594083503" table:style-name="ce1">
            <text:p>0.122560594083503</text:p>
          </table:table-cell>
          <table:table-cell office:value-type="float" office:value="0.122560594083503" table:style-name="ce1">
            <text:p>0.122560594083503</text:p>
          </table:table-cell>
          <table:table-cell office:value-type="float" office:value="0.122560594083503" table:style-name="ce1">
            <text:p>0.122560594083503</text:p>
          </table:table-cell>
          <table:table-cell office:value-type="float" office:value="0.122560594083503" table:style-name="ce1">
            <text:p>0.122560594083503</text:p>
          </table:table-cell>
        </table:table-row>
        <table:table-row>
          <table:table-cell office:value-type="string" office:value="5" table:style-name="ce1">
            <text:p>5</text:p>
          </table:table-cell>
          <table:table-cell office:value-type="float" office:value="0.0888719803374946" table:style-name="ce1">
            <text:p>0.0888719803374946</text:p>
          </table:table-cell>
          <table:table-cell office:value-type="float" office:value="0.145899155965064" table:style-name="ce1">
            <text:p>0.145899155965064</text:p>
          </table:table-cell>
          <table:table-cell office:value-type="float" office:value="0.0925853977567828" table:style-name="ce1">
            <text:p>0.0925853977567828</text:p>
          </table:table-cell>
          <table:table-cell office:value-type="float" office:value="0.0648178153566366" table:style-name="ce1">
            <text:p>0.0648178153566366</text:p>
          </table:table-cell>
          <table:table-cell office:value-type="float" office:value="0.226254136981136" table:style-name="ce1">
            <text:p>0.226254136981136</text:p>
          </table:table-cell>
          <table:table-cell office:value-type="float" office:value="0.338293898562862" table:style-name="ce1">
            <text:p>0.338293898562862</text:p>
          </table:table-cell>
          <table:table-cell office:value-type="float" office:value="0.236101337001811" table:style-name="ce1">
            <text:p>0.236101337001811</text:p>
          </table:table-cell>
          <table:table-cell office:value-type="float" office:value="0.0817266165383947" table:style-name="ce1">
            <text:p>0.0817266165383947</text:p>
          </table:table-cell>
          <table:table-cell office:value-type="float" office:value="0.130219647400512" table:style-name="ce1">
            <text:p>0.130219647400512</text:p>
          </table:table-cell>
          <table:table-cell office:value-type="float" office:value="0.210814664632991" table:style-name="ce1">
            <text:p>0.210814664632991</text:p>
          </table:table-cell>
          <table:table-cell office:value-type="float" office:value="0.0517106591915661" table:style-name="ce1">
            <text:p>0.0517106591915661</text:p>
          </table:table-cell>
          <table:table-cell office:value-type="float" office:value="0.174846380634082" table:style-name="ce1">
            <text:p>0.174846380634082</text:p>
          </table:table-cell>
          <table:table-cell office:value-type="float" office:value="0.122798527709945" table:style-name="ce1">
            <text:p>0.122798527709945</text:p>
          </table:table-cell>
          <table:table-cell office:value-type="float" office:value="0.0667472136050288" table:style-name="ce1">
            <text:p>0.0667472136050288</text:p>
          </table:table-cell>
          <table:table-cell office:value-type="float" office:value="0.0690104122168613" table:style-name="ce1">
            <text:p>0.0690104122168613</text:p>
          </table:table-cell>
          <table:table-cell office:value-type="float" office:value="0.0751999175113425" table:style-name="ce1">
            <text:p>0.0751999175113425</text:p>
          </table:table-cell>
          <table:table-cell office:value-type="float" office:value="0.117251976566553" table:style-name="ce1">
            <text:p>0.117251976566553</text:p>
          </table:table-cell>
          <table:table-cell office:value-type="float" office:value="0.106438916532242" table:style-name="ce1">
            <text:p>0.106438916532242</text:p>
          </table:table-cell>
          <table:table-cell office:value-type="float" office:value="0.0950000477908718" table:style-name="ce1">
            <text:p>0.0950000477908718</text:p>
          </table:table-cell>
          <table:table-cell office:value-type="float" office:value="0.204062217259556" table:style-name="ce1">
            <text:p>0.204062217259556</text:p>
          </table:table-cell>
          <table:table-cell office:value-type="float" office:value="0.0888719803374946" table:style-name="ce1">
            <text:p>0.0888719803374946</text:p>
          </table:table-cell>
          <table:table-cell office:value-type="float" office:value="0.116631883007503" table:style-name="ce1">
            <text:p>0.116631883007503</text:p>
          </table:table-cell>
          <table:table-cell office:value-type="float" office:value="0.20780278163189" table:style-name="ce1">
            <text:p>0.20780278163189</text:p>
          </table:table-cell>
          <table:table-cell office:value-type="float" office:value="0.239227522963105" table:style-name="ce1">
            <text:p>0.239227522963105</text:p>
          </table:table-cell>
          <table:table-cell office:value-type="float" office:value="0.160015571548968" table:style-name="ce1">
            <text:p>0.160015571548968</text:p>
          </table:table-cell>
          <table:table-cell office:value-type="float" office:value="0.134377417577553" table:style-name="ce1">
            <text:p>0.134377417577553</text:p>
          </table:table-cell>
          <table:table-cell office:value-type="float" office:value="0.155874946815956" table:style-name="ce1">
            <text:p>0.155874946815956</text:p>
          </table:table-cell>
          <table:table-cell office:value-type="float" office:value="0.200547401233604" table:style-name="ce1">
            <text:p>0.200547401233604</text:p>
          </table:table-cell>
          <table:table-cell office:value-type="float" office:value="0.191763218742729" table:style-name="ce1">
            <text:p>0.191763218742729</text:p>
          </table:table-cell>
          <table:table-cell office:value-type="float" office:value="0.123132863868511" table:style-name="ce1">
            <text:p>0.123132863868511</text:p>
          </table:table-cell>
          <table:table-cell office:value-type="float" office:value="0.174289153703139" table:style-name="ce1">
            <text:p>0.174289153703139</text:p>
          </table:table-cell>
          <table:table-cell office:value-type="float" office:value="0.217812863370841" table:style-name="ce1">
            <text:p>0.217812863370841</text:p>
          </table:table-cell>
          <table:table-cell office:value-type="float" office:value="0.122066988764707" table:style-name="ce1">
            <text:p>0.122066988764707</text:p>
          </table:table-cell>
          <table:table-cell office:value-type="float" office:value="0.151157092133967" table:style-name="ce1">
            <text:p>0.151157092133967</text:p>
          </table:table-cell>
          <table:table-cell office:value-type="float" office:value="0.0999436508192432" table:style-name="ce1">
            <text:p>0.0999436508192432</text:p>
          </table:table-cell>
          <table:table-cell office:value-type="float" office:value="0.182176057956494" table:style-name="ce1">
            <text:p>0.182176057956494</text:p>
          </table:table-cell>
          <table:table-cell office:value-type="float" office:value="0.106061716763603" table:style-name="ce1">
            <text:p>0.106061716763603</text:p>
          </table:table-cell>
          <table:table-cell office:value-type="float" office:value="0.115400268611417" table:style-name="ce1">
            <text:p>0.115400268611417</text:p>
          </table:table-cell>
          <table:table-cell office:value-type="float" office:value="0.103275582108885" table:style-name="ce1">
            <text:p>0.103275582108885</text:p>
          </table:table-cell>
          <table:table-cell office:value-type="float" office:value="0.113834318056765" table:style-name="ce1">
            <text:p>0.113834318056765</text:p>
          </table:table-cell>
          <table:table-cell office:value-type="float" office:value="0" table:style-name="ce1">
            <text:p>0</text:p>
          </table:table-cell>
          <table:table-cell office:value-type="float" office:value="0.133554436264159" table:style-name="ce1">
            <text:p>0.133554436264159</text:p>
          </table:table-cell>
          <table:table-cell office:value-type="float" office:value="0.181735991559749" table:style-name="ce1">
            <text:p>0.181735991559749</text:p>
          </table:table-cell>
          <table:table-cell office:value-type="float" office:value="0.0402146389700989" table:style-name="ce1">
            <text:p>0.0402146389700989</text:p>
          </table:table-cell>
          <table:table-cell office:value-type="float" office:value="0.137691346962775" table:style-name="ce1">
            <text:p>0.137691346962775</text:p>
          </table:table-cell>
          <table:table-cell office:value-type="float" office:value="0.137691346962775" table:style-name="ce1">
            <text:p>0.137691346962775</text:p>
          </table:table-cell>
          <table:table-cell office:value-type="float" office:value="0.137691346962775" table:style-name="ce1">
            <text:p>0.137691346962775</text:p>
          </table:table-cell>
          <table:table-cell office:value-type="float" office:value="0.137691346962775" table:style-name="ce1">
            <text:p>0.137691346962775</text:p>
          </table:table-cell>
          <table:table-cell office:value-type="float" office:value="0.137691346962775" table:style-name="ce1">
            <text:p>0.137691346962775</text:p>
          </table:table-cell>
          <table:table-cell office:value-type="float" office:value="0.137691346962775" table:style-name="ce1">
            <text:p>0.137691346962775</text:p>
          </table:table-cell>
          <table:table-cell office:value-type="float" office:value="0.137691346962775" table:style-name="ce1">
            <text:p>0.137691346962775</text:p>
          </table:table-cell>
          <table:table-cell office:value-type="float" office:value="0.137691346962775" table:style-name="ce1">
            <text:p>0.137691346962775</text:p>
          </table:table-cell>
          <table:table-cell office:value-type="float" office:value="0.137691346962775" table:style-name="ce1">
            <text:p>0.137691346962775</text:p>
          </table:table-cell>
          <table:table-cell office:value-type="float" office:value="0.137691346962775" table:style-name="ce1">
            <text:p>0.137691346962775</text:p>
          </table:table-cell>
        </table:table-row>
        <table:table-row>
          <table:table-cell office:value-type="string" office:value="6" table:style-name="ce1">
            <text:p>6</text:p>
          </table:table-cell>
          <table:table-cell office:value-type="float" office:value="0.0461298171601156" table:style-name="ce1">
            <text:p>0.0461298171601156</text:p>
          </table:table-cell>
          <table:table-cell office:value-type="float" office:value="0.116580446675416" table:style-name="ce1">
            <text:p>0.116580446675416</text:p>
          </table:table-cell>
          <table:table-cell office:value-type="float" office:value="0.0705820779195227" table:style-name="ce1">
            <text:p>0.0705820779195227</text:p>
          </table:table-cell>
          <table:table-cell office:value-type="float" office:value="0.0336595428013736" table:style-name="ce1">
            <text:p>0.0336595428013736</text:p>
          </table:table-cell>
          <table:table-cell office:value-type="float" office:value="0.210497473918453" table:style-name="ce1">
            <text:p>0.210497473918453</text:p>
          </table:table-cell>
          <table:table-cell office:value-type="float" office:value="0.16761671840184" table:style-name="ce1">
            <text:p>0.16761671840184</text:p>
          </table:table-cell>
          <table:table-cell office:value-type="float" office:value="0.139792520316723" table:style-name="ce1">
            <text:p>0.139792520316723</text:p>
          </table:table-cell>
          <table:table-cell office:value-type="float" office:value="0.0439637760644476" table:style-name="ce1">
            <text:p>0.0439637760644476</text:p>
          </table:table-cell>
          <table:table-cell office:value-type="float" office:value="0.0788976182736041" table:style-name="ce1">
            <text:p>0.0788976182736041</text:p>
          </table:table-cell>
          <table:table-cell office:value-type="float" office:value="0.121824094974295" table:style-name="ce1">
            <text:p>0.121824094974295</text:p>
          </table:table-cell>
          <table:table-cell office:value-type="float" office:value="0.035296754107771" table:style-name="ce1">
            <text:p>0.035296754107771</text:p>
          </table:table-cell>
          <table:table-cell office:value-type="float" office:value="0.0947057176683734" table:style-name="ce1">
            <text:p>0.0947057176683734</text:p>
          </table:table-cell>
          <table:table-cell office:value-type="float" office:value="0.0448839148940058" table:style-name="ce1">
            <text:p>0.0448839148940058</text:p>
          </table:table-cell>
          <table:table-cell office:value-type="float" office:value="0.0347452423248371" table:style-name="ce1">
            <text:p>0.0347452423248371</text:p>
          </table:table-cell>
          <table:table-cell office:value-type="float" office:value="0.0280899524675671" table:style-name="ce1">
            <text:p>0.0280899524675671</text:p>
          </table:table-cell>
          <table:table-cell office:value-type="float" office:value="0.0592146485282733" table:style-name="ce1">
            <text:p>0.0592146485282733</text:p>
          </table:table-cell>
          <table:table-cell office:value-type="float" office:value="0.0601519328018604" table:style-name="ce1">
            <text:p>0.0601519328018604</text:p>
          </table:table-cell>
          <table:table-cell office:value-type="float" office:value="0.0906193868414536" table:style-name="ce1">
            <text:p>0.0906193868414536</text:p>
          </table:table-cell>
          <table:table-cell office:value-type="float" office:value="0.0157309448966386" table:style-name="ce1">
            <text:p>0.0157309448966386</text:p>
          </table:table-cell>
          <table:table-cell office:value-type="float" office:value="0.106996143463186" table:style-name="ce1">
            <text:p>0.106996143463186</text:p>
          </table:table-cell>
          <table:table-cell office:value-type="float" office:value="0.0461298171601156" table:style-name="ce1">
            <text:p>0.0461298171601156</text:p>
          </table:table-cell>
          <table:table-cell office:value-type="float" office:value="0.0606662961227315" table:style-name="ce1">
            <text:p>0.0606662961227315</text:p>
          </table:table-cell>
          <table:table-cell office:value-type="float" office:value="0.0891763119690099" table:style-name="ce1">
            <text:p>0.0891763119690099</text:p>
          </table:table-cell>
          <table:table-cell office:value-type="float" office:value="0.141478488979578" table:style-name="ce1">
            <text:p>0.141478488979578</text:p>
          </table:table-cell>
          <table:table-cell office:value-type="float" office:value="0.0770459103184685" table:style-name="ce1">
            <text:p>0.0770459103184685</text:p>
          </table:table-cell>
          <table:table-cell office:value-type="float" office:value="0.0763686652793216" table:style-name="ce1">
            <text:p>0.0763686652793216</text:p>
          </table:table-cell>
          <table:table-cell office:value-type="float" office:value="0.0542881909439309" table:style-name="ce1">
            <text:p>0.0542881909439309</text:p>
          </table:table-cell>
          <table:table-cell office:value-type="float" office:value="0.0969489132621719" table:style-name="ce1">
            <text:p>0.0969489132621719</text:p>
          </table:table-cell>
          <table:table-cell office:value-type="float" office:value="0.0728881401414278" table:style-name="ce1">
            <text:p>0.0728881401414278</text:p>
          </table:table-cell>
          <table:table-cell office:value-type="float" office:value="0.0792005211181171" table:style-name="ce1">
            <text:p>0.0792005211181171</text:p>
          </table:table-cell>
          <table:table-cell office:value-type="float" office:value="0.102195419135056" table:style-name="ce1">
            <text:p>0.102195419135056</text:p>
          </table:table-cell>
          <table:table-cell office:value-type="float" office:value="0.160332762263505" table:style-name="ce1">
            <text:p>0.160332762263505</text:p>
          </table:table-cell>
          <table:table-cell office:value-type="float" office:value="0.0516820834515177" table:style-name="ce1">
            <text:p>0.0516820834515177</text:p>
          </table:table-cell>
          <table:table-cell office:value-type="float" office:value="0.0903193415709455" table:style-name="ce1">
            <text:p>0.0903193415709455</text:p>
          </table:table-cell>
          <table:table-cell office:value-type="float" office:value="0.0542824757959212" table:style-name="ce1">
            <text:p>0.0542824757959212</text:p>
          </table:table-cell>
          <table:table-cell office:value-type="float" office:value="0.101180980363338" table:style-name="ce1">
            <text:p>0.101180980363338</text:p>
          </table:table-cell>
          <table:table-cell office:value-type="float" office:value="0.059254654564341" table:style-name="ce1">
            <text:p>0.059254654564341</text:p>
          </table:table-cell>
          <table:table-cell office:value-type="float" office:value="0.0501532813589289" table:style-name="ce1">
            <text:p>0.0501532813589289</text:p>
          </table:table-cell>
          <table:table-cell office:value-type="float" office:value="0.0469242227334608" table:style-name="ce1">
            <text:p>0.0469242227334608</text:p>
          </table:table-cell>
          <table:table-cell office:value-type="float" office:value="0.0738882910431214" table:style-name="ce1">
            <text:p>0.0738882910431214</text:p>
          </table:table-cell>
          <table:table-cell office:value-type="float" office:value="0" table:style-name="ce1">
            <text:p>0</text:p>
          </table:table-cell>
          <table:table-cell office:value-type="float" office:value="0.0656156142991126" table:style-name="ce1">
            <text:p>0.0656156142991126</text:p>
          </table:table-cell>
          <table:table-cell office:value-type="float" office:value="0.075545683965928" table:style-name="ce1">
            <text:p>0.075545683965928</text:p>
          </table:table-cell>
          <table:table-cell office:value-type="float" office:value="0.0121932682786479" table:style-name="ce1">
            <text:p>0.0121932682786479</text:p>
          </table:table-cell>
          <table:table-cell office:value-type="float" office:value="0.0758576831504194" table:style-name="ce1">
            <text:p>0.0758576831504194</text:p>
          </table:table-cell>
          <table:table-cell office:value-type="float" office:value="0.0758576831504194" table:style-name="ce1">
            <text:p>0.0758576831504194</text:p>
          </table:table-cell>
          <table:table-cell office:value-type="float" office:value="0.0758576831504194" table:style-name="ce1">
            <text:p>0.0758576831504194</text:p>
          </table:table-cell>
          <table:table-cell office:value-type="float" office:value="0.0758576831504194" table:style-name="ce1">
            <text:p>0.0758576831504194</text:p>
          </table:table-cell>
          <table:table-cell office:value-type="float" office:value="0.0758576831504194" table:style-name="ce1">
            <text:p>0.0758576831504194</text:p>
          </table:table-cell>
          <table:table-cell office:value-type="float" office:value="0.0758576831504194" table:style-name="ce1">
            <text:p>0.0758576831504194</text:p>
          </table:table-cell>
          <table:table-cell office:value-type="float" office:value="0.0758576831504194" table:style-name="ce1">
            <text:p>0.0758576831504194</text:p>
          </table:table-cell>
          <table:table-cell office:value-type="float" office:value="0.0758576831504194" table:style-name="ce1">
            <text:p>0.0758576831504194</text:p>
          </table:table-cell>
          <table:table-cell office:value-type="float" office:value="0.0758576831504194" table:style-name="ce1">
            <text:p>0.0758576831504194</text:p>
          </table:table-cell>
          <table:table-cell office:value-type="float" office:value="0.0758576831504194" table:style-name="ce1">
            <text:p>0.0758576831504194</text:p>
          </table:table-cell>
        </table:table-row>
        <table:table-row>
          <table:table-cell office:value-type="string" office:value="7" table:style-name="ce1">
            <text:p>7</text:p>
          </table:table-cell>
          <table:table-cell office:value-type="float" office:value="0.0958244578912678" table:style-name="ce1">
            <text:p>0.0958244578912678</text:p>
          </table:table-cell>
          <table:table-cell office:value-type="float" office:value="0.141324179983316" table:style-name="ce1">
            <text:p>0.141324179983316</text:p>
          </table:table-cell>
          <table:table-cell office:value-type="float" office:value="0.0988720605674286" table:style-name="ce1">
            <text:p>0.0988720605674286</text:p>
          </table:table-cell>
          <table:table-cell office:value-type="float" office:value="0.0677173599796716" table:style-name="ce1">
            <text:p>0.0677173599796716</text:p>
          </table:table-cell>
          <table:table-cell office:value-type="float" office:value="0.21109756445947" table:style-name="ce1">
            <text:p>0.21109756445947</text:p>
          </table:table-cell>
          <table:table-cell office:value-type="float" office:value="0.290572412682051" table:style-name="ce1">
            <text:p>0.290572412682051</text:p>
          </table:table-cell>
          <table:table-cell office:value-type="float" office:value="0.245871382524355" table:style-name="ce1">
            <text:p>0.245871382524355</text:p>
          </table:table-cell>
          <table:table-cell office:value-type="float" office:value="0.106530358900397" table:style-name="ce1">
            <text:p>0.106530358900397</text:p>
          </table:table-cell>
          <table:table-cell office:value-type="float" office:value="0.143435927172892" table:style-name="ce1">
            <text:p>0.143435927172892</text:p>
          </table:table-cell>
          <table:table-cell office:value-type="float" office:value="0.222939351135522" table:style-name="ce1">
            <text:p>0.222939351135522</text:p>
          </table:table-cell>
          <table:table-cell office:value-type="float" office:value="0.0403060813382538" table:style-name="ce1">
            <text:p>0.0403060813382538</text:p>
          </table:table-cell>
          <table:table-cell office:value-type="float" office:value="0.180707264918007" table:style-name="ce1">
            <text:p>0.180707264918007</text:p>
          </table:table-cell>
          <table:table-cell office:value-type="float" office:value="0.119920950687072" table:style-name="ce1">
            <text:p>0.119920950687072</text:p>
          </table:table-cell>
          <table:table-cell office:value-type="float" office:value="0.0511848655746757" table:style-name="ce1">
            <text:p>0.0511848655746757</text:p>
          </table:table-cell>
          <table:table-cell office:value-type="float" office:value="0.0700534267286275" table:style-name="ce1">
            <text:p>0.0700534267286275</text:p>
          </table:table-cell>
          <table:table-cell office:value-type="float" office:value="0.0695247755377323" table:style-name="ce1">
            <text:p>0.0695247755377323</text:p>
          </table:table-cell>
          <table:table-cell office:value-type="float" office:value="0.132565715658485" table:style-name="ce1">
            <text:p>0.132565715658485</text:p>
          </table:table-cell>
          <table:table-cell office:value-type="float" office:value="0.120923959162771" table:style-name="ce1">
            <text:p>0.120923959162771</text:p>
          </table:table-cell>
          <table:table-cell office:value-type="float" office:value="0.0935141093083555" table:style-name="ce1">
            <text:p>0.0935141093083555</text:p>
          </table:table-cell>
          <table:table-cell office:value-type="float" office:value="0.226485600475528" table:style-name="ce1">
            <text:p>0.226485600475528</text:p>
          </table:table-cell>
          <table:table-cell office:value-type="float" office:value="0.0958244578912678" table:style-name="ce1">
            <text:p>0.0958244578912678</text:p>
          </table:table-cell>
          <table:table-cell office:value-type="float" office:value="0.150737028755256" table:style-name="ce1">
            <text:p>0.150737028755256</text:p>
          </table:table-cell>
          <table:table-cell office:value-type="float" office:value="0.226199843075044" table:style-name="ce1">
            <text:p>0.226199843075044</text:p>
          </table:table-cell>
          <table:table-cell office:value-type="float" office:value="0.256512988118376" table:style-name="ce1">
            <text:p>0.256512988118376</text:p>
          </table:table-cell>
          <table:table-cell office:value-type="float" office:value="0.175260728864784" table:style-name="ce1">
            <text:p>0.175260728864784</text:p>
          </table:table-cell>
          <table:table-cell office:value-type="float" office:value="0.176555209888976" table:style-name="ce1">
            <text:p>0.176555209888976</text:p>
          </table:table-cell>
          <table:table-cell office:value-type="float" office:value="0.153183112103398" table:style-name="ce1">
            <text:p>0.153183112103398</text:p>
          </table:table-cell>
          <table:table-cell office:value-type="float" office:value="0.238455977981798" table:style-name="ce1">
            <text:p>0.238455977981798</text:p>
          </table:table-cell>
          <table:table-cell office:value-type="float" office:value="0.195135156068439" table:style-name="ce1">
            <text:p>0.195135156068439</text:p>
          </table:table-cell>
          <table:table-cell office:value-type="float" office:value="0.168962635758119" table:style-name="ce1">
            <text:p>0.168962635758119</text:p>
          </table:table-cell>
          <table:table-cell office:value-type="float" office:value="0.180701549769997" table:style-name="ce1">
            <text:p>0.180701549769997</text:p>
          </table:table-cell>
          <table:table-cell office:value-type="float" office:value="0.25749027842803" table:style-name="ce1">
            <text:p>0.25749027842803</text:p>
          </table:table-cell>
          <table:table-cell office:value-type="float" office:value="0.125307477686194" table:style-name="ce1">
            <text:p>0.125307477686194</text:p>
          </table:table-cell>
          <table:table-cell office:value-type="float" office:value="0.159826971664649" table:style-name="ce1">
            <text:p>0.159826971664649</text:p>
          </table:table-cell>
          <table:table-cell office:value-type="float" office:value="0.125338911000247" table:style-name="ce1">
            <text:p>0.125338911000247</text:p>
          </table:table-cell>
          <table:table-cell office:value-type="float" office:value="0.180392931777475" table:style-name="ce1">
            <text:p>0.180392931777475</text:p>
          </table:table-cell>
          <table:table-cell office:value-type="float" office:value="0.107850558090633" table:style-name="ce1">
            <text:p>0.107850558090633</text:p>
          </table:table-cell>
          <table:table-cell office:value-type="float" office:value="0.11756345213308" table:style-name="ce1">
            <text:p>0.11756345213308</text:p>
          </table:table-cell>
          <table:table-cell office:value-type="float" office:value="0.102806939972092" table:style-name="ce1">
            <text:p>0.102806939972092</text:p>
          </table:table-cell>
          <table:table-cell office:value-type="float" office:value="0.138755220952966" table:style-name="ce1">
            <text:p>0.138755220952966</text:p>
          </table:table-cell>
          <table:table-cell office:value-type="float" office:value="0" table:style-name="ce1">
            <text:p>0</text:p>
          </table:table-cell>
          <table:table-cell office:value-type="float" office:value="0.155120547278679" table:style-name="ce1">
            <text:p>0.155120547278679</text:p>
          </table:table-cell>
          <table:table-cell office:value-type="float" office:value="0.26584582481818" table:style-name="ce1">
            <text:p>0.26584582481818</text:p>
          </table:table-cell>
          <table:table-cell office:value-type="float" office:value="0.0436094368878476" table:style-name="ce1">
            <text:p>0.0436094368878476</text:p>
          </table:table-cell>
          <table:table-cell office:value-type="float" office:value="0.148336569173896" table:style-name="ce1">
            <text:p>0.148336569173896</text:p>
          </table:table-cell>
          <table:table-cell office:value-type="float" office:value="0.148336569173896" table:style-name="ce1">
            <text:p>0.148336569173896</text:p>
          </table:table-cell>
          <table:table-cell office:value-type="float" office:value="0.148336569173896" table:style-name="ce1">
            <text:p>0.148336569173896</text:p>
          </table:table-cell>
          <table:table-cell office:value-type="float" office:value="0.148336569173896" table:style-name="ce1">
            <text:p>0.148336569173896</text:p>
          </table:table-cell>
          <table:table-cell office:value-type="float" office:value="0.148336569173896" table:style-name="ce1">
            <text:p>0.148336569173896</text:p>
          </table:table-cell>
          <table:table-cell office:value-type="float" office:value="0.148336569173896" table:style-name="ce1">
            <text:p>0.148336569173896</text:p>
          </table:table-cell>
          <table:table-cell office:value-type="float" office:value="0.148336569173896" table:style-name="ce1">
            <text:p>0.148336569173896</text:p>
          </table:table-cell>
          <table:table-cell office:value-type="float" office:value="0.148336569173896" table:style-name="ce1">
            <text:p>0.148336569173896</text:p>
          </table:table-cell>
          <table:table-cell office:value-type="float" office:value="0.148336569173896" table:style-name="ce1">
            <text:p>0.148336569173896</text:p>
          </table:table-cell>
          <table:table-cell office:value-type="float" office:value="0.148336569173896" table:style-name="ce1">
            <text:p>0.148336569173896</text:p>
          </table:table-cell>
        </table:table-row>
        <table:table-row>
          <table:table-cell office:value-type="string" office:value="8" table:style-name="ce1">
            <text:p>8</text:p>
          </table:table-cell>
          <table:table-cell office:value-type="float" office:value="0.0818566361556149" table:style-name="ce1">
            <text:p>0.0818566361556149</text:p>
          </table:table-cell>
          <table:table-cell office:value-type="float" office:value="0.151391413202364" table:style-name="ce1">
            <text:p>0.151391413202364</text:p>
          </table:table-cell>
          <table:table-cell office:value-type="float" office:value="0.0632952642071833" table:style-name="ce1">
            <text:p>0.0632952642071833</text:p>
          </table:table-cell>
          <table:table-cell office:value-type="float" office:value="0.0610654634915324" table:style-name="ce1">
            <text:p>0.0610654634915324</text:p>
          </table:table-cell>
          <table:table-cell office:value-type="float" office:value="0.200913170706224" table:style-name="ce1">
            <text:p>0.200913170706224</text:p>
          </table:table-cell>
          <table:table-cell office:value-type="float" office:value="0.370735936239799" table:style-name="ce1">
            <text:p>0.370735936239799</text:p>
          </table:table-cell>
          <table:table-cell office:value-type="float" office:value="0.168765463151785" table:style-name="ce1">
            <text:p>0.168765463151785</text:p>
          </table:table-cell>
          <table:table-cell office:value-type="float" office:value="0.0582945096987151" table:style-name="ce1">
            <text:p>0.0582945096987151</text:p>
          </table:table-cell>
          <table:table-cell office:value-type="float" office:value="0.0942427906795894" table:style-name="ce1">
            <text:p>0.0942427906795894</text:p>
          </table:table-cell>
          <table:table-cell office:value-type="float" office:value="0.152360130790005" table:style-name="ce1">
            <text:p>0.152360130790005</text:p>
          </table:table-cell>
          <table:table-cell office:value-type="float" office:value="0.0552826266976148" table:style-name="ce1">
            <text:p>0.0552826266976148</text:p>
          </table:table-cell>
          <table:table-cell office:value-type="float" office:value="0.0980033580699575" table:style-name="ce1">
            <text:p>0.0980033580699575</text:p>
          </table:table-cell>
          <table:table-cell office:value-type="float" office:value="0.127710697424264" table:style-name="ce1">
            <text:p>0.127710697424264</text:p>
          </table:table-cell>
          <table:table-cell office:value-type="float" office:value="0.0434808460576299" table:style-name="ce1">
            <text:p>0.0434808460576299</text:p>
          </table:table-cell>
          <table:table-cell office:value-type="float" office:value="0.0802692537959268" table:style-name="ce1">
            <text:p>0.0802692537959268</text:p>
          </table:table-cell>
          <table:table-cell office:value-type="float" office:value="0.0632152521350478" table:style-name="ce1">
            <text:p>0.0632152521350478</text:p>
          </table:table-cell>
          <table:table-cell office:value-type="float" office:value="0.119480884290327" table:style-name="ce1">
            <text:p>0.119480884290327</text:p>
          </table:table-cell>
          <table:table-cell office:value-type="float" office:value="0.106936134409084" table:style-name="ce1">
            <text:p>0.106936134409084</text:p>
          </table:table-cell>
          <table:table-cell office:value-type="float" office:value="0.125304620112189" table:style-name="ce1">
            <text:p>0.125304620112189</text:p>
          </table:table-cell>
          <table:table-cell office:value-type="float" office:value="0.170045656305953" table:style-name="ce1">
            <text:p>0.170045656305953</text:p>
          </table:table-cell>
          <table:table-cell office:value-type="float" office:value="0.0818566361556149" table:style-name="ce1">
            <text:p>0.0818566361556149</text:p>
          </table:table-cell>
          <table:table-cell office:value-type="float" office:value="0.100729483670574" table:style-name="ce1">
            <text:p>0.100729483670574</text:p>
          </table:table-cell>
          <table:table-cell office:value-type="float" office:value="0.239321822905264" table:style-name="ce1">
            <text:p>0.239321822905264</text:p>
          </table:table-cell>
          <table:table-cell office:value-type="float" office:value="0.210051692373699" table:style-name="ce1">
            <text:p>0.210051692373699</text:p>
          </table:table-cell>
          <table:table-cell office:value-type="float" office:value="0.168519711787369" table:style-name="ce1">
            <text:p>0.168519711787369</text:p>
          </table:table-cell>
          <table:table-cell office:value-type="float" office:value="0.122132712966818" table:style-name="ce1">
            <text:p>0.122132712966818</text:p>
          </table:table-cell>
          <table:table-cell office:value-type="float" office:value="0.166913755196649" table:style-name="ce1">
            <text:p>0.166913755196649</text:p>
          </table:table-cell>
          <table:table-cell office:value-type="float" office:value="0.171860215799026" table:style-name="ce1">
            <text:p>0.171860215799026</text:p>
          </table:table-cell>
          <table:table-cell office:value-type="float" office:value="0.206742621676095" table:style-name="ce1">
            <text:p>0.206742621676095</text:p>
          </table:table-cell>
          <table:table-cell office:value-type="float" office:value="0.118772205937127" table:style-name="ce1">
            <text:p>0.118772205937127</text:p>
          </table:table-cell>
          <table:table-cell office:value-type="float" office:value="0.190563037660697" table:style-name="ce1">
            <text:p>0.190563037660697</text:p>
          </table:table-cell>
          <table:table-cell office:value-type="float" office:value="0.229057417079883" table:style-name="ce1">
            <text:p>0.229057417079883</text:p>
          </table:table-cell>
          <table:table-cell office:value-type="float" office:value="0.150902768047537" table:style-name="ce1">
            <text:p>0.150902768047537</text:p>
          </table:table-cell>
          <table:table-cell office:value-type="float" office:value="0.143184460660467" table:style-name="ce1">
            <text:p>0.143184460660467</text:p>
          </table:table-cell>
          <table:table-cell office:value-type="float" office:value="0.103318445718958" table:style-name="ce1">
            <text:p>0.103318445718958</text:p>
          </table:table-cell>
          <table:table-cell office:value-type="float" office:value="0.136966379625937" table:style-name="ce1">
            <text:p>0.136966379625937</text:p>
          </table:table-cell>
          <table:table-cell office:value-type="float" office:value="0.0836240456776078" table:style-name="ce1">
            <text:p>0.0836240456776078</text:p>
          </table:table-cell>
          <table:table-cell office:value-type="float" office:value="0.0871017132414968" table:style-name="ce1">
            <text:p>0.0871017132414968</text:p>
          </table:table-cell>
          <table:table-cell office:value-type="float" office:value="0.0462984140264011" table:style-name="ce1">
            <text:p>0.0462984140264011</text:p>
          </table:table-cell>
          <table:table-cell office:value-type="float" office:value="0.0909222896859665" table:style-name="ce1">
            <text:p>0.0909222896859665</text:p>
          </table:table-cell>
          <table:table-cell office:value-type="float" office:value="0" table:style-name="ce1">
            <text:p>0</text:p>
          </table:table-cell>
          <table:table-cell office:value-type="float" office:value="0.0980462216800301" table:style-name="ce1">
            <text:p>0.0980462216800301</text:p>
          </table:table-cell>
          <table:table-cell office:value-type="float" office:value="0.171545882658493" table:style-name="ce1">
            <text:p>0.171545882658493</text:p>
          </table:table-cell>
          <table:table-cell office:value-type="float" office:value="0.0162538809395241" table:style-name="ce1">
            <text:p>0.0162538809395241</text:p>
          </table:table-cell>
          <table:table-cell office:value-type="float" office:value="0.125621270972546" table:style-name="ce1">
            <text:p>0.125621270972546</text:p>
          </table:table-cell>
          <table:table-cell office:value-type="float" office:value="0.125621270972546" table:style-name="ce1">
            <text:p>0.125621270972546</text:p>
          </table:table-cell>
          <table:table-cell office:value-type="float" office:value="0.125621270972546" table:style-name="ce1">
            <text:p>0.125621270972546</text:p>
          </table:table-cell>
          <table:table-cell office:value-type="float" office:value="0.125621270972546" table:style-name="ce1">
            <text:p>0.125621270972546</text:p>
          </table:table-cell>
          <table:table-cell office:value-type="float" office:value="0.125621270972546" table:style-name="ce1">
            <text:p>0.125621270972546</text:p>
          </table:table-cell>
          <table:table-cell office:value-type="float" office:value="0.125621270972546" table:style-name="ce1">
            <text:p>0.125621270972546</text:p>
          </table:table-cell>
          <table:table-cell office:value-type="float" office:value="0.125621270972546" table:style-name="ce1">
            <text:p>0.125621270972546</text:p>
          </table:table-cell>
          <table:table-cell office:value-type="float" office:value="0.125621270972546" table:style-name="ce1">
            <text:p>0.125621270972546</text:p>
          </table:table-cell>
          <table:table-cell office:value-type="float" office:value="0.125621270972546" table:style-name="ce1">
            <text:p>0.125621270972546</text:p>
          </table:table-cell>
          <table:table-cell office:value-type="float" office:value="0.125621270972546" table:style-name="ce1">
            <text:p>0.125621270972546</text:p>
          </table:table-cell>
        </table:table-row>
        <table:table-row>
          <table:table-cell office:value-type="string" office:value="9" table:style-name="ce1">
            <text:p>9</text:p>
          </table:table-cell>
          <table:table-cell office:value-type="float" office:value="0.0483544385228827" table:style-name="ce1">
            <text:p>0.0483544385228827</text:p>
          </table:table-cell>
          <table:table-cell office:value-type="float" office:value="0.124418772170689" table:style-name="ce1">
            <text:p>0.124418772170689</text:p>
          </table:table-cell>
          <table:table-cell office:value-type="float" office:value="0.0564370865955698" table:style-name="ce1">
            <text:p>0.0564370865955698</text:p>
          </table:table-cell>
          <table:table-cell office:value-type="float" office:value="0.0367903723204253" table:style-name="ce1">
            <text:p>0.0367903723204253</text:p>
          </table:table-cell>
          <table:table-cell office:value-type="float" office:value="0.203422120682472" table:style-name="ce1">
            <text:p>0.203422120682472</text:p>
          </table:table-cell>
          <table:table-cell office:value-type="float" office:value="0.234898298345773" table:style-name="ce1">
            <text:p>0.234898298345773</text:p>
          </table:table-cell>
          <table:table-cell office:value-type="float" office:value="0.126844852500797" table:style-name="ce1">
            <text:p>0.126844852500797</text:p>
          </table:table-cell>
          <table:table-cell office:value-type="float" office:value="0.0326334951352611" table:style-name="ce1">
            <text:p>0.0326334951352611</text:p>
          </table:table-cell>
          <table:table-cell office:value-type="float" office:value="0.0776545735814992" table:style-name="ce1">
            <text:p>0.0776545735814992</text:p>
          </table:table-cell>
          <table:table-cell office:value-type="float" office:value="0.123198588070623" table:style-name="ce1">
            <text:p>0.123198588070623</text:p>
          </table:table-cell>
          <table:table-cell office:value-type="float" office:value="0.0498446633664063" table:style-name="ce1">
            <text:p>0.0498446633664063</text:p>
          </table:table-cell>
          <table:table-cell office:value-type="float" office:value="0.064046806170456" table:style-name="ce1">
            <text:p>0.064046806170456</text:p>
          </table:table-cell>
          <table:table-cell office:value-type="float" office:value="0.0660185322337949" table:style-name="ce1">
            <text:p>0.0660185322337949</text:p>
          </table:table-cell>
          <table:table-cell office:value-type="float" office:value="0.0349138391911226" table:style-name="ce1">
            <text:p>0.0349138391911226</text:p>
          </table:table-cell>
          <table:table-cell office:value-type="float" office:value="0.0407490053090038" table:style-name="ce1">
            <text:p>0.0407490053090038</text:p>
          </table:table-cell>
          <table:table-cell office:value-type="float" office:value="0.0530422886778211" table:style-name="ce1">
            <text:p>0.0530422886778211</text:p>
          </table:table-cell>
          <table:table-cell office:value-type="float" office:value="0.0711707381645195" table:style-name="ce1">
            <text:p>0.0711707381645195</text:p>
          </table:table-cell>
          <table:table-cell office:value-type="float" office:value="0.0694904846496742" table:style-name="ce1">
            <text:p>0.0694904846496742</text:p>
          </table:table-cell>
          <table:table-cell office:value-type="float" office:value="0.0265468625049541" table:style-name="ce1">
            <text:p>0.0265468625049541</text:p>
          </table:table-cell>
          <table:table-cell office:value-type="float" office:value="0.103247006368837" table:style-name="ce1">
            <text:p>0.103247006368837</text:p>
          </table:table-cell>
          <table:table-cell office:value-type="float" office:value="0.0483544385228827" table:style-name="ce1">
            <text:p>0.0483544385228827</text:p>
          </table:table-cell>
          <table:table-cell office:value-type="float" office:value="0.0478215009709803" table:style-name="ce1">
            <text:p>0.0478215009709803</text:p>
          </table:table-cell>
          <table:table-cell office:value-type="float" office:value="0.104310023898637" table:style-name="ce1">
            <text:p>0.104310023898637</text:p>
          </table:table-cell>
          <table:table-cell office:value-type="float" office:value="0.147799442678282" table:style-name="ce1">
            <text:p>0.147799442678282</text:p>
          </table:table-cell>
          <table:table-cell office:value-type="float" office:value="0.0894620693694938" table:style-name="ce1">
            <text:p>0.0894620693694938</text:p>
          </table:table-cell>
          <table:table-cell office:value-type="float" office:value="0.0620807952551268" table:style-name="ce1">
            <text:p>0.0620807952551268</text:p>
          </table:table-cell>
          <table:table-cell office:value-type="float" office:value="0.0834183003492594" table:style-name="ce1">
            <text:p>0.0834183003492594</text:p>
          </table:table-cell>
          <table:table-cell office:value-type="float" office:value="0.0941113422753668" table:style-name="ce1">
            <text:p>0.0941113422753668</text:p>
          </table:table-cell>
          <table:table-cell office:value-type="float" office:value="0.0855643384268935" table:style-name="ce1">
            <text:p>0.0855643384268935</text:p>
          </table:table-cell>
          <table:table-cell office:value-type="float" office:value="0.071410774380926" table:style-name="ce1">
            <text:p>0.071410774380926</text:p>
          </table:table-cell>
          <table:table-cell office:value-type="float" office:value="0.0925939704787973" table:style-name="ce1">
            <text:p>0.0925939704787973</text:p>
          </table:table-cell>
          <table:table-cell office:value-type="float" office:value="0.100738056392588" table:style-name="ce1">
            <text:p>0.100738056392588</text:p>
          </table:table-cell>
          <table:table-cell office:value-type="float" office:value="0.0569143014543779" table:style-name="ce1">
            <text:p>0.0569143014543779</text:p>
          </table:table-cell>
          <table:table-cell office:value-type="float" office:value="0.078420403414796" table:style-name="ce1">
            <text:p>0.078420403414796</text:p>
          </table:table-cell>
          <table:table-cell office:value-type="float" office:value="0.0615321410461977" table:style-name="ce1">
            <text:p>0.0615321410461977</text:p>
          </table:table-cell>
          <table:table-cell office:value-type="float" office:value="0.0853042991924531" table:style-name="ce1">
            <text:p>0.0853042991924531</text:p>
          </table:table-cell>
          <table:table-cell office:value-type="float" office:value="0.0753570840816086" table:style-name="ce1">
            <text:p>0.0753570840816086</text:p>
          </table:table-cell>
          <table:table-cell office:value-type="float" office:value="0.0384686612531423" table:style-name="ce1">
            <text:p>0.0384686612531423</text:p>
          </table:table-cell>
          <table:table-cell office:value-type="float" office:value="0.0510534171704531" table:style-name="ce1">
            <text:p>0.0510534171704531</text:p>
          </table:table-cell>
          <table:table-cell office:value-type="float" office:value="0.066992964969445" table:style-name="ce1">
            <text:p>0.066992964969445</text:p>
          </table:table-cell>
          <table:table-cell office:value-type="float" office:value="0" table:style-name="ce1">
            <text:p>0</text:p>
          </table:table-cell>
          <table:table-cell office:value-type="float" office:value="0.0551997570514745" table:style-name="ce1">
            <text:p>0.0551997570514745</text:p>
          </table:table-cell>
          <table:table-cell office:value-type="float" office:value="0.128956599690373" table:style-name="ce1">
            <text:p>0.128956599690373</text:p>
          </table:table-cell>
          <table:table-cell office:value-type="float" office:value="0.019591527377176" table:style-name="ce1">
            <text:p>0.019591527377176</text:p>
          </table:table-cell>
          <table:table-cell office:value-type="float" office:value="0.0770267962332571" table:style-name="ce1">
            <text:p>0.0770267962332571</text:p>
          </table:table-cell>
          <table:table-cell office:value-type="float" office:value="0.0770267962332571" table:style-name="ce1">
            <text:p>0.0770267962332571</text:p>
          </table:table-cell>
          <table:table-cell office:value-type="float" office:value="0.0770267962332571" table:style-name="ce1">
            <text:p>0.0770267962332571</text:p>
          </table:table-cell>
          <table:table-cell office:value-type="float" office:value="0.0770267962332571" table:style-name="ce1">
            <text:p>0.0770267962332571</text:p>
          </table:table-cell>
          <table:table-cell office:value-type="float" office:value="0.0770267962332571" table:style-name="ce1">
            <text:p>0.0770267962332571</text:p>
          </table:table-cell>
          <table:table-cell office:value-type="float" office:value="0.0770267962332571" table:style-name="ce1">
            <text:p>0.0770267962332571</text:p>
          </table:table-cell>
          <table:table-cell office:value-type="float" office:value="0.0770267962332571" table:style-name="ce1">
            <text:p>0.0770267962332571</text:p>
          </table:table-cell>
          <table:table-cell office:value-type="float" office:value="0.0770267962332571" table:style-name="ce1">
            <text:p>0.0770267962332571</text:p>
          </table:table-cell>
          <table:table-cell office:value-type="float" office:value="0.0770267962332571" table:style-name="ce1">
            <text:p>0.0770267962332571</text:p>
          </table:table-cell>
          <table:table-cell office:value-type="float" office:value="0.0770267962332571" table:style-name="ce1">
            <text:p>0.0770267962332571</text:p>
          </table:table-cell>
        </table:table-row>
        <table:table-row>
          <table:table-cell office:value-type="string" office:value="10" table:style-name="ce1">
            <text:p>10</text:p>
          </table:table-cell>
          <table:table-cell office:value-type="float" office:value="0.0757785762473224" table:style-name="ce1">
            <text:p>0.0757785762473224</text:p>
          </table:table-cell>
          <table:table-cell office:value-type="float" office:value="0.121072553011023" table:style-name="ce1">
            <text:p>0.121072553011023</text:p>
          </table:table-cell>
          <table:table-cell office:value-type="float" office:value="0.0577229948977473" table:style-name="ce1">
            <text:p>0.0577229948977473</text:p>
          </table:table-cell>
          <table:table-cell office:value-type="float" office:value="0.0597340126036527" table:style-name="ce1">
            <text:p>0.0597340126036527</text:p>
          </table:table-cell>
          <table:table-cell office:value-type="float" office:value="0.201947612495975" table:style-name="ce1">
            <text:p>0.201947612495975</text:p>
          </table:table-cell>
          <table:table-cell office:value-type="float" office:value="0.326869317691516" table:style-name="ce1">
            <text:p>0.326869317691516</text:p>
          </table:table-cell>
          <table:table-cell office:value-type="float" office:value="0.165602128728428" table:style-name="ce1">
            <text:p>0.165602128728428</text:p>
          </table:table-cell>
          <table:table-cell office:value-type="float" office:value="0.0499075299945127" table:style-name="ce1">
            <text:p>0.0499075299945127</text:p>
          </table:table-cell>
          <table:table-cell office:value-type="float" office:value="0.101100968291203" table:style-name="ce1">
            <text:p>0.101100968291203</text:p>
          </table:table-cell>
          <table:table-cell office:value-type="float" office:value="0.163544675444944" table:style-name="ce1">
            <text:p>0.163544675444944</text:p>
          </table:table-cell>
          <table:table-cell office:value-type="float" office:value="0.0835611790495013" table:style-name="ce1">
            <text:p>0.0835611790495013</text:p>
          </table:table-cell>
          <table:table-cell office:value-type="float" office:value="0.0919338708836795" table:style-name="ce1">
            <text:p>0.0919338708836795</text:p>
          </table:table-cell>
          <table:table-cell office:value-type="float" office:value="0.096877473912051" table:style-name="ce1">
            <text:p>0.096877473912051</text:p>
          </table:table-cell>
          <table:table-cell office:value-type="float" office:value="0.0353281874218243" table:style-name="ce1">
            <text:p>0.0353281874218243</text:p>
          </table:table-cell>
          <table:table-cell office:value-type="float" office:value="0.0790547848438703" table:style-name="ce1">
            <text:p>0.0790547848438703</text:p>
          </table:table-cell>
          <table:table-cell office:value-type="float" office:value="0.083478309403361" table:style-name="ce1">
            <text:p>0.083478309403361</text:p>
          </table:table-cell>
          <table:table-cell office:value-type="float" office:value="0.094871456960654" table:style-name="ce1">
            <text:p>0.094871456960654</text:p>
          </table:table-cell>
          <table:table-cell office:value-type="float" office:value="0.123121433572492" table:style-name="ce1">
            <text:p>0.123121433572492</text:p>
          </table:table-cell>
          <table:table-cell office:value-type="float" office:value="0.052493634468892" table:style-name="ce1">
            <text:p>0.052493634468892</text:p>
          </table:table-cell>
          <table:table-cell office:value-type="float" office:value="0.173517608721832" table:style-name="ce1">
            <text:p>0.173517608721832</text:p>
          </table:table-cell>
          <table:table-cell office:value-type="float" office:value="0.0757785762473224" table:style-name="ce1">
            <text:p>0.0757785762473224</text:p>
          </table:table-cell>
          <table:table-cell office:value-type="float" office:value="0.0913852166747505" table:style-name="ce1">
            <text:p>0.0913852166747505</text:p>
          </table:table-cell>
          <table:table-cell office:value-type="float" office:value="0.16051850457382" table:style-name="ce1">
            <text:p>0.16051850457382</text:p>
          </table:table-cell>
          <table:table-cell office:value-type="float" office:value="0.199147189971233" table:style-name="ce1">
            <text:p>0.199147189971233</text:p>
          </table:table-cell>
          <table:table-cell office:value-type="float" office:value="0.130413962432841" table:style-name="ce1">
            <text:p>0.130413962432841</text:p>
          </table:table-cell>
          <table:table-cell office:value-type="float" office:value="0.127033452385117" table:style-name="ce1">
            <text:p>0.127033452385117</text:p>
          </table:table-cell>
          <table:table-cell office:value-type="float" office:value="0.150482704668825" table:style-name="ce1">
            <text:p>0.150482704668825</text:p>
          </table:table-cell>
          <table:table-cell office:value-type="float" office:value="0.1532431211575" table:style-name="ce1">
            <text:p>0.1532431211575</text:p>
          </table:table-cell>
          <table:table-cell office:value-type="float" office:value="0.13745216720676" table:style-name="ce1">
            <text:p>0.13745216720676</text:p>
          </table:table-cell>
          <table:table-cell office:value-type="float" office:value="0.114268669305501" table:style-name="ce1">
            <text:p>0.114268669305501</text:p>
          </table:table-cell>
          <table:table-cell office:value-type="float" office:value="0.148613851269661" table:style-name="ce1">
            <text:p>0.148613851269661</text:p>
          </table:table-cell>
          <table:table-cell office:value-type="float" office:value="0.193063414914931" table:style-name="ce1">
            <text:p>0.193063414914931</text:p>
          </table:table-cell>
          <table:table-cell office:value-type="float" office:value="0.113894327110867" table:style-name="ce1">
            <text:p>0.113894327110867</text:p>
          </table:table-cell>
          <table:table-cell office:value-type="float" office:value="0.138023682007727" table:style-name="ce1">
            <text:p>0.138023682007727</text:p>
          </table:table-cell>
          <table:table-cell office:value-type="float" office:value="0.136666334355429" table:style-name="ce1">
            <text:p>0.136666334355429</text:p>
          </table:table-cell>
          <table:table-cell office:value-type="float" office:value="0.166845173420533" table:style-name="ce1">
            <text:p>0.166845173420533</text:p>
          </table:table-cell>
          <table:table-cell office:value-type="float" office:value="0.124967426379618" table:style-name="ce1">
            <text:p>0.124967426379618</text:p>
          </table:table-cell>
          <table:table-cell office:value-type="float" office:value="0.0859786866575951" table:style-name="ce1">
            <text:p>0.0859786866575951</text:p>
          </table:table-cell>
          <table:table-cell office:value-type="float" office:value="0.103132703408643" table:style-name="ce1">
            <text:p>0.103132703408643</text:p>
          </table:table-cell>
          <table:table-cell office:value-type="float" office:value="0.0846927783554176" table:style-name="ce1">
            <text:p>0.0846927783554176</text:p>
          </table:table-cell>
          <table:table-cell office:value-type="float" office:value="0" table:style-name="ce1">
            <text:p>0</text:p>
          </table:table-cell>
          <table:table-cell office:value-type="float" office:value="0.101252419713459" table:style-name="ce1">
            <text:p>0.101252419713459</text:p>
          </table:table-cell>
          <table:table-cell office:value-type="float" office:value="0.200773149579986" table:style-name="ce1">
            <text:p>0.200773149579986</text:p>
          </table:table-cell>
          <table:table-cell office:value-type="float" office:value="0.0228091557066247" table:style-name="ce1">
            <text:p>0.0228091557066247</text:p>
          </table:table-cell>
          <table:table-cell office:value-type="float" office:value="0.118135340367015" table:style-name="ce1">
            <text:p>0.118135340367015</text:p>
          </table:table-cell>
          <table:table-cell office:value-type="float" office:value="0.118135340367015" table:style-name="ce1">
            <text:p>0.118135340367015</text:p>
          </table:table-cell>
          <table:table-cell office:value-type="float" office:value="0.118135340367015" table:style-name="ce1">
            <text:p>0.118135340367015</text:p>
          </table:table-cell>
          <table:table-cell office:value-type="float" office:value="0.118135340367015" table:style-name="ce1">
            <text:p>0.118135340367015</text:p>
          </table:table-cell>
          <table:table-cell office:value-type="float" office:value="0.118135340367015" table:style-name="ce1">
            <text:p>0.118135340367015</text:p>
          </table:table-cell>
          <table:table-cell office:value-type="float" office:value="0.118135340367015" table:style-name="ce1">
            <text:p>0.118135340367015</text:p>
          </table:table-cell>
          <table:table-cell office:value-type="float" office:value="0.118135340367015" table:style-name="ce1">
            <text:p>0.118135340367015</text:p>
          </table:table-cell>
          <table:table-cell office:value-type="float" office:value="0.118135340367015" table:style-name="ce1">
            <text:p>0.118135340367015</text:p>
          </table:table-cell>
          <table:table-cell office:value-type="float" office:value="0.118135340367015" table:style-name="ce1">
            <text:p>0.118135340367015</text:p>
          </table:table-cell>
          <table:table-cell office:value-type="float" office:value="0.118135340367015" table:style-name="ce1">
            <text:p>0.118135340367015</text:p>
          </table:table-cell>
        </table:table-row>
        <table:table-row>
          <table:table-cell office:value-type="string" office:value="11" table:style-name="ce1">
            <text:p>11</text:p>
          </table:table-cell>
          <table:table-cell office:value-type="float" office:value="0.0755671157709643" table:style-name="ce1">
            <text:p>0.0755671157709643</text:p>
          </table:table-cell>
          <table:table-cell office:value-type="float" office:value="0.107567658264154" table:style-name="ce1">
            <text:p>0.107567658264154</text:p>
          </table:table-cell>
          <table:table-cell office:value-type="float" office:value="0.0554369356938761" table:style-name="ce1">
            <text:p>0.0554369356938761</text:p>
          </table:table-cell>
          <table:table-cell office:value-type="float" office:value="0.0578962353217907" table:style-name="ce1">
            <text:p>0.0578962353217907</text:p>
          </table:table-cell>
          <table:table-cell office:value-type="float" office:value="0.204047929389532" table:style-name="ce1">
            <text:p>0.204047929389532</text:p>
          </table:table-cell>
          <table:table-cell office:value-type="float" office:value="0.350407154769375" table:style-name="ce1">
            <text:p>0.350407154769375</text:p>
          </table:table-cell>
          <table:table-cell office:value-type="float" office:value="0.157258012634299" table:style-name="ce1">
            <text:p>0.157258012634299</text:p>
          </table:table-cell>
          <table:table-cell office:value-type="float" office:value="0.049050257793061" table:style-name="ce1">
            <text:p>0.049050257793061</text:p>
          </table:table-cell>
          <table:table-cell office:value-type="float" office:value="0.0879418399989195" table:style-name="ce1">
            <text:p>0.0879418399989195</text:p>
          </table:table-cell>
          <table:table-cell office:value-type="float" office:value="0.138526615032579" table:style-name="ce1">
            <text:p>0.138526615032579</text:p>
          </table:table-cell>
          <table:table-cell office:value-type="float" office:value="0.0783803973787283" table:style-name="ce1">
            <text:p>0.0783803973787283</text:p>
          </table:table-cell>
          <table:table-cell office:value-type="float" office:value="0.0996778964367932" table:style-name="ce1">
            <text:p>0.0996778964367932</text:p>
          </table:table-cell>
          <table:table-cell office:value-type="float" office:value="0.0970060647422687" table:style-name="ce1">
            <text:p>0.0970060647422687</text:p>
          </table:table-cell>
          <table:table-cell office:value-type="float" office:value="0.0329535434238031" table:style-name="ce1">
            <text:p>0.0329535434238031</text:p>
          </table:table-cell>
          <table:table-cell office:value-type="float" office:value="0.0721680314922084" table:style-name="ce1">
            <text:p>0.0721680314922084</text:p>
          </table:table-cell>
          <table:table-cell office:value-type="float" office:value="0.079786323789109" table:style-name="ce1">
            <text:p>0.079786323789109</text:p>
          </table:table-cell>
          <table:table-cell office:value-type="float" office:value="0.0952200809892444" table:style-name="ce1">
            <text:p>0.0952200809892444</text:p>
          </table:table-cell>
          <table:table-cell office:value-type="float" office:value="0.113319954735894" table:style-name="ce1">
            <text:p>0.113319954735894</text:p>
          </table:table-cell>
          <table:table-cell office:value-type="float" office:value="0.0542796182219164" table:style-name="ce1">
            <text:p>0.0542796182219164</text:p>
          </table:table-cell>
          <table:table-cell office:value-type="float" office:value="0.157003688547868" table:style-name="ce1">
            <text:p>0.157003688547868</text:p>
          </table:table-cell>
          <table:table-cell office:value-type="float" office:value="0.0755671157709643" table:style-name="ce1">
            <text:p>0.0755671157709643</text:p>
          </table:table-cell>
          <table:table-cell office:value-type="float" office:value="0.0874989160281694" table:style-name="ce1">
            <text:p>0.0874989160281694</text:p>
          </table:table-cell>
          <table:table-cell office:value-type="float" office:value="0.152314409605927" table:style-name="ce1">
            <text:p>0.152314409605927</text:p>
          </table:table-cell>
          <table:table-cell office:value-type="float" office:value="0.191317437197974" table:style-name="ce1">
            <text:p>0.191317437197974</text:p>
          </table:table-cell>
          <table:table-cell office:value-type="float" office:value="0.124824547679376" table:style-name="ce1">
            <text:p>0.124824547679376</text:p>
          </table:table-cell>
          <table:table-cell office:value-type="float" office:value="0.11055953824722" table:style-name="ce1">
            <text:p>0.11055953824722</text:p>
          </table:table-cell>
          <table:table-cell office:value-type="float" office:value="0.141141295247007" table:style-name="ce1">
            <text:p>0.141141295247007</text:p>
          </table:table-cell>
          <table:table-cell office:value-type="float" office:value="0.149053917666406" table:style-name="ce1">
            <text:p>0.149053917666406</text:p>
          </table:table-cell>
          <table:table-cell office:value-type="float" office:value="0.132211376481885" table:style-name="ce1">
            <text:p>0.132211376481885</text:p>
          </table:table-cell>
          <table:table-cell office:value-type="float" office:value="0.113322812309899" table:style-name="ce1">
            <text:p>0.113322812309899</text:p>
          </table:table-cell>
          <table:table-cell office:value-type="float" office:value="0.147613700367967" table:style-name="ce1">
            <text:p>0.147613700367967</text:p>
          </table:table-cell>
          <table:table-cell office:value-type="float" office:value="0.195863837439673" table:style-name="ce1">
            <text:p>0.195863837439673</text:p>
          </table:table-cell>
          <table:table-cell office:value-type="float" office:value="0.111748289033233" table:style-name="ce1">
            <text:p>0.111748289033233</text:p>
          </table:table-cell>
          <table:table-cell office:value-type="float" office:value="0.145570534954507" table:style-name="ce1">
            <text:p>0.145570534954507</text:p>
          </table:table-cell>
          <table:table-cell office:value-type="float" office:value="0.136440586009047" table:style-name="ce1">
            <text:p>0.136440586009047</text:p>
          </table:table-cell>
          <table:table-cell office:value-type="float" office:value="0.144153178248107" table:style-name="ce1">
            <text:p>0.144153178248107</text:p>
          </table:table-cell>
          <table:table-cell office:value-type="float" office:value="0.129393808513114" table:style-name="ce1">
            <text:p>0.129393808513114</text:p>
          </table:table-cell>
          <table:table-cell office:value-type="float" office:value="0.0896592419758277" table:style-name="ce1">
            <text:p>0.0896592419758277</text:p>
          </table:table-cell>
          <table:table-cell office:value-type="float" office:value="0.10959082065958" table:style-name="ce1">
            <text:p>0.10959082065958</text:p>
          </table:table-cell>
          <table:table-cell office:value-type="float" office:value="0.0979633520338898" table:style-name="ce1">
            <text:p>0.0979633520338898</text:p>
          </table:table-cell>
          <table:table-cell office:value-type="float" office:value="0" table:style-name="ce1">
            <text:p>0</text:p>
          </table:table-cell>
          <table:table-cell office:value-type="float" office:value="0.0891620240989857" table:style-name="ce1">
            <text:p>0.0891620240989857</text:p>
          </table:table-cell>
          <table:table-cell office:value-type="float" office:value="0.190165834874024" table:style-name="ce1">
            <text:p>0.190165834874024</text:p>
          </table:table-cell>
          <table:table-cell office:value-type="float" office:value="0.0249951998203265" table:style-name="ce1">
            <text:p>0.0249951998203265</text:p>
          </table:table-cell>
          <table:table-cell office:value-type="float" office:value="0.11485516201567" table:style-name="ce1">
            <text:p>0.11485516201567</text:p>
          </table:table-cell>
          <table:table-cell office:value-type="float" office:value="0.11485516201567" table:style-name="ce1">
            <text:p>0.11485516201567</text:p>
          </table:table-cell>
          <table:table-cell office:value-type="float" office:value="0.11485516201567" table:style-name="ce1">
            <text:p>0.11485516201567</text:p>
          </table:table-cell>
          <table:table-cell office:value-type="float" office:value="0.11485516201567" table:style-name="ce1">
            <text:p>0.11485516201567</text:p>
          </table:table-cell>
          <table:table-cell office:value-type="float" office:value="0.11485516201567" table:style-name="ce1">
            <text:p>0.11485516201567</text:p>
          </table:table-cell>
          <table:table-cell office:value-type="float" office:value="0.11485516201567" table:style-name="ce1">
            <text:p>0.11485516201567</text:p>
          </table:table-cell>
          <table:table-cell office:value-type="float" office:value="0.11485516201567" table:style-name="ce1">
            <text:p>0.11485516201567</text:p>
          </table:table-cell>
          <table:table-cell office:value-type="float" office:value="0.11485516201567" table:style-name="ce1">
            <text:p>0.11485516201567</text:p>
          </table:table-cell>
          <table:table-cell office:value-type="float" office:value="0.11485516201567" table:style-name="ce1">
            <text:p>0.11485516201567</text:p>
          </table:table-cell>
          <table:table-cell office:value-type="float" office:value="0.11485516201567" table:style-name="ce1">
            <text:p>0.11485516201567</text:p>
          </table:table-cell>
        </table:table-row>
        <table:table-row>
          <table:table-cell office:value-type="string" office:value="12" table:style-name="ce1">
            <text:p>12</text:p>
          </table:table-cell>
          <table:table-cell office:value-type="float" office:value="0.0337065141740781" table:style-name="ce1">
            <text:p>0.0337065141740781</text:p>
          </table:table-cell>
          <table:table-cell office:value-type="float" office:value="0.103138418556653" table:style-name="ce1">
            <text:p>0.103138418556653</text:p>
          </table:table-cell>
          <table:table-cell office:value-type="float" office:value="0.0485787580822626" table:style-name="ce1">
            <text:p>0.0485787580822626</text:p>
          </table:table-cell>
          <table:table-cell office:value-type="float" office:value="0.0267183169452444" table:style-name="ce1">
            <text:p>0.0267183169452444</text:p>
          </table:table-cell>
          <table:table-cell office:value-type="float" office:value="0.208165693530505" table:style-name="ce1">
            <text:p>0.208165693530505</text:p>
          </table:table-cell>
          <table:table-cell office:value-type="float" office:value="0.161530085771533" table:style-name="ce1">
            <text:p>0.161530085771533</text:p>
          </table:table-cell>
          <table:table-cell office:value-type="float" office:value="0.116640455729517" table:style-name="ce1">
            <text:p>0.116640455729517</text:p>
          </table:table-cell>
          <table:table-cell office:value-type="float" office:value="0.0310904051726481" table:style-name="ce1">
            <text:p>0.0310904051726481</text:p>
          </table:table-cell>
          <table:table-cell office:value-type="float" office:value="0.0733825004442649" table:style-name="ce1">
            <text:p>0.0733825004442649</text:p>
          </table:table-cell>
          <table:table-cell office:value-type="float" office:value="0.11499449310273" table:style-name="ce1">
            <text:p>0.11499449310273</text:p>
          </table:table-cell>
          <table:table-cell office:value-type="float" office:value="0.0166682291702257" table:style-name="ce1">
            <text:p>0.0166682291702257</text:p>
          </table:table-cell>
          <table:table-cell office:value-type="float" office:value="0.0650155237580964" table:style-name="ce1">
            <text:p>0.0650155237580964</text:p>
          </table:table-cell>
          <table:table-cell office:value-type="float" office:value="0.0389973124440375" table:style-name="ce1">
            <text:p>0.0389973124440375</text:p>
          </table:table-cell>
          <table:table-cell office:value-type="float" office:value="0.0318962410420126" table:style-name="ce1">
            <text:p>0.0318962410420126</text:p>
          </table:table-cell>
          <table:table-cell office:value-type="float" office:value="0.00554369356938761" table:style-name="ce1">
            <text:p>0.00554369356938761</text:p>
          </table:table-cell>
          <table:table-cell office:value-type="float" office:value="0.0334679067446741" table:style-name="ce1">
            <text:p>0.0334679067446741</text:p>
          </table:table-cell>
          <table:table-cell office:value-type="float" office:value="0.0333507462104757" table:style-name="ce1">
            <text:p>0.0333507462104757</text:p>
          </table:table-cell>
          <table:table-cell office:value-type="float" office:value="0.0625894434279881" table:style-name="ce1">
            <text:p>0.0625894434279881</text:p>
          </table:table-cell>
          <table:table-cell office:value-type="float" office:value="0.0125590377512673" table:style-name="ce1">
            <text:p>0.0125590377512673</text:p>
          </table:table-cell>
          <table:table-cell office:value-type="float" office:value="0.0932083488898377" table:style-name="ce1">
            <text:p>0.0932083488898377</text:p>
          </table:table-cell>
          <table:table-cell office:value-type="float" office:value="0.0337065141740781" table:style-name="ce1">
            <text:p>0.0337065141740781</text:p>
          </table:table-cell>
          <table:table-cell office:value-type="float" office:value="0.0454640024169881" table:style-name="ce1">
            <text:p>0.0454640024169881</text:p>
          </table:table-cell>
          <table:table-cell office:value-type="float" office:value="0.0707592475078227" table:style-name="ce1">
            <text:p>0.0707592475078227</text:p>
          </table:table-cell>
          <table:table-cell office:value-type="float" office:value="0.126693401078541" table:style-name="ce1">
            <text:p>0.126693401078541</text:p>
          </table:table-cell>
          <table:table-cell office:value-type="float" office:value="0.0650841055342125" table:style-name="ce1">
            <text:p>0.0650841055342125</text:p>
          </table:table-cell>
          <table:table-cell office:value-type="float" office:value="0.0560798898449649" table:style-name="ce1">
            <text:p>0.0560798898449649</text:p>
          </table:table-cell>
          <table:table-cell office:value-type="float" office:value="0.0481729825735755" table:style-name="ce1">
            <text:p>0.0481729825735755</text:p>
          </table:table-cell>
          <table:table-cell office:value-type="float" office:value="0.0629866462146607" table:style-name="ce1">
            <text:p>0.0629866462146607</text:p>
          </table:table-cell>
          <table:table-cell office:value-type="float" office:value="0.0608006021009589" table:style-name="ce1">
            <text:p>0.0608006021009589</text:p>
          </table:table-cell>
          <table:table-cell office:value-type="float" office:value="0.0657899263134077" table:style-name="ce1">
            <text:p>0.0657899263134077</text:p>
          </table:table-cell>
          <table:table-cell office:value-type="float" office:value="0.0630723734348059" table:style-name="ce1">
            <text:p>0.0630723734348059</text:p>
          </table:table-cell>
          <table:table-cell office:value-type="float" office:value="0.104678650945261" table:style-name="ce1">
            <text:p>0.104678650945261</text:p>
          </table:table-cell>
          <table:table-cell office:value-type="float" office:value="0.0361111626991501" table:style-name="ce1">
            <text:p>0.0361111626991501</text:p>
          </table:table-cell>
          <table:table-cell office:value-type="float" office:value="0.077214507184754" table:style-name="ce1">
            <text:p>0.077214507184754</text:p>
          </table:table-cell>
          <table:table-cell office:value-type="float" office:value="0.0347080938627742" table:style-name="ce1">
            <text:p>0.0347080938627742</text:p>
          </table:table-cell>
          <table:table-cell office:value-type="float" office:value="0.0701020054867098" table:style-name="ce1">
            <text:p>0.0701020054867098</text:p>
          </table:table-cell>
          <table:table-cell office:value-type="float" office:value="0.0419720469830749" table:style-name="ce1">
            <text:p>0.0419720469830749</text:p>
          </table:table-cell>
          <table:table-cell office:value-type="float" office:value="0.0287100460266172" table:style-name="ce1">
            <text:p>0.0287100460266172</text:p>
          </table:table-cell>
          <table:table-cell office:value-type="float" office:value="0.0304931722056367" table:style-name="ce1">
            <text:p>0.0304931722056367</text:p>
          </table:table-cell>
          <table:table-cell office:value-type="float" office:value="0.0387515610796214" table:style-name="ce1">
            <text:p>0.0387515610796214</text:p>
          </table:table-cell>
          <table:table-cell office:value-type="float" office:value="0" table:style-name="ce1">
            <text:p>0</text:p>
          </table:table-cell>
          <table:table-cell office:value-type="float" office:value="0.0315247564213836" table:style-name="ce1">
            <text:p>0.0315247564213836</text:p>
          </table:table-cell>
          <table:table-cell office:value-type="float" office:value="0.0662185624141336" table:style-name="ce1">
            <text:p>0.0662185624141336</text:p>
          </table:table-cell>
          <table:table-cell office:value-type="float" office:value="0.00753542265076038" table:style-name="ce1">
            <text:p>0.00753542265076038</text:p>
          </table:table-cell>
          <table:table-cell office:value-type="float" office:value="0.0585879955379848" table:style-name="ce1">
            <text:p>0.0585879955379848</text:p>
          </table:table-cell>
          <table:table-cell office:value-type="float" office:value="0.0585879955379848" table:style-name="ce1">
            <text:p>0.0585879955379848</text:p>
          </table:table-cell>
          <table:table-cell office:value-type="float" office:value="0.0585879955379848" table:style-name="ce1">
            <text:p>0.0585879955379848</text:p>
          </table:table-cell>
          <table:table-cell office:value-type="float" office:value="0.0585879955379848" table:style-name="ce1">
            <text:p>0.0585879955379848</text:p>
          </table:table-cell>
          <table:table-cell office:value-type="float" office:value="0.0585879955379848" table:style-name="ce1">
            <text:p>0.0585879955379848</text:p>
          </table:table-cell>
          <table:table-cell office:value-type="float" office:value="0.0585879955379848" table:style-name="ce1">
            <text:p>0.0585879955379848</text:p>
          </table:table-cell>
          <table:table-cell office:value-type="float" office:value="0.0585879955379848" table:style-name="ce1">
            <text:p>0.0585879955379848</text:p>
          </table:table-cell>
          <table:table-cell office:value-type="float" office:value="0.0585879955379848" table:style-name="ce1">
            <text:p>0.0585879955379848</text:p>
          </table:table-cell>
          <table:table-cell office:value-type="float" office:value="0.0585879955379848" table:style-name="ce1">
            <text:p>0.0585879955379848</text:p>
          </table:table-cell>
          <table:table-cell office:value-type="float" office:value="0.0585879955379848" table:style-name="ce1">
            <text:p>0.0585879955379848</text:p>
          </table:table-cell>
        </table:table-row>
        <table:table-row>
          <table:table-cell office:value-type="string" office:value="13" table:style-name="ce1">
            <text:p>13</text:p>
          </table:table-cell>
          <table:table-cell office:value-type="float" office:value="0.106417484727206" table:style-name="ce1">
            <text:p>0.106417484727206</text:p>
          </table:table-cell>
          <table:table-cell office:value-type="float" office:value="0.146684988816394" table:style-name="ce1">
            <text:p>0.146684988816394</text:p>
          </table:table-cell>
          <table:table-cell office:value-type="float" office:value="0.0887276728502502" table:style-name="ce1">
            <text:p>0.0887276728502502</text:p>
          </table:table-cell>
          <table:table-cell office:value-type="float" office:value="0.0795584322622231" table:style-name="ce1">
            <text:p>0.0795584322622231</text:p>
          </table:table-cell>
          <table:table-cell office:value-type="float" office:value="0.237470114950129" table:style-name="ce1">
            <text:p>0.237470114950129</text:p>
          </table:table-cell>
          <table:table-cell office:value-type="float" office:value="0.32919824050546" table:style-name="ce1">
            <text:p>0.32919824050546</text:p>
          </table:table-cell>
          <table:table-cell office:value-type="float" office:value="0.24481122256856" table:style-name="ce1">
            <text:p>0.24481122256856</text:p>
          </table:table-cell>
          <table:table-cell office:value-type="float" office:value="0.102644058253816" table:style-name="ce1">
            <text:p>0.102644058253816</text:p>
          </table:table-cell>
          <table:table-cell office:value-type="float" office:value="0.141364186019384" table:style-name="ce1">
            <text:p>0.141364186019384</text:p>
          </table:table-cell>
          <table:table-cell office:value-type="float" office:value="0.244688346886352" table:style-name="ce1">
            <text:p>0.244688346886352</text:p>
          </table:table-cell>
          <table:table-cell office:value-type="float" office:value="0.0845127511931127" table:style-name="ce1">
            <text:p>0.0845127511931127</text:p>
          </table:table-cell>
          <table:table-cell office:value-type="float" office:value="0.167099497506964" table:style-name="ce1">
            <text:p>0.167099497506964</text:p>
          </table:table-cell>
          <table:table-cell office:value-type="float" office:value="0.131199795284172" table:style-name="ce1">
            <text:p>0.131199795284172</text:p>
          </table:table-cell>
          <table:table-cell office:value-type="float" office:value="0.0687760911484645" table:style-name="ce1">
            <text:p>0.0687760911484645</text:p>
          </table:table-cell>
          <table:table-cell office:value-type="float" office:value="0.0831839792808626" table:style-name="ce1">
            <text:p>0.0831839792808626</text:p>
          </table:table-cell>
          <table:table-cell office:value-type="float" office:value="0.0870617072054291" table:style-name="ce1">
            <text:p>0.0870617072054291</text:p>
          </table:table-cell>
          <table:table-cell office:value-type="float" office:value="0.13451172355578" table:style-name="ce1">
            <text:p>0.13451172355578</text:p>
          </table:table-cell>
          <table:table-cell office:value-type="float" office:value="0.130396816988812" table:style-name="ce1">
            <text:p>0.130396816988812</text:p>
          </table:table-cell>
          <table:table-cell office:value-type="float" office:value="0.102101119192897" table:style-name="ce1">
            <text:p>0.102101119192897</text:p>
          </table:table-cell>
          <table:table-cell office:value-type="float" office:value="0.222439275684676" table:style-name="ce1">
            <text:p>0.222439275684676</text:p>
          </table:table-cell>
          <table:table-cell office:value-type="float" office:value="0.106417484727206" table:style-name="ce1">
            <text:p>0.106417484727206</text:p>
          </table:table-cell>
          <table:table-cell office:value-type="float" office:value="0.148836742042038" table:style-name="ce1">
            <text:p>0.148836742042038</text:p>
          </table:table-cell>
          <table:table-cell office:value-type="float" office:value="0.251183612599351" table:style-name="ce1">
            <text:p>0.251183612599351</text:p>
          </table:table-cell>
          <table:table-cell office:value-type="float" office:value="0.247768811663568" table:style-name="ce1">
            <text:p>0.247768811663568</text:p>
          </table:table-cell>
          <table:table-cell office:value-type="float" office:value="0.179729974608352" table:style-name="ce1">
            <text:p>0.179729974608352</text:p>
          </table:table-cell>
          <table:table-cell office:value-type="float" office:value="0.14472183547507" table:style-name="ce1">
            <text:p>0.14472183547507</text:p>
          </table:table-cell>
          <table:table-cell office:value-type="float" office:value="0.185942340494872" table:style-name="ce1">
            <text:p>0.185942340494872</text:p>
          </table:table-cell>
          <table:table-cell office:value-type="float" office:value="0.222022069879969" table:style-name="ce1">
            <text:p>0.222022069879969</text:p>
          </table:table-cell>
          <table:table-cell office:value-type="float" office:value="0.223225108536006" table:style-name="ce1">
            <text:p>0.223225108536006</text:p>
          </table:table-cell>
          <table:table-cell office:value-type="float" office:value="0.175992267810023" table:style-name="ce1">
            <text:p>0.175992267810023</text:p>
          </table:table-cell>
          <table:table-cell office:value-type="float" office:value="0.198518523690169" table:style-name="ce1">
            <text:p>0.198518523690169</text:p>
          </table:table-cell>
          <table:table-cell office:value-type="float" office:value="0.257461702687982" table:style-name="ce1">
            <text:p>0.257461702687982</text:p>
          </table:table-cell>
          <table:table-cell office:value-type="float" office:value="0.156500755523016" table:style-name="ce1">
            <text:p>0.156500755523016</text:p>
          </table:table-cell>
          <table:table-cell office:value-type="float" office:value="0.193906399246358" table:style-name="ce1">
            <text:p>0.193906399246358</text:p>
          </table:table-cell>
          <table:table-cell office:value-type="float" office:value="0.169517005115058" table:style-name="ce1">
            <text:p>0.169517005115058</text:p>
          </table:table-cell>
          <table:table-cell office:value-type="float" office:value="0.199867298620452" table:style-name="ce1">
            <text:p>0.199867298620452</text:p>
          </table:table-cell>
          <table:table-cell office:value-type="float" office:value="0.145339071460115" table:style-name="ce1">
            <text:p>0.145339071460115</text:p>
          </table:table-cell>
          <table:table-cell office:value-type="float" office:value="0.102035394990785" table:style-name="ce1">
            <text:p>0.102035394990785</text:p>
          </table:table-cell>
          <table:table-cell office:value-type="float" office:value="0.135554738067547" table:style-name="ce1">
            <text:p>0.135554738067547</text:p>
          </table:table-cell>
          <table:table-cell office:value-type="float" office:value="0.144844711157278" table:style-name="ce1">
            <text:p>0.144844711157278</text:p>
          </table:table-cell>
          <table:table-cell office:value-type="float" office:value="0" table:style-name="ce1">
            <text:p>0</text:p>
          </table:table-cell>
          <table:table-cell office:value-type="float" office:value="0.157560915478811" table:style-name="ce1">
            <text:p>0.157560915478811</text:p>
          </table:table-cell>
          <table:table-cell office:value-type="float" office:value="0.359442803772675" table:style-name="ce1">
            <text:p>0.359442803772675</text:p>
          </table:table-cell>
          <table:table-cell office:value-type="float" office:value="0.0864701893864274" table:style-name="ce1">
            <text:p>0.0864701893864274</text:p>
          </table:table-cell>
          <table:table-cell office:value-type="float" office:value="0.161947892316229" table:style-name="ce1">
            <text:p>0.161947892316229</text:p>
          </table:table-cell>
          <table:table-cell office:value-type="float" office:value="0.161947892316229" table:style-name="ce1">
            <text:p>0.161947892316229</text:p>
          </table:table-cell>
          <table:table-cell office:value-type="float" office:value="0.161947892316229" table:style-name="ce1">
            <text:p>0.161947892316229</text:p>
          </table:table-cell>
          <table:table-cell office:value-type="float" office:value="0.161947892316229" table:style-name="ce1">
            <text:p>0.161947892316229</text:p>
          </table:table-cell>
          <table:table-cell office:value-type="float" office:value="0.161947892316229" table:style-name="ce1">
            <text:p>0.161947892316229</text:p>
          </table:table-cell>
          <table:table-cell office:value-type="float" office:value="0.161947892316229" table:style-name="ce1">
            <text:p>0.161947892316229</text:p>
          </table:table-cell>
          <table:table-cell office:value-type="float" office:value="0.161947892316229" table:style-name="ce1">
            <text:p>0.161947892316229</text:p>
          </table:table-cell>
          <table:table-cell office:value-type="float" office:value="0.161947892316229" table:style-name="ce1">
            <text:p>0.161947892316229</text:p>
          </table:table-cell>
          <table:table-cell office:value-type="float" office:value="0.161947892316229" table:style-name="ce1">
            <text:p>0.161947892316229</text:p>
          </table:table-cell>
          <table:table-cell office:value-type="float" office:value="0.161947892316229" table:style-name="ce1">
            <text:p>0.161947892316229</text:p>
          </table:table-cell>
        </table:table-row>
        <table:table-row>
          <table:table-cell office:value-type="string" office:value="14" table:style-name="ce1">
            <text:p>14</text:p>
          </table:table-cell>
          <table:table-cell office:value-type="float" office:value="0.0941099134883644" table:style-name="ce1">
            <text:p>0.0941099134883644</text:p>
          </table:table-cell>
          <table:table-cell office:value-type="float" office:value="0.1550148170405" table:style-name="ce1">
            <text:p>0.1550148170405</text:p>
          </table:table-cell>
          <table:table-cell office:value-type="float" office:value="0.0944428208599282" table:style-name="ce1">
            <text:p>0.0944428208599282</text:p>
          </table:table-cell>
          <table:table-cell office:value-type="float" office:value="0.0645945673875085" table:style-name="ce1">
            <text:p>0.0645945673875085</text:p>
          </table:table-cell>
          <table:table-cell office:value-type="float" office:value="0.229314598740318" table:style-name="ce1">
            <text:p>0.229314598740318</text:p>
          </table:table-cell>
          <table:table-cell office:value-type="float" office:value="0.294078655985989" table:style-name="ce1">
            <text:p>0.294078655985989</text:p>
          </table:table-cell>
          <table:table-cell office:value-type="float" office:value="0.235798434157298" table:style-name="ce1">
            <text:p>0.235798434157298</text:p>
          </table:table-cell>
          <table:table-cell office:value-type="float" office:value="0.0997721963789528" table:style-name="ce1">
            <text:p>0.0997721963789528</text:p>
          </table:table-cell>
          <table:table-cell office:value-type="float" office:value="0.130162495920415" table:style-name="ce1">
            <text:p>0.130162495920415</text:p>
          </table:table-cell>
          <table:table-cell office:value-type="float" office:value="0.216255485538204" table:style-name="ce1">
            <text:p>0.216255485538204</text:p>
          </table:table-cell>
          <table:table-cell office:value-type="float" office:value="0.0402260692661183" table:style-name="ce1">
            <text:p>0.0402260692661183</text:p>
          </table:table-cell>
          <table:table-cell office:value-type="float" office:value="0.182550400151128" table:style-name="ce1">
            <text:p>0.182550400151128</text:p>
          </table:table-cell>
          <table:table-cell office:value-type="float" office:value="0.109353642017178" table:style-name="ce1">
            <text:p>0.109353642017178</text:p>
          </table:table-cell>
          <table:table-cell office:value-type="float" office:value="0.050027548102716" table:style-name="ce1">
            <text:p>0.050027548102716</text:p>
          </table:table-cell>
          <table:table-cell office:value-type="float" office:value="0.0469356530294802" table:style-name="ce1">
            <text:p>0.0469356530294802</text:p>
          </table:table-cell>
          <table:table-cell office:value-type="float" office:value="0.0653269993246238" table:style-name="ce1">
            <text:p>0.0653269993246238</text:p>
          </table:table-cell>
          <table:table-cell office:value-type="float" office:value="0.115983213708404" table:style-name="ce1">
            <text:p>0.115983213708404</text:p>
          </table:table-cell>
          <table:table-cell office:value-type="float" office:value="0.119063678485621" table:style-name="ce1">
            <text:p>0.119063678485621</text:p>
          </table:table-cell>
          <table:table-cell office:value-type="float" office:value="0.0835411760314675" table:style-name="ce1">
            <text:p>0.0835411760314675</text:p>
          </table:table-cell>
          <table:table-cell office:value-type="float" office:value="0.208560038743173" table:style-name="ce1">
            <text:p>0.208560038743173</text:p>
          </table:table-cell>
          <table:table-cell office:value-type="float" office:value="0.0941099134883644" table:style-name="ce1">
            <text:p>0.0941099134883644</text:p>
          </table:table-cell>
          <table:table-cell office:value-type="float" office:value="0.144021729843884" table:style-name="ce1">
            <text:p>0.144021729843884</text:p>
          </table:table-cell>
          <table:table-cell office:value-type="float" office:value="0.227028539536447" table:style-name="ce1">
            <text:p>0.227028539536447</text:p>
          </table:table-cell>
          <table:table-cell office:value-type="float" office:value="0.246782948631899" table:style-name="ce1">
            <text:p>0.246782948631899</text:p>
          </table:table-cell>
          <table:table-cell office:value-type="float" office:value="0.167165221709075" table:style-name="ce1">
            <text:p>0.167165221709075</text:p>
          </table:table-cell>
          <table:table-cell office:value-type="float" office:value="0.157080843045999" table:style-name="ce1">
            <text:p>0.157080843045999</text:p>
          </table:table-cell>
          <table:table-cell office:value-type="float" office:value="0.154429014369508" table:style-name="ce1">
            <text:p>0.154429014369508</text:p>
          </table:table-cell>
          <table:table-cell office:value-type="float" office:value="0.22404237470139" table:style-name="ce1">
            <text:p>0.22404237470139</text:p>
          </table:table-cell>
          <table:table-cell office:value-type="float" office:value="0.183879172063378" table:style-name="ce1">
            <text:p>0.183879172063378</text:p>
          </table:table-cell>
          <table:table-cell office:value-type="float" office:value="0.156415028302871" table:style-name="ce1">
            <text:p>0.156415028302871</text:p>
          </table:table-cell>
          <table:table-cell office:value-type="float" office:value="0.169485571801005" table:style-name="ce1">
            <text:p>0.169485571801005</text:p>
          </table:table-cell>
          <table:table-cell office:value-type="float" office:value="0.236612842748677" table:style-name="ce1">
            <text:p>0.236612842748677</text:p>
          </table:table-cell>
          <table:table-cell office:value-type="float" office:value="0.119509460030376" table:style-name="ce1">
            <text:p>0.119509460030376</text:p>
          </table:table-cell>
          <table:table-cell office:value-type="float" office:value="0.169974216955832" table:style-name="ce1">
            <text:p>0.169974216955832</text:p>
          </table:table-cell>
          <table:table-cell office:value-type="float" office:value="0.107250467549616" table:style-name="ce1">
            <text:p>0.107250467549616</text:p>
          </table:table-cell>
          <table:table-cell office:value-type="float" office:value="0.179247044601534" table:style-name="ce1">
            <text:p>0.179247044601534</text:p>
          </table:table-cell>
          <table:table-cell office:value-type="float" office:value="0.119583756954501" table:style-name="ce1">
            <text:p>0.119583756954501</text:p>
          </table:table-cell>
          <table:table-cell office:value-type="float" office:value="0.0826924765520303" table:style-name="ce1">
            <text:p>0.0826924765520303</text:p>
          </table:table-cell>
          <table:table-cell office:value-type="float" office:value="0.0975375735071688" table:style-name="ce1">
            <text:p>0.0975375735071688</text:p>
          </table:table-cell>
          <table:table-cell office:value-type="float" office:value="0.136966379625937" table:style-name="ce1">
            <text:p>0.136966379625937</text:p>
          </table:table-cell>
          <table:table-cell office:value-type="float" office:value="0" table:style-name="ce1">
            <text:p>0</text:p>
          </table:table-cell>
          <table:table-cell office:value-type="float" office:value="0.129308081292969" table:style-name="ce1">
            <text:p>0.129308081292969</text:p>
          </table:table-cell>
          <table:table-cell office:value-type="float" office:value="0.218604411370182" table:style-name="ce1">
            <text:p>0.218604411370182</text:p>
          </table:table-cell>
          <table:table-cell office:value-type="float" office:value="0.049724645258203" table:style-name="ce1">
            <text:p>0.049724645258203</text:p>
          </table:table-cell>
          <table:table-cell office:value-type="float" office:value="0.141058275415869" table:style-name="ce1">
            <text:p>0.141058275415869</text:p>
          </table:table-cell>
          <table:table-cell office:value-type="float" office:value="0.141058275415869" table:style-name="ce1">
            <text:p>0.141058275415869</text:p>
          </table:table-cell>
          <table:table-cell office:value-type="float" office:value="0.141058275415869" table:style-name="ce1">
            <text:p>0.141058275415869</text:p>
          </table:table-cell>
          <table:table-cell office:value-type="float" office:value="0.141058275415869" table:style-name="ce1">
            <text:p>0.141058275415869</text:p>
          </table:table-cell>
          <table:table-cell office:value-type="float" office:value="0.141058275415869" table:style-name="ce1">
            <text:p>0.141058275415869</text:p>
          </table:table-cell>
          <table:table-cell office:value-type="float" office:value="0.141058275415869" table:style-name="ce1">
            <text:p>0.141058275415869</text:p>
          </table:table-cell>
          <table:table-cell office:value-type="float" office:value="0.141058275415869" table:style-name="ce1">
            <text:p>0.141058275415869</text:p>
          </table:table-cell>
          <table:table-cell office:value-type="float" office:value="0.141058275415869" table:style-name="ce1">
            <text:p>0.141058275415869</text:p>
          </table:table-cell>
          <table:table-cell office:value-type="float" office:value="0.141058275415869" table:style-name="ce1">
            <text:p>0.141058275415869</text:p>
          </table:table-cell>
          <table:table-cell office:value-type="float" office:value="0.141058275415869" table:style-name="ce1">
            <text:p>0.141058275415869</text:p>
          </table:table-cell>
        </table:table-row>
        <table:table-row>
          <table:table-cell office:value-type="string" office:value="15" table:style-name="ce1">
            <text:p>15</text:p>
          </table:table-cell>
          <table:table-cell office:value-type="float" office:value="0.117729118154233" table:style-name="ce1">
            <text:p>0.117729118154233</text:p>
          </table:table-cell>
          <table:table-cell office:value-type="float" office:value="0.153988947972763" table:style-name="ce1">
            <text:p>0.153988947972763</text:p>
          </table:table-cell>
          <table:table-cell office:value-type="float" office:value="0.0831554035408142" table:style-name="ce1">
            <text:p>0.0831554035408142</text:p>
          </table:table-cell>
          <table:table-cell office:value-type="float" office:value="0.0862362255147812" table:style-name="ce1">
            <text:p>0.0862362255147812</text:p>
          </table:table-cell>
          <table:table-cell office:value-type="float" office:value="0.217884302720962" table:style-name="ce1">
            <text:p>0.217884302720962</text:p>
          </table:table-cell>
          <table:table-cell office:value-type="float" office:value="0.385918226927508" table:style-name="ce1">
            <text:p>0.385918226927508</text:p>
          </table:table-cell>
          <table:table-cell office:value-type="float" office:value="0.211080419015441" table:style-name="ce1">
            <text:p>0.211080419015441</text:p>
          </table:table-cell>
          <table:table-cell office:value-type="float" office:value="0.104758663017397" table:style-name="ce1">
            <text:p>0.104758663017397</text:p>
          </table:table-cell>
          <table:table-cell office:value-type="float" office:value="0.122975697298245" table:style-name="ce1">
            <text:p>0.122975697298245</text:p>
          </table:table-cell>
          <table:table-cell office:value-type="float" office:value="0.202804884697427" table:style-name="ce1">
            <text:p>0.202804884697427</text:p>
          </table:table-cell>
          <table:table-cell office:value-type="float" office:value="0.0808636291889333" table:style-name="ce1">
            <text:p>0.0808636291889333</text:p>
          </table:table-cell>
          <table:table-cell office:value-type="float" office:value="0.167688157751961" table:style-name="ce1">
            <text:p>0.167688157751961</text:p>
          </table:table-cell>
          <table:table-cell office:value-type="float" office:value="0.138658063436802" table:style-name="ce1">
            <text:p>0.138658063436802</text:p>
          </table:table-cell>
          <table:table-cell office:value-type="float" office:value="0.0522736012705194" table:style-name="ce1">
            <text:p>0.0522736012705194</text:p>
          </table:table-cell>
          <table:table-cell office:value-type="float" office:value="0.100100817389509" table:style-name="ce1">
            <text:p>0.100100817389509</text:p>
          </table:table-cell>
          <table:table-cell office:value-type="float" office:value="0.0850013963479402" table:style-name="ce1">
            <text:p>0.0850013963479402</text:p>
          </table:table-cell>
          <table:table-cell office:value-type="float" office:value="0.133311542473748" table:style-name="ce1">
            <text:p>0.133311542473748</text:p>
          </table:table-cell>
          <table:table-cell office:value-type="float" office:value="0.136766349445598" table:style-name="ce1">
            <text:p>0.136766349445598</text:p>
          </table:table-cell>
          <table:table-cell office:value-type="float" office:value="0.133734463426464" table:style-name="ce1">
            <text:p>0.133734463426464</text:p>
          </table:table-cell>
          <table:table-cell office:value-type="float" office:value="0.210783231318937" table:style-name="ce1">
            <text:p>0.210783231318937</text:p>
          </table:table-cell>
          <table:table-cell office:value-type="float" office:value="0.117729118154233" table:style-name="ce1">
            <text:p>0.117729118154233</text:p>
          </table:table-cell>
          <table:table-cell office:value-type="float" office:value="0.160724249902168" table:style-name="ce1">
            <text:p>0.160724249902168</text:p>
          </table:table-cell>
          <table:table-cell office:value-type="float" office:value="0.26797185987778" table:style-name="ce1">
            <text:p>0.26797185987778</text:p>
          </table:table-cell>
          <table:table-cell office:value-type="float" office:value="0.27320407788064" table:style-name="ce1">
            <text:p>0.27320407788064</text:p>
          </table:table-cell>
          <table:table-cell office:value-type="float" office:value="0.219738868250103" table:style-name="ce1">
            <text:p>0.219738868250103</text:p>
          </table:table-cell>
          <table:table-cell office:value-type="float" office:value="0.178326905771976" table:style-name="ce1">
            <text:p>0.178326905771976</text:p>
          </table:table-cell>
          <table:table-cell office:value-type="float" office:value="0.216224052224151" table:style-name="ce1">
            <text:p>0.216224052224151</text:p>
          </table:table-cell>
          <table:table-cell office:value-type="float" office:value="0.26051359172515" table:style-name="ce1">
            <text:p>0.26051359172515</text:p>
          </table:table-cell>
          <table:table-cell office:value-type="float" office:value="0.277690469068237" table:style-name="ce1">
            <text:p>0.277690469068237</text:p>
          </table:table-cell>
          <table:table-cell office:value-type="float" office:value="0.156569337299132" table:style-name="ce1">
            <text:p>0.156569337299132</text:p>
          </table:table-cell>
          <table:table-cell office:value-type="float" office:value="0.202496266704904" table:style-name="ce1">
            <text:p>0.202496266704904</text:p>
          </table:table-cell>
          <table:table-cell office:value-type="float" office:value="0.263122556791568" table:style-name="ce1">
            <text:p>0.263122556791568</text:p>
          </table:table-cell>
          <table:table-cell office:value-type="float" office:value="0.162701691113517" table:style-name="ce1">
            <text:p>0.162701691113517</text:p>
          </table:table-cell>
          <table:table-cell office:value-type="float" office:value="0.191114549443631" table:style-name="ce1">
            <text:p>0.191114549443631</text:p>
          </table:table-cell>
          <table:table-cell office:value-type="float" office:value="0.186136655527201" table:style-name="ce1">
            <text:p>0.186136655527201</text:p>
          </table:table-cell>
          <table:table-cell office:value-type="float" office:value="0.182801866663554" table:style-name="ce1">
            <text:p>0.182801866663554</text:p>
          </table:table-cell>
          <table:table-cell office:value-type="float" office:value="0.174863526078111" table:style-name="ce1">
            <text:p>0.174863526078111</text:p>
          </table:table-cell>
          <table:table-cell office:value-type="float" office:value="0.146470670766031" table:style-name="ce1">
            <text:p>0.146470670766031</text:p>
          </table:table-cell>
          <table:table-cell office:value-type="float" office:value="0.179255617323549" table:style-name="ce1">
            <text:p>0.179255617323549</text:p>
          </table:table-cell>
          <table:table-cell office:value-type="float" office:value="0.169602732335203" table:style-name="ce1">
            <text:p>0.169602732335203</text:p>
          </table:table-cell>
          <table:table-cell office:value-type="float" office:value="0" table:style-name="ce1">
            <text:p>0</text:p>
          </table:table-cell>
          <table:table-cell office:value-type="float" office:value="0.185302243917788" table:style-name="ce1">
            <text:p>0.185302243917788</text:p>
          </table:table-cell>
          <table:table-cell office:value-type="float" office:value="0.386946953569251" table:style-name="ce1">
            <text:p>0.386946953569251</text:p>
          </table:table-cell>
          <table:table-cell office:value-type="float" office:value="0.107319049325733" table:style-name="ce1">
            <text:p>0.107319049325733</text:p>
          </table:table-cell>
          <table:table-cell office:value-type="float" office:value="0.172557728423264" table:style-name="ce1">
            <text:p>0.172557728423264</text:p>
          </table:table-cell>
          <table:table-cell office:value-type="float" office:value="0.172557728423264" table:style-name="ce1">
            <text:p>0.172557728423264</text:p>
          </table:table-cell>
          <table:table-cell office:value-type="float" office:value="0.172557728423264" table:style-name="ce1">
            <text:p>0.172557728423264</text:p>
          </table:table-cell>
          <table:table-cell office:value-type="float" office:value="0.172557728423264" table:style-name="ce1">
            <text:p>0.172557728423264</text:p>
          </table:table-cell>
          <table:table-cell office:value-type="float" office:value="0.172557728423264" table:style-name="ce1">
            <text:p>0.172557728423264</text:p>
          </table:table-cell>
          <table:table-cell office:value-type="float" office:value="0.172557728423264" table:style-name="ce1">
            <text:p>0.172557728423264</text:p>
          </table:table-cell>
          <table:table-cell office:value-type="float" office:value="0.172557728423264" table:style-name="ce1">
            <text:p>0.172557728423264</text:p>
          </table:table-cell>
          <table:table-cell office:value-type="float" office:value="0.172557728423264" table:style-name="ce1">
            <text:p>0.172557728423264</text:p>
          </table:table-cell>
          <table:table-cell office:value-type="float" office:value="0.172557728423264" table:style-name="ce1">
            <text:p>0.172557728423264</text:p>
          </table:table-cell>
          <table:table-cell office:value-type="float" office:value="0.172557728423264" table:style-name="ce1">
            <text:p>0.172557728423264</text:p>
          </table:table-cell>
        </table:table-row>
        <table:table-row>
          <table:table-cell office:value-type="string" office:value="Year" table:style-name="ce1">
            <text:p>Year</text:p>
          </table:table-cell>
          <table:table-cell office:value-type="float" office:value="1956" table:style-name="ce1">
            <text:p>1956</text:p>
          </table:table-cell>
          <table:table-cell office:value-type="float" office:value="1957" table:style-name="ce1">
            <text:p>1957</text:p>
          </table:table-cell>
          <table:table-cell office:value-type="float" office:value="1958" table:style-name="ce1">
            <text:p>1958</text:p>
          </table:table-cell>
          <table:table-cell office:value-type="float" office:value="1959" table:style-name="ce1">
            <text:p>1959</text:p>
          </table:table-cell>
          <table:table-cell office:value-type="float" office:value="1960" table:style-name="ce1">
            <text:p>1960</text:p>
          </table:table-cell>
          <table:table-cell office:value-type="float" office:value="1961" table:style-name="ce1">
            <text:p>1961</text:p>
          </table:table-cell>
          <table:table-cell office:value-type="float" office:value="1962" table:style-name="ce1">
            <text:p>1962</text:p>
          </table:table-cell>
          <table:table-cell office:value-type="float" office:value="1963" table:style-name="ce1">
            <text:p>1963</text:p>
          </table:table-cell>
          <table:table-cell office:value-type="float" office:value="1964" table:style-name="ce1">
            <text:p>1964</text:p>
          </table:table-cell>
          <table:table-cell office:value-type="float" office:value="1965" table:style-name="ce1">
            <text:p>1965</text:p>
          </table:table-cell>
          <table:table-cell office:value-type="float" office:value="1966" table:style-name="ce1">
            <text:p>1966</text:p>
          </table:table-cell>
          <table:table-cell office:value-type="float" office:value="1967" table:style-name="ce1">
            <text:p>1967</text:p>
          </table:table-cell>
          <table:table-cell office:value-type="float" office:value="1968" table:style-name="ce1">
            <text:p>1968</text:p>
          </table:table-cell>
          <table:table-cell office:value-type="float" office:value="1969" table:style-name="ce1">
            <text:p>1969</text:p>
          </table:table-cell>
          <table:table-cell office:value-type="float" office:value="1970" table:style-name="ce1">
            <text:p>1970</text:p>
          </table:table-cell>
          <table:table-cell office:value-type="float" office:value="1971" table:style-name="ce1">
            <text:p>1971</text:p>
          </table:table-cell>
          <table:table-cell office:value-type="float" office:value="1972" table:style-name="ce1">
            <text:p>1972</text:p>
          </table:table-cell>
          <table:table-cell office:value-type="float" office:value="1973" table:style-name="ce1">
            <text:p>1973</text:p>
          </table:table-cell>
          <table:table-cell office:value-type="float" office:value="1974" table:style-name="ce1">
            <text:p>1974</text:p>
          </table:table-cell>
          <table:table-cell office:value-type="float" office:value="1975" table:style-name="ce1">
            <text:p>1975</text:p>
          </table:table-cell>
          <table:table-cell office:value-type="float" office:value="1976" table:style-name="ce1">
            <text:p>1976</text:p>
          </table:table-cell>
          <table:table-cell office:value-type="float" office:value="1977" table:style-name="ce1">
            <text:p>1977</text:p>
          </table:table-cell>
          <table:table-cell office:value-type="float" office:value="1978" table:style-name="ce1">
            <text:p>1978</text:p>
          </table:table-cell>
          <table:table-cell office:value-type="float" office:value="1979" table:style-name="ce1">
            <text:p>1979</text:p>
          </table:table-cell>
          <table:table-cell office:value-type="float" office:value="1980" table:style-name="ce1">
            <text:p>1980</text:p>
          </table:table-cell>
          <table:table-cell office:value-type="float" office:value="1981" table:style-name="ce1">
            <text:p>1981</text:p>
          </table:table-cell>
          <table:table-cell office:value-type="float" office:value="1982" table:style-name="ce1">
            <text:p>1982</text:p>
          </table:table-cell>
          <table:table-cell office:value-type="float" office:value="1983" table:style-name="ce1">
            <text:p>1983</text:p>
          </table:table-cell>
          <table:table-cell office:value-type="float" office:value="1984" table:style-name="ce1">
            <text:p>1984</text:p>
          </table:table-cell>
          <table:table-cell office:value-type="float" office:value="1985" table:style-name="ce1">
            <text:p>1985</text:p>
          </table:table-cell>
          <table:table-cell office:value-type="float" office:value="1986" table:style-name="ce1">
            <text:p>1986</text:p>
          </table:table-cell>
          <table:table-cell office:value-type="float" office:value="1987" table:style-name="ce1">
            <text:p>1987</text:p>
          </table:table-cell>
          <table:table-cell office:value-type="float" office:value="1988" table:style-name="ce1">
            <text:p>1988</text:p>
          </table:table-cell>
          <table:table-cell office:value-type="float" office:value="1989" table:style-name="ce1">
            <text:p>1989</text:p>
          </table:table-cell>
          <table:table-cell office:value-type="float" office:value="1990" table:style-name="ce1">
            <text:p>1990</text:p>
          </table:table-cell>
          <table:table-cell office:value-type="float" office:value="1991" table:style-name="ce1">
            <text:p>1991</text:p>
          </table:table-cell>
          <table:table-cell office:value-type="float" office:value="1992" table:style-name="ce1">
            <text:p>1992</text:p>
          </table:table-cell>
          <table:table-cell office:value-type="float" office:value="1993" table:style-name="ce1">
            <text:p>1993</text:p>
          </table:table-cell>
          <table:table-cell office:value-type="float" office:value="1994" table:style-name="ce1">
            <text:p>1994</text:p>
          </table:table-cell>
          <table:table-cell office:value-type="float" office:value="1995" table:style-name="ce1">
            <text:p>1995</text:p>
          </table:table-cell>
          <table:table-cell office:value-type="float" office:value="1996" table:style-name="ce1">
            <text:p>1996</text:p>
          </table:table-cell>
          <table:table-cell office:value-type="float" office:value="1997" table:style-name="ce1">
            <text:p>1997</text:p>
          </table:table-cell>
          <table:table-cell office:value-type="float" office:value="1998" table:style-name="ce1">
            <text:p>1998</text:p>
          </table:table-cell>
          <table:table-cell office:value-type="float" office:value="1999" table:style-name="ce1">
            <text:p>1999</text:p>
          </table:table-cell>
          <table:table-cell office:value-type="float" office:value="2000" table:style-name="ce1">
            <text:p>2000</text:p>
          </table:table-cell>
          <table:table-cell office:value-type="float" office:value="2001" table:style-name="ce1">
            <text:p>2001</text:p>
          </table:table-cell>
          <table:table-cell office:value-type="float" office:value="2002" table:style-name="ce1">
            <text:p>2002</text:p>
          </table:table-cell>
          <table:table-cell office:value-type="float" office:value="2003" table:style-name="ce1">
            <text:p>2003</text:p>
          </table:table-cell>
          <table:table-cell office:value-type="float" office:value="2004" table:style-name="ce1">
            <text:p>2004</text:p>
          </table:table-cell>
          <table:table-cell office:value-type="float" office:value="2005" table:style-name="ce1">
            <text:p>2005</text:p>
          </table:table-cell>
          <table:table-cell office:value-type="float" office:value="2006" table:style-name="ce1">
            <text:p>2006</text:p>
          </table:table-cell>
          <table:table-cell office:value-type="float" office:value="2007" table:style-name="ce1">
            <text:p>2007</text:p>
          </table:table-cell>
          <table:table-cell office:value-type="float" office:value="2008" table:style-name="ce1">
            <text:p>2008</text:p>
          </table:table-cell>
          <table:table-cell office:value-type="float" office:value="2009" table:style-name="ce1">
            <text:p>2009</text:p>
          </table:table-cell>
        </table:table-row>
      </table:table>
      <table:table table:name="Predicted SOC stocks (C,ton ha-1)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V1" table:style-name="ce1">
            <text:p>V1</text:p>
          </table:table-cell>
          <table:table-cell office:value-type="string" office:value="V2" table:style-name="ce1">
            <text:p>V2</text:p>
          </table:table-cell>
          <table:table-cell office:value-type="string" office:value="V3" table:style-name="ce1">
            <text:p>V3</text:p>
          </table:table-cell>
          <table:table-cell office:value-type="string" office:value="V4" table:style-name="ce1">
            <text:p>V4</text:p>
          </table:table-cell>
          <table:table-cell office:value-type="string" office:value="V5" table:style-name="ce1">
            <text:p>V5</text:p>
          </table:table-cell>
          <table:table-cell office:value-type="string" office:value="V6" table:style-name="ce1">
            <text:p>V6</text:p>
          </table:table-cell>
          <table:table-cell office:value-type="string" office:value="V7" table:style-name="ce1">
            <text:p>V7</text:p>
          </table:table-cell>
          <table:table-cell office:value-type="string" office:value="V8" table:style-name="ce1">
            <text:p>V8</text:p>
          </table:table-cell>
          <table:table-cell office:value-type="string" office:value="V9" table:style-name="ce1">
            <text:p>V9</text:p>
          </table:table-cell>
          <table:table-cell office:value-type="string" office:value="V10" table:style-name="ce1">
            <text:p>V10</text:p>
          </table:table-cell>
          <table:table-cell office:value-type="string" office:value="V11" table:style-name="ce1">
            <text:p>V11</text:p>
          </table:table-cell>
          <table:table-cell office:value-type="string" office:value="V12" table:style-name="ce1">
            <text:p>V12</text:p>
          </table:table-cell>
          <table:table-cell office:value-type="string" office:value="V13" table:style-name="ce1">
            <text:p>V13</text:p>
          </table:table-cell>
          <table:table-cell office:value-type="string" office:value="V14" table:style-name="ce1">
            <text:p>V14</text:p>
          </table:table-cell>
          <table:table-cell office:value-type="string" office:value="V15" table:style-name="ce1">
            <text:p>V15</text:p>
          </table:table-cell>
          <table:table-cell office:value-type="string" office:value="V16" table:style-name="ce1">
            <text:p>V16</text:p>
          </table:table-cell>
          <table:table-cell office:value-type="string" office:value="V17" table:style-name="ce1">
            <text:p>V17</text:p>
          </table:table-cell>
          <table:table-cell office:value-type="string" office:value="V18" table:style-name="ce1">
            <text:p>V18</text:p>
          </table:table-cell>
          <table:table-cell office:value-type="string" office:value="V19" table:style-name="ce1">
            <text:p>V19</text:p>
          </table:table-cell>
          <table:table-cell office:value-type="string" office:value="V20" table:style-name="ce1">
            <text:p>V20</text:p>
          </table:table-cell>
          <table:table-cell office:value-type="string" office:value="V21" table:style-name="ce1">
            <text:p>V21</text:p>
          </table:table-cell>
          <table:table-cell office:value-type="string" office:value="V22" table:style-name="ce1">
            <text:p>V22</text:p>
          </table:table-cell>
          <table:table-cell office:value-type="string" office:value="V23" table:style-name="ce1">
            <text:p>V23</text:p>
          </table:table-cell>
          <table:table-cell office:value-type="string" office:value="V24" table:style-name="ce1">
            <text:p>V24</text:p>
          </table:table-cell>
          <table:table-cell office:value-type="string" office:value="V25" table:style-name="ce1">
            <text:p>V25</text:p>
          </table:table-cell>
          <table:table-cell office:value-type="string" office:value="V26" table:style-name="ce1">
            <text:p>V26</text:p>
          </table:table-cell>
          <table:table-cell office:value-type="string" office:value="V27" table:style-name="ce1">
            <text:p>V27</text:p>
          </table:table-cell>
          <table:table-cell office:value-type="string" office:value="V28" table:style-name="ce1">
            <text:p>V28</text:p>
          </table:table-cell>
          <table:table-cell office:value-type="string" office:value="V29" table:style-name="ce1">
            <text:p>V29</text:p>
          </table:table-cell>
          <table:table-cell office:value-type="string" office:value="V30" table:style-name="ce1">
            <text:p>V30</text:p>
          </table:table-cell>
          <table:table-cell office:value-type="string" office:value="V31" table:style-name="ce1">
            <text:p>V31</text:p>
          </table:table-cell>
          <table:table-cell office:value-type="string" office:value="V32" table:style-name="ce1">
            <text:p>V32</text:p>
          </table:table-cell>
          <table:table-cell office:value-type="string" office:value="V33" table:style-name="ce1">
            <text:p>V33</text:p>
          </table:table-cell>
          <table:table-cell office:value-type="string" office:value="V34" table:style-name="ce1">
            <text:p>V34</text:p>
          </table:table-cell>
          <table:table-cell office:value-type="string" office:value="V35" table:style-name="ce1">
            <text:p>V35</text:p>
          </table:table-cell>
          <table:table-cell office:value-type="string" office:value="V36" table:style-name="ce1">
            <text:p>V36</text:p>
          </table:table-cell>
          <table:table-cell office:value-type="string" office:value="V37" table:style-name="ce1">
            <text:p>V37</text:p>
          </table:table-cell>
          <table:table-cell office:value-type="string" office:value="V38" table:style-name="ce1">
            <text:p>V38</text:p>
          </table:table-cell>
          <table:table-cell office:value-type="string" office:value="V39" table:style-name="ce1">
            <text:p>V39</text:p>
          </table:table-cell>
          <table:table-cell office:value-type="string" office:value="V40" table:style-name="ce1">
            <text:p>V40</text:p>
          </table:table-cell>
          <table:table-cell office:value-type="string" office:value="V41" table:style-name="ce1">
            <text:p>V41</text:p>
          </table:table-cell>
          <table:table-cell office:value-type="string" office:value="V42" table:style-name="ce1">
            <text:p>V42</text:p>
          </table:table-cell>
          <table:table-cell office:value-type="string" office:value="V43" table:style-name="ce1">
            <text:p>V43</text:p>
          </table:table-cell>
          <table:table-cell office:value-type="string" office:value="V44" table:style-name="ce1">
            <text:p>V44</text:p>
          </table:table-cell>
          <table:table-cell office:value-type="string" office:value="V45" table:style-name="ce1">
            <text:p>V45</text:p>
          </table:table-cell>
          <table:table-cell office:value-type="string" office:value="V46" table:style-name="ce1">
            <text:p>V46</text:p>
          </table:table-cell>
          <table:table-cell office:value-type="string" office:value="V47" table:style-name="ce1">
            <text:p>V47</text:p>
          </table:table-cell>
          <table:table-cell office:value-type="string" office:value="V48" table:style-name="ce1">
            <text:p>V48</text:p>
          </table:table-cell>
          <table:table-cell office:value-type="string" office:value="V49" table:style-name="ce1">
            <text:p>V49</text:p>
          </table:table-cell>
          <table:table-cell office:value-type="string" office:value="V50" table:style-name="ce1">
            <text:p>V50</text:p>
          </table:table-cell>
          <table:table-cell office:value-type="string" office:value="V51" table:style-name="ce1">
            <text:p>V51</text:p>
          </table:table-cell>
          <table:table-cell office:value-type="string" office:value="V52" table:style-name="ce1">
            <text:p>V52</text:p>
          </table:table-cell>
          <table:table-cell office:value-type="string" office:value="V53" table:style-name="ce1">
            <text:p>V53</text:p>
          </table:table-cell>
          <table:table-cell office:value-type="string" office:value="V54" table:style-name="ce1">
            <text:p>V54</text:p>
          </table:table-cell>
        </table:table-row>
        <table:table-row>
          <table:table-cell office:value-type="string" office:value="1" table:style-name="ce1">
            <text:p>1</text:p>
          </table:table-cell>
          <table:table-cell office:value-type="float" office:value="43.3152" table:style-name="ce1">
            <text:p>43.3152</text:p>
          </table:table-cell>
          <table:table-cell office:value-type="float" office:value="42.7567863475069" table:style-name="ce1">
            <text:p>42.7567863475069</text:p>
          </table:table-cell>
          <table:table-cell office:value-type="float" office:value="42.1566456912474" table:style-name="ce1">
            <text:p>42.1566456912474</text:p>
          </table:table-cell>
          <table:table-cell office:value-type="float" office:value="41.5839515276857" table:style-name="ce1">
            <text:p>41.5839515276857</text:p>
          </table:table-cell>
          <table:table-cell office:value-type="float" office:value="41.2222473500996" table:style-name="ce1">
            <text:p>41.2222473500996</text:p>
          </table:table-cell>
          <table:table-cell office:value-type="float" office:value="40.7386370202343" table:style-name="ce1">
            <text:p>40.7386370202343</text:p>
          </table:table-cell>
          <table:table-cell office:value-type="float" office:value="40.1982431600956" table:style-name="ce1">
            <text:p>40.1982431600956</text:p>
          </table:table-cell>
          <table:table-cell office:value-type="float" office:value="39.8183535167708" table:style-name="ce1">
            <text:p>39.8183535167708</text:p>
          </table:table-cell>
          <table:table-cell office:value-type="float" office:value="39.4056496291873" table:style-name="ce1">
            <text:p>39.4056496291873</text:p>
          </table:table-cell>
          <table:table-cell office:value-type="float" office:value="39.0694253268949" table:style-name="ce1">
            <text:p>39.0694253268949</text:p>
          </table:table-cell>
          <table:table-cell office:value-type="float" office:value="38.710568230816" table:style-name="ce1">
            <text:p>38.710568230816</text:p>
          </table:table-cell>
          <table:table-cell office:value-type="float" office:value="38.4040935512883" table:style-name="ce1">
            <text:p>38.4040935512883</text:p>
          </table:table-cell>
          <table:table-cell office:value-type="float" office:value="38.0348855848128" table:style-name="ce1">
            <text:p>38.0348855848128</text:p>
          </table:table-cell>
          <table:table-cell office:value-type="float" office:value="37.7048784687326" table:style-name="ce1">
            <text:p>37.7048784687326</text:p>
          </table:table-cell>
          <table:table-cell office:value-type="float" office:value="37.4054484687808" table:style-name="ce1">
            <text:p>37.4054484687808</text:p>
          </table:table-cell>
          <table:table-cell office:value-type="float" office:value="37.1078839294578" table:style-name="ce1">
            <text:p>37.1078839294578</text:p>
          </table:table-cell>
          <table:table-cell office:value-type="float" office:value="36.8087302782386" table:style-name="ce1">
            <text:p>36.8087302782386</text:p>
          </table:table-cell>
          <table:table-cell office:value-type="float" office:value="36.4936506374947" table:style-name="ce1">
            <text:p>36.4936506374947</text:p>
          </table:table-cell>
          <table:table-cell office:value-type="float" office:value="36.1547242801583" table:style-name="ce1">
            <text:p>36.1547242801583</text:p>
          </table:table-cell>
          <table:table-cell office:value-type="float" office:value="35.8233632306973" table:style-name="ce1">
            <text:p>35.8233632306973</text:p>
          </table:table-cell>
          <table:table-cell office:value-type="float" office:value="35.4509952059342" table:style-name="ce1">
            <text:p>35.4509952059342</text:p>
          </table:table-cell>
          <table:table-cell office:value-type="float" office:value="35.2094815379708" table:style-name="ce1">
            <text:p>35.2094815379708</text:p>
          </table:table-cell>
          <table:table-cell office:value-type="float" office:value="34.9209145508406" table:style-name="ce1">
            <text:p>34.9209145508406</text:p>
          </table:table-cell>
          <table:table-cell office:value-type="float" office:value="34.601639886796" table:style-name="ce1">
            <text:p>34.601639886796</text:p>
          </table:table-cell>
          <table:table-cell office:value-type="float" office:value="34.2373003496447" table:style-name="ce1">
            <text:p>34.2373003496447</text:p>
          </table:table-cell>
          <table:table-cell office:value-type="float" office:value="33.9015774693195" table:style-name="ce1">
            <text:p>33.9015774693195</text:p>
          </table:table-cell>
          <table:table-cell office:value-type="float" office:value="33.5853553744112" table:style-name="ce1">
            <text:p>33.5853553744112</text:p>
          </table:table-cell>
          <table:table-cell office:value-type="float" office:value="33.2853587976599" table:style-name="ce1">
            <text:p>33.2853587976599</text:p>
          </table:table-cell>
          <table:table-cell office:value-type="float" office:value="32.9580972636959" table:style-name="ce1">
            <text:p>32.9580972636959</text:p>
          </table:table-cell>
          <table:table-cell office:value-type="float" office:value="32.6226698763425" table:style-name="ce1">
            <text:p>32.6226698763425</text:p>
          </table:table-cell>
          <table:table-cell office:value-type="float" office:value="32.3397166543493" table:style-name="ce1">
            <text:p>32.3397166543493</text:p>
          </table:table-cell>
          <table:table-cell office:value-type="float" office:value="32.0205284090056" table:style-name="ce1">
            <text:p>32.0205284090056</text:p>
          </table:table-cell>
          <table:table-cell office:value-type="float" office:value="31.7411467322551" table:style-name="ce1">
            <text:p>31.7411467322551</text:p>
          </table:table-cell>
          <table:table-cell office:value-type="float" office:value="31.4111354066398" table:style-name="ce1">
            <text:p>31.4111354066398</text:p>
          </table:table-cell>
          <table:table-cell office:value-type="float" office:value="31.1281999175348" table:style-name="ce1">
            <text:p>31.1281999175348</text:p>
          </table:table-cell>
          <table:table-cell office:value-type="float" office:value="30.8087204311922" table:style-name="ce1">
            <text:p>30.8087204311922</text:p>
          </table:table-cell>
          <table:table-cell office:value-type="float" office:value="30.4732779614512" table:style-name="ce1">
            <text:p>30.4732779614512</text:p>
          </table:table-cell>
          <table:table-cell office:value-type="float" office:value="30.1601576468053" table:style-name="ce1">
            <text:p>30.1601576468053</text:p>
          </table:table-cell>
          <table:table-cell office:value-type="float" office:value="29.8966446277662" table:style-name="ce1">
            <text:p>29.8966446277662</text:p>
          </table:table-cell>
          <table:table-cell office:value-type="float" office:value="29.6159626148067" table:style-name="ce1">
            <text:p>29.6159626148067</text:p>
          </table:table-cell>
          <table:table-cell office:value-type="float" office:value="29.3762995676118" table:style-name="ce1">
            <text:p>29.3762995676118</text:p>
          </table:table-cell>
          <table:table-cell office:value-type="float" office:value="29.1619590571067" table:style-name="ce1">
            <text:p>29.1619590571067</text:p>
          </table:table-cell>
          <table:table-cell office:value-type="float" office:value="28.8688722151886" table:style-name="ce1">
            <text:p>28.8688722151886</text:p>
          </table:table-cell>
          <table:table-cell office:value-type="float" office:value="28.5967748625442" table:style-name="ce1">
            <text:p>28.5967748625442</text:p>
          </table:table-cell>
          <table:table-cell office:value-type="float" office:value="28.3715069864718" table:style-name="ce1">
            <text:p>28.3715069864718</text:p>
          </table:table-cell>
          <table:table-cell office:value-type="float" office:value="28.134726107738" table:style-name="ce1">
            <text:p>28.134726107738</text:p>
          </table:table-cell>
          <table:table-cell office:value-type="float" office:value="27.899921476372" table:style-name="ce1">
            <text:p>27.899921476372</text:p>
          </table:table-cell>
          <table:table-cell office:value-type="float" office:value="27.6670765603367" table:style-name="ce1">
            <text:p>27.6670765603367</text:p>
          </table:table-cell>
          <table:table-cell office:value-type="float" office:value="27.436174976125" table:style-name="ce1">
            <text:p>27.436174976125</text:p>
          </table:table-cell>
          <table:table-cell office:value-type="float" office:value="27.2072004846501" table:style-name="ce1">
            <text:p>27.2072004846501</text:p>
          </table:table-cell>
          <table:table-cell office:value-type="float" office:value="26.9801369879513" table:style-name="ce1">
            <text:p>26.9801369879513</text:p>
          </table:table-cell>
          <table:table-cell office:value-type="float" office:value="26.7549685264945" table:style-name="ce1">
            <text:p>26.7549685264945</text:p>
          </table:table-cell>
          <table:table-cell office:value-type="float" office:value="26.5316792769086" table:style-name="ce1">
            <text:p>26.5316792769086</text:p>
          </table:table-cell>
          <table:table-cell office:value-type="float" office:value="26.3102535500423" table:style-name="ce1">
            <text:p>26.3102535500423</text:p>
          </table:table-cell>
        </table:table-row>
        <table:table-row>
          <table:table-cell office:value-type="string" office:value="2" table:style-name="ce1">
            <text:p>2</text:p>
          </table:table-cell>
          <table:table-cell office:value-type="float" office:value="43.3152" table:style-name="ce1">
            <text:p>43.3152</text:p>
          </table:table-cell>
          <table:table-cell office:value-type="float" office:value="42.966742265374" table:style-name="ce1">
            <text:p>42.966742265374</text:p>
          </table:table-cell>
          <table:table-cell office:value-type="float" office:value="42.4899987192419" table:style-name="ce1">
            <text:p>42.4899987192419</text:p>
          </table:table-cell>
          <table:table-cell office:value-type="float" office:value="42.2301300588148" table:style-name="ce1">
            <text:p>42.2301300588148</text:p>
          </table:table-cell>
          <table:table-cell office:value-type="float" office:value="41.9752391651361" table:style-name="ce1">
            <text:p>41.9752391651361</text:p>
          </table:table-cell>
          <table:table-cell office:value-type="float" office:value="42.2479245409402" table:style-name="ce1">
            <text:p>42.2479245409402</text:p>
          </table:table-cell>
          <table:table-cell office:value-type="float" office:value="41.7547546405044" table:style-name="ce1">
            <text:p>41.7547546405044</text:p>
          </table:table-cell>
          <table:table-cell office:value-type="float" office:value="41.7689438845769" table:style-name="ce1">
            <text:p>41.7689438845769</text:p>
          </table:table-cell>
          <table:table-cell office:value-type="float" office:value="41.2771725312827" table:style-name="ce1">
            <text:p>41.2771725312827</text:p>
          </table:table-cell>
          <table:table-cell office:value-type="float" office:value="40.9023285641736" table:style-name="ce1">
            <text:p>40.9023285641736</text:p>
          </table:table-cell>
          <table:table-cell office:value-type="float" office:value="40.5625658022317" table:style-name="ce1">
            <text:p>40.5625658022317</text:p>
          </table:table-cell>
          <table:table-cell office:value-type="float" office:value="40.2870613812108" table:style-name="ce1">
            <text:p>40.2870613812108</text:p>
          </table:table-cell>
          <table:table-cell office:value-type="float" office:value="40.1148854607899" table:style-name="ce1">
            <text:p>40.1148854607899</text:p>
          </table:table-cell>
          <table:table-cell office:value-type="float" office:value="39.9295250210773" table:style-name="ce1">
            <text:p>39.9295250210773</text:p>
          </table:table-cell>
          <table:table-cell office:value-type="float" office:value="39.6504662197044" table:style-name="ce1">
            <text:p>39.6504662197044</text:p>
          </table:table-cell>
          <table:table-cell office:value-type="float" office:value="39.3425260997701" table:style-name="ce1">
            <text:p>39.3425260997701</text:p>
          </table:table-cell>
          <table:table-cell office:value-type="float" office:value="39.1243936316074" table:style-name="ce1">
            <text:p>39.1243936316074</text:p>
          </table:table-cell>
          <table:table-cell office:value-type="float" office:value="38.9701694946798" table:style-name="ce1">
            <text:p>38.9701694946798</text:p>
          </table:table-cell>
          <table:table-cell office:value-type="float" office:value="38.7927026136635" table:style-name="ce1">
            <text:p>38.7927026136635</text:p>
          </table:table-cell>
          <table:table-cell office:value-type="float" office:value="38.4696845970158" table:style-name="ce1">
            <text:p>38.4696845970158</text:p>
          </table:table-cell>
          <table:table-cell office:value-type="float" office:value="38.3985865185646" table:style-name="ce1">
            <text:p>38.3985865185646</text:p>
          </table:table-cell>
          <table:table-cell office:value-type="float" office:value="38.2101669973287" table:style-name="ce1">
            <text:p>38.2101669973287</text:p>
          </table:table-cell>
          <table:table-cell office:value-type="float" office:value="37.9864867551804" table:style-name="ce1">
            <text:p>37.9864867551804</text:p>
          </table:table-cell>
          <table:table-cell office:value-type="float" office:value="37.9115178143326" table:style-name="ce1">
            <text:p>37.9115178143326</text:p>
          </table:table-cell>
          <table:table-cell office:value-type="float" office:value="37.8929794248081" table:style-name="ce1">
            <text:p>37.8929794248081</text:p>
          </table:table-cell>
          <table:table-cell office:value-type="float" office:value="37.6804734040999" table:style-name="ce1">
            <text:p>37.6804734040999</text:p>
          </table:table-cell>
          <table:table-cell office:value-type="float" office:value="37.424953921826" table:style-name="ce1">
            <text:p>37.424953921826</text:p>
          </table:table-cell>
          <table:table-cell office:value-type="float" office:value="37.2548923147797" table:style-name="ce1">
            <text:p>37.2548923147797</text:p>
          </table:table-cell>
          <table:table-cell office:value-type="float" office:value="37.0500536506153" table:style-name="ce1">
            <text:p>37.0500536506153</text:p>
          </table:table-cell>
          <table:table-cell office:value-type="float" office:value="36.8187535189118" table:style-name="ce1">
            <text:p>36.8187535189118</text:p>
          </table:table-cell>
          <table:table-cell office:value-type="float" office:value="36.6425877769498" table:style-name="ce1">
            <text:p>36.6425877769498</text:p>
          </table:table-cell>
          <table:table-cell office:value-type="float" office:value="36.522107005228" table:style-name="ce1">
            <text:p>36.522107005228</text:p>
          </table:table-cell>
          <table:table-cell office:value-type="float" office:value="36.5963885918293" table:style-name="ce1">
            <text:p>36.5963885918293</text:p>
          </table:table-cell>
          <table:table-cell office:value-type="float" office:value="36.1828635239478" table:style-name="ce1">
            <text:p>36.1828635239478</text:p>
          </table:table-cell>
          <table:table-cell office:value-type="float" office:value="36.038456097556" table:style-name="ce1">
            <text:p>36.038456097556</text:p>
          </table:table-cell>
          <table:table-cell office:value-type="float" office:value="35.6466632470613" table:style-name="ce1">
            <text:p>35.6466632470613</text:p>
          </table:table-cell>
          <table:table-cell office:value-type="float" office:value="35.4213448475649" table:style-name="ce1">
            <text:p>35.4213448475649</text:p>
          </table:table-cell>
          <table:table-cell office:value-type="float" office:value="35.0573991472092" table:style-name="ce1">
            <text:p>35.0573991472092</text:p>
          </table:table-cell>
          <table:table-cell office:value-type="float" office:value="34.8311704629124" table:style-name="ce1">
            <text:p>34.8311704629124</text:p>
          </table:table-cell>
          <table:table-cell office:value-type="float" office:value="34.4252418055627" table:style-name="ce1">
            <text:p>34.4252418055627</text:p>
          </table:table-cell>
          <table:table-cell office:value-type="float" office:value="34.2503385274104" table:style-name="ce1">
            <text:p>34.2503385274104</text:p>
          </table:table-cell>
          <table:table-cell office:value-type="float" office:value="33.8681536602576" table:style-name="ce1">
            <text:p>33.8681536602576</text:p>
          </table:table-cell>
          <table:table-cell office:value-type="float" office:value="33.651008542781" table:style-name="ce1">
            <text:p>33.651008542781</text:p>
          </table:table-cell>
          <table:table-cell office:value-type="float" office:value="33.7599772803955" table:style-name="ce1">
            <text:p>33.7599772803955</text:p>
          </table:table-cell>
          <table:table-cell office:value-type="float" office:value="33.3797925254461" table:style-name="ce1">
            <text:p>33.3797925254461</text:p>
          </table:table-cell>
          <table:table-cell office:value-type="float" office:value="33.3234062461858" table:style-name="ce1">
            <text:p>33.3234062461858</text:p>
          </table:table-cell>
          <table:table-cell office:value-type="float" office:value="33.2480716804541" table:style-name="ce1">
            <text:p>33.2480716804541</text:p>
          </table:table-cell>
          <table:table-cell office:value-type="float" office:value="33.1588065258091" table:style-name="ce1">
            <text:p>33.1588065258091</text:p>
          </table:table-cell>
          <table:table-cell office:value-type="float" office:value="33.0593672795616" table:style-name="ce1">
            <text:p>33.0593672795616</text:p>
          </table:table-cell>
          <table:table-cell office:value-type="float" office:value="32.9525657335546" table:style-name="ce1">
            <text:p>32.9525657335546</text:p>
          </table:table-cell>
          <table:table-cell office:value-type="float" office:value="32.8405060494687" table:style-name="ce1">
            <text:p>32.8405060494687</text:p>
          </table:table-cell>
          <table:table-cell office:value-type="float" office:value="32.7247623437117" table:style-name="ce1">
            <text:p>32.7247623437117</text:p>
          </table:table-cell>
          <table:table-cell office:value-type="float" office:value="32.6065117100678" table:style-name="ce1">
            <text:p>32.6065117100678</text:p>
          </table:table-cell>
          <table:table-cell office:value-type="float" office:value="32.4866338622958" table:style-name="ce1">
            <text:p>32.4866338622958</text:p>
          </table:table-cell>
        </table:table-row>
        <table:table-row>
          <table:table-cell office:value-type="string" office:value="3" table:style-name="ce1">
            <text:p>3</text:p>
          </table:table-cell>
          <table:table-cell office:value-type="float" office:value="43.3152" table:style-name="ce1">
            <text:p>43.3152</text:p>
          </table:table-cell>
          <table:table-cell office:value-type="float" office:value="43.1729305332476" table:style-name="ce1">
            <text:p>43.1729305332476</text:p>
          </table:table-cell>
          <table:table-cell office:value-type="float" office:value="42.6954611104895" table:style-name="ce1">
            <text:p>42.6954611104895</text:p>
          </table:table-cell>
          <table:table-cell office:value-type="float" office:value="42.6255117985395" table:style-name="ce1">
            <text:p>42.6255117985395</text:p>
          </table:table-cell>
          <table:table-cell office:value-type="float" office:value="42.4814941151883" table:style-name="ce1">
            <text:p>42.4814941151883</text:p>
          </table:table-cell>
          <table:table-cell office:value-type="float" office:value="42.7858580426631" table:style-name="ce1">
            <text:p>42.7858580426631</text:p>
          </table:table-cell>
          <table:table-cell office:value-type="float" office:value="42.3433940468353" table:style-name="ce1">
            <text:p>42.3433940468353</text:p>
          </table:table-cell>
          <table:table-cell office:value-type="float" office:value="42.7024740274586" table:style-name="ce1">
            <text:p>42.7024740274586</text:p>
          </table:table-cell>
          <table:table-cell office:value-type="float" office:value="42.3617795360855" table:style-name="ce1">
            <text:p>42.3617795360855</text:p>
          </table:table-cell>
          <table:table-cell office:value-type="float" office:value="41.9829067808941" table:style-name="ce1">
            <text:p>41.9829067808941</text:p>
          </table:table-cell>
          <table:table-cell office:value-type="float" office:value="41.6725567748895" table:style-name="ce1">
            <text:p>41.6725567748895</text:p>
          </table:table-cell>
          <table:table-cell office:value-type="float" office:value="41.3441873339329" table:style-name="ce1">
            <text:p>41.3441873339329</text:p>
          </table:table-cell>
          <table:table-cell office:value-type="float" office:value="41.5684196402695" table:style-name="ce1">
            <text:p>41.5684196402695</text:p>
          </table:table-cell>
          <table:table-cell office:value-type="float" office:value="41.503175895851" table:style-name="ce1">
            <text:p>41.503175895851</text:p>
          </table:table-cell>
          <table:table-cell office:value-type="float" office:value="41.1938088293333" table:style-name="ce1">
            <text:p>41.1938088293333</text:p>
          </table:table-cell>
          <table:table-cell office:value-type="float" office:value="40.8844711965283" table:style-name="ce1">
            <text:p>40.8844711965283</text:p>
          </table:table-cell>
          <table:table-cell office:value-type="float" office:value="40.6057733418897" table:style-name="ce1">
            <text:p>40.6057733418897</text:p>
          </table:table-cell>
          <table:table-cell office:value-type="float" office:value="40.5928470344587" table:style-name="ce1">
            <text:p>40.5928470344587</text:p>
          </table:table-cell>
          <table:table-cell office:value-type="float" office:value="40.4647079150291" table:style-name="ce1">
            <text:p>40.4647079150291</text:p>
          </table:table-cell>
          <table:table-cell office:value-type="float" office:value="40.3124525604454" table:style-name="ce1">
            <text:p>40.3124525604454</text:p>
          </table:table-cell>
          <table:table-cell office:value-type="float" office:value="40.5369371187512" table:style-name="ce1">
            <text:p>40.5369371187512</text:p>
          </table:table-cell>
          <table:table-cell office:value-type="float" office:value="40.4300925813882" table:style-name="ce1">
            <text:p>40.4300925813882</text:p>
          </table:table-cell>
          <table:table-cell office:value-type="float" office:value="40.4734613592407" table:style-name="ce1">
            <text:p>40.4734613592407</text:p>
          </table:table-cell>
          <table:table-cell office:value-type="float" office:value="40.7332999060532" table:style-name="ce1">
            <text:p>40.7332999060532</text:p>
          </table:table-cell>
          <table:table-cell office:value-type="float" office:value="40.9654824418663" table:style-name="ce1">
            <text:p>40.9654824418663</text:p>
          </table:table-cell>
          <table:table-cell office:value-type="float" office:value="40.9913577846997" table:style-name="ce1">
            <text:p>40.9913577846997</text:p>
          </table:table-cell>
          <table:table-cell office:value-type="float" office:value="40.9355784134506" table:style-name="ce1">
            <text:p>40.9355784134506</text:p>
          </table:table-cell>
          <table:table-cell office:value-type="float" office:value="40.9805918639019" table:style-name="ce1">
            <text:p>40.9805918639019</text:p>
          </table:table-cell>
          <table:table-cell office:value-type="float" office:value="41.248185080795" table:style-name="ce1">
            <text:p>41.248185080795</text:p>
          </table:table-cell>
          <table:table-cell office:value-type="float" office:value="41.2514552783955" table:style-name="ce1">
            <text:p>41.2514552783955</text:p>
          </table:table-cell>
          <table:table-cell office:value-type="float" office:value="41.1942844399117" table:style-name="ce1">
            <text:p>41.1942844399117</text:p>
          </table:table-cell>
          <table:table-cell office:value-type="float" office:value="41.166327130485" table:style-name="ce1">
            <text:p>41.166327130485</text:p>
          </table:table-cell>
          <table:table-cell office:value-type="float" office:value="41.7664379385699" table:style-name="ce1">
            <text:p>41.7664379385699</text:p>
          </table:table-cell>
          <table:table-cell office:value-type="float" office:value="41.2179905985337" table:style-name="ce1">
            <text:p>41.2179905985337</text:p>
          </table:table-cell>
          <table:table-cell office:value-type="float" office:value="41.0460170398029" table:style-name="ce1">
            <text:p>41.0460170398029</text:p>
          </table:table-cell>
          <table:table-cell office:value-type="float" office:value="40.6221308085071" table:style-name="ce1">
            <text:p>40.6221308085071</text:p>
          </table:table-cell>
          <table:table-cell office:value-type="float" office:value="40.6875345503037" table:style-name="ce1">
            <text:p>40.6875345503037</text:p>
          </table:table-cell>
          <table:table-cell office:value-type="float" office:value="40.3425266720265" table:style-name="ce1">
            <text:p>40.3425266720265</text:p>
          </table:table-cell>
          <table:table-cell office:value-type="float" office:value="40.255503566985" table:style-name="ce1">
            <text:p>40.255503566985</text:p>
          </table:table-cell>
          <table:table-cell office:value-type="float" office:value="39.9248632284407" table:style-name="ce1">
            <text:p>39.9248632284407</text:p>
          </table:table-cell>
          <table:table-cell office:value-type="float" office:value="39.9812094767662" table:style-name="ce1">
            <text:p>39.9812094767662</text:p>
          </table:table-cell>
          <table:table-cell office:value-type="float" office:value="39.4000134015829" table:style-name="ce1">
            <text:p>39.4000134015829</text:p>
          </table:table-cell>
          <table:table-cell office:value-type="float" office:value="39.4330767884918" table:style-name="ce1">
            <text:p>39.4330767884918</text:p>
          </table:table-cell>
          <table:table-cell office:value-type="float" office:value="40.0224875918561" table:style-name="ce1">
            <text:p>40.0224875918561</text:p>
          </table:table-cell>
          <table:table-cell office:value-type="float" office:value="39.4963253301765" table:style-name="ce1">
            <text:p>39.4963253301765</text:p>
          </table:table-cell>
          <table:table-cell office:value-type="float" office:value="39.4959970678032" table:style-name="ce1">
            <text:p>39.4959970678032</text:p>
          </table:table-cell>
          <table:table-cell office:value-type="float" office:value="39.484618786776" table:style-name="ce1">
            <text:p>39.484618786776</text:p>
          </table:table-cell>
          <table:table-cell office:value-type="float" office:value="39.4650579875659" table:style-name="ce1">
            <text:p>39.4650579875659</text:p>
          </table:table-cell>
          <table:table-cell office:value-type="float" office:value="39.4394623881794" table:style-name="ce1">
            <text:p>39.4394623881794</text:p>
          </table:table-cell>
          <table:table-cell office:value-type="float" office:value="39.4094403945484" table:style-name="ce1">
            <text:p>39.4094403945484</text:p>
          </table:table-cell>
          <table:table-cell office:value-type="float" office:value="39.3761963235321" table:style-name="ce1">
            <text:p>39.3761963235321</text:p>
          </table:table-cell>
          <table:table-cell office:value-type="float" office:value="39.3406317229025" table:style-name="ce1">
            <text:p>39.3406317229025</text:p>
          </table:table-cell>
          <table:table-cell office:value-type="float" office:value="39.3034212884399" table:style-name="ce1">
            <text:p>39.3034212884399</text:p>
          </table:table-cell>
          <table:table-cell office:value-type="float" office:value="39.2650697471198" table:style-name="ce1">
            <text:p>39.2650697471198</text:p>
          </table:table-cell>
        </table:table-row>
        <table:table-row>
          <table:table-cell office:value-type="string" office:value="4" table:style-name="ce1">
            <text:p>4</text:p>
          </table:table-cell>
          <table:table-cell office:value-type="float" office:value="43.3152" table:style-name="ce1">
            <text:p>43.3152</text:p>
          </table:table-cell>
          <table:table-cell office:value-type="float" office:value="43.1619835178919" table:style-name="ce1">
            <text:p>43.1619835178919</text:p>
          </table:table-cell>
          <table:table-cell office:value-type="float" office:value="42.6847729384683" table:style-name="ce1">
            <text:p>42.6847729384683</text:p>
          </table:table-cell>
          <table:table-cell office:value-type="float" office:value="42.60363953384" table:style-name="ce1">
            <text:p>42.60363953384</text:p>
          </table:table-cell>
          <table:table-cell office:value-type="float" office:value="42.370034814283" table:style-name="ce1">
            <text:p>42.370034814283</text:p>
          </table:table-cell>
          <table:table-cell office:value-type="float" office:value="42.6986504548395" table:style-name="ce1">
            <text:p>42.6986504548395</text:p>
          </table:table-cell>
          <table:table-cell office:value-type="float" office:value="42.243037221343" table:style-name="ce1">
            <text:p>42.243037221343</text:p>
          </table:table-cell>
          <table:table-cell office:value-type="float" office:value="42.6518017248357" table:style-name="ce1">
            <text:p>42.6518017248357</text:p>
          </table:table-cell>
          <table:table-cell office:value-type="float" office:value="42.2649973126938" table:style-name="ce1">
            <text:p>42.2649973126938</text:p>
          </table:table-cell>
          <table:table-cell office:value-type="float" office:value="41.8834185101196" table:style-name="ce1">
            <text:p>41.8834185101196</text:p>
          </table:table-cell>
          <table:table-cell office:value-type="float" office:value="41.577325681696" table:style-name="ce1">
            <text:p>41.577325681696</text:p>
          </table:table-cell>
          <table:table-cell office:value-type="float" office:value="41.2730462826234" table:style-name="ce1">
            <text:p>41.2730462826234</text:p>
          </table:table-cell>
          <table:table-cell office:value-type="float" office:value="41.4542454381155" table:style-name="ce1">
            <text:p>41.4542454381155</text:p>
          </table:table-cell>
          <table:table-cell office:value-type="float" office:value="41.3462394025725" table:style-name="ce1">
            <text:p>41.3462394025725</text:p>
          </table:table-cell>
          <table:table-cell office:value-type="float" office:value="41.0066237730238" table:style-name="ce1">
            <text:p>41.0066237730238</text:p>
          </table:table-cell>
          <table:table-cell office:value-type="float" office:value="40.7371909264123" table:style-name="ce1">
            <text:p>40.7371909264123</text:p>
          </table:table-cell>
          <table:table-cell office:value-type="float" office:value="40.3872237029055" table:style-name="ce1">
            <text:p>40.3872237029055</text:p>
          </table:table-cell>
          <table:table-cell office:value-type="float" office:value="40.3848866467452" table:style-name="ce1">
            <text:p>40.3848866467452</text:p>
          </table:table-cell>
          <table:table-cell office:value-type="float" office:value="40.1801882281023" table:style-name="ce1">
            <text:p>40.1801882281023</text:p>
          </table:table-cell>
          <table:table-cell office:value-type="float" office:value="40.0372975171266" table:style-name="ce1">
            <text:p>40.0372975171266</text:p>
          </table:table-cell>
          <table:table-cell office:value-type="float" office:value="40.1110938798161" table:style-name="ce1">
            <text:p>40.1110938798161</text:p>
          </table:table-cell>
          <table:table-cell office:value-type="float" office:value="40.0279086909458" table:style-name="ce1">
            <text:p>40.0279086909458</text:p>
          </table:table-cell>
          <table:table-cell office:value-type="float" office:value="40.1018403309159" table:style-name="ce1">
            <text:p>40.1018403309159</text:p>
          </table:table-cell>
          <table:table-cell office:value-type="float" office:value="40.2551728521176" table:style-name="ce1">
            <text:p>40.2551728521176</text:p>
          </table:table-cell>
          <table:table-cell office:value-type="float" office:value="40.44306625483" table:style-name="ce1">
            <text:p>40.44306625483</text:p>
          </table:table-cell>
          <table:table-cell office:value-type="float" office:value="40.2311904670505" table:style-name="ce1">
            <text:p>40.2311904670505</text:p>
          </table:table-cell>
          <table:table-cell office:value-type="float" office:value="40.040799551673" table:style-name="ce1">
            <text:p>40.040799551673</text:p>
          </table:table-cell>
          <table:table-cell office:value-type="float" office:value="39.8007576895655" table:style-name="ce1">
            <text:p>39.8007576895655</text:p>
          </table:table-cell>
          <table:table-cell office:value-type="float" office:value="40.1753922730601" table:style-name="ce1">
            <text:p>40.1753922730601</text:p>
          </table:table-cell>
          <table:table-cell office:value-type="float" office:value="40.132215334446" table:style-name="ce1">
            <text:p>40.132215334446</text:p>
          </table:table-cell>
          <table:table-cell office:value-type="float" office:value="39.8970161665646" table:style-name="ce1">
            <text:p>39.8970161665646</text:p>
          </table:table-cell>
          <table:table-cell office:value-type="float" office:value="39.9505024248903" table:style-name="ce1">
            <text:p>39.9505024248903</text:p>
          </table:table-cell>
          <table:table-cell office:value-type="float" office:value="40.4512506030054" table:style-name="ce1">
            <text:p>40.4512506030054</text:p>
          </table:table-cell>
          <table:table-cell office:value-type="float" office:value="39.7459005770252" table:style-name="ce1">
            <text:p>39.7459005770252</text:p>
          </table:table-cell>
          <table:table-cell office:value-type="float" office:value="39.6206527999172" table:style-name="ce1">
            <text:p>39.6206527999172</text:p>
          </table:table-cell>
          <table:table-cell office:value-type="float" office:value="38.9317271704063" table:style-name="ce1">
            <text:p>38.9317271704063</text:p>
          </table:table-cell>
          <table:table-cell office:value-type="float" office:value="38.8593842628748" table:style-name="ce1">
            <text:p>38.8593842628748</text:p>
          </table:table-cell>
          <table:table-cell office:value-type="float" office:value="38.4790334961808" table:style-name="ce1">
            <text:p>38.4790334961808</text:p>
          </table:table-cell>
          <table:table-cell office:value-type="float" office:value="38.4746981014959" table:style-name="ce1">
            <text:p>38.4746981014959</text:p>
          </table:table-cell>
          <table:table-cell office:value-type="float" office:value="38.048442288616" table:style-name="ce1">
            <text:p>38.048442288616</text:p>
          </table:table-cell>
          <table:table-cell office:value-type="float" office:value="38.0076471066567" table:style-name="ce1">
            <text:p>38.0076471066567</text:p>
          </table:table-cell>
          <table:table-cell office:value-type="float" office:value="37.5217548223907" table:style-name="ce1">
            <text:p>37.5217548223907</text:p>
          </table:table-cell>
          <table:table-cell office:value-type="float" office:value="37.2863667704117" table:style-name="ce1">
            <text:p>37.2863667704117</text:p>
          </table:table-cell>
          <table:table-cell office:value-type="float" office:value="38.1518705271462" table:style-name="ce1">
            <text:p>38.1518705271462</text:p>
          </table:table-cell>
          <table:table-cell office:value-type="float" office:value="37.5875650357817" table:style-name="ce1">
            <text:p>37.5875650357817</text:p>
          </table:table-cell>
          <table:table-cell office:value-type="float" office:value="37.5607867908895" table:style-name="ce1">
            <text:p>37.5607867908895</text:p>
          </table:table-cell>
          <table:table-cell office:value-type="float" office:value="37.5225320565523" table:style-name="ce1">
            <text:p>37.5225320565523</text:p>
          </table:table-cell>
          <table:table-cell office:value-type="float" office:value="37.4758492328212" table:style-name="ce1">
            <text:p>37.4758492328212</text:p>
          </table:table-cell>
          <table:table-cell office:value-type="float" office:value="37.4230179823073" table:style-name="ce1">
            <text:p>37.4230179823073</text:p>
          </table:table-cell>
          <table:table-cell office:value-type="float" office:value="37.3657427482006" table:style-name="ce1">
            <text:p>37.3657427482006</text:p>
          </table:table-cell>
          <table:table-cell office:value-type="float" office:value="37.305297560029" table:style-name="ce1">
            <text:p>37.305297560029</text:p>
          </table:table-cell>
          <table:table-cell office:value-type="float" office:value="37.2426343889586" table:style-name="ce1">
            <text:p>37.2426343889586</text:p>
          </table:table-cell>
          <table:table-cell office:value-type="float" office:value="37.1784642279051" table:style-name="ce1">
            <text:p>37.1784642279051</text:p>
          </table:table-cell>
          <table:table-cell office:value-type="float" office:value="37.1133177621418" table:style-name="ce1">
            <text:p>37.1133177621418</text:p>
          </table:table-cell>
        </table:table-row>
        <table:table-row>
          <table:table-cell office:value-type="string" office:value="5" table:style-name="ce1">
            <text:p>5</text:p>
          </table:table-cell>
          <table:table-cell office:value-type="float" office:value="43.3152" table:style-name="ce1">
            <text:p>43.3152</text:p>
          </table:table-cell>
          <table:table-cell office:value-type="float" office:value="43.1682231867868" table:style-name="ce1">
            <text:p>43.1682231867868</text:p>
          </table:table-cell>
          <table:table-cell office:value-type="float" office:value="42.6925175468418" table:style-name="ce1">
            <text:p>42.6925175468418</text:p>
          </table:table-cell>
          <table:table-cell office:value-type="float" office:value="42.6201277594927" table:style-name="ce1">
            <text:p>42.6201277594927</text:p>
          </table:table-cell>
          <table:table-cell office:value-type="float" office:value="42.4795821719645" table:style-name="ce1">
            <text:p>42.4795821719645</text:p>
          </table:table-cell>
          <table:table-cell office:value-type="float" office:value="42.8449476997626" table:style-name="ce1">
            <text:p>42.8449476997626</text:p>
          </table:table-cell>
          <table:table-cell office:value-type="float" office:value="42.4183424634445" table:style-name="ce1">
            <text:p>42.4183424634445</text:p>
          </table:table-cell>
          <table:table-cell office:value-type="float" office:value="42.8506794382357" table:style-name="ce1">
            <text:p>42.8506794382357</text:p>
          </table:table-cell>
          <table:table-cell office:value-type="float" office:value="42.4260787801376" table:style-name="ce1">
            <text:p>42.4260787801376</text:p>
          </table:table-cell>
          <table:table-cell office:value-type="float" office:value="42.0228863612361" table:style-name="ce1">
            <text:p>42.0228863612361</text:p>
          </table:table-cell>
          <table:table-cell office:value-type="float" office:value="41.6911539296501" table:style-name="ce1">
            <text:p>41.6911539296501</text:p>
          </table:table-cell>
          <table:table-cell office:value-type="float" office:value="41.3845526731638" table:style-name="ce1">
            <text:p>41.3845526731638</text:p>
          </table:table-cell>
          <table:table-cell office:value-type="float" office:value="41.5437253088133" table:style-name="ce1">
            <text:p>41.5437253088133</text:p>
          </table:table-cell>
          <table:table-cell office:value-type="float" office:value="41.4713989342727" table:style-name="ce1">
            <text:p>41.4713989342727</text:p>
          </table:table-cell>
          <table:table-cell office:value-type="float" office:value="41.1894345502556" table:style-name="ce1">
            <text:p>41.1894345502556</text:p>
          </table:table-cell>
          <table:table-cell office:value-type="float" office:value="40.9567372156085" table:style-name="ce1">
            <text:p>40.9567372156085</text:p>
          </table:table-cell>
          <table:table-cell office:value-type="float" office:value="40.7399551090914" table:style-name="ce1">
            <text:p>40.7399551090914</text:p>
          </table:table-cell>
          <table:table-cell office:value-type="float" office:value="40.6894816640539" table:style-name="ce1">
            <text:p>40.6894816640539</text:p>
          </table:table-cell>
          <table:table-cell office:value-type="float" office:value="40.5289949022943" table:style-name="ce1">
            <text:p>40.5289949022943</text:p>
          </table:table-cell>
          <table:table-cell office:value-type="float" office:value="40.3385932860142" table:style-name="ce1">
            <text:p>40.3385932860142</text:p>
          </table:table-cell>
          <table:table-cell office:value-type="float" office:value="40.5308175972304" table:style-name="ce1">
            <text:p>40.5308175972304</text:p>
          </table:table-cell>
          <table:table-cell office:value-type="float" office:value="40.4239247804199" table:style-name="ce1">
            <text:p>40.4239247804199</text:p>
          </table:table-cell>
          <table:table-cell office:value-type="float" office:value="40.3636940041541" table:style-name="ce1">
            <text:p>40.3636940041541</text:p>
          </table:table-cell>
          <table:table-cell office:value-type="float" office:value="40.6110194451183" table:style-name="ce1">
            <text:p>40.6110194451183</text:p>
          </table:table-cell>
          <table:table-cell office:value-type="float" office:value="40.8735065721576" table:style-name="ce1">
            <text:p>40.8735065721576</text:p>
          </table:table-cell>
          <table:table-cell office:value-type="float" office:value="40.7889670327692" table:style-name="ce1">
            <text:p>40.7889670327692</text:p>
          </table:table-cell>
          <table:table-cell office:value-type="float" office:value="40.6702165274133" table:style-name="ce1">
            <text:p>40.6702165274133</text:p>
          </table:table-cell>
          <table:table-cell office:value-type="float" office:value="40.6914089631177" table:style-name="ce1">
            <text:p>40.6914089631177</text:p>
          </table:table-cell>
          <table:table-cell office:value-type="float" office:value="40.8822943789529" table:style-name="ce1">
            <text:p>40.8822943789529</text:p>
          </table:table-cell>
          <table:table-cell office:value-type="float" office:value="40.9426952556982" table:style-name="ce1">
            <text:p>40.9426952556982</text:p>
          </table:table-cell>
          <table:table-cell office:value-type="float" office:value="40.7425031883524" table:style-name="ce1">
            <text:p>40.7425031883524</text:p>
          </table:table-cell>
          <table:table-cell office:value-type="float" office:value="40.7568300510705" table:style-name="ce1">
            <text:p>40.7568300510705</text:p>
          </table:table-cell>
          <table:table-cell office:value-type="float" office:value="41.1916757827899" table:style-name="ce1">
            <text:p>41.1916757827899</text:p>
          </table:table-cell>
          <table:table-cell office:value-type="float" office:value="40.7471691960148" table:style-name="ce1">
            <text:p>40.7471691960148</text:p>
          </table:table-cell>
          <table:table-cell office:value-type="float" office:value="40.716508519584" table:style-name="ce1">
            <text:p>40.716508519584</text:p>
          </table:table-cell>
          <table:table-cell office:value-type="float" office:value="40.2973342496427" table:style-name="ce1">
            <text:p>40.2973342496427</text:p>
          </table:table-cell>
          <table:table-cell office:value-type="float" office:value="40.3623325832798" table:style-name="ce1">
            <text:p>40.3623325832798</text:p>
          </table:table-cell>
          <table:table-cell office:value-type="float" office:value="40.0868862291656" table:style-name="ce1">
            <text:p>40.0868862291656</text:p>
          </table:table-cell>
          <table:table-cell office:value-type="float" office:value="40.0237413970813" table:style-name="ce1">
            <text:p>40.0237413970813</text:p>
          </table:table-cell>
          <table:table-cell office:value-type="float" office:value="39.8511501958102" table:style-name="ce1">
            <text:p>39.8511501958102</text:p>
          </table:table-cell>
          <table:table-cell office:value-type="float" office:value="39.7826098768853" table:style-name="ce1">
            <text:p>39.7826098768853</text:p>
          </table:table-cell>
          <table:table-cell office:value-type="float" office:value="39.1999164132502" table:style-name="ce1">
            <text:p>39.1999164132502</text:p>
          </table:table-cell>
          <table:table-cell office:value-type="float" office:value="39.182797776146" table:style-name="ce1">
            <text:p>39.182797776146</text:p>
          </table:table-cell>
          <table:table-cell office:value-type="float" office:value="39.4554424791274" table:style-name="ce1">
            <text:p>39.4554424791274</text:p>
          </table:table-cell>
          <table:table-cell office:value-type="float" office:value="39.0536661136022" table:style-name="ce1">
            <text:p>39.0536661136022</text:p>
          </table:table-cell>
          <table:table-cell office:value-type="float" office:value="39.0625466282748" table:style-name="ce1">
            <text:p>39.0625466282748</text:p>
          </table:table-cell>
          <table:table-cell office:value-type="float" office:value="39.0567050939883" table:style-name="ce1">
            <text:p>39.0567050939883</text:p>
          </table:table-cell>
          <table:table-cell office:value-type="float" office:value="39.0399426008395" table:style-name="ce1">
            <text:p>39.0399426008395</text:p>
          </table:table-cell>
          <table:table-cell office:value-type="float" office:value="39.0151060183161" table:style-name="ce1">
            <text:p>39.0151060183161</text:p>
          </table:table-cell>
          <table:table-cell office:value-type="float" office:value="38.9843273112986" table:style-name="ce1">
            <text:p>38.9843273112986</text:p>
          </table:table-cell>
          <table:table-cell office:value-type="float" office:value="38.9492028382485" table:style-name="ce1">
            <text:p>38.9492028382485</text:p>
          </table:table-cell>
          <table:table-cell office:value-type="float" office:value="38.9109276833711" table:style-name="ce1">
            <text:p>38.9109276833711</text:p>
          </table:table-cell>
          <table:table-cell office:value-type="float" office:value="38.8703962997241" table:style-name="ce1">
            <text:p>38.8703962997241</text:p>
          </table:table-cell>
          <table:table-cell office:value-type="float" office:value="38.8282779121037" table:style-name="ce1">
            <text:p>38.8282779121037</text:p>
          </table:table-cell>
        </table:table-row>
        <table:table-row>
          <table:table-cell office:value-type="string" office:value="6" table:style-name="ce1">
            <text:p>6</text:p>
          </table:table-cell>
          <table:table-cell office:value-type="float" office:value="43.3152" table:style-name="ce1">
            <text:p>43.3152</text:p>
          </table:table-cell>
          <table:table-cell office:value-type="float" office:value="42.9739883324778" table:style-name="ce1">
            <text:p>42.9739883324778</text:p>
          </table:table-cell>
          <table:table-cell office:value-type="float" office:value="45.1846473128683" table:style-name="ce1">
            <text:p>45.1846473128683</text:p>
          </table:table-cell>
          <table:table-cell office:value-type="float" office:value="44.3482194724123" table:style-name="ce1">
            <text:p>44.3482194724123</text:p>
          </table:table-cell>
          <table:table-cell office:value-type="float" office:value="46.6929930949366" table:style-name="ce1">
            <text:p>46.6929930949366</text:p>
          </table:table-cell>
          <table:table-cell office:value-type="float" office:value="45.9875161817342" table:style-name="ce1">
            <text:p>45.9875161817342</text:p>
          </table:table-cell>
          <table:table-cell office:value-type="float" office:value="47.1517931368379" table:style-name="ce1">
            <text:p>47.1517931368379</text:p>
          </table:table-cell>
          <table:table-cell office:value-type="float" office:value="46.2095790414996" table:style-name="ce1">
            <text:p>46.2095790414996</text:p>
          </table:table-cell>
          <table:table-cell office:value-type="float" office:value="47.6094663254346" table:style-name="ce1">
            <text:p>47.6094663254346</text:p>
          </table:table-cell>
          <table:table-cell office:value-type="float" office:value="46.254792447486" table:style-name="ce1">
            <text:p>46.254792447486</text:p>
          </table:table-cell>
          <table:table-cell office:value-type="float" office:value="47.8553724910612" table:style-name="ce1">
            <text:p>47.8553724910612</text:p>
          </table:table-cell>
          <table:table-cell office:value-type="float" office:value="46.436365486067" table:style-name="ce1">
            <text:p>46.436365486067</text:p>
          </table:table-cell>
          <table:table-cell office:value-type="float" office:value="48.0953953282012" table:style-name="ce1">
            <text:p>48.0953953282012</text:p>
          </table:table-cell>
          <table:table-cell office:value-type="float" office:value="46.485957697476" table:style-name="ce1">
            <text:p>46.485957697476</text:p>
          </table:table-cell>
          <table:table-cell office:value-type="float" office:value="48.1838478277541" table:style-name="ce1">
            <text:p>48.1838478277541</text:p>
          </table:table-cell>
          <table:table-cell office:value-type="float" office:value="46.6188818289409" table:style-name="ce1">
            <text:p>46.6188818289409</text:p>
          </table:table-cell>
          <table:table-cell office:value-type="float" office:value="48.3431733737246" table:style-name="ce1">
            <text:p>48.3431733737246</text:p>
          </table:table-cell>
          <table:table-cell office:value-type="float" office:value="46.7114473718749" table:style-name="ce1">
            <text:p>46.7114473718749</text:p>
          </table:table-cell>
          <table:table-cell office:value-type="float" office:value="48.2473335032531" table:style-name="ce1">
            <text:p>48.2473335032531</text:p>
          </table:table-cell>
          <table:table-cell office:value-type="float" office:value="46.3506539949191" table:style-name="ce1">
            <text:p>46.3506539949191</text:p>
          </table:table-cell>
          <table:table-cell office:value-type="float" office:value="47.7259372588197" table:style-name="ce1">
            <text:p>47.7259372588197</text:p>
          </table:table-cell>
          <table:table-cell office:value-type="float" office:value="46.4539337869742" table:style-name="ce1">
            <text:p>46.4539337869742</text:p>
          </table:table-cell>
          <table:table-cell office:value-type="float" office:value="48.1653899489382" table:style-name="ce1">
            <text:p>48.1653899489382</text:p>
          </table:table-cell>
          <table:table-cell office:value-type="float" office:value="46.5705897144699" table:style-name="ce1">
            <text:p>46.5705897144699</text:p>
          </table:table-cell>
          <table:table-cell office:value-type="float" office:value="48.0275118332358" table:style-name="ce1">
            <text:p>48.0275118332358</text:p>
          </table:table-cell>
          <table:table-cell office:value-type="float" office:value="46.3009999133838" table:style-name="ce1">
            <text:p>46.3009999133838</text:p>
          </table:table-cell>
          <table:table-cell office:value-type="float" office:value="47.8820104954273" table:style-name="ce1">
            <text:p>47.8820104954273</text:p>
          </table:table-cell>
          <table:table-cell office:value-type="float" office:value="46.2501479964027" table:style-name="ce1">
            <text:p>46.2501479964027</text:p>
          </table:table-cell>
          <table:table-cell office:value-type="float" office:value="47.7652595531996" table:style-name="ce1">
            <text:p>47.7652595531996</text:p>
          </table:table-cell>
          <table:table-cell office:value-type="float" office:value="46.006993880995" table:style-name="ce1">
            <text:p>46.006993880995</text:p>
          </table:table-cell>
          <table:table-cell office:value-type="float" office:value="47.7442342612574" table:style-name="ce1">
            <text:p>47.7442342612574</text:p>
          </table:table-cell>
          <table:table-cell office:value-type="float" office:value="46.1611526956143" table:style-name="ce1">
            <text:p>46.1611526956143</text:p>
          </table:table-cell>
          <table:table-cell office:value-type="float" office:value="48.263961991011" table:style-name="ce1">
            <text:p>48.263961991011</text:p>
          </table:table-cell>
          <table:table-cell office:value-type="float" office:value="46.2874966279753" table:style-name="ce1">
            <text:p>46.2874966279753</text:p>
          </table:table-cell>
          <table:table-cell office:value-type="float" office:value="47.9634073713337" table:style-name="ce1">
            <text:p>47.9634073713337</text:p>
          </table:table-cell>
          <table:table-cell office:value-type="float" office:value="46.0602335174963" table:style-name="ce1">
            <text:p>46.0602335174963</text:p>
          </table:table-cell>
          <table:table-cell office:value-type="float" office:value="47.4429741888984" table:style-name="ce1">
            <text:p>47.4429741888984</text:p>
          </table:table-cell>
          <table:table-cell office:value-type="float" office:value="45.6688726517338" table:style-name="ce1">
            <text:p>45.6688726517338</text:p>
          </table:table-cell>
          <table:table-cell office:value-type="float" office:value="47.3373303534772" table:style-name="ce1">
            <text:p>47.3373303534772</text:p>
          </table:table-cell>
          <table:table-cell office:value-type="float" office:value="45.7135517619376" table:style-name="ce1">
            <text:p>45.7135517619376</text:p>
          </table:table-cell>
          <table:table-cell office:value-type="float" office:value="47.4221124100535" table:style-name="ce1">
            <text:p>47.4221124100535</text:p>
          </table:table-cell>
          <table:table-cell office:value-type="float" office:value="45.8133224353305" table:style-name="ce1">
            <text:p>45.8133224353305</text:p>
          </table:table-cell>
          <table:table-cell office:value-type="float" office:value="47.0286492337643" table:style-name="ce1">
            <text:p>47.0286492337643</text:p>
          </table:table-cell>
          <table:table-cell office:value-type="float" office:value="45.4816667921542" table:style-name="ce1">
            <text:p>45.4816667921542</text:p>
          </table:table-cell>
          <table:table-cell office:value-type="float" office:value="47.008964618571" table:style-name="ce1">
            <text:p>47.008964618571</text:p>
          </table:table-cell>
          <table:table-cell office:value-type="float" office:value="46.9242558605133" table:style-name="ce1">
            <text:p>46.9242558605133</text:p>
          </table:table-cell>
          <table:table-cell office:value-type="float" office:value="46.8623013809075" table:style-name="ce1">
            <text:p>46.8623013809075</text:p>
          </table:table-cell>
          <table:table-cell office:value-type="float" office:value="46.8172822578634" table:style-name="ce1">
            <text:p>46.8172822578634</text:p>
          </table:table-cell>
          <table:table-cell office:value-type="float" office:value="46.7848651295451" table:style-name="ce1">
            <text:p>46.7848651295451</text:p>
          </table:table-cell>
          <table:table-cell office:value-type="float" office:value="46.761822955901" table:style-name="ce1">
            <text:p>46.761822955901</text:p>
          </table:table-cell>
          <table:table-cell office:value-type="float" office:value="46.7457525932848" table:style-name="ce1">
            <text:p>46.7457525932848</text:p>
          </table:table-cell>
          <table:table-cell office:value-type="float" office:value="46.7348644673351" table:style-name="ce1">
            <text:p>46.7348644673351</text:p>
          </table:table-cell>
          <table:table-cell office:value-type="float" office:value="46.7278259386901" table:style-name="ce1">
            <text:p>46.7278259386901</text:p>
          </table:table-cell>
          <table:table-cell office:value-type="float" office:value="46.723644654698" table:style-name="ce1">
            <text:p>46.723644654698</text:p>
          </table:table-cell>
        </table:table-row>
        <table:table-row>
          <table:table-cell office:value-type="string" office:value="7" table:style-name="ce1">
            <text:p>7</text:p>
          </table:table-cell>
          <table:table-cell office:value-type="float" office:value="43.3152" table:style-name="ce1">
            <text:p>43.3152</text:p>
          </table:table-cell>
          <table:table-cell office:value-type="float" office:value="43.1998175976532" table:style-name="ce1">
            <text:p>43.1998175976532</text:p>
          </table:table-cell>
          <table:table-cell office:value-type="float" office:value="45.4070551710664" table:style-name="ce1">
            <text:p>45.4070551710664</text:p>
          </table:table-cell>
          <table:table-cell office:value-type="float" office:value="44.7173369978339" table:style-name="ce1">
            <text:p>44.7173369978339</text:p>
          </table:table-cell>
          <table:table-cell office:value-type="float" office:value="47.2096058771684" table:style-name="ce1">
            <text:p>47.2096058771684</text:p>
          </table:table-cell>
          <table:table-cell office:value-type="float" office:value="46.458781890759" table:style-name="ce1">
            <text:p>46.458781890759</text:p>
          </table:table-cell>
          <table:table-cell office:value-type="float" office:value="47.752592851873" table:style-name="ce1">
            <text:p>47.752592851873</text:p>
          </table:table-cell>
          <table:table-cell office:value-type="float" office:value="47.2263840316993" table:style-name="ce1">
            <text:p>47.2263840316993</text:p>
          </table:table-cell>
          <table:table-cell office:value-type="float" office:value="48.7901781827147" table:style-name="ce1">
            <text:p>48.7901781827147</text:p>
          </table:table-cell>
          <table:table-cell office:value-type="float" office:value="47.4308113226529" table:style-name="ce1">
            <text:p>47.4308113226529</text:p>
          </table:table-cell>
          <table:table-cell office:value-type="float" office:value="49.0794616477138" table:style-name="ce1">
            <text:p>49.0794616477138</text:p>
          </table:table-cell>
          <table:table-cell office:value-type="float" office:value="47.5554546916298" table:style-name="ce1">
            <text:p>47.5554546916298</text:p>
          </table:table-cell>
          <table:table-cell office:value-type="float" office:value="49.5307641252052" table:style-name="ce1">
            <text:p>49.5307641252052</text:p>
          </table:table-cell>
          <table:table-cell office:value-type="float" office:value="48.161258307478" table:style-name="ce1">
            <text:p>48.161258307478</text:p>
          </table:table-cell>
          <table:table-cell office:value-type="float" office:value="49.8139511062234" table:style-name="ce1">
            <text:p>49.8139511062234</text:p>
          </table:table-cell>
          <table:table-cell office:value-type="float" office:value="48.3733535673211" table:style-name="ce1">
            <text:p>48.3733535673211</text:p>
          </table:table-cell>
          <table:table-cell office:value-type="float" office:value="50.0413343568631" table:style-name="ce1">
            <text:p>50.0413343568631</text:p>
          </table:table-cell>
          <table:table-cell office:value-type="float" office:value="48.6677639466138" table:style-name="ce1">
            <text:p>48.6677639466138</text:p>
          </table:table-cell>
          <table:table-cell office:value-type="float" office:value="50.2639600815217" table:style-name="ce1">
            <text:p>50.2639600815217</text:p>
          </table:table-cell>
          <table:table-cell office:value-type="float" office:value="48.6306248779408" table:style-name="ce1">
            <text:p>48.6306248779408</text:p>
          </table:table-cell>
          <table:table-cell office:value-type="float" office:value="50.452771045373" table:style-name="ce1">
            <text:p>50.452771045373</text:p>
          </table:table-cell>
          <table:table-cell office:value-type="float" office:value="49.269161022817" table:style-name="ce1">
            <text:p>49.269161022817</text:p>
          </table:table-cell>
          <table:table-cell office:value-type="float" office:value="51.2915782189445" table:style-name="ce1">
            <text:p>51.2915782189445</text:p>
          </table:table-cell>
          <table:table-cell office:value-type="float" office:value="50.127900956735" table:style-name="ce1">
            <text:p>50.127900956735</text:p>
          </table:table-cell>
          <table:table-cell office:value-type="float" office:value="51.8703315488003" table:style-name="ce1">
            <text:p>51.8703315488003</text:p>
          </table:table-cell>
          <table:table-cell office:value-type="float" office:value="50.3076345439774" table:style-name="ce1">
            <text:p>50.3076345439774</text:p>
          </table:table-cell>
          <table:table-cell office:value-type="float" office:value="52.1795476598285" table:style-name="ce1">
            <text:p>52.1795476598285</text:p>
          </table:table-cell>
          <table:table-cell office:value-type="float" office:value="50.7083244692267" table:style-name="ce1">
            <text:p>50.7083244692267</text:p>
          </table:table-cell>
          <table:table-cell office:value-type="float" office:value="52.5916258361689" table:style-name="ce1">
            <text:p>52.5916258361689</text:p>
          </table:table-cell>
          <table:table-cell office:value-type="float" office:value="51.029756615426" table:style-name="ce1">
            <text:p>51.029756615426</text:p>
          </table:table-cell>
          <table:table-cell office:value-type="float" office:value="52.8985647437967" table:style-name="ce1">
            <text:p>52.8985647437967</text:p>
          </table:table-cell>
          <table:table-cell office:value-type="float" office:value="51.3268269232949" table:style-name="ce1">
            <text:p>51.3268269232949</text:p>
          </table:table-cell>
          <table:table-cell office:value-type="float" office:value="53.6417862610207" table:style-name="ce1">
            <text:p>53.6417862610207</text:p>
          </table:table-cell>
          <table:table-cell office:value-type="float" office:value="51.633914726919" table:style-name="ce1">
            <text:p>51.633914726919</text:p>
          </table:table-cell>
          <table:table-cell office:value-type="float" office:value="53.3647264939102" table:style-name="ce1">
            <text:p>53.3647264939102</text:p>
          </table:table-cell>
          <table:table-cell office:value-type="float" office:value="51.4366360276322" table:style-name="ce1">
            <text:p>51.4366360276322</text:p>
          </table:table-cell>
          <table:table-cell office:value-type="float" office:value="52.8751490047173" table:style-name="ce1">
            <text:p>52.8751490047173</text:p>
          </table:table-cell>
          <table:table-cell office:value-type="float" office:value="51.0051191543723" table:style-name="ce1">
            <text:p>51.0051191543723</text:p>
          </table:table-cell>
          <table:table-cell office:value-type="float" office:value="52.7884929252861" table:style-name="ce1">
            <text:p>52.7884929252861</text:p>
          </table:table-cell>
          <table:table-cell office:value-type="float" office:value="51.1470561845486" table:style-name="ce1">
            <text:p>51.1470561845486</text:p>
          </table:table-cell>
          <table:table-cell office:value-type="float" office:value="52.9497086343864" table:style-name="ce1">
            <text:p>52.9497086343864</text:p>
          </table:table-cell>
          <table:table-cell office:value-type="float" office:value="51.0845031725767" table:style-name="ce1">
            <text:p>51.0845031725767</text:p>
          </table:table-cell>
          <table:table-cell office:value-type="float" office:value="52.5497460784333" table:style-name="ce1">
            <text:p>52.5497460784333</text:p>
          </table:table-cell>
          <table:table-cell office:value-type="float" office:value="51.6555296626939" table:style-name="ce1">
            <text:p>51.6555296626939</text:p>
          </table:table-cell>
          <table:table-cell office:value-type="float" office:value="53.0849918372064" table:style-name="ce1">
            <text:p>53.0849918372064</text:p>
          </table:table-cell>
          <table:table-cell office:value-type="float" office:value="53.0624593087693" table:style-name="ce1">
            <text:p>53.0624593087693</text:p>
          </table:table-cell>
          <table:table-cell office:value-type="float" office:value="53.0602843983963" table:style-name="ce1">
            <text:p>53.0602843983963</text:p>
          </table:table-cell>
          <table:table-cell office:value-type="float" office:value="53.0738572692048" table:style-name="ce1">
            <text:p>53.0738572692048</text:p>
          </table:table-cell>
          <table:table-cell office:value-type="float" office:value="53.0995810763341" table:style-name="ce1">
            <text:p>53.0995810763341</text:p>
          </table:table-cell>
          <table:table-cell office:value-type="float" office:value="53.1346496421713" table:style-name="ce1">
            <text:p>53.1346496421713</text:p>
          </table:table-cell>
          <table:table-cell office:value-type="float" office:value="53.1768739234043" table:style-name="ce1">
            <text:p>53.1768739234043</text:p>
          </table:table-cell>
          <table:table-cell office:value-type="float" office:value="53.2553925900008" table:style-name="ce1">
            <text:p>53.2553925900008</text:p>
          </table:table-cell>
          <table:table-cell office:value-type="float" office:value="53.3381069646963" table:style-name="ce1">
            <text:p>53.3381069646963</text:p>
          </table:table-cell>
          <table:table-cell office:value-type="float" office:value="53.4235486108733" table:style-name="ce1">
            <text:p>53.4235486108733</text:p>
          </table:table-cell>
        </table:table-row>
        <table:table-row>
          <table:table-cell office:value-type="string" office:value="8" table:style-name="ce1">
            <text:p>8</text:p>
          </table:table-cell>
          <table:table-cell office:value-type="float" office:value="43.3152" table:style-name="ce1">
            <text:p>43.3152</text:p>
          </table:table-cell>
          <table:table-cell office:value-type="float" office:value="43.136343088687" table:style-name="ce1">
            <text:p>43.136343088687</text:p>
          </table:table-cell>
          <table:table-cell office:value-type="float" office:value="45.3521124035769" table:style-name="ce1">
            <text:p>45.3521124035769</text:p>
          </table:table-cell>
          <table:table-cell office:value-type="float" office:value="44.4418248342894" table:style-name="ce1">
            <text:p>44.4418248342894</text:p>
          </table:table-cell>
          <table:table-cell office:value-type="float" office:value="46.9049837389534" table:style-name="ce1">
            <text:p>46.9049837389534</text:p>
          </table:table-cell>
          <table:table-cell office:value-type="float" office:value="46.1714390659173" table:style-name="ce1">
            <text:p>46.1714390659173</text:p>
          </table:table-cell>
          <table:table-cell office:value-type="float" office:value="47.5482946038223" table:style-name="ce1">
            <text:p>47.5482946038223</text:p>
          </table:table-cell>
          <table:table-cell office:value-type="float" office:value="46.681855811025" table:style-name="ce1">
            <text:p>46.681855811025</text:p>
          </table:table-cell>
          <table:table-cell office:value-type="float" office:value="48.0684367448671" table:style-name="ce1">
            <text:p>48.0684367448671</text:p>
          </table:table-cell>
          <table:table-cell office:value-type="float" office:value="46.7123231161018" table:style-name="ce1">
            <text:p>46.7123231161018</text:p>
          </table:table-cell>
          <table:table-cell office:value-type="float" office:value="48.2667716895944" table:style-name="ce1">
            <text:p>48.2667716895944</text:p>
          </table:table-cell>
          <table:table-cell office:value-type="float" office:value="46.9006588256826" table:style-name="ce1">
            <text:p>46.9006588256826</text:p>
          </table:table-cell>
          <table:table-cell office:value-type="float" office:value="48.5369009530925" table:style-name="ce1">
            <text:p>48.5369009530925</text:p>
          </table:table-cell>
          <table:table-cell office:value-type="float" office:value="47.2909840285392" table:style-name="ce1">
            <text:p>47.2909840285392</text:p>
          </table:table-cell>
          <table:table-cell office:value-type="float" office:value="48.9527665405897" table:style-name="ce1">
            <text:p>48.9527665405897</text:p>
          </table:table-cell>
          <table:table-cell office:value-type="float" office:value="47.6049149584853" table:style-name="ce1">
            <text:p>47.6049149584853</text:p>
          </table:table-cell>
          <table:table-cell office:value-type="float" office:value="49.2620243153365" table:style-name="ce1">
            <text:p>49.2620243153365</text:p>
          </table:table-cell>
          <table:table-cell office:value-type="float" office:value="47.8589825513475" table:style-name="ce1">
            <text:p>47.8589825513475</text:p>
          </table:table-cell>
          <table:table-cell office:value-type="float" office:value="49.3933181039429" table:style-name="ce1">
            <text:p>49.3933181039429</text:p>
          </table:table-cell>
          <table:table-cell office:value-type="float" office:value="47.9354073101102" table:style-name="ce1">
            <text:p>47.9354073101102</text:p>
          </table:table-cell>
          <table:table-cell office:value-type="float" office:value="49.5127596914752" table:style-name="ce1">
            <text:p>49.5127596914752</text:p>
          </table:table-cell>
          <table:table-cell office:value-type="float" office:value="48.3048833807984" table:style-name="ce1">
            <text:p>48.3048833807984</text:p>
          </table:table-cell>
          <table:table-cell office:value-type="float" office:value="50.1125727971316" table:style-name="ce1">
            <text:p>50.1125727971316</text:p>
          </table:table-cell>
          <table:table-cell office:value-type="float" office:value="49.0788995021699" table:style-name="ce1">
            <text:p>49.0788995021699</text:p>
          </table:table-cell>
          <table:table-cell office:value-type="float" office:value="50.6596353461997" table:style-name="ce1">
            <text:p>50.6596353461997</text:p>
          </table:table-cell>
          <table:table-cell office:value-type="float" office:value="49.1277781916168" table:style-name="ce1">
            <text:p>49.1277781916168</text:p>
          </table:table-cell>
          <table:table-cell office:value-type="float" office:value="50.792128298063" table:style-name="ce1">
            <text:p>50.792128298063</text:p>
          </table:table-cell>
          <table:table-cell office:value-type="float" office:value="49.4590655524952" table:style-name="ce1">
            <text:p>49.4590655524952</text:p>
          </table:table-cell>
          <table:table-cell office:value-type="float" office:value="51.0814442748225" table:style-name="ce1">
            <text:p>51.0814442748225</text:p>
          </table:table-cell>
          <table:table-cell office:value-type="float" office:value="49.6697805790077" table:style-name="ce1">
            <text:p>49.6697805790077</text:p>
          </table:table-cell>
          <table:table-cell office:value-type="float" office:value="51.3517727825054" table:style-name="ce1">
            <text:p>51.3517727825054</text:p>
          </table:table-cell>
          <table:table-cell office:value-type="float" office:value="49.9162249638539" table:style-name="ce1">
            <text:p>49.9162249638539</text:p>
          </table:table-cell>
          <table:table-cell office:value-type="float" office:value="52.1363613226754" table:style-name="ce1">
            <text:p>52.1363613226754</text:p>
          </table:table-cell>
          <table:table-cell office:value-type="float" office:value="50.3192256073324" table:style-name="ce1">
            <text:p>50.3192256073324</text:p>
          </table:table-cell>
          <table:table-cell office:value-type="float" office:value="51.9943548073143" table:style-name="ce1">
            <text:p>51.9943548073143</text:p>
          </table:table-cell>
          <table:table-cell office:value-type="float" office:value="50.0173417360393" table:style-name="ce1">
            <text:p>50.0173417360393</text:p>
          </table:table-cell>
          <table:table-cell office:value-type="float" office:value="51.299026177123" table:style-name="ce1">
            <text:p>51.299026177123</text:p>
          </table:table-cell>
          <table:table-cell office:value-type="float" office:value="49.4413830698813" table:style-name="ce1">
            <text:p>49.4413830698813</text:p>
          </table:table-cell>
          <table:table-cell office:value-type="float" office:value="51.1317121483002" table:style-name="ce1">
            <text:p>51.1317121483002</text:p>
          </table:table-cell>
          <table:table-cell office:value-type="float" office:value="49.3375162554344" table:style-name="ce1">
            <text:p>49.3375162554344</text:p>
          </table:table-cell>
          <table:table-cell office:value-type="float" office:value="50.9985286468012" table:style-name="ce1">
            <text:p>50.9985286468012</text:p>
          </table:table-cell>
          <table:table-cell office:value-type="float" office:value="49.2339529646159" table:style-name="ce1">
            <text:p>49.2339529646159</text:p>
          </table:table-cell>
          <table:table-cell office:value-type="float" office:value="50.5091773635267" table:style-name="ce1">
            <text:p>50.5091773635267</text:p>
          </table:table-cell>
          <table:table-cell office:value-type="float" office:value="49.2997358114351" table:style-name="ce1">
            <text:p>49.2997358114351</text:p>
          </table:table-cell>
          <table:table-cell office:value-type="float" office:value="50.7157488287372" table:style-name="ce1">
            <text:p>50.7157488287372</text:p>
          </table:table-cell>
          <table:table-cell office:value-type="float" office:value="50.7149568013458" table:style-name="ce1">
            <text:p>50.7149568013458</text:p>
          </table:table-cell>
          <table:table-cell office:value-type="float" office:value="50.7303530132908" table:style-name="ce1">
            <text:p>50.7303530132908</text:p>
          </table:table-cell>
          <table:table-cell office:value-type="float" office:value="50.7576949564867" table:style-name="ce1">
            <text:p>50.7576949564867</text:p>
          </table:table-cell>
          <table:table-cell office:value-type="float" office:value="50.7938159216366" table:style-name="ce1">
            <text:p>50.7938159216366</text:p>
          </table:table-cell>
          <table:table-cell office:value-type="float" office:value="50.8395369529169" table:style-name="ce1">
            <text:p>50.8395369529169</text:p>
          </table:table-cell>
          <table:table-cell office:value-type="float" office:value="50.8977500089426" table:style-name="ce1">
            <text:p>50.8977500089426</text:p>
          </table:table-cell>
          <table:table-cell office:value-type="float" office:value="50.9579498999267" table:style-name="ce1">
            <text:p>50.9579498999267</text:p>
          </table:table-cell>
          <table:table-cell office:value-type="float" office:value="51.0194709978658" table:style-name="ce1">
            <text:p>51.0194709978658</text:p>
          </table:table-cell>
          <table:table-cell office:value-type="float" office:value="51.0818222234334" table:style-name="ce1">
            <text:p>51.0818222234334</text:p>
          </table:table-cell>
        </table:table-row>
        <table:table-row>
          <table:table-cell office:value-type="string" office:value="9" table:style-name="ce1">
            <text:p>9</text:p>
          </table:table-cell>
          <table:table-cell office:value-type="float" office:value="43.3152" table:style-name="ce1">
            <text:p>43.3152</text:p>
          </table:table-cell>
          <table:table-cell office:value-type="float" office:value="43.0355764214285" table:style-name="ce1">
            <text:p>43.0355764214285</text:p>
          </table:table-cell>
          <table:table-cell office:value-type="float" office:value="46.2049960065292" table:style-name="ce1">
            <text:p>46.2049960065292</text:p>
          </table:table-cell>
          <table:table-cell office:value-type="float" office:value="45.7104187437666" table:style-name="ce1">
            <text:p>45.7104187437666</text:p>
          </table:table-cell>
          <table:table-cell office:value-type="float" office:value="49.0511776640473" table:style-name="ce1">
            <text:p>49.0511776640473</text:p>
          </table:table-cell>
          <table:table-cell office:value-type="float" office:value="48.9764829245262" table:style-name="ce1">
            <text:p>48.9764829245262</text:p>
          </table:table-cell>
          <table:table-cell office:value-type="float" office:value="51.6999180465242" table:style-name="ce1">
            <text:p>51.6999180465242</text:p>
          </table:table-cell>
          <table:table-cell office:value-type="float" office:value="51.2947416441309" table:style-name="ce1">
            <text:p>51.2947416441309</text:p>
          </table:table-cell>
          <table:table-cell office:value-type="float" office:value="54.0294336547861" table:style-name="ce1">
            <text:p>54.0294336547861</text:p>
          </table:table-cell>
          <table:table-cell office:value-type="float" office:value="53.2512215873212" table:style-name="ce1">
            <text:p>53.2512215873212</text:p>
          </table:table-cell>
          <table:table-cell office:value-type="float" office:value="56.1673770501462" table:style-name="ce1">
            <text:p>56.1673770501462</text:p>
          </table:table-cell>
          <table:table-cell office:value-type="float" office:value="55.5159581566443" table:style-name="ce1">
            <text:p>55.5159581566443</text:p>
          </table:table-cell>
          <table:table-cell office:value-type="float" office:value="58.5195942390738" table:style-name="ce1">
            <text:p>58.5195942390738</text:p>
          </table:table-cell>
          <table:table-cell office:value-type="float" office:value="57.8073674379597" table:style-name="ce1">
            <text:p>57.8073674379597</text:p>
          </table:table-cell>
          <table:table-cell office:value-type="float" office:value="60.8320661763562" table:style-name="ce1">
            <text:p>60.8320661763562</text:p>
          </table:table-cell>
          <table:table-cell office:value-type="float" office:value="60.0763668211403" table:style-name="ce1">
            <text:p>60.0763668211403</text:p>
          </table:table-cell>
          <table:table-cell office:value-type="float" office:value="63.1308839868815" table:style-name="ce1">
            <text:p>63.1308839868815</text:p>
          </table:table-cell>
          <table:table-cell office:value-type="float" office:value="62.4194232437925" table:style-name="ce1">
            <text:p>62.4194232437925</text:p>
          </table:table-cell>
          <table:table-cell office:value-type="float" office:value="65.3999194824804" table:style-name="ce1">
            <text:p>65.3999194824804</text:p>
          </table:table-cell>
          <table:table-cell office:value-type="float" office:value="64.3766658429597" table:style-name="ce1">
            <text:p>64.3766658429597</text:p>
          </table:table-cell>
          <table:table-cell office:value-type="float" office:value="67.393504872165" table:style-name="ce1">
            <text:p>67.393504872165</text:p>
          </table:table-cell>
          <table:table-cell office:value-type="float" office:value="66.770719044879" table:style-name="ce1">
            <text:p>66.770719044879</text:p>
          </table:table-cell>
          <table:table-cell office:value-type="float" office:value="69.7985631756799" table:style-name="ce1">
            <text:p>69.7985631756799</text:p>
          </table:table-cell>
          <table:table-cell office:value-type="float" office:value="69.137612579527" table:style-name="ce1">
            <text:p>69.137612579527</text:p>
          </table:table-cell>
          <table:table-cell office:value-type="float" office:value="72.2813645368997" table:style-name="ce1">
            <text:p>72.2813645368997</text:p>
          </table:table-cell>
          <table:table-cell office:value-type="float" office:value="71.3855272934995" table:style-name="ce1">
            <text:p>71.3855272934995</text:p>
          </table:table-cell>
          <table:table-cell office:value-type="float" office:value="74.2622100535854" table:style-name="ce1">
            <text:p>74.2622100535854</text:p>
          </table:table-cell>
          <table:table-cell office:value-type="float" office:value="73.4773839404347" table:style-name="ce1">
            <text:p>73.4773839404347</text:p>
          </table:table-cell>
          <table:table-cell office:value-type="float" office:value="76.415098693009" table:style-name="ce1">
            <text:p>76.415098693009</text:p>
          </table:table-cell>
          <table:table-cell office:value-type="float" office:value="75.4922899295997" table:style-name="ce1">
            <text:p>75.4922899295997</text:p>
          </table:table-cell>
          <table:table-cell office:value-type="float" office:value="78.4806385665023" table:style-name="ce1">
            <text:p>78.4806385665023</text:p>
          </table:table-cell>
          <table:table-cell office:value-type="float" office:value="77.6297999036958" table:style-name="ce1">
            <text:p>77.6297999036958</text:p>
          </table:table-cell>
          <table:table-cell office:value-type="float" office:value="80.7800332661989" table:style-name="ce1">
            <text:p>80.7800332661989</text:p>
          </table:table-cell>
          <table:table-cell office:value-type="float" office:value="79.6188347817106" table:style-name="ce1">
            <text:p>79.6188347817106</text:p>
          </table:table-cell>
          <table:table-cell office:value-type="float" office:value="82.5796568482185" table:style-name="ce1">
            <text:p>82.5796568482185</text:p>
          </table:table-cell>
          <table:table-cell office:value-type="float" office:value="81.4774818211789" table:style-name="ce1">
            <text:p>81.4774818211789</text:p>
          </table:table-cell>
          <table:table-cell office:value-type="float" office:value="84.2344048562801" table:style-name="ce1">
            <text:p>84.2344048562801</text:p>
          </table:table-cell>
          <table:table-cell office:value-type="float" office:value="83.2515009915827" table:style-name="ce1">
            <text:p>83.2515009915827</text:p>
          </table:table-cell>
          <table:table-cell office:value-type="float" office:value="86.0572192596348" table:style-name="ce1">
            <text:p>86.0572192596348</text:p>
          </table:table-cell>
          <table:table-cell office:value-type="float" office:value="85.0692105638863" table:style-name="ce1">
            <text:p>85.0692105638863</text:p>
          </table:table-cell>
          <table:table-cell office:value-type="float" office:value="88.0132210008849" table:style-name="ce1">
            <text:p>88.0132210008849</text:p>
          </table:table-cell>
          <table:table-cell office:value-type="float" office:value="86.877098066668" table:style-name="ce1">
            <text:p>86.877098066668</text:p>
          </table:table-cell>
          <table:table-cell office:value-type="float" office:value="89.477570314758" table:style-name="ce1">
            <text:p>89.477570314758</text:p>
          </table:table-cell>
          <table:table-cell office:value-type="float" office:value="88.8768478848887" table:style-name="ce1">
            <text:p>88.8768478848887</text:p>
          </table:table-cell>
          <table:table-cell office:value-type="float" office:value="91.58226622623" table:style-name="ce1">
            <text:p>91.58226622623</text:p>
          </table:table-cell>
          <table:table-cell office:value-type="float" office:value="92.5333273290174" table:style-name="ce1">
            <text:p>92.5333273290174</text:p>
          </table:table-cell>
          <table:table-cell office:value-type="float" office:value="93.4859284528101" table:style-name="ce1">
            <text:p>93.4859284528101</text:p>
          </table:table-cell>
          <table:table-cell office:value-type="float" office:value="94.4385758833027" table:style-name="ce1">
            <text:p>94.4385758833027</text:p>
          </table:table-cell>
          <table:table-cell office:value-type="float" office:value="95.3901570945825" table:style-name="ce1">
            <text:p>95.3901570945825</text:p>
          </table:table-cell>
          <table:table-cell office:value-type="float" office:value="96.3398447435447" table:style-name="ce1">
            <text:p>96.3398447435447</text:p>
          </table:table-cell>
          <table:table-cell office:value-type="float" office:value="97.2870248383848" table:style-name="ce1">
            <text:p>97.2870248383848</text:p>
          </table:table-cell>
          <table:table-cell office:value-type="float" office:value="98.2312429941932" table:style-name="ce1">
            <text:p>98.2312429941932</text:p>
          </table:table-cell>
          <table:table-cell office:value-type="float" office:value="99.1721642213647" table:style-name="ce1">
            <text:p>99.1721642213647</text:p>
          </table:table-cell>
          <table:table-cell office:value-type="float" office:value="100.109542839293" table:style-name="ce1">
            <text:p>100.109542839293</text:p>
          </table:table-cell>
        </table:table-row>
        <table:table-row>
          <table:table-cell office:value-type="string" office:value="10" table:style-name="ce1">
            <text:p>10</text:p>
          </table:table-cell>
          <table:table-cell office:value-type="float" office:value="43.3152" table:style-name="ce1">
            <text:p>43.3152</text:p>
          </table:table-cell>
          <table:table-cell office:value-type="float" office:value="43.1087223275226" table:style-name="ce1">
            <text:p>43.1087223275226</text:p>
          </table:table-cell>
          <table:table-cell office:value-type="float" office:value="45.6750718959014" table:style-name="ce1">
            <text:p>45.6750718959014</text:p>
          </table:table-cell>
          <table:table-cell office:value-type="float" office:value="44.821593825871" table:style-name="ce1">
            <text:p>44.821593825871</text:p>
          </table:table-cell>
          <table:table-cell office:value-type="float" office:value="47.6831861378818" table:style-name="ce1">
            <text:p>47.6831861378818</text:p>
          </table:table-cell>
          <table:table-cell office:value-type="float" office:value="47.0808510739639" table:style-name="ce1">
            <text:p>47.0808510739639</text:p>
          </table:table-cell>
          <table:table-cell office:value-type="float" office:value="48.9131267816914" table:style-name="ce1">
            <text:p>48.9131267816914</text:p>
          </table:table-cell>
          <table:table-cell office:value-type="float" office:value="48.1647852437902" table:style-name="ce1">
            <text:p>48.1647852437902</text:p>
          </table:table-cell>
          <table:table-cell office:value-type="float" office:value="50.0099445157713" table:style-name="ce1">
            <text:p>50.0099445157713</text:p>
          </table:table-cell>
          <table:table-cell office:value-type="float" office:value="48.7921259948419" table:style-name="ce1">
            <text:p>48.7921259948419</text:p>
          </table:table-cell>
          <table:table-cell office:value-type="float" office:value="50.8299744743741" table:style-name="ce1">
            <text:p>50.8299744743741</text:p>
          </table:table-cell>
          <table:table-cell office:value-type="float" office:value="49.719604900075" table:style-name="ce1">
            <text:p>49.719604900075</text:p>
          </table:table-cell>
          <table:table-cell office:value-type="float" office:value="51.7464976201906" table:style-name="ce1">
            <text:p>51.7464976201906</text:p>
          </table:table-cell>
          <table:table-cell office:value-type="float" office:value="50.4904781776782" table:style-name="ce1">
            <text:p>50.4904781776782</text:p>
          </table:table-cell>
          <table:table-cell office:value-type="float" office:value="52.6035674075334" table:style-name="ce1">
            <text:p>52.6035674075334</text:p>
          </table:table-cell>
          <table:table-cell office:value-type="float" office:value="51.3829676322819" table:style-name="ce1">
            <text:p>51.3829676322819</text:p>
          </table:table-cell>
          <table:table-cell office:value-type="float" office:value="53.6068148231106" table:style-name="ce1">
            <text:p>53.6068148231106</text:p>
          </table:table-cell>
          <table:table-cell office:value-type="float" office:value="52.2207416503447" table:style-name="ce1">
            <text:p>52.2207416503447</text:p>
          </table:table-cell>
          <table:table-cell office:value-type="float" office:value="54.3024899637716" table:style-name="ce1">
            <text:p>54.3024899637716</text:p>
          </table:table-cell>
          <table:table-cell office:value-type="float" office:value="52.6628216352951" table:style-name="ce1">
            <text:p>52.6628216352951</text:p>
          </table:table-cell>
          <table:table-cell office:value-type="float" office:value="54.7173854277701" table:style-name="ce1">
            <text:p>54.7173854277701</text:p>
          </table:table-cell>
          <table:table-cell office:value-type="float" office:value="53.6420091089286" table:style-name="ce1">
            <text:p>53.6420091089286</text:p>
          </table:table-cell>
          <table:table-cell office:value-type="float" office:value="55.8753622371664" table:style-name="ce1">
            <text:p>55.8753622371664</text:p>
          </table:table-cell>
          <table:table-cell office:value-type="float" office:value="54.6793597374039" table:style-name="ce1">
            <text:p>54.6793597374039</text:p>
          </table:table-cell>
          <table:table-cell office:value-type="float" office:value="56.7899893362207" table:style-name="ce1">
            <text:p>56.7899893362207</text:p>
          </table:table-cell>
          <table:table-cell office:value-type="float" office:value="55.3091334967202" table:style-name="ce1">
            <text:p>55.3091334967202</text:p>
          </table:table-cell>
          <table:table-cell office:value-type="float" office:value="57.4769115353236" table:style-name="ce1">
            <text:p>57.4769115353236</text:p>
          </table:table-cell>
          <table:table-cell office:value-type="float" office:value="56.2790919039834" table:style-name="ce1">
            <text:p>56.2790919039834</text:p>
          </table:table-cell>
          <table:table-cell office:value-type="float" office:value="58.3328795155011" table:style-name="ce1">
            <text:p>58.3328795155011</text:p>
          </table:table-cell>
          <table:table-cell office:value-type="float" office:value="56.8093644989784" table:style-name="ce1">
            <text:p>56.8093644989784</text:p>
          </table:table-cell>
          <table:table-cell office:value-type="float" office:value="58.9833674574792" table:style-name="ce1">
            <text:p>58.9833674574792</text:p>
          </table:table-cell>
          <table:table-cell office:value-type="float" office:value="57.6332732226483" table:style-name="ce1">
            <text:p>57.6332732226483</text:p>
          </table:table-cell>
          <table:table-cell office:value-type="float" office:value="60.2138740845905" table:style-name="ce1">
            <text:p>60.2138740845905</text:p>
          </table:table-cell>
          <table:table-cell office:value-type="float" office:value="58.5095159019425" table:style-name="ce1">
            <text:p>58.5095159019425</text:p>
          </table:table-cell>
          <table:table-cell office:value-type="float" office:value="60.6991227808363" table:style-name="ce1">
            <text:p>60.6991227808363</text:p>
          </table:table-cell>
          <table:table-cell office:value-type="float" office:value="59.1559386770667" table:style-name="ce1">
            <text:p>59.1559386770667</text:p>
          </table:table-cell>
          <table:table-cell office:value-type="float" office:value="61.0935536140003" table:style-name="ce1">
            <text:p>61.0935536140003</text:p>
          </table:table-cell>
          <table:table-cell office:value-type="float" office:value="59.5781144701388" table:style-name="ce1">
            <text:p>59.5781144701388</text:p>
          </table:table-cell>
          <table:table-cell office:value-type="float" office:value="61.6544520874708" table:style-name="ce1">
            <text:p>61.6544520874708</text:p>
          </table:table-cell>
          <table:table-cell office:value-type="float" office:value="60.2436042051459" table:style-name="ce1">
            <text:p>60.2436042051459</text:p>
          </table:table-cell>
          <table:table-cell office:value-type="float" office:value="62.2536965779661" table:style-name="ce1">
            <text:p>62.2536965779661</text:p>
          </table:table-cell>
          <table:table-cell office:value-type="float" office:value="60.5369547188252" table:style-name="ce1">
            <text:p>60.5369547188252</text:p>
          </table:table-cell>
          <table:table-cell office:value-type="float" office:value="62.2797970981745" table:style-name="ce1">
            <text:p>62.2797970981745</text:p>
          </table:table-cell>
          <table:table-cell office:value-type="float" office:value="61.4150314288132" table:style-name="ce1">
            <text:p>61.4150314288132</text:p>
          </table:table-cell>
          <table:table-cell office:value-type="float" office:value="63.1959293798868" table:style-name="ce1">
            <text:p>63.1959293798868</text:p>
          </table:table-cell>
          <table:table-cell office:value-type="float" office:value="63.4350377690544" table:style-name="ce1">
            <text:p>63.4350377690544</text:p>
          </table:table-cell>
          <table:table-cell office:value-type="float" office:value="63.689727098623" table:style-name="ce1">
            <text:p>63.689727098623</text:p>
          </table:table-cell>
          <table:table-cell office:value-type="float" office:value="63.9554698790822" table:style-name="ce1">
            <text:p>63.9554698790822</text:p>
          </table:table-cell>
          <table:table-cell office:value-type="float" office:value="64.2288763329016" table:style-name="ce1">
            <text:p>64.2288763329016</text:p>
          </table:table-cell>
          <table:table-cell office:value-type="float" office:value="64.5074097792559" table:style-name="ce1">
            <text:p>64.5074097792559</text:p>
          </table:table-cell>
          <table:table-cell office:value-type="float" office:value="64.7891732087652" table:style-name="ce1">
            <text:p>64.7891732087652</text:p>
          </table:table-cell>
          <table:table-cell office:value-type="float" office:value="65.0727492417839" table:style-name="ce1">
            <text:p>65.0727492417839</text:p>
          </table:table-cell>
          <table:table-cell office:value-type="float" office:value="65.3570801176258" table:style-name="ce1">
            <text:p>65.3570801176258</text:p>
          </table:table-cell>
          <table:table-cell office:value-type="float" office:value="65.6413777019511" table:style-name="ce1">
            <text:p>65.6413777019511</text:p>
          </table:table-cell>
        </table:table-row>
        <table:table-row>
          <table:table-cell office:value-type="string" office:value="11" table:style-name="ce1">
            <text:p>11</text:p>
          </table:table-cell>
          <table:table-cell office:value-type="float" office:value="43.3152" table:style-name="ce1">
            <text:p>43.3152</text:p>
          </table:table-cell>
          <table:table-cell office:value-type="float" office:value="43.1077613795555" table:style-name="ce1">
            <text:p>43.1077613795555</text:p>
          </table:table-cell>
          <table:table-cell office:value-type="float" office:value="45.6558165101815" table:style-name="ce1">
            <text:p>45.6558165101815</text:p>
          </table:table-cell>
          <table:table-cell office:value-type="float" office:value="44.7916178161547" table:style-name="ce1">
            <text:p>44.7916178161547</text:p>
          </table:table-cell>
          <table:table-cell office:value-type="float" office:value="47.64706081915" table:style-name="ce1">
            <text:p>47.64706081915</text:p>
          </table:table-cell>
          <table:table-cell office:value-type="float" office:value="47.0643966343469" table:style-name="ce1">
            <text:p>47.0643966343469</text:p>
          </table:table-cell>
          <table:table-cell office:value-type="float" office:value="48.9212786638892" table:style-name="ce1">
            <text:p>48.9212786638892</text:p>
          </table:table-cell>
          <table:table-cell office:value-type="float" office:value="48.132287525" table:style-name="ce1">
            <text:p>48.132287525</text:p>
          </table:table-cell>
          <table:table-cell office:value-type="float" office:value="49.9712894767242" table:style-name="ce1">
            <text:p>49.9712894767242</text:p>
          </table:table-cell>
          <table:table-cell office:value-type="float" office:value="48.7354680602223" table:style-name="ce1">
            <text:p>48.7354680602223</text:p>
          </table:table-cell>
          <table:table-cell office:value-type="float" office:value="50.7564726302134" table:style-name="ce1">
            <text:p>50.7564726302134</text:p>
          </table:table-cell>
          <table:table-cell office:value-type="float" office:value="49.6311352936641" table:style-name="ce1">
            <text:p>49.6311352936641</text:p>
          </table:table-cell>
          <table:table-cell office:value-type="float" office:value="51.7157114839599" table:style-name="ce1">
            <text:p>51.7157114839599</text:p>
          </table:table-cell>
          <table:table-cell office:value-type="float" office:value="50.4607906743336" table:style-name="ce1">
            <text:p>50.4607906743336</text:p>
          </table:table-cell>
          <table:table-cell office:value-type="float" office:value="52.5649571429388" table:style-name="ce1">
            <text:p>52.5649571429388</text:p>
          </table:table-cell>
          <table:table-cell office:value-type="float" office:value="51.3185496185644" table:style-name="ce1">
            <text:p>51.3185496185644</text:p>
          </table:table-cell>
          <table:table-cell office:value-type="float" office:value="53.5302440010909" table:style-name="ce1">
            <text:p>53.5302440010909</text:p>
          </table:table-cell>
          <table:table-cell office:value-type="float" office:value="52.1522779465913" table:style-name="ce1">
            <text:p>52.1522779465913</text:p>
          </table:table-cell>
          <table:table-cell office:value-type="float" office:value="54.1951262263562" table:style-name="ce1">
            <text:p>54.1951262263562</text:p>
          </table:table-cell>
          <table:table-cell office:value-type="float" office:value="52.5696455486037" table:style-name="ce1">
            <text:p>52.5696455486037</text:p>
          </table:table-cell>
          <table:table-cell office:value-type="float" office:value="54.5544729603563" table:style-name="ce1">
            <text:p>54.5544729603563</text:p>
          </table:table-cell>
          <table:table-cell office:value-type="float" office:value="53.4764345630562" table:style-name="ce1">
            <text:p>53.4764345630562</text:p>
          </table:table-cell>
          <table:table-cell office:value-type="float" office:value="55.7009915499178" table:style-name="ce1">
            <text:p>55.7009915499178</text:p>
          </table:table-cell>
          <table:table-cell office:value-type="float" office:value="54.4762710626668" table:style-name="ce1">
            <text:p>54.4762710626668</text:p>
          </table:table-cell>
          <table:table-cell office:value-type="float" office:value="56.5665993684168" table:style-name="ce1">
            <text:p>56.5665993684168</text:p>
          </table:table-cell>
          <table:table-cell office:value-type="float" office:value="55.0779757066482" table:style-name="ce1">
            <text:p>55.0779757066482</text:p>
          </table:table-cell>
          <table:table-cell office:value-type="float" office:value="57.1794739426389" table:style-name="ce1">
            <text:p>57.1794739426389</text:p>
          </table:table-cell>
          <table:table-cell office:value-type="float" office:value="55.9609715970399" table:style-name="ce1">
            <text:p>55.9609715970399</text:p>
          </table:table-cell>
          <table:table-cell office:value-type="float" office:value="58.0224966740337" table:style-name="ce1">
            <text:p>58.0224966740337</text:p>
          </table:table-cell>
          <table:table-cell office:value-type="float" office:value="56.5204629670314" table:style-name="ce1">
            <text:p>56.5204629670314</text:p>
          </table:table-cell>
          <table:table-cell office:value-type="float" office:value="58.7148948497135" table:style-name="ce1">
            <text:p>58.7148948497135</text:p>
          </table:table-cell>
          <table:table-cell office:value-type="float" office:value="57.3822050756539" table:style-name="ce1">
            <text:p>57.3822050756539</text:p>
          </table:table-cell>
          <table:table-cell office:value-type="float" office:value="59.9910583176343" table:style-name="ce1">
            <text:p>59.9910583176343</text:p>
          </table:table-cell>
          <table:table-cell office:value-type="float" office:value="58.2798983119966" table:style-name="ce1">
            <text:p>58.2798983119966</text:p>
          </table:table-cell>
          <table:table-cell office:value-type="float" office:value="60.5187165655241" table:style-name="ce1">
            <text:p>60.5187165655241</text:p>
          </table:table-cell>
          <table:table-cell office:value-type="float" office:value="58.9769389110117" table:style-name="ce1">
            <text:p>58.9769389110117</text:p>
          </table:table-cell>
          <table:table-cell office:value-type="float" office:value="60.8074020076545" table:style-name="ce1">
            <text:p>60.8074020076545</text:p>
          </table:table-cell>
          <table:table-cell office:value-type="float" office:value="59.3378537081085" table:style-name="ce1">
            <text:p>59.3378537081085</text:p>
          </table:table-cell>
          <table:table-cell office:value-type="float" office:value="61.43810850193" table:style-name="ce1">
            <text:p>61.43810850193</text:p>
          </table:table-cell>
          <table:table-cell office:value-type="float" office:value="60.062979188417" table:style-name="ce1">
            <text:p>60.062979188417</text:p>
          </table:table-cell>
          <table:table-cell office:value-type="float" office:value="62.1406462005021" table:style-name="ce1">
            <text:p>62.1406462005021</text:p>
          </table:table-cell>
          <table:table-cell office:value-type="float" office:value="60.4143359340354" table:style-name="ce1">
            <text:p>60.4143359340354</text:p>
          </table:table-cell>
          <table:table-cell office:value-type="float" office:value="62.0932575092658" table:style-name="ce1">
            <text:p>62.0932575092658</text:p>
          </table:table-cell>
          <table:table-cell office:value-type="float" office:value="61.1639393310847" table:style-name="ce1">
            <text:p>61.1639393310847</text:p>
          </table:table-cell>
          <table:table-cell office:value-type="float" office:value="62.9756084632472" table:style-name="ce1">
            <text:p>62.9756084632472</text:p>
          </table:table-cell>
          <table:table-cell office:value-type="float" office:value="63.2076988624243" table:style-name="ce1">
            <text:p>63.2076988624243</text:p>
          </table:table-cell>
          <table:table-cell office:value-type="float" office:value="63.4562338779595" table:style-name="ce1">
            <text:p>63.4562338779595</text:p>
          </table:table-cell>
          <table:table-cell office:value-type="float" office:value="63.716474847505" table:style-name="ce1">
            <text:p>63.716474847505</text:p>
          </table:table-cell>
          <table:table-cell office:value-type="float" office:value="63.9848741656218" table:style-name="ce1">
            <text:p>63.9848741656218</text:p>
          </table:table-cell>
          <table:table-cell office:value-type="float" office:value="64.2587771803052" table:style-name="ce1">
            <text:p>64.2587771803052</text:p>
          </table:table-cell>
          <table:table-cell office:value-type="float" office:value="64.5361986897339" table:style-name="ce1">
            <text:p>64.5361986897339</text:p>
          </table:table-cell>
          <table:table-cell office:value-type="float" office:value="64.8156553706662" table:style-name="ce1">
            <text:p>64.8156553706662</text:p>
          </table:table-cell>
          <table:table-cell office:value-type="float" office:value="65.0960401416883" table:style-name="ce1">
            <text:p>65.0960401416883</text:p>
          </table:table-cell>
          <table:table-cell office:value-type="float" office:value="65.3765279671885" table:style-name="ce1">
            <text:p>65.3765279671885</text:p>
          </table:table-cell>
        </table:table-row>
        <table:table-row>
          <table:table-cell office:value-type="string" office:value="12" table:style-name="ce1">
            <text:p>12</text:p>
          </table:table-cell>
          <table:table-cell office:value-type="float" office:value="43.3152" table:style-name="ce1">
            <text:p>43.3152</text:p>
          </table:table-cell>
          <table:table-cell office:value-type="float" office:value="42.9175326394069" table:style-name="ce1">
            <text:p>42.9175326394069</text:p>
          </table:table-cell>
          <table:table-cell office:value-type="float" office:value="45.3784504463858" table:style-name="ce1">
            <text:p>45.3784504463858</text:p>
          </table:table-cell>
          <table:table-cell office:value-type="float" office:value="44.5019659136395" table:style-name="ce1">
            <text:p>44.5019659136395</text:p>
          </table:table-cell>
          <table:table-cell office:value-type="float" office:value="47.0991819220003" table:style-name="ce1">
            <text:p>47.0991819220003</text:p>
          </table:table-cell>
          <table:table-cell office:value-type="float" office:value="46.5550367657381" table:style-name="ce1">
            <text:p>46.5550367657381</text:p>
          </table:table-cell>
          <table:table-cell office:value-type="float" office:value="48.1096770287758" table:style-name="ce1">
            <text:p>48.1096770287758</text:p>
          </table:table-cell>
          <table:table-cell office:value-type="float" office:value="47.2137548132814" table:style-name="ce1">
            <text:p>47.2137548132814</text:p>
          </table:table-cell>
          <table:table-cell office:value-type="float" office:value="48.9519572870148" table:style-name="ce1">
            <text:p>48.9519572870148</text:p>
          </table:table-cell>
          <table:table-cell office:value-type="float" office:value="47.7263647448467" table:style-name="ce1">
            <text:p>47.7263647448467</text:p>
          </table:table-cell>
          <table:table-cell office:value-type="float" office:value="49.6488261324426" table:style-name="ce1">
            <text:p>49.6488261324426</text:p>
          </table:table-cell>
          <table:table-cell office:value-type="float" office:value="48.2998521371558" table:style-name="ce1">
            <text:p>48.2998521371558</text:p>
          </table:table-cell>
          <table:table-cell office:value-type="float" office:value="50.1829771060481" table:style-name="ce1">
            <text:p>50.1829771060481</text:p>
          </table:table-cell>
          <table:table-cell office:value-type="float" office:value="48.7557608587526" table:style-name="ce1">
            <text:p>48.7557608587526</text:p>
          </table:table-cell>
          <table:table-cell office:value-type="float" office:value="50.7534830585154" table:style-name="ce1">
            <text:p>50.7534830585154</text:p>
          </table:table-cell>
          <table:table-cell office:value-type="float" office:value="49.2657159405522" table:style-name="ce1">
            <text:p>49.2657159405522</text:p>
          </table:table-cell>
          <table:table-cell office:value-type="float" office:value="51.2088376875375" table:style-name="ce1">
            <text:p>51.2088376875375</text:p>
          </table:table-cell>
          <table:table-cell office:value-type="float" office:value="49.6972538055592" table:style-name="ce1">
            <text:p>49.6972538055592</text:p>
          </table:table-cell>
          <table:table-cell office:value-type="float" office:value="51.4995340844872" table:style-name="ce1">
            <text:p>51.4995340844872</text:p>
          </table:table-cell>
          <table:table-cell office:value-type="float" office:value="49.8292265637646" table:style-name="ce1">
            <text:p>49.8292265637646</text:p>
          </table:table-cell>
          <table:table-cell office:value-type="float" office:value="51.569243436332" table:style-name="ce1">
            <text:p>51.569243436332</text:p>
          </table:table-cell>
          <table:table-cell office:value-type="float" office:value="50.4322286823687" table:style-name="ce1">
            <text:p>50.4322286823687</text:p>
          </table:table-cell>
          <table:table-cell office:value-type="float" office:value="52.4044854679586" table:style-name="ce1">
            <text:p>52.4044854679586</text:p>
          </table:table-cell>
          <table:table-cell office:value-type="float" office:value="50.9403297341372" table:style-name="ce1">
            <text:p>50.9403297341372</text:p>
          </table:table-cell>
          <table:table-cell office:value-type="float" office:value="52.7176386814278" table:style-name="ce1">
            <text:p>52.7176386814278</text:p>
          </table:table-cell>
          <table:table-cell office:value-type="float" office:value="51.1434868844964" table:style-name="ce1">
            <text:p>51.1434868844964</text:p>
          </table:table-cell>
          <table:table-cell office:value-type="float" office:value="52.9587202137493" table:style-name="ce1">
            <text:p>52.9587202137493</text:p>
          </table:table-cell>
          <table:table-cell office:value-type="float" office:value="51.4880177912663" table:style-name="ce1">
            <text:p>51.4880177912663</text:p>
          </table:table-cell>
          <table:table-cell office:value-type="float" office:value="53.1890449965666" table:style-name="ce1">
            <text:p>53.1890449965666</text:p>
          </table:table-cell>
          <table:table-cell office:value-type="float" office:value="51.5861144174998" table:style-name="ce1">
            <text:p>51.5861144174998</text:p>
          </table:table-cell>
          <table:table-cell office:value-type="float" office:value="53.5838027507347" table:style-name="ce1">
            <text:p>53.5838027507347</text:p>
          </table:table-cell>
          <table:table-cell office:value-type="float" office:value="52.0258223315326" table:style-name="ce1">
            <text:p>52.0258223315326</text:p>
          </table:table-cell>
          <table:table-cell office:value-type="float" office:value="54.2074605597726" table:style-name="ce1">
            <text:p>54.2074605597726</text:p>
          </table:table-cell>
          <table:table-cell office:value-type="float" office:value="52.3850626121708" table:style-name="ce1">
            <text:p>52.3850626121708</text:p>
          </table:table-cell>
          <table:table-cell office:value-type="float" office:value="54.3395281974112" table:style-name="ce1">
            <text:p>54.3395281974112</text:p>
          </table:table-cell>
          <table:table-cell office:value-type="float" office:value="52.5607516787891" table:style-name="ce1">
            <text:p>52.5607516787891</text:p>
          </table:table-cell>
          <table:table-cell office:value-type="float" office:value="54.1696791279284" table:style-name="ce1">
            <text:p>54.1696791279284</text:p>
          </table:table-cell>
          <table:table-cell office:value-type="float" office:value="52.5216050123147" table:style-name="ce1">
            <text:p>52.5216050123147</text:p>
          </table:table-cell>
          <table:table-cell office:value-type="float" office:value="54.3958753615043" table:style-name="ce1">
            <text:p>54.3958753615043</text:p>
          </table:table-cell>
          <table:table-cell office:value-type="float" office:value="52.8408692482847" table:style-name="ce1">
            <text:p>52.8408692482847</text:p>
          </table:table-cell>
          <table:table-cell office:value-type="float" office:value="54.7152670993427" table:style-name="ce1">
            <text:p>54.7152670993427</text:p>
          </table:table-cell>
          <table:table-cell office:value-type="float" office:value="53.2120377511704" table:style-name="ce1">
            <text:p>53.2120377511704</text:p>
          </table:table-cell>
          <table:table-cell office:value-type="float" office:value="54.6204958288245" table:style-name="ce1">
            <text:p>54.6204958288245</text:p>
          </table:table-cell>
          <table:table-cell office:value-type="float" office:value="53.142924269213" table:style-name="ce1">
            <text:p>53.142924269213</text:p>
          </table:table-cell>
          <table:table-cell office:value-type="float" office:value="54.9595910418429" table:style-name="ce1">
            <text:p>54.9595910418429</text:p>
          </table:table-cell>
          <table:table-cell office:value-type="float" office:value="55.0755077177553" table:style-name="ce1">
            <text:p>55.0755077177553</text:p>
          </table:table-cell>
          <table:table-cell office:value-type="float" office:value="55.2025911747365" table:style-name="ce1">
            <text:p>55.2025911747365</text:p>
          </table:table-cell>
          <table:table-cell office:value-type="float" office:value="55.3378187681254" table:style-name="ce1">
            <text:p>55.3378187681254</text:p>
          </table:table-cell>
          <table:table-cell office:value-type="float" office:value="55.4789001337512" table:style-name="ce1">
            <text:p>55.4789001337512</text:p>
          </table:table-cell>
          <table:table-cell office:value-type="float" office:value="55.6241004228049" table:style-name="ce1">
            <text:p>55.6241004228049</text:p>
          </table:table-cell>
          <table:table-cell office:value-type="float" office:value="55.7721062006905" table:style-name="ce1">
            <text:p>55.7721062006905</text:p>
          </table:table-cell>
          <table:table-cell office:value-type="float" office:value="55.9219237125372" table:style-name="ce1">
            <text:p>55.9219237125372</text:p>
          </table:table-cell>
          <table:table-cell office:value-type="float" office:value="56.0728017033956" table:style-name="ce1">
            <text:p>56.0728017033956</text:p>
          </table:table-cell>
          <table:table-cell office:value-type="float" office:value="56.2241728666329" table:style-name="ce1">
            <text:p>56.2241728666329</text:p>
          </table:table-cell>
        </table:table-row>
        <table:table-row>
          <table:table-cell office:value-type="string" office:value="13" table:style-name="ce1">
            <text:p>13</text:p>
          </table:table-cell>
          <table:table-cell office:value-type="float" office:value="43.3152" table:style-name="ce1">
            <text:p>43.3152</text:p>
          </table:table-cell>
          <table:table-cell office:value-type="float" office:value="43.29945034515" table:style-name="ce1">
            <text:p>43.29945034515</text:p>
          </table:table-cell>
          <table:table-cell office:value-type="float" office:value="46.4545991709007" table:style-name="ce1">
            <text:p>46.4545991709007</text:p>
          </table:table-cell>
          <table:table-cell office:value-type="float" office:value="46.1274845907558" table:style-name="ce1">
            <text:p>46.1274845907558</text:p>
          </table:table-cell>
          <table:table-cell office:value-type="float" office:value="49.6495250094616" table:style-name="ce1">
            <text:p>49.6495250094616</text:p>
          </table:table-cell>
          <table:table-cell office:value-type="float" office:value="49.654802692366" table:style-name="ce1">
            <text:p>49.654802692366</text:p>
          </table:table-cell>
          <table:table-cell office:value-type="float" office:value="52.4277026770324" table:style-name="ce1">
            <text:p>52.4277026770324</text:p>
          </table:table-cell>
          <table:table-cell office:value-type="float" office:value="52.4812512303176" table:style-name="ce1">
            <text:p>52.4812512303176</text:p>
          </table:table-cell>
          <table:table-cell office:value-type="float" office:value="55.3920471804671" table:style-name="ce1">
            <text:p>55.3920471804671</text:p>
          </table:table-cell>
          <table:table-cell office:value-type="float" office:value="54.582732729535" table:style-name="ce1">
            <text:p>54.582732729535</text:p>
          </table:table-cell>
          <table:table-cell office:value-type="float" office:value="57.5810297205649" table:style-name="ce1">
            <text:p>57.5810297205649</text:p>
          </table:table-cell>
          <table:table-cell office:value-type="float" office:value="56.9772481461037" table:style-name="ce1">
            <text:p>56.9772481461037</text:p>
          </table:table-cell>
          <table:table-cell office:value-type="float" office:value="60.4310775990672" table:style-name="ce1">
            <text:p>60.4310775990672</text:p>
          </table:table-cell>
          <table:table-cell office:value-type="float" office:value="59.9137672686356" table:style-name="ce1">
            <text:p>59.9137672686356</text:p>
          </table:table-cell>
          <table:table-cell office:value-type="float" office:value="62.9440994707005" table:style-name="ce1">
            <text:p>62.9440994707005</text:p>
          </table:table-cell>
          <table:table-cell office:value-type="float" office:value="62.2730548871866" table:style-name="ce1">
            <text:p>62.2730548871866</text:p>
          </table:table-cell>
          <table:table-cell office:value-type="float" office:value="65.3918432251661" table:style-name="ce1">
            <text:p>65.3918432251661</text:p>
          </table:table-cell>
          <table:table-cell office:value-type="float" office:value="64.8736151494781" table:style-name="ce1">
            <text:p>64.8736151494781</text:p>
          </table:table-cell>
          <table:table-cell office:value-type="float" office:value="68.0234752855781" table:style-name="ce1">
            <text:p>68.0234752855781</text:p>
          </table:table-cell>
          <table:table-cell office:value-type="float" office:value="67.2299275525602" table:style-name="ce1">
            <text:p>67.2299275525602</text:p>
          </table:table-cell>
          <table:table-cell office:value-type="float" office:value="70.7044458077168" table:style-name="ce1">
            <text:p>70.7044458077168</text:p>
          </table:table-cell>
          <table:table-cell office:value-type="float" office:value="70.1967322688563" table:style-name="ce1">
            <text:p>70.1967322688563</text:p>
          </table:table-cell>
          <table:table-cell office:value-type="float" office:value="73.5759876111288" table:style-name="ce1">
            <text:p>73.5759876111288</text:p>
          </table:table-cell>
          <table:table-cell office:value-type="float" office:value="73.4635742552789" table:style-name="ce1">
            <text:p>73.4635742552789</text:p>
          </table:table-cell>
          <table:table-cell office:value-type="float" office:value="76.7936835314496" table:style-name="ce1">
            <text:p>76.7936835314496</text:p>
          </table:table-cell>
          <table:table-cell office:value-type="float" office:value="76.0340403335772" table:style-name="ce1">
            <text:p>76.0340403335772</text:p>
          </table:table-cell>
          <table:table-cell office:value-type="float" office:value="79.0843460475621" table:style-name="ce1">
            <text:p>79.0843460475621</text:p>
          </table:table-cell>
          <table:table-cell office:value-type="float" office:value="78.558987960041" table:style-name="ce1">
            <text:p>78.558987960041</text:p>
          </table:table-cell>
          <table:table-cell office:value-type="float" office:value="81.8391749638681" table:style-name="ce1">
            <text:p>81.8391749638681</text:p>
          </table:table-cell>
          <table:table-cell office:value-type="float" office:value="81.2767753681363" table:style-name="ce1">
            <text:p>81.2767753681363</text:p>
          </table:table-cell>
          <table:table-cell office:value-type="float" office:value="84.4887681901038" table:style-name="ce1">
            <text:p>84.4887681901038</text:p>
          </table:table-cell>
          <table:table-cell office:value-type="float" office:value="83.8116876685543" table:style-name="ce1">
            <text:p>83.8116876685543</text:p>
          </table:table-cell>
          <table:table-cell office:value-type="float" office:value="87.4697960381831" table:style-name="ce1">
            <text:p>87.4697960381831</text:p>
          </table:table-cell>
          <table:table-cell office:value-type="float" office:value="86.3841249712802" table:style-name="ce1">
            <text:p>86.3841249712802</text:p>
          </table:table-cell>
          <table:table-cell office:value-type="float" office:value="89.5900209648431" table:style-name="ce1">
            <text:p>89.5900209648431</text:p>
          </table:table-cell>
          <table:table-cell office:value-type="float" office:value="88.6116287045175" table:style-name="ce1">
            <text:p>88.6116287045175</text:p>
          </table:table-cell>
          <table:table-cell office:value-type="float" office:value="91.5264503786017" table:style-name="ce1">
            <text:p>91.5264503786017</text:p>
          </table:table-cell>
          <table:table-cell office:value-type="float" office:value="90.5044472031219" table:style-name="ce1">
            <text:p>90.5044472031219</text:p>
          </table:table-cell>
          <table:table-cell office:value-type="float" office:value="93.3521001836781" table:style-name="ce1">
            <text:p>93.3521001836781</text:p>
          </table:table-cell>
          <table:table-cell office:value-type="float" office:value="92.5310923459807" table:style-name="ce1">
            <text:p>92.5310923459807</text:p>
          </table:table-cell>
          <table:table-cell office:value-type="float" office:value="95.5936864557797" table:style-name="ce1">
            <text:p>95.5936864557797</text:p>
          </table:table-cell>
          <table:table-cell office:value-type="float" office:value="94.1549244681362" table:style-name="ce1">
            <text:p>94.1549244681362</text:p>
          </table:table-cell>
          <table:table-cell office:value-type="float" office:value="97.0820885134078" table:style-name="ce1">
            <text:p>97.0820885134078</text:p>
          </table:table-cell>
          <table:table-cell office:value-type="float" office:value="97.4983145223171" table:style-name="ce1">
            <text:p>97.4983145223171</text:p>
          </table:table-cell>
          <table:table-cell office:value-type="float" office:value="100.225798299559" table:style-name="ce1">
            <text:p>100.225798299559</text:p>
          </table:table-cell>
          <table:table-cell office:value-type="float" office:value="101.212442645966" table:style-name="ce1">
            <text:p>101.212442645966</text:p>
          </table:table-cell>
          <table:table-cell office:value-type="float" office:value="102.211253376598" table:style-name="ce1">
            <text:p>102.211253376598</text:p>
          </table:table-cell>
          <table:table-cell office:value-type="float" office:value="103.217734857978" table:style-name="ce1">
            <text:p>103.217734857978</text:p>
          </table:table-cell>
          <table:table-cell office:value-type="float" office:value="104.2284599402" table:style-name="ce1">
            <text:p>104.2284599402</text:p>
          </table:table-cell>
          <table:table-cell office:value-type="float" office:value="105.24081853246" table:style-name="ce1">
            <text:p>105.24081853246</text:p>
          </table:table-cell>
          <table:table-cell office:value-type="float" office:value="106.252825324478" table:style-name="ce1">
            <text:p>106.252825324478</text:p>
          </table:table-cell>
          <table:table-cell office:value-type="float" office:value="107.333388349489" table:style-name="ce1">
            <text:p>107.333388349489</text:p>
          </table:table-cell>
          <table:table-cell office:value-type="float" office:value="108.418922331265" table:style-name="ce1">
            <text:p>108.418922331265</text:p>
          </table:table-cell>
          <table:table-cell office:value-type="float" office:value="109.502995080801" table:style-name="ce1">
            <text:p>109.502995080801</text:p>
          </table:table-cell>
        </table:table-row>
        <table:table-row>
          <table:table-cell office:value-type="string" office:value="14" table:style-name="ce1">
            <text:p>14</text:p>
          </table:table-cell>
          <table:table-cell office:value-type="float" office:value="43.3152" table:style-name="ce1">
            <text:p>43.3152</text:p>
          </table:table-cell>
          <table:table-cell office:value-type="float" office:value="43.1920261276492" table:style-name="ce1">
            <text:p>43.1920261276492</text:p>
          </table:table-cell>
          <table:table-cell office:value-type="float" office:value="45.6777066944861" table:style-name="ce1">
            <text:p>45.6777066944861</text:p>
          </table:table-cell>
          <table:table-cell office:value-type="float" office:value="45.0469545944948" table:style-name="ce1">
            <text:p>45.0469545944948</text:p>
          </table:table-cell>
          <table:table-cell office:value-type="float" office:value="47.794743927376" table:style-name="ce1">
            <text:p>47.794743927376</text:p>
          </table:table-cell>
          <table:table-cell office:value-type="float" office:value="47.2705769906622" table:style-name="ce1">
            <text:p>47.2705769906622</text:p>
          </table:table-cell>
          <table:table-cell office:value-type="float" office:value="48.9371697353999" table:style-name="ce1">
            <text:p>48.9371697353999</text:p>
          </table:table-cell>
          <table:table-cell office:value-type="float" office:value="48.4919474102227" table:style-name="ce1">
            <text:p>48.4919474102227</text:p>
          </table:table-cell>
          <table:table-cell office:value-type="float" office:value="50.3887353681774" table:style-name="ce1">
            <text:p>50.3887353681774</text:p>
          </table:table-cell>
          <table:table-cell office:value-type="float" office:value="49.1423826587706" table:style-name="ce1">
            <text:p>49.1423826587706</text:p>
          </table:table-cell>
          <table:table-cell office:value-type="float" office:value="51.1374422345571" table:style-name="ce1">
            <text:p>51.1374422345571</text:p>
          </table:table-cell>
          <table:table-cell office:value-type="float" office:value="49.7645509058621" table:style-name="ce1">
            <text:p>49.7645509058621</text:p>
          </table:table-cell>
          <table:table-cell office:value-type="float" office:value="52.0204024180938" table:style-name="ce1">
            <text:p>52.0204024180938</text:p>
          </table:table-cell>
          <table:table-cell office:value-type="float" office:value="50.7341385482598" table:style-name="ce1">
            <text:p>50.7341385482598</text:p>
          </table:table-cell>
          <table:table-cell office:value-type="float" office:value="52.6450038208567" table:style-name="ce1">
            <text:p>52.6450038208567</text:p>
          </table:table-cell>
          <table:table-cell office:value-type="float" office:value="51.2397286374616" table:style-name="ce1">
            <text:p>51.2397286374616</text:p>
          </table:table-cell>
          <table:table-cell office:value-type="float" office:value="53.1842801294491" table:style-name="ce1">
            <text:p>53.1842801294491</text:p>
          </table:table-cell>
          <table:table-cell office:value-type="float" office:value="51.9099903135223" table:style-name="ce1">
            <text:p>51.9099903135223</text:p>
          </table:table-cell>
          <table:table-cell office:value-type="float" office:value="53.8095888717344" table:style-name="ce1">
            <text:p>53.8095888717344</text:p>
          </table:table-cell>
          <table:table-cell office:value-type="float" office:value="52.331254373134" table:style-name="ce1">
            <text:p>52.331254373134</text:p>
          </table:table-cell>
          <table:table-cell office:value-type="float" office:value="54.3883239082615" table:style-name="ce1">
            <text:p>54.3883239082615</text:p>
          </table:table-cell>
          <table:table-cell office:value-type="float" office:value="53.3523632488406" table:style-name="ce1">
            <text:p>53.3523632488406</text:p>
          </table:table-cell>
          <table:table-cell office:value-type="float" office:value="55.6159219175524" table:style-name="ce1">
            <text:p>55.6159219175524</text:p>
          </table:table-cell>
          <table:table-cell office:value-type="float" office:value="54.6090040562836" table:style-name="ce1">
            <text:p>54.6090040562836</text:p>
          </table:table-cell>
          <table:table-cell office:value-type="float" office:value="56.5883353791938" table:style-name="ce1">
            <text:p>56.5883353791938</text:p>
          </table:table-cell>
          <table:table-cell office:value-type="float" office:value="55.165413680863" table:style-name="ce1">
            <text:p>55.165413680863</text:p>
          </table:table-cell>
          <table:table-cell office:value-type="float" office:value="57.2443620183189" table:style-name="ce1">
            <text:p>57.2443620183189</text:p>
          </table:table-cell>
          <table:table-cell office:value-type="float" office:value="55.9747201584889" table:style-name="ce1">
            <text:p>55.9747201584889</text:p>
          </table:table-cell>
          <table:table-cell office:value-type="float" office:value="58.1836320078544" table:style-name="ce1">
            <text:p>58.1836320078544</text:p>
          </table:table-cell>
          <table:table-cell office:value-type="float" office:value="56.7814688235379" table:style-name="ce1">
            <text:p>56.7814688235379</text:p>
          </table:table-cell>
          <table:table-cell office:value-type="float" office:value="58.9228205250989" table:style-name="ce1">
            <text:p>58.9228205250989</text:p>
          </table:table-cell>
          <table:table-cell office:value-type="float" office:value="57.5171216310848" table:style-name="ce1">
            <text:p>57.5171216310848</text:p>
          </table:table-cell>
          <table:table-cell office:value-type="float" office:value="60.1229411883262" table:style-name="ce1">
            <text:p>60.1229411883262</text:p>
          </table:table-cell>
          <table:table-cell office:value-type="float" office:value="58.2562883660222" table:style-name="ce1">
            <text:p>58.2562883660222</text:p>
          </table:table-cell>
          <table:table-cell office:value-type="float" office:value="60.3907047626588" table:style-name="ce1">
            <text:p>60.3907047626588</text:p>
          </table:table-cell>
          <table:table-cell office:value-type="float" office:value="58.5329316865654" table:style-name="ce1">
            <text:p>58.5329316865654</text:p>
          </table:table-cell>
          <table:table-cell office:value-type="float" office:value="60.3435576950982" table:style-name="ce1">
            <text:p>60.3435576950982</text:p>
          </table:table-cell>
          <table:table-cell office:value-type="float" office:value="58.7144896348387" table:style-name="ce1">
            <text:p>58.7144896348387</text:p>
          </table:table-cell>
          <table:table-cell office:value-type="float" office:value="60.5980941272289" table:style-name="ce1">
            <text:p>60.5980941272289</text:p>
          </table:table-cell>
          <table:table-cell office:value-type="float" office:value="59.0950643879231" table:style-name="ce1">
            <text:p>59.0950643879231</text:p>
          </table:table-cell>
          <table:table-cell office:value-type="float" office:value="61.2397586116038" table:style-name="ce1">
            <text:p>61.2397586116038</text:p>
          </table:table-cell>
          <table:table-cell office:value-type="float" office:value="59.4715221310619" table:style-name="ce1">
            <text:p>59.4715221310619</text:p>
          </table:table-cell>
          <table:table-cell office:value-type="float" office:value="61.2153194149831" table:style-name="ce1">
            <text:p>61.2153194149831</text:p>
          </table:table-cell>
          <table:table-cell office:value-type="float" office:value="60.3674190633114" table:style-name="ce1">
            <text:p>60.3674190633114</text:p>
          </table:table-cell>
          <table:table-cell office:value-type="float" office:value="62.0996152488648" table:style-name="ce1">
            <text:p>62.0996152488648</text:p>
          </table:table-cell>
          <table:table-cell office:value-type="float" office:value="62.3252457201526" table:style-name="ce1">
            <text:p>62.3252457201526</text:p>
          </table:table-cell>
          <table:table-cell office:value-type="float" office:value="62.5683481639961" table:style-name="ce1">
            <text:p>62.5683481639961</text:p>
          </table:table-cell>
          <table:table-cell office:value-type="float" office:value="62.8236260504025" table:style-name="ce1">
            <text:p>62.8236260504025</text:p>
          </table:table-cell>
          <table:table-cell office:value-type="float" office:value="63.0871901630979" table:style-name="ce1">
            <text:p>63.0871901630979</text:p>
          </table:table-cell>
          <table:table-cell office:value-type="float" office:value="63.3561861800436" table:style-name="ce1">
            <text:p>63.3561861800436</text:p>
          </table:table-cell>
          <table:table-cell office:value-type="float" office:value="63.6285207947343" table:style-name="ce1">
            <text:p>63.6285207947343</text:p>
          </table:table-cell>
          <table:table-cell office:value-type="float" office:value="63.9026603048773" table:style-name="ce1">
            <text:p>63.9026603048773</text:p>
          </table:table-cell>
          <table:table-cell office:value-type="float" office:value="64.1774824939404" table:style-name="ce1">
            <text:p>64.1774824939404</text:p>
          </table:table-cell>
          <table:table-cell office:value-type="float" office:value="64.4521677045392" table:style-name="ce1">
            <text:p>64.4521677045392</text:p>
          </table:table-cell>
        </table:table-row>
        <table:table-row>
          <table:table-cell office:value-type="string" office:value="15" table:style-name="ce1">
            <text:p>15</text:p>
          </table:table-cell>
          <table:table-cell office:value-type="float" office:value="43.3152" table:style-name="ce1">
            <text:p>43.3152</text:p>
          </table:table-cell>
          <table:table-cell office:value-type="float" office:value="43.3508573120802" table:style-name="ce1">
            <text:p>43.3508573120802</text:p>
          </table:table-cell>
          <table:table-cell office:value-type="float" office:value="46.084101594125" table:style-name="ce1">
            <text:p>46.084101594125</text:p>
          </table:table-cell>
          <table:table-cell office:value-type="float" office:value="45.5887048528815" table:style-name="ce1">
            <text:p>45.5887048528815</text:p>
          </table:table-cell>
          <table:table-cell office:value-type="float" office:value="48.7082298128412" table:style-name="ce1">
            <text:p>48.7082298128412</text:p>
          </table:table-cell>
          <table:table-cell office:value-type="float" office:value="48.4383409357054" table:style-name="ce1">
            <text:p>48.4383409357054</text:p>
          </table:table-cell>
          <table:table-cell office:value-type="float" office:value="50.684386162549" table:style-name="ce1">
            <text:p>50.684386162549</text:p>
          </table:table-cell>
          <table:table-cell office:value-type="float" office:value="50.4026683460738" table:style-name="ce1">
            <text:p>50.4026683460738</text:p>
          </table:table-cell>
          <table:table-cell office:value-type="float" office:value="52.9296242758071" table:style-name="ce1">
            <text:p>52.9296242758071</text:p>
          </table:table-cell>
          <table:table-cell office:value-type="float" office:value="51.9973354720315" table:style-name="ce1">
            <text:p>51.9973354720315</text:p>
          </table:table-cell>
          <table:table-cell office:value-type="float" office:value="54.4760842768572" table:style-name="ce1">
            <text:p>54.4760842768572</text:p>
          </table:table-cell>
          <table:table-cell office:value-type="float" office:value="53.7073958110374" table:style-name="ce1">
            <text:p>53.7073958110374</text:p>
          </table:table-cell>
          <table:table-cell office:value-type="float" office:value="56.510612749679" table:style-name="ce1">
            <text:p>56.510612749679</text:p>
          </table:table-cell>
          <table:table-cell office:value-type="float" office:value="55.7878845686067" table:style-name="ce1">
            <text:p>55.7878845686067</text:p>
          </table:table-cell>
          <table:table-cell office:value-type="float" office:value="58.2840547999214" table:style-name="ce1">
            <text:p>58.2840547999214</text:p>
          </table:table-cell>
          <table:table-cell office:value-type="float" office:value="57.5073107247141" table:style-name="ce1">
            <text:p>57.5073107247141</text:p>
          </table:table-cell>
          <table:table-cell office:value-type="float" office:value="60.084780363729" table:style-name="ce1">
            <text:p>60.084780363729</text:p>
          </table:table-cell>
          <table:table-cell office:value-type="float" office:value="59.2788305212394" table:style-name="ce1">
            <text:p>59.2788305212394</text:p>
          </table:table-cell>
          <table:table-cell office:value-type="float" office:value="61.8559550244393" table:style-name="ce1">
            <text:p>61.8559550244393</text:p>
          </table:table-cell>
          <table:table-cell office:value-type="float" office:value="61.0938629045259" table:style-name="ce1">
            <text:p>61.0938629045259</text:p>
          </table:table-cell>
          <table:table-cell office:value-type="float" office:value="63.8236736534413" table:style-name="ce1">
            <text:p>63.8236736534413</text:p>
          </table:table-cell>
          <table:table-cell office:value-type="float" office:value="63.2692081907156" table:style-name="ce1">
            <text:p>63.2692081907156</text:p>
          </table:table-cell>
          <table:table-cell office:value-type="float" office:value="66.152019138053" table:style-name="ce1">
            <text:p>66.152019138053</text:p>
          </table:table-cell>
          <table:table-cell office:value-type="float" office:value="65.8666786442826" table:style-name="ce1">
            <text:p>65.8666786442826</text:p>
          </table:table-cell>
          <table:table-cell office:value-type="float" office:value="68.6542704128576" table:style-name="ce1">
            <text:p>68.6542704128576</text:p>
          </table:table-cell>
          <table:table-cell office:value-type="float" office:value="67.969165907783" table:style-name="ce1">
            <text:p>67.969165907783</text:p>
          </table:table-cell>
          <table:table-cell office:value-type="float" office:value="70.6838591395096" table:style-name="ce1">
            <text:p>70.6838591395096</text:p>
          </table:table-cell>
          <table:table-cell office:value-type="float" office:value="70.1173975566094" table:style-name="ce1">
            <text:p>70.1173975566094</text:p>
          </table:table-cell>
          <table:table-cell office:value-type="float" office:value="72.9572672447705" table:style-name="ce1">
            <text:p>72.9572672447705</text:p>
          </table:table-cell>
          <table:table-cell office:value-type="float" office:value="72.4334812067146" table:style-name="ce1">
            <text:p>72.4334812067146</text:p>
          </table:table-cell>
          <table:table-cell office:value-type="float" office:value="74.9809455099491" table:style-name="ce1">
            <text:p>74.9809455099491</text:p>
          </table:table-cell>
          <table:table-cell office:value-type="float" office:value="74.1545675849213" table:style-name="ce1">
            <text:p>74.1545675849213</text:p>
          </table:table-cell>
          <table:table-cell office:value-type="float" office:value="77.2757656706052" table:style-name="ce1">
            <text:p>77.2757656706052</text:p>
          </table:table-cell>
          <table:table-cell office:value-type="float" office:value="76.1161551828526" table:style-name="ce1">
            <text:p>76.1161551828526</text:p>
          </table:table-cell>
          <table:table-cell office:value-type="float" office:value="78.8193739377967" table:style-name="ce1">
            <text:p>78.8193739377967</text:p>
          </table:table-cell>
          <table:table-cell office:value-type="float" office:value="77.8560659938328" table:style-name="ce1">
            <text:p>77.8560659938328</text:p>
          </table:table-cell>
          <table:table-cell office:value-type="float" office:value="80.2168637933556" table:style-name="ce1">
            <text:p>80.2168637933556</text:p>
          </table:table-cell>
          <table:table-cell office:value-type="float" office:value="79.3364821953489" table:style-name="ce1">
            <text:p>79.3364821953489</text:p>
          </table:table-cell>
          <table:table-cell office:value-type="float" office:value="82.0155778812343" table:style-name="ce1">
            <text:p>82.0155778812343</text:p>
          </table:table-cell>
          <table:table-cell office:value-type="float" office:value="81.3604834449151" table:style-name="ce1">
            <text:p>81.3604834449151</text:p>
          </table:table-cell>
          <table:table-cell office:value-type="float" office:value="84.067364025399" table:style-name="ce1">
            <text:p>84.067364025399</text:p>
          </table:table-cell>
          <table:table-cell office:value-type="float" office:value="82.619536448309" table:style-name="ce1">
            <text:p>82.619536448309</text:p>
          </table:table-cell>
          <table:table-cell office:value-type="float" office:value="85.2116837424811" table:style-name="ce1">
            <text:p>85.2116837424811</text:p>
          </table:table-cell>
          <table:table-cell office:value-type="float" office:value="85.5293014425936" table:style-name="ce1">
            <text:p>85.5293014425936</text:p>
          </table:table-cell>
          <table:table-cell office:value-type="float" office:value="87.931600964969" table:style-name="ce1">
            <text:p>87.931600964969</text:p>
          </table:table-cell>
          <table:table-cell office:value-type="float" office:value="88.6627230321246" table:style-name="ce1">
            <text:p>88.6627230321246</text:p>
          </table:table-cell>
          <table:table-cell office:value-type="float" office:value="89.430551774559" table:style-name="ce1">
            <text:p>89.430551774559</text:p>
          </table:table-cell>
          <table:table-cell office:value-type="float" office:value="90.2256844027054" table:style-name="ce1">
            <text:p>90.2256844027054</text:p>
          </table:table-cell>
          <table:table-cell office:value-type="float" office:value="91.0409945987593" table:style-name="ce1">
            <text:p>91.0409945987593</text:p>
          </table:table-cell>
          <table:table-cell office:value-type="float" office:value="91.8710816735656" table:style-name="ce1">
            <text:p>91.8710816735656</text:p>
          </table:table-cell>
          <table:table-cell office:value-type="float" office:value="92.71185301154" table:style-name="ce1">
            <text:p>92.71185301154</text:p>
          </table:table-cell>
          <table:table-cell office:value-type="float" office:value="93.5602075517938" table:style-name="ce1">
            <text:p>93.5602075517938</text:p>
          </table:table-cell>
          <table:table-cell office:value-type="float" office:value="94.4137958576362" table:style-name="ce1">
            <text:p>94.4137958576362</text:p>
          </table:table-cell>
          <table:table-cell office:value-type="float" office:value="95.2708382422932" table:style-name="ce1">
            <text:p>95.2708382422932</text:p>
          </table:table-cell>
        </table:table-row>
        <table:table-row>
          <table:table-cell office:value-type="string" office:value="Year" table:style-name="ce1">
            <text:p>Year</text:p>
          </table:table-cell>
          <table:table-cell office:value-type="float" office:value="1956" table:style-name="ce1">
            <text:p>1956</text:p>
          </table:table-cell>
          <table:table-cell office:value-type="float" office:value="1957" table:style-name="ce1">
            <text:p>1957</text:p>
          </table:table-cell>
          <table:table-cell office:value-type="float" office:value="1958" table:style-name="ce1">
            <text:p>1958</text:p>
          </table:table-cell>
          <table:table-cell office:value-type="float" office:value="1959" table:style-name="ce1">
            <text:p>1959</text:p>
          </table:table-cell>
          <table:table-cell office:value-type="float" office:value="1960" table:style-name="ce1">
            <text:p>1960</text:p>
          </table:table-cell>
          <table:table-cell office:value-type="float" office:value="1961" table:style-name="ce1">
            <text:p>1961</text:p>
          </table:table-cell>
          <table:table-cell office:value-type="float" office:value="1962" table:style-name="ce1">
            <text:p>1962</text:p>
          </table:table-cell>
          <table:table-cell office:value-type="float" office:value="1963" table:style-name="ce1">
            <text:p>1963</text:p>
          </table:table-cell>
          <table:table-cell office:value-type="float" office:value="1964" table:style-name="ce1">
            <text:p>1964</text:p>
          </table:table-cell>
          <table:table-cell office:value-type="float" office:value="1965" table:style-name="ce1">
            <text:p>1965</text:p>
          </table:table-cell>
          <table:table-cell office:value-type="float" office:value="1966" table:style-name="ce1">
            <text:p>1966</text:p>
          </table:table-cell>
          <table:table-cell office:value-type="float" office:value="1967" table:style-name="ce1">
            <text:p>1967</text:p>
          </table:table-cell>
          <table:table-cell office:value-type="float" office:value="1968" table:style-name="ce1">
            <text:p>1968</text:p>
          </table:table-cell>
          <table:table-cell office:value-type="float" office:value="1969" table:style-name="ce1">
            <text:p>1969</text:p>
          </table:table-cell>
          <table:table-cell office:value-type="float" office:value="1970" table:style-name="ce1">
            <text:p>1970</text:p>
          </table:table-cell>
          <table:table-cell office:value-type="float" office:value="1971" table:style-name="ce1">
            <text:p>1971</text:p>
          </table:table-cell>
          <table:table-cell office:value-type="float" office:value="1972" table:style-name="ce1">
            <text:p>1972</text:p>
          </table:table-cell>
          <table:table-cell office:value-type="float" office:value="1973" table:style-name="ce1">
            <text:p>1973</text:p>
          </table:table-cell>
          <table:table-cell office:value-type="float" office:value="1974" table:style-name="ce1">
            <text:p>1974</text:p>
          </table:table-cell>
          <table:table-cell office:value-type="float" office:value="1975" table:style-name="ce1">
            <text:p>1975</text:p>
          </table:table-cell>
          <table:table-cell office:value-type="float" office:value="1976" table:style-name="ce1">
            <text:p>1976</text:p>
          </table:table-cell>
          <table:table-cell office:value-type="float" office:value="1977" table:style-name="ce1">
            <text:p>1977</text:p>
          </table:table-cell>
          <table:table-cell office:value-type="float" office:value="1978" table:style-name="ce1">
            <text:p>1978</text:p>
          </table:table-cell>
          <table:table-cell office:value-type="float" office:value="1979" table:style-name="ce1">
            <text:p>1979</text:p>
          </table:table-cell>
          <table:table-cell office:value-type="float" office:value="1980" table:style-name="ce1">
            <text:p>1980</text:p>
          </table:table-cell>
          <table:table-cell office:value-type="float" office:value="1981" table:style-name="ce1">
            <text:p>1981</text:p>
          </table:table-cell>
          <table:table-cell office:value-type="float" office:value="1982" table:style-name="ce1">
            <text:p>1982</text:p>
          </table:table-cell>
          <table:table-cell office:value-type="float" office:value="1983" table:style-name="ce1">
            <text:p>1983</text:p>
          </table:table-cell>
          <table:table-cell office:value-type="float" office:value="1984" table:style-name="ce1">
            <text:p>1984</text:p>
          </table:table-cell>
          <table:table-cell office:value-type="float" office:value="1985" table:style-name="ce1">
            <text:p>1985</text:p>
          </table:table-cell>
          <table:table-cell office:value-type="float" office:value="1986" table:style-name="ce1">
            <text:p>1986</text:p>
          </table:table-cell>
          <table:table-cell office:value-type="float" office:value="1987" table:style-name="ce1">
            <text:p>1987</text:p>
          </table:table-cell>
          <table:table-cell office:value-type="float" office:value="1988" table:style-name="ce1">
            <text:p>1988</text:p>
          </table:table-cell>
          <table:table-cell office:value-type="float" office:value="1989" table:style-name="ce1">
            <text:p>1989</text:p>
          </table:table-cell>
          <table:table-cell office:value-type="float" office:value="1990" table:style-name="ce1">
            <text:p>1990</text:p>
          </table:table-cell>
          <table:table-cell office:value-type="float" office:value="1991" table:style-name="ce1">
            <text:p>1991</text:p>
          </table:table-cell>
          <table:table-cell office:value-type="float" office:value="1992" table:style-name="ce1">
            <text:p>1992</text:p>
          </table:table-cell>
          <table:table-cell office:value-type="float" office:value="1993" table:style-name="ce1">
            <text:p>1993</text:p>
          </table:table-cell>
          <table:table-cell office:value-type="float" office:value="1994" table:style-name="ce1">
            <text:p>1994</text:p>
          </table:table-cell>
          <table:table-cell office:value-type="float" office:value="1995" table:style-name="ce1">
            <text:p>1995</text:p>
          </table:table-cell>
          <table:table-cell office:value-type="float" office:value="1996" table:style-name="ce1">
            <text:p>1996</text:p>
          </table:table-cell>
          <table:table-cell office:value-type="float" office:value="1997" table:style-name="ce1">
            <text:p>1997</text:p>
          </table:table-cell>
          <table:table-cell office:value-type="float" office:value="1998" table:style-name="ce1">
            <text:p>1998</text:p>
          </table:table-cell>
          <table:table-cell office:value-type="float" office:value="1999" table:style-name="ce1">
            <text:p>1999</text:p>
          </table:table-cell>
          <table:table-cell office:value-type="float" office:value="2000" table:style-name="ce1">
            <text:p>2000</text:p>
          </table:table-cell>
          <table:table-cell office:value-type="float" office:value="2001" table:style-name="ce1">
            <text:p>2001</text:p>
          </table:table-cell>
          <table:table-cell office:value-type="float" office:value="2002" table:style-name="ce1">
            <text:p>2002</text:p>
          </table:table-cell>
          <table:table-cell office:value-type="float" office:value="2003" table:style-name="ce1">
            <text:p>2003</text:p>
          </table:table-cell>
          <table:table-cell office:value-type="float" office:value="2004" table:style-name="ce1">
            <text:p>2004</text:p>
          </table:table-cell>
          <table:table-cell office:value-type="float" office:value="2005" table:style-name="ce1">
            <text:p>2005</text:p>
          </table:table-cell>
          <table:table-cell office:value-type="float" office:value="2006" table:style-name="ce1">
            <text:p>2006</text:p>
          </table:table-cell>
          <table:table-cell office:value-type="float" office:value="2007" table:style-name="ce1">
            <text:p>2007</text:p>
          </table:table-cell>
          <table:table-cell office:value-type="float" office:value="2008" table:style-name="ce1">
            <text:p>2008</text:p>
          </table:table-cell>
          <table:table-cell office:value-type="float" office:value="2009" table:style-name="ce1">
            <text:p>2009</text:p>
          </table:table-cell>
        </table:table-row>
      </table:table>
      <table:table table:name="Thomas calculations IR (C,ton ha-1)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1956" table:style-name="ce1">
            <text:p>1956</text:p>
          </table:table-cell>
          <table:table-cell office:value-type="string" office:value="1957" table:style-name="ce1">
            <text:p>1957</text:p>
          </table:table-cell>
          <table:table-cell office:value-type="string" office:value="1958" table:style-name="ce1">
            <text:p>1958</text:p>
          </table:table-cell>
          <table:table-cell office:value-type="string" office:value="1959" table:style-name="ce1">
            <text:p>1959</text:p>
          </table:table-cell>
          <table:table-cell office:value-type="string" office:value="1960" table:style-name="ce1">
            <text:p>1960</text:p>
          </table:table-cell>
          <table:table-cell office:value-type="string" office:value="1961" table:style-name="ce1">
            <text:p>1961</text:p>
          </table:table-cell>
          <table:table-cell office:value-type="string" office:value="1962" table:style-name="ce1">
            <text:p>1962</text:p>
          </table:table-cell>
          <table:table-cell office:value-type="string" office:value="1963" table:style-name="ce1">
            <text:p>1963</text:p>
          </table:table-cell>
          <table:table-cell office:value-type="string" office:value="1964" table:style-name="ce1">
            <text:p>1964</text:p>
          </table:table-cell>
          <table:table-cell office:value-type="string" office:value="1965" table:style-name="ce1">
            <text:p>1965</text:p>
          </table:table-cell>
          <table:table-cell office:value-type="string" office:value="1966" table:style-name="ce1">
            <text:p>1966</text:p>
          </table:table-cell>
          <table:table-cell office:value-type="string" office:value="1967" table:style-name="ce1">
            <text:p>1967</text:p>
          </table:table-cell>
          <table:table-cell office:value-type="string" office:value="1968" table:style-name="ce1">
            <text:p>1968</text:p>
          </table:table-cell>
          <table:table-cell office:value-type="string" office:value="1969" table:style-name="ce1">
            <text:p>1969</text:p>
          </table:table-cell>
          <table:table-cell office:value-type="string" office:value="1970" table:style-name="ce1">
            <text:p>1970</text:p>
          </table:table-cell>
          <table:table-cell office:value-type="string" office:value="1971" table:style-name="ce1">
            <text:p>1971</text:p>
          </table:table-cell>
          <table:table-cell office:value-type="string" office:value="1972" table:style-name="ce1">
            <text:p>1972</text:p>
          </table:table-cell>
          <table:table-cell office:value-type="string" office:value="1973" table:style-name="ce1">
            <text:p>1973</text:p>
          </table:table-cell>
          <table:table-cell office:value-type="string" office:value="1974" table:style-name="ce1">
            <text:p>1974</text:p>
          </table:table-cell>
          <table:table-cell office:value-type="string" office:value="1975" table:style-name="ce1">
            <text:p>1975</text:p>
          </table:table-cell>
          <table:table-cell office:value-type="string" office:value="1976" table:style-name="ce1">
            <text:p>1976</text:p>
          </table:table-cell>
          <table:table-cell office:value-type="string" office:value="1977" table:style-name="ce1">
            <text:p>1977</text:p>
          </table:table-cell>
          <table:table-cell office:value-type="string" office:value="1978" table:style-name="ce1">
            <text:p>1978</text:p>
          </table:table-cell>
          <table:table-cell office:value-type="string" office:value="1979" table:style-name="ce1">
            <text:p>1979</text:p>
          </table:table-cell>
          <table:table-cell office:value-type="string" office:value="1980" table:style-name="ce1">
            <text:p>1980</text:p>
          </table:table-cell>
          <table:table-cell office:value-type="string" office:value="1981" table:style-name="ce1">
            <text:p>1981</text:p>
          </table:table-cell>
          <table:table-cell office:value-type="string" office:value="1982" table:style-name="ce1">
            <text:p>1982</text:p>
          </table:table-cell>
          <table:table-cell office:value-type="string" office:value="1983" table:style-name="ce1">
            <text:p>1983</text:p>
          </table:table-cell>
          <table:table-cell office:value-type="string" office:value="1984" table:style-name="ce1">
            <text:p>1984</text:p>
          </table:table-cell>
          <table:table-cell office:value-type="string" office:value="1985" table:style-name="ce1">
            <text:p>1985</text:p>
          </table:table-cell>
          <table:table-cell office:value-type="string" office:value="1986" table:style-name="ce1">
            <text:p>1986</text:p>
          </table:table-cell>
          <table:table-cell office:value-type="string" office:value="1987" table:style-name="ce1">
            <text:p>1987</text:p>
          </table:table-cell>
          <table:table-cell office:value-type="string" office:value="1988" table:style-name="ce1">
            <text:p>1988</text:p>
          </table:table-cell>
          <table:table-cell office:value-type="string" office:value="1989" table:style-name="ce1">
            <text:p>1989</text:p>
          </table:table-cell>
          <table:table-cell office:value-type="string" office:value="1990" table:style-name="ce1">
            <text:p>1990</text:p>
          </table:table-cell>
          <table:table-cell office:value-type="string" office:value="1991" table:style-name="ce1">
            <text:p>1991</text:p>
          </table:table-cell>
          <table:table-cell office:value-type="string" office:value="1992" table:style-name="ce1">
            <text:p>1992</text:p>
          </table:table-cell>
          <table:table-cell office:value-type="string" office:value="1993" table:style-name="ce1">
            <text:p>1993</text:p>
          </table:table-cell>
          <table:table-cell office:value-type="string" office:value="1994" table:style-name="ce1">
            <text:p>1994</text:p>
          </table:table-cell>
          <table:table-cell office:value-type="string" office:value="1995" table:style-name="ce1">
            <text:p>1995</text:p>
          </table:table-cell>
          <table:table-cell office:value-type="string" office:value="1996" table:style-name="ce1">
            <text:p>1996</text:p>
          </table:table-cell>
          <table:table-cell office:value-type="string" office:value="1997" table:style-name="ce1">
            <text:p>1997</text:p>
          </table:table-cell>
          <table:table-cell office:value-type="string" office:value="1998" table:style-name="ce1">
            <text:p>1998</text:p>
          </table:table-cell>
          <table:table-cell office:value-type="string" office:value="1999" table:style-name="ce1">
            <text:p>1999</text:p>
          </table:table-cell>
          <table:table-cell office:value-type="string" office:value="" table:style-name="ce1">
            <text:p/>
          </table:table-cell>
          <table:table-cell office:value-type="string" office:value="" table:style-name="ce1">
            <text:p/>
          </table:table-cell>
          <table:table-cell office:value-type="string" office:value="" table:style-name="ce1">
            <text:p/>
          </table:table-cell>
          <table:table-cell office:value-type="string" office:value="" table:style-name="ce1">
            <text:p/>
          </table:table-cell>
          <table:table-cell office:value-type="string" office:value="" table:style-name="ce1">
            <text:p/>
          </table:table-cell>
          <table:table-cell office:value-type="string" office:value="" table:style-name="ce1">
            <text:p/>
          </table:table-cell>
          <table:table-cell office:value-type="string" office:value="" table:style-name="ce1">
            <text:p/>
          </table:table-cell>
          <table:table-cell office:value-type="string" office:value="" table:style-name="ce1">
            <text:p/>
          </table:table-cell>
          <table:table-cell office:value-type="string" office:value="" table:style-name="ce1">
            <text:p/>
          </table:table-cell>
          <table:table-cell office:value-type="string" office:value="" table:style-name="ce1">
            <text:p/>
          </table:table-cell>
        </table:table-row>
        <table:table-row>
          <table:table-cell office:value-type="string" office:value="A" table:style-name="ce1">
            <text:p>A</text:p>
          </table:table-cell>
          <table:table-cell office:value-type="float" office:value="0" table:style-name="ce1">
            <text:p>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B" table:style-name="ce1">
            <text:p>B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484691968911917" table:style-name="ce1">
            <text:p>0.484691968911917</text:p>
          </table:table-cell>
          <table:table-cell office:value-type="float" office:value="0.236647830310881" table:style-name="ce1">
            <text:p>0.236647830310881</text:p>
          </table:table-cell>
          <table:table-cell office:value-type="float" office:value="0.231607127643948" table:style-name="ce1">
            <text:p>0.231607127643948</text:p>
          </table:table-cell>
          <table:table-cell office:value-type="float" office:value="0.463214255287897" table:style-name="ce1">
            <text:p>0.463214255287897</text:p>
          </table:table-cell>
          <table:table-cell office:value-type="float" office:value="0.91507704015544" table:style-name="ce1">
            <text:p>0.91507704015544</text:p>
          </table:table-cell>
          <table:table-cell office:value-type="float" office:value="1.16232776162791" table:style-name="ce1">
            <text:p>1.16232776162791</text:p>
          </table:table-cell>
          <table:table-cell office:value-type="float" office:value="0.147221696891192" table:style-name="ce1">
            <text:p>0.147221696891192</text:p>
          </table:table-cell>
          <table:table-cell office:value-type="float" office:value="NA" table:style-name="ce1">
            <text:p>NA</text:p>
          </table:table-cell>
          <table:table-cell office:value-type="float" office:value="0.549639297279793" table:style-name="ce1">
            <text:p>0.549639297279793</text:p>
          </table:table-cell>
          <table:table-cell office:value-type="float" office:value="0.09148464306698" table:style-name="ce1">
            <text:p>0.09148464306698</text:p>
          </table:table-cell>
          <table:table-cell office:value-type="float" office:value="0.311880958230958" table:style-name="ce1">
            <text:p>0.311880958230958</text:p>
          </table:table-cell>
          <table:table-cell office:value-type="float" office:value="0.165768518654524" table:style-name="ce1">
            <text:p>0.165768518654524</text:p>
          </table:table-cell>
          <table:table-cell office:value-type="float" office:value="0.0952074544653349" table:style-name="ce1">
            <text:p>0.0952074544653349</text:p>
          </table:table-cell>
          <table:table-cell office:value-type="float" office:value="0.11797504857513" table:style-name="ce1">
            <text:p>0.11797504857513</text:p>
          </table:table-cell>
          <table:table-cell office:value-type="float" office:value="0.11682044286134" table:style-name="ce1">
            <text:p>0.11682044286134</text:p>
          </table:table-cell>
          <table:table-cell office:value-type="float" office:value="0.626069040697674" table:style-name="ce1">
            <text:p>0.626069040697674</text:p>
          </table:table-cell>
          <table:table-cell office:value-type="float" office:value="0.179246474735605" table:style-name="ce1">
            <text:p>0.179246474735605</text:p>
          </table:table-cell>
          <table:table-cell office:value-type="float" office:value="0.167281525259067" table:style-name="ce1">
            <text:p>0.167281525259067</text:p>
          </table:table-cell>
          <table:table-cell office:value-type="float" office:value="0.269179946386604" table:style-name="ce1">
            <text:p>0.269179946386604</text:p>
          </table:table-cell>
          <table:table-cell office:value-type="float" office:value="NA" table:style-name="ce1">
            <text:p>NA</text:p>
          </table:table-cell>
          <table:table-cell office:value-type="float" office:value="0.208215204015544" table:style-name="ce1">
            <text:p>0.208215204015544</text:p>
          </table:table-cell>
          <table:table-cell office:value-type="float" office:value="0.234709470475911" table:style-name="ce1">
            <text:p>0.234709470475911</text:p>
          </table:table-cell>
          <table:table-cell office:value-type="float" office:value="1.22493466569767" table:style-name="ce1">
            <text:p>1.22493466569767</text:p>
          </table:table-cell>
          <table:table-cell office:value-type="float" office:value="0.209683904964747" table:style-name="ce1">
            <text:p>0.209683904964747</text:p>
          </table:table-cell>
          <table:table-cell office:value-type="float" office:value="0.267580667098446" table:style-name="ce1">
            <text:p>0.267580667098446</text:p>
          </table:table-cell>
          <table:table-cell office:value-type="float" office:value="0.19193160987074" table:style-name="ce1">
            <text:p>0.19193160987074</text:p>
          </table:table-cell>
          <table:table-cell office:value-type="float" office:value="0.766121075581395" table:style-name="ce1">
            <text:p>0.766121075581395</text:p>
          </table:table-cell>
          <table:table-cell office:value-type="float" office:value="0.747117732558139" table:style-name="ce1">
            <text:p>0.747117732558139</text:p>
          </table:table-cell>
          <table:table-cell office:value-type="float" office:value="0.175592604289072" table:style-name="ce1">
            <text:p>0.175592604289072</text:p>
          </table:table-cell>
          <table:table-cell office:value-type="float" office:value="0.919970058139535" table:style-name="ce1">
            <text:p>0.919970058139535</text:p>
          </table:table-cell>
          <table:table-cell office:value-type="float" office:value="0.511201658476658" table:style-name="ce1">
            <text:p>0.511201658476658</text:p>
          </table:table-cell>
          <table:table-cell office:value-type="float" office:value="0.127058174206816" table:style-name="ce1">
            <text:p>0.127058174206816</text:p>
          </table:table-cell>
          <table:table-cell office:value-type="float" office:value="0.776664026162791" table:style-name="ce1">
            <text:p>0.776664026162791</text:p>
          </table:table-cell>
          <table:table-cell office:value-type="float" office:value="0.11437303907168" table:style-name="ce1">
            <text:p>0.11437303907168</text:p>
          </table:table-cell>
          <table:table-cell office:value-type="float" office:value="0.327634828009828" table:style-name="ce1">
            <text:p>0.327634828009828</text:p>
          </table:table-cell>
          <table:table-cell office:value-type="float" office:value="0.40440675872093" table:style-name="ce1">
            <text:p>0.40440675872093</text:p>
          </table:table-cell>
          <table:table-cell office:value-type="float" office:value="0.203679938471503" table:style-name="ce1">
            <text:p>0.203679938471503</text:p>
          </table:table-cell>
          <table:table-cell office:value-type="float" office:value="0.0380209349294947" table:style-name="ce1">
            <text:p>0.0380209349294947</text:p>
          </table:table-cell>
          <table:table-cell office:value-type="float" office:value="0.435905450581395" table:style-name="ce1">
            <text:p>0.435905450581395</text:p>
          </table:table-cell>
          <table:table-cell office:value-type="float" office:value="NA" table:style-name="ce1">
            <text:p>NA</text:p>
          </table:table-cell>
          <table:table-cell office:value-type="float" office:value="0.115786328584019" table:style-name="ce1">
            <text:p>0.115786328584019</text:p>
          </table:table-cell>
          <table:table-cell office:value-type="float" office:value="0.582102073255814" table:style-name="ce1">
            <text:p>0.582102073255814</text:p>
          </table:table-cell>
          <table:table-cell office:value-type="float" office:value="0.0170284150998825" table:style-name="ce1">
            <text:p>0.0170284150998825</text:p>
          </table:table-cell>
          <table:table-cell office:value-type="float" office:value="0.483622399795337" table:style-name="ce1">
            <text:p>0.483622399795337</text:p>
          </table:table-cell>
          <table:table-cell office:value-type="float" office:value="0.292124293886658" table:style-name="ce1">
            <text:p>0.292124293886658</text:p>
          </table:table-cell>
          <table:table-cell office:value-type="float" office:value="0.696720284650259" table:style-name="ce1">
            <text:p>0.696720284650259</text:p>
          </table:table-cell>
          <table:table-cell office:value-type="float" office:value="0.119459849549223" table:style-name="ce1">
            <text:p>0.119459849549223</text:p>
          </table:table-cell>
          <table:table-cell office:value-type="float" office:value="0.284669122051166" table:style-name="ce1">
            <text:p>0.284669122051166</text:p>
          </table:table-cell>
          <table:table-cell office:value-type="float" office:value="0.354083354393782" table:style-name="ce1">
            <text:p>0.354083354393782</text:p>
          </table:table-cell>
          <table:table-cell office:value-type="float" office:value="0.325749589134715" table:style-name="ce1">
            <text:p>0.325749589134715</text:p>
          </table:table-cell>
          <table:table-cell office:value-type="float" office:value="0.11818117290544" table:style-name="ce1">
            <text:p>0.11818117290544</text:p>
          </table:table-cell>
          <table:table-cell office:value-type="float" office:value="0.193504663212435" table:style-name="ce1">
            <text:p>0.193504663212435</text:p>
          </table:table-cell>
          <table:table-cell office:value-type="float" office:value="0.147726466131801" table:style-name="ce1">
            <text:p>0.147726466131801</text:p>
          </table:table-cell>
        </table:table-row>
        <table:table-row>
          <table:table-cell office:value-type="string" office:value="C" table:style-name="ce1">
            <text:p>C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590514831606218" table:style-name="ce1">
            <text:p>0.590514831606218</text:p>
          </table:table-cell>
          <table:table-cell office:value-type="float" office:value="0.378578384067357" table:style-name="ce1">
            <text:p>0.378578384067357</text:p>
          </table:table-cell>
          <table:table-cell office:value-type="float" office:value="0.256925692200352" table:style-name="ce1">
            <text:p>0.256925692200352</text:p>
          </table:table-cell>
          <table:table-cell office:value-type="float" office:value="0.513851384400705" table:style-name="ce1">
            <text:p>0.513851384400705</text:p>
          </table:table-cell>
          <table:table-cell office:value-type="float" office:value="1.29551604598446" table:style-name="ce1">
            <text:p>1.29551604598446</text:p>
          </table:table-cell>
          <table:table-cell office:value-type="float" office:value="1.97934135174419" table:style-name="ce1">
            <text:p>1.97934135174419</text:p>
          </table:table-cell>
          <table:table-cell office:value-type="float" office:value="0.387881492875648" table:style-name="ce1">
            <text:p>0.387881492875648</text:p>
          </table:table-cell>
          <table:table-cell office:value-type="float" office:value="NA" table:style-name="ce1">
            <text:p>NA</text:p>
          </table:table-cell>
          <table:table-cell office:value-type="float" office:value="0.912227963082901" table:style-name="ce1">
            <text:p>0.912227963082901</text:p>
          </table:table-cell>
          <table:table-cell office:value-type="float" office:value="0.114131745740306" table:style-name="ce1">
            <text:p>0.114131745740306</text:p>
          </table:table-cell>
          <table:table-cell office:value-type="float" office:value="0.755158323095823" table:style-name="ce1">
            <text:p>0.755158323095823</text:p>
          </table:table-cell>
          <table:table-cell office:value-type="float" office:value="0.304891359430082" table:style-name="ce1">
            <text:p>0.304891359430082</text:p>
          </table:table-cell>
          <table:table-cell office:value-type="float" office:value="0.15115303686839" table:style-name="ce1">
            <text:p>0.15115303686839</text:p>
          </table:table-cell>
          <table:table-cell office:value-type="float" office:value="0.215366968911917" table:style-name="ce1">
            <text:p>0.215366968911917</text:p>
          </table:table-cell>
          <table:table-cell office:value-type="float" office:value="0.14470705787309" table:style-name="ce1">
            <text:p>0.14470705787309</text:p>
          </table:table-cell>
          <table:table-cell office:value-type="float" office:value="1.10974316860465" table:style-name="ce1">
            <text:p>1.10974316860465</text:p>
          </table:table-cell>
          <table:table-cell office:value-type="float" office:value="0.268387125440658" table:style-name="ce1">
            <text:p>0.268387125440658</text:p>
          </table:table-cell>
          <table:table-cell office:value-type="float" office:value="0.412825453367876" table:style-name="ce1">
            <text:p>0.412825453367876</text:p>
          </table:table-cell>
          <table:table-cell office:value-type="float" office:value="0.510645630141011" table:style-name="ce1">
            <text:p>0.510645630141011</text:p>
          </table:table-cell>
          <table:table-cell office:value-type="float" office:value="NA" table:style-name="ce1">
            <text:p>NA</text:p>
          </table:table-cell>
          <table:table-cell office:value-type="float" office:value="0.568187370466321" table:style-name="ce1">
            <text:p>0.568187370466321</text:p>
          </table:table-cell>
          <table:table-cell office:value-type="float" office:value="0.518470428172738" table:style-name="ce1">
            <text:p>0.518470428172738</text:p>
          </table:table-cell>
          <table:table-cell office:value-type="float" office:value="2.10780915697674" table:style-name="ce1">
            <text:p>2.10780915697674</text:p>
          </table:table-cell>
          <table:table-cell office:value-type="float" office:value="0.434500348854289" table:style-name="ce1">
            <text:p>0.434500348854289</text:p>
          </table:table-cell>
          <table:table-cell office:value-type="float" office:value="0.607958160621762" table:style-name="ce1">
            <text:p>0.607958160621762</text:p>
          </table:table-cell>
          <table:table-cell office:value-type="float" office:value="0.398719994858989" table:style-name="ce1">
            <text:p>0.398719994858989</text:p>
          </table:table-cell>
          <table:table-cell office:value-type="float" office:value="2.00381140988372" table:style-name="ce1">
            <text:p>2.00381140988372</text:p>
          </table:table-cell>
          <table:table-cell office:value-type="float" office:value="1.7375042877907" table:style-name="ce1">
            <text:p>1.7375042877907</text:p>
          </table:table-cell>
          <table:table-cell office:value-type="float" office:value="0.36545598560517" table:style-name="ce1">
            <text:p>0.36545598560517</text:p>
          </table:table-cell>
          <table:table-cell office:value-type="float" office:value="1.6206207122093" table:style-name="ce1">
            <text:p>1.6206207122093</text:p>
          </table:table-cell>
          <table:table-cell office:value-type="float" office:value="1.00236850429975" table:style-name="ce1">
            <text:p>1.00236850429975</text:p>
          </table:table-cell>
          <table:table-cell office:value-type="float" office:value="0.284346955787309" table:style-name="ce1">
            <text:p>0.284346955787309</text:p>
          </table:table-cell>
          <table:table-cell office:value-type="float" office:value="1.39067158430233" table:style-name="ce1">
            <text:p>1.39067158430233</text:p>
          </table:table-cell>
          <table:table-cell office:value-type="float" office:value="0.253254586515864" table:style-name="ce1">
            <text:p>0.253254586515864</text:p>
          </table:table-cell>
          <table:table-cell office:value-type="float" office:value="0.742315494471744" table:style-name="ce1">
            <text:p>0.742315494471744</text:p>
          </table:table-cell>
          <table:table-cell office:value-type="float" office:value="0.857493313953488" table:style-name="ce1">
            <text:p>0.857493313953488</text:p>
          </table:table-cell>
          <table:table-cell office:value-type="float" office:value="0.450968199481865" table:style-name="ce1">
            <text:p>0.450968199481865</text:p>
          </table:table-cell>
          <table:table-cell office:value-type="float" office:value="0.167940158636898" table:style-name="ce1">
            <text:p>0.167940158636898</text:p>
          </table:table-cell>
          <table:table-cell office:value-type="float" office:value="1.2319632994186" table:style-name="ce1">
            <text:p>1.2319632994186</text:p>
          </table:table-cell>
          <table:table-cell office:value-type="float" office:value="NA" table:style-name="ce1">
            <text:p>NA</text:p>
          </table:table-cell>
          <table:table-cell office:value-type="float" office:value="0.348220747649824" table:style-name="ce1">
            <text:p>0.348220747649824</text:p>
          </table:table-cell>
          <table:table-cell office:value-type="float" office:value="1.42410740232558" table:style-name="ce1">
            <text:p>1.42410740232558</text:p>
          </table:table-cell>
          <table:table-cell office:value-type="float" office:value="0.0598407461809636" table:style-name="ce1">
            <text:p>0.0598407461809636</text:p>
          </table:table-cell>
          <table:table-cell office:value-type="float" office:value="1.00208160458744" table:style-name="ce1">
            <text:p>1.00208160458744</text:p>
          </table:table-cell>
          <table:table-cell office:value-type="float" office:value="0.661680762586788" table:style-name="ce1">
            <text:p>0.661680762586788</text:p>
          </table:table-cell>
          <table:table-cell office:value-type="float" office:value="1.05167920810687" table:style-name="ce1">
            <text:p>1.05167920810687</text:p>
          </table:table-cell>
          <table:table-cell office:value-type="float" office:value="0.315549079968264" table:style-name="ce1">
            <text:p>0.315549079968264</text:p>
          </table:table-cell>
          <table:table-cell office:value-type="float" office:value="0.558241056343912" table:style-name="ce1">
            <text:p>0.558241056343912</text:p>
          </table:table-cell>
          <table:table-cell office:value-type="float" office:value="0.99380222615285" table:style-name="ce1">
            <text:p>0.99380222615285</text:p>
          </table:table-cell>
          <table:table-cell office:value-type="float" office:value="0.471171528303109" table:style-name="ce1">
            <text:p>0.471171528303109</text:p>
          </table:table-cell>
          <table:table-cell office:value-type="float" office:value="0.341481291102979" table:style-name="ce1">
            <text:p>0.341481291102979</text:p>
          </table:table-cell>
          <table:table-cell office:value-type="float" office:value="0.506089119170984" table:style-name="ce1">
            <text:p>0.506089119170984</text:p>
          </table:table-cell>
          <table:table-cell office:value-type="float" office:value="0.426851613878724" table:style-name="ce1">
            <text:p>0.426851613878724</text:p>
          </table:table-cell>
        </table:table-row>
        <table:table-row>
          <table:table-cell office:value-type="string" office:value="D" table:style-name="ce1">
            <text:p>D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585572555051813" table:style-name="ce1">
            <text:p>0.585572555051813</text:p>
          </table:table-cell>
          <table:table-cell office:value-type="float" office:value="0.370380019430052" table:style-name="ce1">
            <text:p>0.370380019430052</text:p>
          </table:table-cell>
          <table:table-cell office:value-type="float" office:value="0.259424801703878" table:style-name="ce1">
            <text:p>0.259424801703878</text:p>
          </table:table-cell>
          <table:table-cell office:value-type="float" office:value="0.518849603407756" table:style-name="ce1">
            <text:p>0.518849603407756</text:p>
          </table:table-cell>
          <table:table-cell office:value-type="float" office:value="1.19858928108808" table:style-name="ce1">
            <text:p>1.19858928108808</text:p>
          </table:table-cell>
          <table:table-cell office:value-type="float" office:value="2.0565261627907" table:style-name="ce1">
            <text:p>2.0565261627907</text:p>
          </table:table-cell>
          <table:table-cell office:value-type="float" office:value="0.341889248704663" table:style-name="ce1">
            <text:p>0.341889248704663</text:p>
          </table:table-cell>
          <table:table-cell office:value-type="float" office:value="NA" table:style-name="ce1">
            <text:p>NA</text:p>
          </table:table-cell>
          <table:table-cell office:value-type="float" office:value="0.90222712111399" table:style-name="ce1">
            <text:p>0.90222712111399</text:p>
          </table:table-cell>
          <table:table-cell office:value-type="float" office:value="0.123059599001175" table:style-name="ce1">
            <text:p>0.123059599001175</text:p>
          </table:table-cell>
          <table:table-cell office:value-type="float" office:value="0.712405973587223" table:style-name="ce1">
            <text:p>0.712405973587223</text:p>
          </table:table-cell>
          <table:table-cell office:value-type="float" office:value="0.27641874632785" table:style-name="ce1">
            <text:p>0.27641874632785</text:p>
          </table:table-cell>
          <table:table-cell office:value-type="float" office:value="0.128230170387779" table:style-name="ce1">
            <text:p>0.128230170387779</text:p>
          </table:table-cell>
          <table:table-cell office:value-type="float" office:value="0.235891952720207" table:style-name="ce1">
            <text:p>0.235891952720207</text:p>
          </table:table-cell>
          <table:table-cell office:value-type="float" office:value="0.102067079171563" table:style-name="ce1">
            <text:p>0.102067079171563</text:p>
          </table:table-cell>
          <table:table-cell office:value-type="float" office:value="1.08982870639535" table:style-name="ce1">
            <text:p>1.08982870639535</text:p>
          </table:table-cell>
          <table:table-cell office:value-type="float" office:value="0.219025403936545" table:style-name="ce1">
            <text:p>0.219025403936545</text:p>
          </table:table-cell>
          <table:table-cell office:value-type="float" office:value="0.396079857512953" table:style-name="ce1">
            <text:p>0.396079857512953</text:p>
          </table:table-cell>
          <table:table-cell office:value-type="float" office:value="0.414128297591069" table:style-name="ce1">
            <text:p>0.414128297591069</text:p>
          </table:table-cell>
          <table:table-cell office:value-type="float" office:value="NA" table:style-name="ce1">
            <text:p>NA</text:p>
          </table:table-cell>
          <table:table-cell office:value-type="float" office:value="0.571734180699482" table:style-name="ce1">
            <text:p>0.571734180699482</text:p>
          </table:table-cell>
          <table:table-cell office:value-type="float" office:value="0.44649607447121" table:style-name="ce1">
            <text:p>0.44649607447121</text:p>
          </table:table-cell>
          <table:table-cell office:value-type="float" office:value="2.098828125" table:style-name="ce1">
            <text:p>2.098828125</text:p>
          </table:table-cell>
          <table:table-cell office:value-type="float" office:value="0.32071330787309" table:style-name="ce1">
            <text:p>0.32071330787309</text:p>
          </table:table-cell>
          <table:table-cell office:value-type="float" office:value="0.473993393782383" table:style-name="ce1">
            <text:p>0.473993393782383</text:p>
          </table:table-cell>
          <table:table-cell office:value-type="float" office:value="0.247463546562867" table:style-name="ce1">
            <text:p>0.247463546562867</text:p>
          </table:table-cell>
          <table:table-cell office:value-type="float" office:value="2.00172885174419" table:style-name="ce1">
            <text:p>2.00172885174419</text:p>
          </table:table-cell>
          <table:table-cell office:value-type="float" office:value="1.49709898255814" table:style-name="ce1">
            <text:p>1.49709898255814</text:p>
          </table:table-cell>
          <table:table-cell office:value-type="float" office:value="0.259838447414806" table:style-name="ce1">
            <text:p>0.259838447414806</text:p>
          </table:table-cell>
          <table:table-cell office:value-type="float" office:value="1.53653742732558" table:style-name="ce1">
            <text:p>1.53653742732558</text:p>
          </table:table-cell>
          <table:table-cell office:value-type="float" office:value="0.874967644348894" table:style-name="ce1">
            <text:p>0.874967644348894</text:p>
          </table:table-cell>
          <table:table-cell office:value-type="float" office:value="0.174179314776733" table:style-name="ce1">
            <text:p>0.174179314776733</text:p>
          </table:table-cell>
          <table:table-cell office:value-type="float" office:value="1.09815893895349" table:style-name="ce1">
            <text:p>1.09815893895349</text:p>
          </table:table-cell>
          <table:table-cell office:value-type="float" office:value="0.0360561178025852" table:style-name="ce1">
            <text:p>0.0360561178025852</text:p>
          </table:table-cell>
          <table:table-cell office:value-type="float" office:value="0.513085273341523" table:style-name="ce1">
            <text:p>0.513085273341523</text:p>
          </table:table-cell>
          <table:table-cell office:value-type="float" office:value="0.537690479651163" table:style-name="ce1">
            <text:p>0.537690479651163</text:p>
          </table:table-cell>
          <table:table-cell office:value-type="float" office:value="0.434571470207254" table:style-name="ce1">
            <text:p>0.434571470207254</text:p>
          </table:table-cell>
          <table:table-cell office:value-type="float" office:value="0.0723879994124559" table:style-name="ce1">
            <text:p>0.0723879994124559</text:p>
          </table:table-cell>
          <table:table-cell office:value-type="float" office:value="0.875325218023256" table:style-name="ce1">
            <text:p>0.875325218023256</text:p>
          </table:table-cell>
          <table:table-cell office:value-type="float" office:value="NA" table:style-name="ce1">
            <text:p>NA</text:p>
          </table:table-cell>
          <table:table-cell office:value-type="float" office:value="0.171490617655699" table:style-name="ce1">
            <text:p>0.171490617655699</text:p>
          </table:table-cell>
          <table:table-cell office:value-type="float" office:value="1.64510638953488" table:style-name="ce1">
            <text:p>1.64510638953488</text:p>
          </table:table-cell>
          <table:table-cell office:value-type="float" office:value="0.0168215922444183" table:style-name="ce1">
            <text:p>0.0168215922444183</text:p>
          </table:table-cell>
          <table:table-cell office:value-type="float" office:value="0.718030153142487" table:style-name="ce1">
            <text:p>0.718030153142487</text:p>
          </table:table-cell>
          <table:table-cell office:value-type="float" office:value="0.421627966542746" table:style-name="ce1">
            <text:p>0.421627966542746</text:p>
          </table:table-cell>
          <table:table-cell office:value-type="float" office:value="0.548793237678109" table:style-name="ce1">
            <text:p>0.548793237678109</text:p>
          </table:table-cell>
          <table:table-cell office:value-type="float" office:value="0.139015117608808" table:style-name="ce1">
            <text:p>0.139015117608808</text:p>
          </table:table-cell>
          <table:table-cell office:value-type="float" office:value="0.159410211411917" table:style-name="ce1">
            <text:p>0.159410211411917</text:p>
          </table:table-cell>
          <table:table-cell office:value-type="float" office:value="0.311717938820596" table:style-name="ce1">
            <text:p>0.311717938820596</text:p>
          </table:table-cell>
          <table:table-cell office:value-type="float" office:value="0.248786399541451" table:style-name="ce1">
            <text:p>0.248786399541451</text:p>
          </table:table-cell>
          <table:table-cell office:value-type="float" office:value="0.147590617873057" table:style-name="ce1">
            <text:p>0.147590617873057</text:p>
          </table:table-cell>
          <table:table-cell office:value-type="float" office:value="0.152570984455959" table:style-name="ce1">
            <text:p>0.152570984455959</text:p>
          </table:table-cell>
          <table:table-cell office:value-type="float" office:value="0.184488272341321" table:style-name="ce1">
            <text:p>0.184488272341321</text:p>
          </table:table-cell>
        </table:table-row>
        <table:table-row>
          <table:table-cell office:value-type="string" office:value="E" table:style-name="ce1">
            <text:p>E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593712775259067" table:style-name="ce1">
            <text:p>0.593712775259067</text:p>
          </table:table-cell>
          <table:table-cell office:value-type="float" office:value="0.376775906735751" table:style-name="ce1">
            <text:p>0.376775906735751</text:p>
          </table:table-cell>
          <table:table-cell office:value-type="float" office:value="0.272919993022914" table:style-name="ce1">
            <text:p>0.272919993022914</text:p>
          </table:table-cell>
          <table:table-cell office:value-type="float" office:value="0.545839986045828" table:style-name="ce1">
            <text:p>0.545839986045828</text:p>
          </table:table-cell>
          <table:table-cell office:value-type="float" office:value="1.37668567033679" table:style-name="ce1">
            <text:p>1.37668567033679</text:p>
          </table:table-cell>
          <table:table-cell office:value-type="float" office:value="2.15076191860465" table:style-name="ce1">
            <text:p>2.15076191860465</text:p>
          </table:table-cell>
          <table:table-cell office:value-type="float" office:value="0.332586139896373" table:style-name="ce1">
            <text:p>0.332586139896373</text:p>
          </table:table-cell>
          <table:table-cell office:value-type="float" office:value="NA" table:style-name="ce1">
            <text:p>NA</text:p>
          </table:table-cell>
          <table:table-cell office:value-type="float" office:value="0.857862920984456" table:style-name="ce1">
            <text:p>0.857862920984456</text:p>
          </table:table-cell>
          <table:table-cell office:value-type="float" office:value="0.124748652320799" table:style-name="ce1">
            <text:p>0.124748652320799</text:p>
          </table:table-cell>
          <table:table-cell office:value-type="float" office:value="0.698478639434889" table:style-name="ce1">
            <text:p>0.698478639434889</text:p>
          </table:table-cell>
          <table:table-cell office:value-type="float" office:value="0.296239269976498" table:style-name="ce1">
            <text:p>0.296239269976498</text:p>
          </table:table-cell>
          <table:table-cell office:value-type="float" office:value="0.161011592978848" table:style-name="ce1">
            <text:p>0.161011592978848</text:p>
          </table:table-cell>
          <table:table-cell office:value-type="float" office:value="0.280837597150259" table:style-name="ce1">
            <text:p>0.280837597150259</text:p>
          </table:table-cell>
          <table:table-cell office:value-type="float" office:value="0.181418114717979" table:style-name="ce1">
            <text:p>0.181418114717979</text:p>
          </table:table-cell>
          <table:table-cell office:value-type="float" office:value="1.06809200581395" table:style-name="ce1">
            <text:p>1.06809200581395</text:p>
          </table:table-cell>
          <table:table-cell office:value-type="float" office:value="0.256770575058754" table:style-name="ce1">
            <text:p>0.256770575058754</text:p>
          </table:table-cell>
          <table:table-cell office:value-type="float" office:value="0.386602315414508" table:style-name="ce1">
            <text:p>0.386602315414508</text:p>
          </table:table-cell>
          <table:table-cell office:value-type="float" office:value="0.492307336956522" table:style-name="ce1">
            <text:p>0.492307336956522</text:p>
          </table:table-cell>
          <table:table-cell office:value-type="float" office:value="NA" table:style-name="ce1">
            <text:p>NA</text:p>
          </table:table-cell>
          <table:table-cell office:value-type="float" office:value="0.474632982512953" table:style-name="ce1">
            <text:p>0.474632982512953</text:p>
          </table:table-cell>
          <table:table-cell office:value-type="float" office:value="0.501338601645123" table:style-name="ce1">
            <text:p>0.501338601645123</text:p>
          </table:table-cell>
          <table:table-cell office:value-type="float" office:value="2.17926693313953" table:style-name="ce1">
            <text:p>2.17926693313953</text:p>
          </table:table-cell>
          <table:table-cell office:value-type="float" office:value="0.386034859723854" table:style-name="ce1">
            <text:p>0.386034859723854</text:p>
          </table:table-cell>
          <table:table-cell office:value-type="float" office:value="0.546848364637306" table:style-name="ce1">
            <text:p>0.546848364637306</text:p>
          </table:table-cell>
          <table:table-cell office:value-type="float" office:value="0.376038421709753" table:style-name="ce1">
            <text:p>0.376038421709753</text:p>
          </table:table-cell>
          <table:table-cell office:value-type="float" office:value="1.82692412790698" table:style-name="ce1">
            <text:p>1.82692412790698</text:p>
          </table:table-cell>
          <table:table-cell office:value-type="float" office:value="1.7468757994186" table:style-name="ce1">
            <text:p>1.7468757994186</text:p>
          </table:table-cell>
          <table:table-cell office:value-type="float" office:value="0.297066561398355" table:style-name="ce1">
            <text:p>0.297066561398355</text:p>
          </table:table-cell>
          <table:table-cell office:value-type="float" office:value="1.58769026162791" table:style-name="ce1">
            <text:p>1.58769026162791</text:p>
          </table:table-cell>
          <table:table-cell office:value-type="float" office:value="0.870115909090909" table:style-name="ce1">
            <text:p>0.870115909090909</text:p>
          </table:table-cell>
          <table:table-cell office:value-type="float" office:value="0.294481275705053" table:style-name="ce1">
            <text:p>0.294481275705053</text:p>
          </table:table-cell>
          <table:table-cell office:value-type="float" office:value="1.37696140988372" table:style-name="ce1">
            <text:p>1.37696140988372</text:p>
          </table:table-cell>
          <table:table-cell office:value-type="float" office:value="0.2411209789953" table:style-name="ce1">
            <text:p>0.2411209789953</text:p>
          </table:table-cell>
          <table:table-cell office:value-type="float" office:value="0.727760288697789" table:style-name="ce1">
            <text:p>0.727760288697789</text:p>
          </table:table-cell>
          <table:table-cell office:value-type="float" office:value="0.966176816860465" table:style-name="ce1">
            <text:p>0.966176816860465</text:p>
          </table:table-cell>
          <table:table-cell office:value-type="float" office:value="0.469574417098446" table:style-name="ce1">
            <text:p>0.469574417098446</text:p>
          </table:table-cell>
          <table:table-cell office:value-type="float" office:value="0.249152599882491" table:style-name="ce1">
            <text:p>0.249152599882491</text:p>
          </table:table-cell>
          <table:table-cell office:value-type="float" office:value="1.03698379360465" table:style-name="ce1">
            <text:p>1.03698379360465</text:p>
          </table:table-cell>
          <table:table-cell office:value-type="float" office:value="NA" table:style-name="ce1">
            <text:p>NA</text:p>
          </table:table-cell>
          <table:table-cell office:value-type="float" office:value="0.32219553833725" table:style-name="ce1">
            <text:p>0.32219553833725</text:p>
          </table:table-cell>
          <table:table-cell office:value-type="float" office:value="1.03303422209302" table:style-name="ce1">
            <text:p>1.03303422209302</text:p>
          </table:table-cell>
          <table:table-cell office:value-type="float" office:value="0.0969999192126909" table:style-name="ce1">
            <text:p>0.0969999192126909</text:p>
          </table:table-cell>
          <table:table-cell office:value-type="float" office:value="0.879402960017487" table:style-name="ce1">
            <text:p>0.879402960017487</text:p>
          </table:table-cell>
          <table:table-cell office:value-type="float" office:value="0.696619099387306" table:style-name="ce1">
            <text:p>0.696619099387306</text:p>
          </table:table-cell>
          <table:table-cell office:value-type="float" office:value="1.23637512738731" table:style-name="ce1">
            <text:p>1.23637512738731</text:p>
          </table:table-cell>
          <table:table-cell office:value-type="float" office:value="0.339240511754534" table:style-name="ce1">
            <text:p>0.339240511754534</text:p>
          </table:table-cell>
          <table:table-cell office:value-type="float" office:value="0.522293250835492" table:style-name="ce1">
            <text:p>0.522293250835492</text:p>
          </table:table-cell>
          <table:table-cell office:value-type="float" office:value="0.910283827313472" table:style-name="ce1">
            <text:p>0.910283827313472</text:p>
          </table:table-cell>
          <table:table-cell office:value-type="float" office:value="0.579825185135363" table:style-name="ce1">
            <text:p>0.579825185135363</text:p>
          </table:table-cell>
          <table:table-cell office:value-type="float" office:value="0.385403012119819" table:style-name="ce1">
            <text:p>0.385403012119819</text:p>
          </table:table-cell>
          <table:table-cell office:value-type="float" office:value="0.51074067357513" table:style-name="ce1">
            <text:p>0.51074067357513</text:p>
          </table:table-cell>
          <table:table-cell office:value-type="float" office:value="0.481753765149773" table:style-name="ce1">
            <text:p>0.481753765149773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474400404792746" table:style-name="ce1">
            <text:p>0.474400404792746</text:p>
          </table:table-cell>
          <table:table-cell office:value-type="float" office:value="0.287233484455959" table:style-name="ce1">
            <text:p>0.287233484455959</text:p>
          </table:table-cell>
          <table:table-cell office:value-type="float" office:value="0.253909525558167" table:style-name="ce1">
            <text:p>0.253909525558167</text:p>
          </table:table-cell>
          <table:table-cell office:value-type="float" office:value="0.507819051116334" table:style-name="ce1">
            <text:p>0.507819051116334</text:p>
          </table:table-cell>
          <table:table-cell office:value-type="float" office:value="0.682092308937824" table:style-name="ce1">
            <text:p>0.682092308937824</text:p>
          </table:table-cell>
          <table:table-cell office:value-type="float" office:value="1.27348430232558" table:style-name="ce1">
            <text:p>1.27348430232558</text:p>
          </table:table-cell>
          <table:table-cell office:value-type="float" office:value="0.17891041126943" table:style-name="ce1">
            <text:p>0.17891041126943</text:p>
          </table:table-cell>
          <table:table-cell office:value-type="float" office:value="NA" table:style-name="ce1">
            <text:p>NA</text:p>
          </table:table-cell>
          <table:table-cell office:value-type="float" office:value="0.495739410621762" table:style-name="ce1">
            <text:p>0.495739410621762</text:p>
          </table:table-cell>
          <table:table-cell office:value-type="float" office:value="0.0851420754994124" table:style-name="ce1">
            <text:p>0.0851420754994124</text:p>
          </table:table-cell>
          <table:table-cell office:value-type="float" office:value="0.378321191646192" table:style-name="ce1">
            <text:p>0.378321191646192</text:p>
          </table:table-cell>
          <table:table-cell office:value-type="float" office:value="0.108271764835488" table:style-name="ce1">
            <text:p>0.108271764835488</text:p>
          </table:table-cell>
          <table:table-cell office:value-type="float" office:value="0.0837977269388954" table:style-name="ce1">
            <text:p>0.0837977269388954</text:p>
          </table:table-cell>
          <table:table-cell office:value-type="float" office:value="0.114311949481865" table:style-name="ce1">
            <text:p>0.114311949481865</text:p>
          </table:table-cell>
          <table:table-cell office:value-type="float" office:value="0.142845652173913" table:style-name="ce1">
            <text:p>0.142845652173913</text:p>
          </table:table-cell>
          <table:table-cell office:value-type="float" office:value="0.547973110465116" table:style-name="ce1">
            <text:p>0.547973110465116</text:p>
          </table:table-cell>
          <table:table-cell office:value-type="float" office:value="0.218611758225617" table:style-name="ce1">
            <text:p>0.218611758225617</text:p>
          </table:table-cell>
          <table:table-cell office:value-type="float" office:value="0.0640170174870466" table:style-name="ce1">
            <text:p>0.0640170174870466</text:p>
          </table:table-cell>
          <table:table-cell office:value-type="float" office:value="0.258114923619271" table:style-name="ce1">
            <text:p>0.258114923619271</text:p>
          </table:table-cell>
          <table:table-cell office:value-type="float" office:value="NA" table:style-name="ce1">
            <text:p>NA</text:p>
          </table:table-cell>
          <table:table-cell office:value-type="float" office:value="0.24688125" table:style-name="ce1">
            <text:p>0.24688125</text:p>
          </table:table-cell>
          <table:table-cell office:value-type="float" office:value="0.215130240158637" table:style-name="ce1">
            <text:p>0.215130240158637</text:p>
          </table:table-cell>
          <table:table-cell office:value-type="float" office:value="1.28884316860465" table:style-name="ce1">
            <text:p>1.28884316860465</text:p>
          </table:table-cell>
          <table:table-cell office:value-type="float" office:value="0.185864806110458" table:style-name="ce1">
            <text:p>0.185864806110458</text:p>
          </table:table-cell>
          <table:table-cell office:value-type="float" office:value="0.310781978626943" table:style-name="ce1">
            <text:p>0.310781978626943</text:p>
          </table:table-cell>
          <table:table-cell office:value-type="float" office:value="0.130953337984724" table:style-name="ce1">
            <text:p>0.130953337984724</text:p>
          </table:table-cell>
          <table:table-cell office:value-type="float" office:value="0.883134811046512" table:style-name="ce1">
            <text:p>0.883134811046512</text:p>
          </table:table-cell>
          <table:table-cell office:value-type="float" office:value="0.663945566860465" table:style-name="ce1">
            <text:p>0.663945566860465</text:p>
          </table:table-cell>
          <table:table-cell office:value-type="float" office:value="0.191069847972973" table:style-name="ce1">
            <text:p>0.191069847972973</text:p>
          </table:table-cell>
          <table:table-cell office:value-type="float" office:value="0.930903488372093" table:style-name="ce1">
            <text:p>0.930903488372093</text:p>
          </table:table-cell>
          <table:table-cell office:value-type="float" office:value="0.640486133292383" table:style-name="ce1">
            <text:p>0.640486133292383</text:p>
          </table:table-cell>
          <table:table-cell office:value-type="float" office:value="0.124679711368978" table:style-name="ce1">
            <text:p>0.124679711368978</text:p>
          </table:table-cell>
          <table:table-cell office:value-type="float" office:value="0.822740625" table:style-name="ce1">
            <text:p>0.822740625</text:p>
          </table:table-cell>
          <table:table-cell office:value-type="float" office:value="0.130953337984724" table:style-name="ce1">
            <text:p>0.130953337984724</text:p>
          </table:table-cell>
          <table:table-cell office:value-type="float" office:value="0.404178086609337" table:style-name="ce1">
            <text:p>0.404178086609337</text:p>
          </table:table-cell>
          <table:table-cell office:value-type="float" office:value="0.539773037790698" table:style-name="ce1">
            <text:p>0.539773037790698</text:p>
          </table:table-cell>
          <table:table-cell office:value-type="float" office:value="0.204086949481865" table:style-name="ce1">
            <text:p>0.204086949481865</text:p>
          </table:table-cell>
          <table:table-cell office:value-type="float" office:value="0.113201042890717" table:style-name="ce1">
            <text:p>0.113201042890717</text:p>
          </table:table-cell>
          <table:table-cell office:value-type="float" office:value="0.67305675872093" table:style-name="ce1">
            <text:p>0.67305675872093</text:p>
          </table:table-cell>
          <table:table-cell office:value-type="float" office:value="NA" table:style-name="ce1">
            <text:p>NA</text:p>
          </table:table-cell>
          <table:table-cell office:value-type="float" office:value="0.158288425381904" table:style-name="ce1">
            <text:p>0.158288425381904</text:p>
          </table:table-cell>
          <table:table-cell office:value-type="float" office:value="0.429408910465116" table:style-name="ce1">
            <text:p>0.429408910465116</text:p>
          </table:table-cell>
          <table:table-cell office:value-type="float" office:value="0.0294033159518214" table:style-name="ce1">
            <text:p>0.0294033159518214</text:p>
          </table:table-cell>
          <table:table-cell office:value-type="float" office:value="0.439658526392487" table:style-name="ce1">
            <text:p>0.439658526392487</text:p>
          </table:table-cell>
          <table:table-cell office:value-type="float" office:value="0.421734854611399" table:style-name="ce1">
            <text:p>0.421734854611399</text:p>
          </table:table-cell>
          <table:table-cell office:value-type="float" office:value="0.70149101885557" table:style-name="ce1">
            <text:p>0.70149101885557</text:p>
          </table:table-cell>
          <table:table-cell office:value-type="float" office:value="0.209659597711788" table:style-name="ce1">
            <text:p>0.209659597711788</text:p>
          </table:table-cell>
          <table:table-cell office:value-type="float" office:value="0.335417466637306" table:style-name="ce1">
            <text:p>0.335417466637306</text:p>
          </table:table-cell>
          <table:table-cell office:value-type="float" office:value="0.500588607246762" table:style-name="ce1">
            <text:p>0.500588607246762</text:p>
          </table:table-cell>
          <table:table-cell office:value-type="float" office:value="0.327168590770725" table:style-name="ce1">
            <text:p>0.327168590770725</text:p>
          </table:table-cell>
          <table:table-cell office:value-type="float" office:value="0.233902709277202" table:style-name="ce1">
            <text:p>0.233902709277202</text:p>
          </table:table-cell>
          <table:table-cell office:value-type="float" office:value="0.298629792746114" table:style-name="ce1">
            <text:p>0.298629792746114</text:p>
          </table:table-cell>
          <table:table-cell office:value-type="float" office:value="0.292378386596503" table:style-name="ce1">
            <text:p>0.292378386596503</text:p>
          </table:table-cell>
        </table:table-row>
        <table:table-row>
          <table:table-cell office:value-type="string" office:value="G" table:style-name="ce1">
            <text:p>G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575106557642487" table:style-name="ce1">
            <text:p>0.575106557642487</text:p>
          </table:table-cell>
          <table:table-cell office:value-type="float" office:value="0.402359455958549" table:style-name="ce1">
            <text:p>0.402359455958549</text:p>
          </table:table-cell>
          <table:table-cell office:value-type="float" office:value="0.254633405552291" table:style-name="ce1">
            <text:p>0.254633405552291</text:p>
          </table:table-cell>
          <table:table-cell office:value-type="float" office:value="0.509266811104583" table:style-name="ce1">
            <text:p>0.509266811104583</text:p>
          </table:table-cell>
          <table:table-cell office:value-type="float" office:value="1.18248327396373" table:style-name="ce1">
            <text:p>1.18248327396373</text:p>
          </table:table-cell>
          <table:table-cell office:value-type="float" office:value="2.23979127906977" table:style-name="ce1">
            <text:p>2.23979127906977</text:p>
          </table:table-cell>
          <table:table-cell office:value-type="float" office:value="0.433524870466321" table:style-name="ce1">
            <text:p>0.433524870466321</text:p>
          </table:table-cell>
          <table:table-cell office:value-type="float" office:value="NA" table:style-name="ce1">
            <text:p>NA</text:p>
          </table:table-cell>
          <table:table-cell office:value-type="float" office:value="0.907227542098446" table:style-name="ce1">
            <text:p>0.907227542098446</text:p>
          </table:table-cell>
          <table:table-cell office:value-type="float" office:value="0.0972412125440658" table:style-name="ce1">
            <text:p>0.0972412125440658</text:p>
          </table:table-cell>
          <table:table-cell office:value-type="float" office:value="0.721881127149877" table:style-name="ce1">
            <text:p>0.721881127149877</text:p>
          </table:table-cell>
          <table:table-cell office:value-type="float" office:value="0.289310704318449" table:style-name="ce1">
            <text:p>0.289310704318449</text:p>
          </table:table-cell>
          <table:table-cell office:value-type="float" office:value="0.123473244712103" table:style-name="ce1">
            <text:p>0.123473244712103</text:p>
          </table:table-cell>
          <table:table-cell office:value-type="float" office:value="0.285082140544041" table:style-name="ce1">
            <text:p>0.285082140544041</text:p>
          </table:table-cell>
          <table:table-cell office:value-type="float" office:value="0.167733335781434" table:style-name="ce1">
            <text:p>0.167733335781434</text:p>
          </table:table-cell>
          <table:table-cell office:value-type="float" office:value="1.20762340116279" table:style-name="ce1">
            <text:p>1.20762340116279</text:p>
          </table:table-cell>
          <table:table-cell office:value-type="float" office:value="0.291723637632197" table:style-name="ce1">
            <text:p>0.291723637632197</text:p>
          </table:table-cell>
          <table:table-cell office:value-type="float" office:value="0.380555294689119" table:style-name="ce1">
            <text:p>0.380555294689119</text:p>
          </table:table-cell>
          <table:table-cell office:value-type="float" office:value="0.5463915136604" table:style-name="ce1">
            <text:p>0.5463915136604</text:p>
          </table:table-cell>
          <table:table-cell office:value-type="float" office:value="NA" table:style-name="ce1">
            <text:p>NA</text:p>
          </table:table-cell>
          <table:table-cell office:value-type="float" office:value="0.613423737046632" table:style-name="ce1">
            <text:p>0.613423737046632</text:p>
          </table:table-cell>
          <table:table-cell office:value-type="float" office:value="0.545702104142186" table:style-name="ce1">
            <text:p>0.545702104142186</text:p>
          </table:table-cell>
          <table:table-cell office:value-type="float" office:value="2.33676039244186" table:style-name="ce1">
            <text:p>2.33676039244186</text:p>
          </table:table-cell>
          <table:table-cell office:value-type="float" office:value="0.422814857520564" table:style-name="ce1">
            <text:p>0.422814857520564</text:p>
          </table:table-cell>
          <table:table-cell office:value-type="float" office:value="0.718490722150259" table:style-name="ce1">
            <text:p>0.718490722150259</text:p>
          </table:table-cell>
          <table:table-cell office:value-type="float" office:value="0.369557972238543" table:style-name="ce1">
            <text:p>0.369557972238543</text:p>
          </table:table-cell>
          <table:table-cell office:value-type="float" office:value="2.1722382994186" table:style-name="ce1">
            <text:p>2.1722382994186</text:p>
          </table:table-cell>
          <table:table-cell office:value-type="float" office:value="1.77759353197674" table:style-name="ce1">
            <text:p>1.77759353197674</text:p>
          </table:table-cell>
          <table:table-cell office:value-type="float" office:value="0.407613377643948" table:style-name="ce1">
            <text:p>0.407613377643948</text:p>
          </table:table-cell>
          <table:table-cell office:value-type="float" office:value="1.6461320494186" table:style-name="ce1">
            <text:p>1.6461320494186</text:p>
          </table:table-cell>
          <table:table-cell office:value-type="float" office:value="1.0286249539312" table:style-name="ce1">
            <text:p>1.0286249539312</text:p>
          </table:table-cell>
          <table:table-cell office:value-type="float" office:value="0.30230607373678" table:style-name="ce1">
            <text:p>0.30230607373678</text:p>
          </table:table-cell>
          <table:table-cell office:value-type="float" office:value="1.45596845930233" table:style-name="ce1">
            <text:p>1.45596845930233</text:p>
          </table:table-cell>
          <table:table-cell office:value-type="float" office:value="0.302375014688602" table:style-name="ce1">
            <text:p>0.302375014688602</text:p>
          </table:table-cell>
          <table:table-cell office:value-type="float" office:value="0.720625383906634" table:style-name="ce1">
            <text:p>0.720625383906634</text:p>
          </table:table-cell>
          <table:table-cell office:value-type="float" office:value="0.982446802325581" table:style-name="ce1">
            <text:p>0.982446802325581</text:p>
          </table:table-cell>
          <table:table-cell office:value-type="float" office:value="0.478412370466321" table:style-name="ce1">
            <text:p>0.478412370466321</text:p>
          </table:table-cell>
          <table:table-cell office:value-type="float" office:value="0.248015074177438" table:style-name="ce1">
            <text:p>0.248015074177438</text:p>
          </table:table-cell>
          <table:table-cell office:value-type="float" office:value="1.26398263081395" table:style-name="ce1">
            <text:p>1.26398263081395</text:p>
          </table:table-cell>
          <table:table-cell office:value-type="float" office:value="NA" table:style-name="ce1">
            <text:p>NA</text:p>
          </table:table-cell>
          <table:table-cell office:value-type="float" office:value="0.374211486486486" table:style-name="ce1">
            <text:p>0.374211486486486</text:p>
          </table:table-cell>
          <table:table-cell office:value-type="float" office:value="1.51117499302326" table:style-name="ce1">
            <text:p>1.51117499302326</text:p>
          </table:table-cell>
          <table:table-cell office:value-type="float" office:value="0.105203892479436" table:style-name="ce1">
            <text:p>0.105203892479436</text:p>
          </table:table-cell>
          <table:table-cell office:value-type="float" office:value="1.29210520068653" table:style-name="ce1">
            <text:p>1.29210520068653</text:p>
          </table:table-cell>
          <table:table-cell office:value-type="float" office:value="0.735335989187176" table:style-name="ce1">
            <text:p>0.735335989187176</text:p>
          </table:table-cell>
          <table:table-cell office:value-type="float" office:value="1.33784794943394" table:style-name="ce1">
            <text:p>1.33784794943394</text:p>
          </table:table-cell>
          <table:table-cell office:value-type="float" office:value="0.42313656564443" table:style-name="ce1">
            <text:p>0.42313656564443</text:p>
          </table:table-cell>
          <table:table-cell office:value-type="float" office:value="0.558135368376296" table:style-name="ce1">
            <text:p>0.558135368376296</text:p>
          </table:table-cell>
          <table:table-cell office:value-type="float" office:value="0.866309406511011" table:style-name="ce1">
            <text:p>0.866309406511011</text:p>
          </table:table-cell>
          <table:table-cell office:value-type="float" office:value="0.638479844189767" table:style-name="ce1">
            <text:p>0.638479844189767</text:p>
          </table:table-cell>
          <table:table-cell office:value-type="float" office:value="0.436098610404793" table:style-name="ce1">
            <text:p>0.436098610404793</text:p>
          </table:table-cell>
          <table:table-cell office:value-type="float" office:value="0.571210880829015" table:style-name="ce1">
            <text:p>0.571210880829015</text:p>
          </table:table-cell>
          <table:table-cell office:value-type="float" office:value="0.545123263005991" table:style-name="ce1">
            <text:p>0.545123263005991</text:p>
          </table:table-cell>
        </table:table-row>
        <table:table-row>
          <table:table-cell office:value-type="string" office:value="H" table:style-name="ce1">
            <text:p>H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616040236398964" table:style-name="ce1">
            <text:p>0.616040236398964</text:p>
          </table:table-cell>
          <table:table-cell office:value-type="float" office:value="0.257579825129534" table:style-name="ce1">
            <text:p>0.257579825129534</text:p>
          </table:table-cell>
          <table:table-cell office:value-type="float" office:value="0.242344680890129" table:style-name="ce1">
            <text:p>0.242344680890129</text:p>
          </table:table-cell>
          <table:table-cell office:value-type="float" office:value="0.484689361780259" table:style-name="ce1">
            <text:p>0.484689361780259</text:p>
          </table:table-cell>
          <table:table-cell office:value-type="float" office:value="1.5086735265544" table:style-name="ce1">
            <text:p>1.5086735265544</text:p>
          </table:table-cell>
          <table:table-cell office:value-type="float" office:value="1.53731838662791" table:style-name="ce1">
            <text:p>1.53731838662791</text:p>
          </table:table-cell>
          <table:table-cell office:value-type="float" office:value="0.237229274611399" table:style-name="ce1">
            <text:p>0.237229274611399</text:p>
          </table:table-cell>
          <table:table-cell office:value-type="float" office:value="NA" table:style-name="ce1">
            <text:p>NA</text:p>
          </table:table-cell>
          <table:table-cell office:value-type="float" office:value="0.619994057642487" table:style-name="ce1">
            <text:p>0.619994057642487</text:p>
          </table:table-cell>
          <table:table-cell office:value-type="float" office:value="0.133366271298472" table:style-name="ce1">
            <text:p>0.133366271298472</text:p>
          </table:table-cell>
          <table:table-cell office:value-type="float" office:value="0.391506495700246" table:style-name="ce1">
            <text:p>0.391506495700246</text:p>
          </table:table-cell>
          <table:table-cell office:value-type="float" office:value="0.308097113689777" table:style-name="ce1">
            <text:p>0.308097113689777</text:p>
          </table:table-cell>
          <table:table-cell office:value-type="float" office:value="0.10489365819624" table:style-name="ce1">
            <text:p>0.10489365819624</text:p>
          </table:table-cell>
          <table:table-cell office:value-type="float" office:value="0.326655408031088" table:style-name="ce1">
            <text:p>0.326655408031088</text:p>
          </table:table-cell>
          <table:table-cell office:value-type="float" office:value="0.152497385428907" table:style-name="ce1">
            <text:p>0.152497385428907</text:p>
          </table:table-cell>
          <table:table-cell office:value-type="float" office:value="1.08839694767442" table:style-name="ce1">
            <text:p>1.08839694767442</text:p>
          </table:table-cell>
          <table:table-cell office:value-type="float" office:value="0.257977041715629" table:style-name="ce1">
            <text:p>0.257977041715629</text:p>
          </table:table-cell>
          <table:table-cell office:value-type="float" office:value="0.509926651554404" table:style-name="ce1">
            <text:p>0.509926651554404</text:p>
          </table:table-cell>
          <table:table-cell office:value-type="float" office:value="0.410233133813161" table:style-name="ce1">
            <text:p>0.410233133813161</text:p>
          </table:table-cell>
          <table:table-cell office:value-type="float" office:value="NA" table:style-name="ce1">
            <text:p>NA</text:p>
          </table:table-cell>
          <table:table-cell office:value-type="float" office:value="0.409918231865285" table:style-name="ce1">
            <text:p>0.409918231865285</text:p>
          </table:table-cell>
          <table:table-cell office:value-type="float" office:value="0.577380471504113" table:style-name="ce1">
            <text:p>0.577380471504113</text:p>
          </table:table-cell>
          <table:table-cell office:value-type="float" office:value="1.9134804505814" table:style-name="ce1">
            <text:p>1.9134804505814</text:p>
          </table:table-cell>
          <table:table-cell office:value-type="float" office:value="0.406544792890717" table:style-name="ce1">
            <text:p>0.406544792890717</text:p>
          </table:table-cell>
          <table:table-cell office:value-type="float" office:value="0.497018588082902" table:style-name="ce1">
            <text:p>0.497018588082902</text:p>
          </table:table-cell>
          <table:table-cell office:value-type="float" office:value="0.402684099588719" table:style-name="ce1">
            <text:p>0.402684099588719</text:p>
          </table:table-cell>
          <table:table-cell office:value-type="float" office:value="1.56556308139535" table:style-name="ce1">
            <text:p>1.56556308139535</text:p>
          </table:table-cell>
          <table:table-cell office:value-type="float" office:value="1.88328335755814" table:style-name="ce1">
            <text:p>1.88328335755814</text:p>
          </table:table-cell>
          <table:table-cell office:value-type="float" office:value="0.286518595769683" table:style-name="ce1">
            <text:p>0.286518595769683</text:p>
          </table:table-cell>
          <table:table-cell office:value-type="float" office:value="1.73594236918605" table:style-name="ce1">
            <text:p>1.73594236918605</text:p>
          </table:table-cell>
          <table:table-cell office:value-type="float" office:value="0.915037269656019" table:style-name="ce1">
            <text:p>0.915037269656019</text:p>
          </table:table-cell>
          <table:table-cell office:value-type="float" office:value="0.364042696092832" table:style-name="ce1">
            <text:p>0.364042696092832</text:p>
          </table:table-cell>
          <table:table-cell office:value-type="float" office:value="1.30433219476744" table:style-name="ce1">
            <text:p>1.30433219476744</text:p>
          </table:table-cell>
          <table:table-cell office:value-type="float" office:value="0.249256011310223" table:style-name="ce1">
            <text:p>0.249256011310223</text:p>
          </table:table-cell>
          <table:table-cell office:value-type="float" office:value="0.547161578624079" table:style-name="ce1">
            <text:p>0.547161578624079</text:p>
          </table:table-cell>
          <table:table-cell office:value-type="float" office:value="0.761695639534884" table:style-name="ce1">
            <text:p>0.761695639534884</text:p>
          </table:table-cell>
          <table:table-cell office:value-type="float" office:value="0.354448445595855" table:style-name="ce1">
            <text:p>0.354448445595855</text:p>
          </table:table-cell>
          <table:table-cell office:value-type="float" office:value="0.111684341950646" table:style-name="ce1">
            <text:p>0.111684341950646</text:p>
          </table:table-cell>
          <table:table-cell office:value-type="float" office:value="0.828207340116279" table:style-name="ce1">
            <text:p>0.828207340116279</text:p>
          </table:table-cell>
          <table:table-cell office:value-type="float" office:value="NA" table:style-name="ce1">
            <text:p>NA</text:p>
          </table:table-cell>
          <table:table-cell office:value-type="float" office:value="0.236536405699177" table:style-name="ce1">
            <text:p>0.236536405699177</text:p>
          </table:table-cell>
          <table:table-cell office:value-type="float" office:value="0.975124527906977" table:style-name="ce1">
            <text:p>0.975124527906977</text:p>
          </table:table-cell>
          <table:table-cell office:value-type="float" office:value="0.0391929311104583" table:style-name="ce1">
            <text:p>0.0391929311104583</text:p>
          </table:table-cell>
          <table:table-cell office:value-type="float" office:value="0.972420802799223" table:style-name="ce1">
            <text:p>0.972420802799223</text:p>
          </table:table-cell>
          <table:table-cell office:value-type="float" office:value="0.59842002504987" table:style-name="ce1">
            <text:p>0.59842002504987</text:p>
          </table:table-cell>
          <table:table-cell office:value-type="float" office:value="1.15207415103497" table:style-name="ce1">
            <text:p>1.15207415103497</text:p>
          </table:table-cell>
          <table:table-cell office:value-type="float" office:value="0.287868040204663" table:style-name="ce1">
            <text:p>0.287868040204663</text:p>
          </table:table-cell>
          <table:table-cell office:value-type="float" office:value="0.545640783901554" table:style-name="ce1">
            <text:p>0.545640783901554</text:p>
          </table:table-cell>
          <table:table-cell office:value-type="float" office:value="0.706929897683938" table:style-name="ce1">
            <text:p>0.706929897683938</text:p>
          </table:table-cell>
          <table:table-cell office:value-type="float" office:value="0.530942158055052" table:style-name="ce1">
            <text:p>0.530942158055052</text:p>
          </table:table-cell>
          <table:table-cell office:value-type="float" office:value="0.273419053979922" table:style-name="ce1">
            <text:p>0.273419053979922</text:p>
          </table:table-cell>
          <table:table-cell office:value-type="float" office:value="0.382357772020725" table:style-name="ce1">
            <text:p>0.382357772020725</text:p>
          </table:table-cell>
          <table:table-cell office:value-type="float" office:value="0.341773817474903" table:style-name="ce1">
            <text:p>0.341773817474903</text:p>
          </table:table-cell>
        </table:table-row>
        <table:table-row>
          <table:table-cell office:value-type="string" office:value="I" table:style-name="ce1">
            <text:p>I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506321696891192" table:style-name="ce1">
            <text:p>0.506321696891192</text:p>
          </table:table-cell>
          <table:table-cell office:value-type="float" office:value="0.229670498704663" table:style-name="ce1">
            <text:p>0.229670498704663</text:p>
          </table:table-cell>
          <table:table-cell office:value-type="float" office:value="0.24537808277027" table:style-name="ce1">
            <text:p>0.24537808277027</text:p>
          </table:table-cell>
          <table:table-cell office:value-type="float" office:value="0.490756165540541" table:style-name="ce1">
            <text:p>0.490756165540541</text:p>
          </table:table-cell>
          <table:table-cell office:value-type="float" office:value="0.955894430051814" table:style-name="ce1">
            <text:p>0.955894430051814</text:p>
          </table:table-cell>
          <table:table-cell office:value-type="float" office:value="1.1554292877907" table:style-name="ce1">
            <text:p>1.1554292877907</text:p>
          </table:table-cell>
          <table:table-cell office:value-type="float" office:value="0.132801878238342" table:style-name="ce1">
            <text:p>0.132801878238342</text:p>
          </table:table-cell>
          <table:table-cell office:value-type="float" office:value="NA" table:style-name="ce1">
            <text:p>NA</text:p>
          </table:table-cell>
          <table:table-cell office:value-type="float" office:value="0.501321275906736" table:style-name="ce1">
            <text:p>0.501321275906736</text:p>
          </table:table-cell>
          <table:table-cell office:value-type="float" office:value="0.120233019976498" table:style-name="ce1">
            <text:p>0.120233019976498</text:p>
          </table:table-cell>
          <table:table-cell office:value-type="float" office:value="0.255829146191646" table:style-name="ce1">
            <text:p>0.255829146191646</text:p>
          </table:table-cell>
          <table:table-cell office:value-type="float" office:value="0.159253598707403" table:style-name="ce1">
            <text:p>0.159253598707403</text:p>
          </table:table-cell>
          <table:table-cell office:value-type="float" office:value="0.0842113726498237" table:style-name="ce1">
            <text:p>0.0842113726498237</text:p>
          </table:table-cell>
          <table:table-cell office:value-type="float" office:value="0.165827914507772" table:style-name="ce1">
            <text:p>0.165827914507772</text:p>
          </table:table-cell>
          <table:table-cell office:value-type="float" office:value="0.127954406580494" table:style-name="ce1">
            <text:p>0.127954406580494</text:p>
          </table:table-cell>
          <table:table-cell office:value-type="float" office:value="0.648326380813954" table:style-name="ce1">
            <text:p>0.648326380813954</text:p>
          </table:table-cell>
          <table:table-cell office:value-type="float" office:value="0.167629924353701" table:style-name="ce1">
            <text:p>0.167629924353701</text:p>
          </table:table-cell>
          <table:table-cell office:value-type="float" office:value="0.108032351036269" table:style-name="ce1">
            <text:p>0.108032351036269</text:p>
          </table:table-cell>
          <table:table-cell office:value-type="float" office:value="0.24908365893067" table:style-name="ce1">
            <text:p>0.24908365893067</text:p>
          </table:table-cell>
          <table:table-cell office:value-type="float" office:value="NA" table:style-name="ce1">
            <text:p>NA</text:p>
          </table:table-cell>
          <table:table-cell office:value-type="float" office:value="0.19460940738342" table:style-name="ce1">
            <text:p>0.19460940738342</text:p>
          </table:table-cell>
          <table:table-cell office:value-type="float" office:value="0.251634474148061" table:style-name="ce1">
            <text:p>0.251634474148061</text:p>
          </table:table-cell>
          <table:table-cell office:value-type="float" office:value="1.3463738372093" table:style-name="ce1">
            <text:p>1.3463738372093</text:p>
          </table:table-cell>
          <table:table-cell office:value-type="float" office:value="0.215819649676851" table:style-name="ce1">
            <text:p>0.215819649676851</text:p>
          </table:table-cell>
          <table:table-cell office:value-type="float" office:value="0.252637548575129" table:style-name="ce1">
            <text:p>0.252637548575129</text:p>
          </table:table-cell>
          <table:table-cell office:value-type="float" office:value="0.201238638366627" table:style-name="ce1">
            <text:p>0.201238638366627</text:p>
          </table:table-cell>
          <table:table-cell office:value-type="float" office:value="0.857232994186047" table:style-name="ce1">
            <text:p>0.857232994186047</text:p>
          </table:table-cell>
          <table:table-cell office:value-type="float" office:value="0.77939738372093" table:style-name="ce1">
            <text:p>0.77939738372093</text:p>
          </table:table-cell>
          <table:table-cell office:value-type="float" office:value="0.172283438601645" table:style-name="ce1">
            <text:p>0.172283438601645</text:p>
          </table:table-cell>
          <table:table-cell office:value-type="float" office:value="0.843436046511628" table:style-name="ce1">
            <text:p>0.843436046511628</text:p>
          </table:table-cell>
          <table:table-cell office:value-type="float" office:value="0.40240863022113" table:style-name="ce1">
            <text:p>0.40240863022113</text:p>
          </table:table-cell>
          <table:table-cell office:value-type="float" office:value="0.137295905552291" table:style-name="ce1">
            <text:p>0.137295905552291</text:p>
          </table:table-cell>
          <table:table-cell office:value-type="float" office:value="0.714317441860465" table:style-name="ce1">
            <text:p>0.714317441860465</text:p>
          </table:table-cell>
          <table:table-cell office:value-type="float" office:value="0.148429869271445" table:style-name="ce1">
            <text:p>0.148429869271445</text:p>
          </table:table-cell>
          <table:table-cell office:value-type="float" office:value="0.340763052825553" table:style-name="ce1">
            <text:p>0.340763052825553</text:p>
          </table:table-cell>
          <table:table-cell office:value-type="float" office:value="0.686463226744186" table:style-name="ce1">
            <text:p>0.686463226744186</text:p>
          </table:table-cell>
          <table:table-cell office:value-type="float" office:value="0.156524805699482" table:style-name="ce1">
            <text:p>0.156524805699482</text:p>
          </table:table-cell>
          <table:table-cell office:value-type="float" office:value="0.123163010428907" table:style-name="ce1">
            <text:p>0.123163010428907</text:p>
          </table:table-cell>
          <table:table-cell office:value-type="float" office:value="0.610189534883721" table:style-name="ce1">
            <text:p>0.610189534883721</text:p>
          </table:table-cell>
          <table:table-cell office:value-type="float" office:value="NA" table:style-name="ce1">
            <text:p>NA</text:p>
          </table:table-cell>
          <table:table-cell office:value-type="float" office:value="0.133159448443008" table:style-name="ce1">
            <text:p>0.133159448443008</text:p>
          </table:table-cell>
          <table:table-cell office:value-type="float" office:value="0.733008401162791" table:style-name="ce1">
            <text:p>0.733008401162791</text:p>
          </table:table-cell>
          <table:table-cell office:value-type="float" office:value="0.0472590224735605" table:style-name="ce1">
            <text:p>0.0472590224735605</text:p>
          </table:table-cell>
          <table:table-cell office:value-type="float" office:value="0.60077705139443" table:style-name="ce1">
            <text:p>0.60077705139443</text:p>
          </table:table-cell>
          <table:table-cell office:value-type="float" office:value="0.454512488572539" table:style-name="ce1">
            <text:p>0.454512488572539</text:p>
          </table:table-cell>
          <table:table-cell office:value-type="float" office:value="0.885903809648316" table:style-name="ce1">
            <text:p>0.885903809648316</text:p>
          </table:table-cell>
          <table:table-cell office:value-type="float" office:value="0.385617937966321" table:style-name="ce1">
            <text:p>0.385617937966321</text:p>
          </table:table-cell>
          <table:table-cell office:value-type="float" office:value="0.36172742352785" table:style-name="ce1">
            <text:p>0.36172742352785</text:p>
          </table:table-cell>
          <table:table-cell office:value-type="float" office:value="0.618775910900907" table:style-name="ce1">
            <text:p>0.618775910900907</text:p>
          </table:table-cell>
          <table:table-cell office:value-type="float" office:value="0.500210666125648" table:style-name="ce1">
            <text:p>0.500210666125648</text:p>
          </table:table-cell>
          <table:table-cell office:value-type="float" office:value="0.390830959795337" table:style-name="ce1">
            <text:p>0.390830959795337</text:p>
          </table:table-cell>
          <table:table-cell office:value-type="float" office:value="0.451200777202073" table:style-name="ce1">
            <text:p>0.451200777202073</text:p>
          </table:table-cell>
          <table:table-cell office:value-type="float" office:value="0.488538699744171" table:style-name="ce1">
            <text:p>0.488538699744171</text:p>
          </table:table-cell>
        </table:table-row>
        <table:table-row>
          <table:table-cell office:value-type="string" office:value="J" table:style-name="ce1">
            <text:p>J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492657755829016" table:style-name="ce1">
            <text:p>0.492657755829016</text:p>
          </table:table-cell>
          <table:table-cell office:value-type="float" office:value="0.234903497409326" table:style-name="ce1">
            <text:p>0.234903497409326</text:p>
          </table:table-cell>
          <table:table-cell office:value-type="float" office:value="0.24360285326087" table:style-name="ce1">
            <text:p>0.24360285326087</text:p>
          </table:table-cell>
          <table:table-cell office:value-type="float" office:value="0.487205706521739" table:style-name="ce1">
            <text:p>0.487205706521739</text:p>
          </table:table-cell>
          <table:table-cell office:value-type="float" office:value="1.33017012629534" table:style-name="ce1">
            <text:p>1.33017012629534</text:p>
          </table:table-cell>
          <table:table-cell office:value-type="float" office:value="1.50855305232558" table:style-name="ce1">
            <text:p>1.50855305232558</text:p>
          </table:table-cell>
          <table:table-cell office:value-type="float" office:value="0.203098494170984" table:style-name="ce1">
            <text:p>0.203098494170984</text:p>
          </table:table-cell>
          <table:table-cell office:value-type="float" office:value="NA" table:style-name="ce1">
            <text:p>NA</text:p>
          </table:table-cell>
          <table:table-cell office:value-type="float" office:value="0.665521146373057" table:style-name="ce1">
            <text:p>0.665521146373057</text:p>
          </table:table-cell>
          <table:table-cell office:value-type="float" office:value="0.201583343125734" table:style-name="ce1">
            <text:p>0.201583343125734</text:p>
          </table:table-cell>
          <table:table-cell office:value-type="float" office:value="0.367247819410319" table:style-name="ce1">
            <text:p>0.367247819410319</text:p>
          </table:table-cell>
          <table:table-cell office:value-type="float" office:value="0.233709826674501" table:style-name="ce1">
            <text:p>0.233709826674501</text:p>
          </table:table-cell>
          <table:table-cell office:value-type="float" office:value="0.0852110164512338" table:style-name="ce1">
            <text:p>0.0852110164512338</text:p>
          </table:table-cell>
          <table:table-cell office:value-type="float" office:value="0.321713131476684" table:style-name="ce1">
            <text:p>0.321713131476684</text:p>
          </table:table-cell>
          <table:table-cell office:value-type="float" office:value="0.20137652027027" table:style-name="ce1">
            <text:p>0.20137652027027</text:p>
          </table:table-cell>
          <table:table-cell office:value-type="float" office:value="0.864261627906977" table:style-name="ce1">
            <text:p>0.864261627906977</text:p>
          </table:table-cell>
          <table:table-cell office:value-type="float" office:value="0.297032090922444" table:style-name="ce1">
            <text:p>0.297032090922444</text:p>
          </table:table-cell>
          <table:table-cell office:value-type="float" office:value="0.213622636010363" table:style-name="ce1">
            <text:p>0.213622636010363</text:p>
          </table:table-cell>
          <table:table-cell office:value-type="float" office:value="0.418609459459459" table:style-name="ce1">
            <text:p>0.418609459459459</text:p>
          </table:table-cell>
          <table:table-cell office:value-type="float" office:value="NA" table:style-name="ce1">
            <text:p>NA</text:p>
          </table:table-cell>
          <table:table-cell office:value-type="float" office:value="0.371891774611399" table:style-name="ce1">
            <text:p>0.371891774611399</text:p>
          </table:table-cell>
          <table:table-cell office:value-type="float" office:value="0.387241326380729" table:style-name="ce1">
            <text:p>0.387241326380729</text:p>
          </table:table-cell>
          <table:table-cell office:value-type="float" office:value="1.81416845930233" table:style-name="ce1">
            <text:p>1.81416845930233</text:p>
          </table:table-cell>
          <table:table-cell office:value-type="float" office:value="0.314612033636898" table:style-name="ce1">
            <text:p>0.314612033636898</text:p>
          </table:table-cell>
          <table:table-cell office:value-type="float" office:value="0.516962127590674" table:style-name="ce1">
            <text:p>0.516962127590674</text:p>
          </table:table-cell>
          <table:table-cell office:value-type="float" office:value="0.363043052291422" table:style-name="ce1">
            <text:p>0.363043052291422</text:p>
          </table:table-cell>
          <table:table-cell office:value-type="float" office:value="1.39596475290698" table:style-name="ce1">
            <text:p>1.39596475290698</text:p>
          </table:table-cell>
          <table:table-cell office:value-type="float" office:value="1.25213808139535" table:style-name="ce1">
            <text:p>1.25213808139535</text:p>
          </table:table-cell>
          <table:table-cell office:value-type="float" office:value="0.275660395857814" table:style-name="ce1">
            <text:p>0.275660395857814</text:p>
          </table:table-cell>
          <table:table-cell office:value-type="float" office:value="1.3537929505814" table:style-name="ce1">
            <text:p>1.3537929505814</text:p>
          </table:table-cell>
          <table:table-cell office:value-type="float" office:value="0.771254668304668" table:style-name="ce1">
            <text:p>0.771254668304668</text:p>
          </table:table-cell>
          <table:table-cell office:value-type="float" office:value="0.274764163484136" table:style-name="ce1">
            <text:p>0.274764163484136</text:p>
          </table:table-cell>
          <table:table-cell office:value-type="float" office:value="1.25734447674419" table:style-name="ce1">
            <text:p>1.25734447674419</text:p>
          </table:table-cell>
          <table:table-cell office:value-type="float" office:value="0.329710102085781" table:style-name="ce1">
            <text:p>0.329710102085781</text:p>
          </table:table-cell>
          <table:table-cell office:value-type="float" office:value="0.666514265970516" table:style-name="ce1">
            <text:p>0.666514265970516</text:p>
          </table:table-cell>
          <table:table-cell office:value-type="float" office:value="1.13837834302326" table:style-name="ce1">
            <text:p>1.13837834302326</text:p>
          </table:table-cell>
          <table:table-cell office:value-type="float" office:value="0.349855035621762" table:style-name="ce1">
            <text:p>0.349855035621762</text:p>
          </table:table-cell>
          <table:table-cell office:value-type="float" office:value="0.248807895123384" table:style-name="ce1">
            <text:p>0.248807895123384</text:p>
          </table:table-cell>
          <table:table-cell office:value-type="float" office:value="0.771457630813954" table:style-name="ce1">
            <text:p>0.771457630813954</text:p>
          </table:table-cell>
          <table:table-cell office:value-type="float" office:value="NA" table:style-name="ce1">
            <text:p>NA</text:p>
          </table:table-cell>
          <table:table-cell office:value-type="float" office:value="0.244257792303173" table:style-name="ce1">
            <text:p>0.244257792303173</text:p>
          </table:table-cell>
          <table:table-cell office:value-type="float" office:value="1.14130017209302" table:style-name="ce1">
            <text:p>1.14130017209302</text:p>
          </table:table-cell>
          <table:table-cell office:value-type="float" office:value="0.0550148795534665" table:style-name="ce1">
            <text:p>0.0550148795534665</text:p>
          </table:table-cell>
          <table:table-cell office:value-type="float" office:value="1.34323794972863" table:style-name="ce1">
            <text:p>1.34323794972863</text:p>
          </table:table-cell>
          <table:table-cell office:value-type="float" office:value="0.629778572096503" table:style-name="ce1">
            <text:p>0.629778572096503</text:p>
          </table:table-cell>
          <table:table-cell office:value-type="float" office:value="1.34547224015868" table:style-name="ce1">
            <text:p>1.34547224015868</text:p>
          </table:table-cell>
          <table:table-cell office:value-type="float" office:value="0.403022039648316" table:style-name="ce1">
            <text:p>0.403022039648316</text:p>
          </table:table-cell>
          <table:table-cell office:value-type="float" office:value="0.58718515825842" table:style-name="ce1">
            <text:p>0.58718515825842</text:p>
          </table:table-cell>
          <table:table-cell office:value-type="float" office:value="0.9253305429307" table:style-name="ce1">
            <text:p>0.9253305429307</text:p>
          </table:table-cell>
          <table:table-cell office:value-type="float" office:value="0.617448906157383" table:style-name="ce1">
            <text:p>0.617448906157383</text:p>
          </table:table-cell>
          <table:table-cell office:value-type="float" office:value="0.46500513241127" table:style-name="ce1">
            <text:p>0.46500513241127</text:p>
          </table:table-cell>
          <table:table-cell office:value-type="float" office:value="0.533068134715026" table:style-name="ce1">
            <text:p>0.533068134715026</text:p>
          </table:table-cell>
          <table:table-cell office:value-type="float" office:value="0.581256415514087" table:style-name="ce1">
            <text:p>0.581256415514087</text:p>
          </table:table-cell>
        </table:table-row>
        <table:table-row>
          <table:table-cell office:value-type="string" office:value="K" table:style-name="ce1">
            <text:p>K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437711269430052" table:style-name="ce1">
            <text:p>0.437711269430052</text:p>
          </table:table-cell>
          <table:table-cell office:value-type="float" office:value="0.225600388601036" table:style-name="ce1">
            <text:p>0.225600388601036</text:p>
          </table:table-cell>
          <table:table-cell office:value-type="float" office:value="0.246136433240305" table:style-name="ce1">
            <text:p>0.246136433240305</text:p>
          </table:table-cell>
          <table:table-cell office:value-type="float" office:value="0.492272866480611" table:style-name="ce1">
            <text:p>0.492272866480611</text:p>
          </table:table-cell>
          <table:table-cell office:value-type="float" office:value="1.42593400259067" table:style-name="ce1">
            <text:p>1.42593400259067</text:p>
          </table:table-cell>
          <table:table-cell office:value-type="float" office:value="1.43253968023256" table:style-name="ce1">
            <text:p>1.43253968023256</text:p>
          </table:table-cell>
          <table:table-cell office:value-type="float" office:value="0.199609828367876" table:style-name="ce1">
            <text:p>0.199609828367876</text:p>
          </table:table-cell>
          <table:table-cell office:value-type="float" office:value="NA" table:style-name="ce1">
            <text:p>NA</text:p>
          </table:table-cell>
          <table:table-cell office:value-type="float" office:value="0.563710249352332" table:style-name="ce1">
            <text:p>0.563710249352332</text:p>
          </table:table-cell>
          <table:table-cell office:value-type="float" office:value="0.189070560370153" table:style-name="ce1">
            <text:p>0.189070560370153</text:p>
          </table:table-cell>
          <table:table-cell office:value-type="float" office:value="0.398184766584767" table:style-name="ce1">
            <text:p>0.398184766584767</text:p>
          </table:table-cell>
          <table:table-cell office:value-type="float" office:value="0.234020060957697" table:style-name="ce1">
            <text:p>0.234020060957697</text:p>
          </table:table-cell>
          <table:table-cell office:value-type="float" office:value="0.0794889174500588" table:style-name="ce1">
            <text:p>0.0794889174500588</text:p>
          </table:table-cell>
          <table:table-cell office:value-type="float" office:value="0.29368751619171" table:style-name="ce1">
            <text:p>0.29368751619171</text:p>
          </table:table-cell>
          <table:table-cell office:value-type="float" office:value="0.192483137485311" table:style-name="ce1">
            <text:p>0.192483137485311</text:p>
          </table:table-cell>
          <table:table-cell office:value-type="float" office:value="0.867385465116279" table:style-name="ce1">
            <text:p>0.867385465116279</text:p>
          </table:table-cell>
          <table:table-cell office:value-type="float" office:value="0.273385344447709" table:style-name="ce1">
            <text:p>0.273385344447709</text:p>
          </table:table-cell>
          <table:table-cell office:value-type="float" office:value="0.220890689766839" table:style-name="ce1">
            <text:p>0.220890689766839</text:p>
          </table:table-cell>
          <table:table-cell office:value-type="float" office:value="0.378761589306698" table:style-name="ce1">
            <text:p>0.378761589306698</text:p>
          </table:table-cell>
          <table:table-cell office:value-type="float" office:value="NA" table:style-name="ce1">
            <text:p>NA</text:p>
          </table:table-cell>
          <table:table-cell office:value-type="float" office:value="0.356076489637306" table:style-name="ce1">
            <text:p>0.356076489637306</text:p>
          </table:table-cell>
          <table:table-cell office:value-type="float" office:value="0.367455273207991" table:style-name="ce1">
            <text:p>0.367455273207991</text:p>
          </table:table-cell>
          <table:table-cell office:value-type="float" office:value="1.74284084302326" table:style-name="ce1">
            <text:p>1.74284084302326</text:p>
          </table:table-cell>
          <table:table-cell office:value-type="float" office:value="0.301134077555817" table:style-name="ce1">
            <text:p>0.301134077555817</text:p>
          </table:table-cell>
          <table:table-cell office:value-type="float" office:value="0.449921599740933" table:style-name="ce1">
            <text:p>0.449921599740933</text:p>
          </table:table-cell>
          <table:table-cell office:value-type="float" office:value="0.340499361045828" table:style-name="ce1">
            <text:p>0.340499361045828</text:p>
          </table:table-cell>
          <table:table-cell office:value-type="float" office:value="1.35782790697674" table:style-name="ce1">
            <text:p>1.35782790697674</text:p>
          </table:table-cell>
          <table:table-cell office:value-type="float" office:value="1.20436940406977" table:style-name="ce1">
            <text:p>1.20436940406977</text:p>
          </table:table-cell>
          <table:table-cell office:value-type="float" office:value="0.273385344447709" table:style-name="ce1">
            <text:p>0.273385344447709</text:p>
          </table:table-cell>
          <table:table-cell office:value-type="float" office:value="1.34468175872093" table:style-name="ce1">
            <text:p>1.34468175872093</text:p>
          </table:table-cell>
          <table:table-cell office:value-type="float" office:value="0.782442199017199" table:style-name="ce1">
            <text:p>0.782442199017199</text:p>
          </table:table-cell>
          <table:table-cell office:value-type="float" office:value="0.269593592097532" table:style-name="ce1">
            <text:p>0.269593592097532</text:p>
          </table:table-cell>
          <table:table-cell office:value-type="float" office:value="1.32606889534884" table:style-name="ce1">
            <text:p>1.32606889534884</text:p>
          </table:table-cell>
          <table:table-cell office:value-type="float" office:value="0.32915857447121" table:style-name="ce1">
            <text:p>0.32915857447121</text:p>
          </table:table-cell>
          <table:table-cell office:value-type="float" office:value="0.575872435503685" table:style-name="ce1">
            <text:p>0.575872435503685</text:p>
          </table:table-cell>
          <table:table-cell office:value-type="float" office:value="1.17872790697674" table:style-name="ce1">
            <text:p>1.17872790697674</text:p>
          </table:table-cell>
          <table:table-cell office:value-type="float" office:value="0.36485629857513" table:style-name="ce1">
            <text:p>0.36485629857513</text:p>
          </table:table-cell>
          <table:table-cell office:value-type="float" office:value="0.264388550235018" table:style-name="ce1">
            <text:p>0.264388550235018</text:p>
          </table:table-cell>
          <table:table-cell office:value-type="float" office:value="0.892376162790698" table:style-name="ce1">
            <text:p>0.892376162790698</text:p>
          </table:table-cell>
          <table:table-cell office:value-type="float" office:value="NA" table:style-name="ce1">
            <text:p>NA</text:p>
          </table:table-cell>
          <table:table-cell office:value-type="float" office:value="0.215095769682726" table:style-name="ce1">
            <text:p>0.215095769682726</text:p>
          </table:table-cell>
          <table:table-cell office:value-type="float" office:value="1.08095388488372" table:style-name="ce1">
            <text:p>1.08095388488372</text:p>
          </table:table-cell>
          <table:table-cell office:value-type="float" office:value="0.0602888623678026" table:style-name="ce1">
            <text:p>0.0602888623678026</text:p>
          </table:table-cell>
          <table:table-cell office:value-type="float" office:value="1.14678616165415" table:style-name="ce1">
            <text:p>1.14678616165415</text:p>
          </table:table-cell>
          <table:table-cell office:value-type="float" office:value="0.646585361475389" table:style-name="ce1">
            <text:p>0.646585361475389</text:p>
          </table:table-cell>
          <table:table-cell office:value-type="float" office:value="1.23917530499417" table:style-name="ce1">
            <text:p>1.23917530499417</text:p>
          </table:table-cell>
          <table:table-cell office:value-type="float" office:value="0.435005313709197" table:style-name="ce1">
            <text:p>0.435005313709197</text:p>
          </table:table-cell>
          <table:table-cell office:value-type="float" office:value="0.644338297876943" table:style-name="ce1">
            <text:p>0.644338297876943</text:p>
          </table:table-cell>
          <table:table-cell office:value-type="float" office:value="0.967072699055052" table:style-name="ce1">
            <text:p>0.967072699055052</text:p>
          </table:table-cell>
          <table:table-cell office:value-type="float" office:value="0.673029915744171" table:style-name="ce1">
            <text:p>0.673029915744171</text:p>
          </table:table-cell>
          <table:table-cell office:value-type="float" office:value="0.483704309016839" table:style-name="ce1">
            <text:p>0.483704309016839</text:p>
          </table:table-cell>
          <table:table-cell office:value-type="float" office:value="0.568419948186529" table:style-name="ce1">
            <text:p>0.568419948186529</text:p>
          </table:table-cell>
          <table:table-cell office:value-type="float" office:value="0.604630386271049" table:style-name="ce1">
            <text:p>0.604630386271049</text:p>
          </table:table-cell>
        </table:table-row>
        <table:table-row>
          <table:table-cell office:value-type="string" office:value="L" table:style-name="ce1">
            <text:p>L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41968649611399" table:style-name="ce1">
            <text:p>0.41968649611399</text:p>
          </table:table-cell>
          <table:table-cell office:value-type="float" office:value="0.197691062176166" table:style-name="ce1">
            <text:p>0.197691062176166</text:p>
          </table:table-cell>
          <table:table-cell office:value-type="float" office:value="0.251100181771445" table:style-name="ce1">
            <text:p>0.251100181771445</text:p>
          </table:table-cell>
          <table:table-cell office:value-type="float" office:value="0.502200363542891" table:style-name="ce1">
            <text:p>0.502200363542891</text:p>
          </table:table-cell>
          <table:table-cell office:value-type="float" office:value="0.657322781735751" table:style-name="ce1">
            <text:p>0.657322781735751</text:p>
          </table:table-cell>
          <table:table-cell office:value-type="float" office:value="1.06249513081395" table:style-name="ce1">
            <text:p>1.06249513081395</text:p>
          </table:table-cell>
          <table:table-cell office:value-type="float" office:value="0.126522279792746" table:style-name="ce1">
            <text:p>0.126522279792746</text:p>
          </table:table-cell>
          <table:table-cell office:value-type="float" office:value="NA" table:style-name="ce1">
            <text:p>NA</text:p>
          </table:table-cell>
          <table:table-cell office:value-type="float" office:value="0.467946373056995" table:style-name="ce1">
            <text:p>0.467946373056995</text:p>
          </table:table-cell>
          <table:table-cell office:value-type="float" office:value="0.0401925749118684" table:style-name="ce1">
            <text:p>0.0401925749118684</text:p>
          </table:table-cell>
          <table:table-cell office:value-type="float" office:value="0.259710534398034" table:style-name="ce1">
            <text:p>0.259710534398034</text:p>
          </table:table-cell>
          <table:table-cell office:value-type="float" office:value="0.094069928760282" table:style-name="ce1">
            <text:p>0.094069928760282</text:p>
          </table:table-cell>
          <table:table-cell office:value-type="float" office:value="0.0769381022326674" table:style-name="ce1">
            <text:p>0.0769381022326674</text:p>
          </table:table-cell>
          <table:table-cell office:value-type="float" office:value="0.0225600388601036" table:style-name="ce1">
            <text:p>0.0225600388601036</text:p>
          </table:table-cell>
          <table:table-cell office:value-type="float" office:value="0.0807298545828437" table:style-name="ce1">
            <text:p>0.0807298545828437</text:p>
          </table:table-cell>
          <table:table-cell office:value-type="float" office:value="0.303793168604651" table:style-name="ce1">
            <text:p>0.303793168604651</text:p>
          </table:table-cell>
          <table:table-cell office:value-type="float" office:value="0.150980684488837" table:style-name="ce1">
            <text:p>0.150980684488837</text:p>
          </table:table-cell>
          <table:table-cell office:value-type="float" office:value="0.051108954015544" table:style-name="ce1">
            <text:p>0.051108954015544</text:p>
          </table:table-cell>
          <table:table-cell office:value-type="float" office:value="0.224850914365452" table:style-name="ce1">
            <text:p>0.224850914365452</text:p>
          </table:table-cell>
          <table:table-cell office:value-type="float" office:value="NA" table:style-name="ce1">
            <text:p>NA</text:p>
          </table:table-cell>
          <table:table-cell office:value-type="float" office:value="0.18501557642487" table:style-name="ce1">
            <text:p>0.18501557642487</text:p>
          </table:table-cell>
          <table:table-cell office:value-type="float" office:value="0.170697796709753" table:style-name="ce1">
            <text:p>0.170697796709753</text:p>
          </table:table-cell>
          <table:table-cell office:value-type="float" office:value="1.15412768895349" table:style-name="ce1">
            <text:p>1.15412768895349</text:p>
          </table:table-cell>
          <table:table-cell office:value-type="float" office:value="0.157013017773208" table:style-name="ce1">
            <text:p>0.157013017773208</text:p>
          </table:table-cell>
          <table:table-cell office:value-type="float" office:value="0.228216887953368" table:style-name="ce1">
            <text:p>0.228216887953368</text:p>
          </table:table-cell>
          <table:table-cell office:value-type="float" office:value="0.116199974294947" table:style-name="ce1">
            <text:p>0.116199974294947</text:p>
          </table:table-cell>
          <table:table-cell office:value-type="float" office:value="0.57374476744186" table:style-name="ce1">
            <text:p>0.57374476744186</text:p>
          </table:table-cell>
          <table:table-cell office:value-type="float" office:value="0.553830305232558" table:style-name="ce1">
            <text:p>0.553830305232558</text:p>
          </table:table-cell>
          <table:table-cell office:value-type="float" office:value="0.158702071092832" table:style-name="ce1">
            <text:p>0.158702071092832</text:p>
          </table:table-cell>
          <table:table-cell office:value-type="float" office:value="0.574525726744186" table:style-name="ce1">
            <text:p>0.574525726744186</text:p>
          </table:table-cell>
          <table:table-cell office:value-type="float" office:value="0.4181625" table:style-name="ce1">
            <text:p>0.4181625</text:p>
          </table:table-cell>
          <table:table-cell office:value-type="float" office:value="0.087106892626322" table:style-name="ce1">
            <text:p>0.087106892626322</text:p>
          </table:table-cell>
          <table:table-cell office:value-type="float" office:value="0.703384011627907" table:style-name="ce1">
            <text:p>0.703384011627907</text:p>
          </table:table-cell>
          <table:table-cell office:value-type="float" office:value="0.083728785987074" table:style-name="ce1">
            <text:p>0.083728785987074</text:p>
          </table:table-cell>
          <table:table-cell office:value-type="float" office:value="0.280030743243243" table:style-name="ce1">
            <text:p>0.280030743243243</text:p>
          </table:table-cell>
          <table:table-cell office:value-type="float" office:value="0.382279578488372" table:style-name="ce1">
            <text:p>0.382279578488372</text:p>
          </table:table-cell>
          <table:table-cell office:value-type="float" office:value="0.116812159974093" table:style-name="ce1">
            <text:p>0.116812159974093</text:p>
          </table:table-cell>
          <table:table-cell office:value-type="float" office:value="0.0735599955934195" table:style-name="ce1">
            <text:p>0.0735599955934195</text:p>
          </table:table-cell>
          <table:table-cell office:value-type="float" office:value="0.352993604651163" table:style-name="ce1">
            <text:p>0.352993604651163</text:p>
          </table:table-cell>
          <table:table-cell office:value-type="float" office:value="NA" table:style-name="ce1">
            <text:p>NA</text:p>
          </table:table-cell>
          <table:table-cell office:value-type="float" office:value="0.0760418698589894" table:style-name="ce1">
            <text:p>0.0760418698589894</text:p>
          </table:table-cell>
          <table:table-cell office:value-type="float" office:value="0.376372402325581" table:style-name="ce1">
            <text:p>0.376372402325581</text:p>
          </table:table-cell>
          <table:table-cell office:value-type="float" office:value="0.0181659408049354" table:style-name="ce1">
            <text:p>0.0181659408049354</text:p>
          </table:table-cell>
          <table:table-cell office:value-type="float" office:value="0.287561232979275" table:style-name="ce1">
            <text:p>0.287561232979275</text:p>
          </table:table-cell>
          <table:table-cell office:value-type="float" office:value="0.359204576246114" table:style-name="ce1">
            <text:p>0.359204576246114</text:p>
          </table:table-cell>
          <table:table-cell office:value-type="float" office:value="0.483551054253886" table:style-name="ce1">
            <text:p>0.483551054253886</text:p>
          </table:table-cell>
          <table:table-cell office:value-type="float" office:value="0.218364275518135" table:style-name="ce1">
            <text:p>0.218364275518135</text:p>
          </table:table-cell>
          <table:table-cell office:value-type="float" office:value="0.217319477479275" table:style-name="ce1">
            <text:p>0.217319477479275</text:p>
          </table:table-cell>
          <table:table-cell office:value-type="float" office:value="0.315876395897021" table:style-name="ce1">
            <text:p>0.315876395897021</text:p>
          </table:table-cell>
          <table:table-cell office:value-type="float" office:value="0.239016213425518" table:style-name="ce1">
            <text:p>0.239016213425518</text:p>
          </table:table-cell>
          <table:table-cell office:value-type="float" office:value="0.212425905025259" table:style-name="ce1">
            <text:p>0.212425905025259</text:p>
          </table:table-cell>
          <table:table-cell office:value-type="float" office:value="0.145128497409326" table:style-name="ce1">
            <text:p>0.145128497409326</text:p>
          </table:table-cell>
          <table:table-cell office:value-type="float" office:value="0.265532381281574" table:style-name="ce1">
            <text:p>0.265532381281574</text:p>
          </table:table-cell>
        </table:table-row>
        <table:table-row>
          <table:table-cell office:value-type="string" office:value="M" table:style-name="ce1">
            <text:p>M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596910718911917" table:style-name="ce1">
            <text:p>0.596910718911917</text:p>
          </table:table-cell>
          <table:table-cell office:value-type="float" office:value="0.361076910621762" table:style-name="ce1">
            <text:p>0.361076910621762</text:p>
          </table:table-cell>
          <table:table-cell office:value-type="float" office:value="0.286449654817861" table:style-name="ce1">
            <text:p>0.286449654817861</text:p>
          </table:table-cell>
          <table:table-cell office:value-type="float" office:value="0.572899309635723" table:style-name="ce1">
            <text:p>0.572899309635723</text:p>
          </table:table-cell>
          <table:table-cell office:value-type="float" office:value="1.33964766839378" table:style-name="ce1">
            <text:p>1.33964766839378</text:p>
          </table:table-cell>
          <table:table-cell office:value-type="float" office:value="2.23015944767442" table:style-name="ce1">
            <text:p>2.23015944767442</text:p>
          </table:table-cell>
          <table:table-cell office:value-type="float" office:value="0.417709585492228" table:style-name="ce1">
            <text:p>0.417709585492228</text:p>
          </table:table-cell>
          <table:table-cell office:value-type="float" office:value="NA" table:style-name="ce1">
            <text:p>NA</text:p>
          </table:table-cell>
          <table:table-cell office:value-type="float" office:value="0.995723364637306" table:style-name="ce1">
            <text:p>0.995723364637306</text:p>
          </table:table-cell>
          <table:table-cell office:value-type="float" office:value="0.203892865011751" table:style-name="ce1">
            <text:p>0.203892865011751</text:p>
          </table:table-cell>
          <table:table-cell office:value-type="float" office:value="0.667541692260442" table:style-name="ce1">
            <text:p>0.667541692260442</text:p>
          </table:table-cell>
          <table:table-cell office:value-type="float" office:value="0.316507909811986" table:style-name="ce1">
            <text:p>0.316507909811986</text:p>
          </table:table-cell>
          <table:table-cell office:value-type="float" office:value="0.165906400558167" table:style-name="ce1">
            <text:p>0.165906400558167</text:p>
          </table:table-cell>
          <table:table-cell office:value-type="float" office:value="0.338516871761658" table:style-name="ce1">
            <text:p>0.338516871761658</text:p>
          </table:table-cell>
          <table:table-cell office:value-type="float" office:value="0.210028609723854" table:style-name="ce1">
            <text:p>0.210028609723854</text:p>
          </table:table-cell>
          <table:table-cell office:value-type="float" office:value="1.22532514534884" table:style-name="ce1">
            <text:p>1.22532514534884</text:p>
          </table:table-cell>
          <table:table-cell office:value-type="float" office:value="0.314577563160987" table:style-name="ce1">
            <text:p>0.314577563160987</text:p>
          </table:table-cell>
          <table:table-cell office:value-type="float" office:value="0.415500097150259" table:style-name="ce1">
            <text:p>0.415500097150259</text:p>
          </table:table-cell>
          <table:table-cell office:value-type="float" office:value="0.536636368977673" table:style-name="ce1">
            <text:p>0.536636368977673</text:p>
          </table:table-cell>
          <table:table-cell office:value-type="float" office:value="NA" table:style-name="ce1">
            <text:p>NA</text:p>
          </table:table-cell>
          <table:table-cell office:value-type="float" office:value="0.605690527849741" table:style-name="ce1">
            <text:p>0.605690527849741</text:p>
          </table:table-cell>
          <table:table-cell office:value-type="float" office:value="0.605990966509988" table:style-name="ce1">
            <text:p>0.605990966509988</text:p>
          </table:table-cell>
          <table:table-cell office:value-type="float" office:value="2.25710254360465" table:style-name="ce1">
            <text:p>2.25710254360465</text:p>
          </table:table-cell>
          <table:table-cell office:value-type="float" office:value="0.433604116480611" table:style-name="ce1">
            <text:p>0.433604116480611</text:p>
          </table:table-cell>
          <table:table-cell office:value-type="float" office:value="0.588944931994819" table:style-name="ce1">
            <text:p>0.588944931994819</text:p>
          </table:table-cell>
          <table:table-cell office:value-type="float" office:value="0.448598773501763" table:style-name="ce1">
            <text:p>0.448598773501763</text:p>
          </table:table-cell>
          <table:table-cell office:value-type="float" office:value="2.02255443313953" table:style-name="ce1">
            <text:p>2.02255443313953</text:p>
          </table:table-cell>
          <table:table-cell office:value-type="float" office:value="2.03348786337209" table:style-name="ce1">
            <text:p>2.03348786337209</text:p>
          </table:table-cell>
          <table:table-cell office:value-type="float" office:value="0.424572851792009" table:style-name="ce1">
            <text:p>0.424572851792009</text:p>
          </table:table-cell>
          <table:table-cell office:value-type="float" office:value="1.8084414244186" table:style-name="ce1">
            <text:p>1.8084414244186</text:p>
          </table:table-cell>
          <table:table-cell office:value-type="float" office:value="1.02851079545455" table:style-name="ce1">
            <text:p>1.02851079545455</text:p>
          </table:table-cell>
          <table:table-cell office:value-type="float" office:value="0.377555122649824" table:style-name="ce1">
            <text:p>0.377555122649824</text:p>
          </table:table-cell>
          <table:table-cell office:value-type="float" office:value="1.76639978197674" table:style-name="ce1">
            <text:p>1.76639978197674</text:p>
          </table:table-cell>
          <table:table-cell office:value-type="float" office:value="0.408957726204465" table:style-name="ce1">
            <text:p>0.408957726204465</text:p>
          </table:table-cell>
          <table:table-cell office:value-type="float" office:value="0.798424385749386" table:style-name="ce1">
            <text:p>0.798424385749386</text:p>
          </table:table-cell>
          <table:table-cell office:value-type="float" office:value="1.3239863372093" table:style-name="ce1">
            <text:p>1.3239863372093</text:p>
          </table:table-cell>
          <table:table-cell office:value-type="float" office:value="0.415209375" table:style-name="ce1">
            <text:p>0.415209375</text:p>
          </table:table-cell>
          <table:table-cell office:value-type="float" office:value="0.327021404964747" table:style-name="ce1">
            <text:p>0.327021404964747</text:p>
          </table:table-cell>
          <table:table-cell office:value-type="float" office:value="1.31943074127907" table:style-name="ce1">
            <text:p>1.31943074127907</text:p>
          </table:table-cell>
          <table:table-cell office:value-type="float" office:value="NA" table:style-name="ce1">
            <text:p>NA</text:p>
          </table:table-cell>
          <table:table-cell office:value-type="float" office:value="0.380105937867215" table:style-name="ce1">
            <text:p>0.380105937867215</text:p>
          </table:table-cell>
          <table:table-cell office:value-type="float" office:value="2.04324568953488" table:style-name="ce1">
            <text:p>2.04324568953488</text:p>
          </table:table-cell>
          <table:table-cell office:value-type="float" office:value="0.208615320211516" table:style-name="ce1">
            <text:p>0.208615320211516</text:p>
          </table:table-cell>
          <table:table-cell office:value-type="float" office:value="1.20650092856347" table:style-name="ce1">
            <text:p>1.20650092856347</text:p>
          </table:table-cell>
          <table:table-cell office:value-type="float" office:value="0.999963530918394" table:style-name="ce1">
            <text:p>0.999963530918394</text:p>
          </table:table-cell>
          <table:table-cell office:value-type="float" office:value="1.47948960677526" table:style-name="ce1">
            <text:p>1.47948960677526</text:p>
          </table:table-cell>
          <table:table-cell office:value-type="float" office:value="0.740935725744171" table:style-name="ce1">
            <text:p>0.740935725744171</text:p>
          </table:table-cell>
          <table:table-cell office:value-type="float" office:value="0.652872902450129" table:style-name="ce1">
            <text:p>0.652872902450129</text:p>
          </table:table-cell>
          <table:table-cell office:value-type="float" office:value="1.16953672120531" table:style-name="ce1">
            <text:p>1.16953672120531</text:p>
          </table:table-cell>
          <table:table-cell office:value-type="float" office:value="0.73424851158614" table:style-name="ce1">
            <text:p>0.73424851158614</text:p>
          </table:table-cell>
          <table:table-cell office:value-type="float" office:value="0.571048792764249" table:style-name="ce1">
            <text:p>0.571048792764249</text:p>
          </table:table-cell>
          <table:table-cell office:value-type="float" office:value="0.679126943005181" table:style-name="ce1">
            <text:p>0.679126943005181</text:p>
          </table:table-cell>
          <table:table-cell office:value-type="float" office:value="0.713810990955311" table:style-name="ce1">
            <text:p>0.713810990955311</text:p>
          </table:table-cell>
        </table:table-row>
        <table:table-row>
          <table:table-cell office:value-type="string" office:value="N" table:style-name="ce1">
            <text:p>N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630808921632124" table:style-name="ce1">
            <text:p>0.630808921632124</text:p>
          </table:table-cell>
          <table:table-cell office:value-type="float" office:value="0.384334682642487" table:style-name="ce1">
            <text:p>0.384334682642487</text:p>
          </table:table-cell>
          <table:table-cell office:value-type="float" office:value="0.276608333945358" table:style-name="ce1">
            <text:p>0.276608333945358</text:p>
          </table:table-cell>
          <table:table-cell office:value-type="float" office:value="0.553216667890717" table:style-name="ce1">
            <text:p>0.553216667890717</text:p>
          </table:table-cell>
          <table:table-cell office:value-type="float" office:value="1.19672865932642" table:style-name="ce1">
            <text:p>1.19672865932642</text:p>
          </table:table-cell>
          <table:table-cell office:value-type="float" office:value="2.14802856104651" table:style-name="ce1">
            <text:p>2.14802856104651</text:p>
          </table:table-cell>
          <table:table-cell office:value-type="float" office:value="0.406022555051814" table:style-name="ce1">
            <text:p>0.406022555051814</text:p>
          </table:table-cell>
          <table:table-cell office:value-type="float" office:value="NA" table:style-name="ce1">
            <text:p>NA</text:p>
          </table:table-cell>
          <table:table-cell office:value-type="float" office:value="0.880015948834197" table:style-name="ce1">
            <text:p>0.880015948834197</text:p>
          </table:table-cell>
          <table:table-cell office:value-type="float" office:value="0.0970343896886016" table:style-name="ce1">
            <text:p>0.0970343896886016</text:p>
          </table:table-cell>
          <table:table-cell office:value-type="float" office:value="0.729244348894349" table:style-name="ce1">
            <text:p>0.729244348894349</text:p>
          </table:table-cell>
          <table:table-cell office:value-type="float" office:value="0.263802552144536" table:style-name="ce1">
            <text:p>0.263802552144536</text:p>
          </table:table-cell>
          <table:table-cell office:value-type="float" office:value="0.120681136163337" table:style-name="ce1">
            <text:p>0.120681136163337</text:p>
          </table:table-cell>
          <table:table-cell office:value-type="float" office:value="0.191004452720207" table:style-name="ce1">
            <text:p>0.191004452720207</text:p>
          </table:table-cell>
          <table:table-cell office:value-type="float" office:value="0.15759901586369" table:style-name="ce1">
            <text:p>0.15759901586369</text:p>
          </table:table-cell>
          <table:table-cell office:value-type="float" office:value="1.05650777616279" table:style-name="ce1">
            <text:p>1.05650777616279</text:p>
          </table:table-cell>
          <table:table-cell office:value-type="float" office:value="0.287242475763807" table:style-name="ce1">
            <text:p>0.287242475763807</text:p>
          </table:table-cell>
          <table:table-cell office:value-type="float" office:value="0.339970482512953" table:style-name="ce1">
            <text:p>0.339970482512953</text:p>
          </table:table-cell>
          <table:table-cell office:value-type="float" office:value="0.50316553686839" table:style-name="ce1">
            <text:p>0.50316553686839</text:p>
          </table:table-cell>
          <table:table-cell office:value-type="float" office:value="NA" table:style-name="ce1">
            <text:p>NA</text:p>
          </table:table-cell>
          <table:table-cell office:value-type="float" office:value="0.58609585492228" table:style-name="ce1">
            <text:p>0.58609585492228</text:p>
          </table:table-cell>
          <table:table-cell office:value-type="float" office:value="0.547701391745006" table:style-name="ce1">
            <text:p>0.547701391745006</text:p>
          </table:table-cell>
          <table:table-cell office:value-type="float" office:value="2.24812151162791" table:style-name="ce1">
            <text:p>2.24812151162791</text:p>
          </table:table-cell>
          <table:table-cell office:value-type="float" office:value="0.403270097679201" table:style-name="ce1">
            <text:p>0.403270097679201</text:p>
          </table:table-cell>
          <table:table-cell office:value-type="float" office:value="0.639239863989637" table:style-name="ce1">
            <text:p>0.639239863989637</text:p>
          </table:table-cell>
          <table:table-cell office:value-type="float" office:value="0.372556903642773" table:style-name="ce1">
            <text:p>0.372556903642773</text:p>
          </table:table-cell>
          <table:table-cell office:value-type="float" office:value="2.04090697674419" table:style-name="ce1">
            <text:p>2.04090697674419</text:p>
          </table:table-cell>
          <table:table-cell office:value-type="float" office:value="1.67502754360465" table:style-name="ce1">
            <text:p>1.67502754360465</text:p>
          </table:table-cell>
          <table:table-cell office:value-type="float" office:value="0.37734829979436" table:style-name="ce1">
            <text:p>0.37734829979436</text:p>
          </table:table-cell>
          <table:table-cell office:value-type="float" office:value="1.54395654069767" table:style-name="ce1">
            <text:p>1.54395654069767</text:p>
          </table:table-cell>
          <table:table-cell office:value-type="float" office:value="0.945232186732187" table:style-name="ce1">
            <text:p>0.945232186732187</text:p>
          </table:table-cell>
          <table:table-cell office:value-type="float" office:value="0.288311060517039" table:style-name="ce1">
            <text:p>0.288311060517039</text:p>
          </table:table-cell>
          <table:table-cell office:value-type="float" office:value="1.54838197674419" table:style-name="ce1">
            <text:p>1.54838197674419</text:p>
          </table:table-cell>
          <table:table-cell office:value-type="float" office:value="0.258735392185664" table:style-name="ce1">
            <text:p>0.258735392185664</text:p>
          </table:table-cell>
          <table:table-cell office:value-type="float" office:value="0.716059044840295" table:style-name="ce1">
            <text:p>0.716059044840295</text:p>
          </table:table-cell>
          <table:table-cell office:value-type="float" office:value="1.08930806686047" table:style-name="ce1">
            <text:p>1.08930806686047</text:p>
          </table:table-cell>
          <table:table-cell office:value-type="float" office:value="0.336481816709845" table:style-name="ce1">
            <text:p>0.336481816709845</text:p>
          </table:table-cell>
          <table:table-cell office:value-type="float" office:value="0.235295468566392" table:style-name="ce1">
            <text:p>0.235295468566392</text:p>
          </table:table-cell>
          <table:table-cell office:value-type="float" office:value="1.24771264534884" table:style-name="ce1">
            <text:p>1.24771264534884</text:p>
          </table:table-cell>
          <table:table-cell office:value-type="float" office:value="NA" table:style-name="ce1">
            <text:p>NA</text:p>
          </table:table-cell>
          <table:table-cell office:value-type="float" office:value="0.311957806991774" table:style-name="ce1">
            <text:p>0.311957806991774</text:p>
          </table:table-cell>
          <table:table-cell office:value-type="float" office:value="1.24266244186047" table:style-name="ce1">
            <text:p>1.24266244186047</text:p>
          </table:table-cell>
          <table:table-cell office:value-type="float" office:value="0.119957256169213" table:style-name="ce1">
            <text:p>0.119957256169213</text:p>
          </table:table-cell>
          <table:table-cell office:value-type="float" office:value="1.14162362702137" table:style-name="ce1">
            <text:p>1.14162362702137</text:p>
          </table:table-cell>
          <table:table-cell office:value-type="float" office:value="0.835913266070596" table:style-name="ce1">
            <text:p>0.835913266070596</text:p>
          </table:table-cell>
          <table:table-cell office:value-type="float" office:value="1.08413366137111" table:style-name="ce1">
            <text:p>1.08413366137111</text:p>
          </table:table-cell>
          <table:table-cell office:value-type="float" office:value="0.372590005488342" table:style-name="ce1">
            <text:p>0.372590005488342</text:p>
          </table:table-cell>
          <table:table-cell office:value-type="float" office:value="0.641631083910622" table:style-name="ce1">
            <text:p>0.641631083910622</text:p>
          </table:table-cell>
          <table:table-cell office:value-type="float" office:value="0.913323413448187" table:style-name="ce1">
            <text:p>0.913323413448187</text:p>
          </table:table-cell>
          <table:table-cell office:value-type="float" office:value="0.534065372160622" table:style-name="ce1">
            <text:p>0.534065372160622</text:p>
          </table:table-cell>
          <table:table-cell office:value-type="float" office:value="0.530844809549223" table:style-name="ce1">
            <text:p>0.530844809549223</text:p>
          </table:table-cell>
          <table:table-cell office:value-type="float" office:value="0.465155440414508" table:style-name="ce1">
            <text:p>0.465155440414508</text:p>
          </table:table-cell>
          <table:table-cell office:value-type="float" office:value="0.663556011936529" table:style-name="ce1">
            <text:p>0.663556011936529</text:p>
          </table:table-cell>
        </table:table-row>
        <table:table-row>
          <table:table-cell office:value-type="string" office:value="O" table:style-name="ce1">
            <text:p>O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626622522668394" table:style-name="ce1">
            <text:p>0.626622522668394</text:p>
          </table:table-cell>
          <table:table-cell office:value-type="float" office:value="0.338400582901554" table:style-name="ce1">
            <text:p>0.338400582901554</text:p>
          </table:table-cell>
          <table:table-cell office:value-type="float" office:value="0.262820143581081" table:style-name="ce1">
            <text:p>0.262820143581081</text:p>
          </table:table-cell>
          <table:table-cell office:value-type="float" office:value="0.525640287162162" table:style-name="ce1">
            <text:p>0.525640287162162</text:p>
          </table:table-cell>
          <table:table-cell office:value-type="float" office:value="1.57048105569948" table:style-name="ce1">
            <text:p>1.57048105569948</text:p>
          </table:table-cell>
          <table:table-cell office:value-type="float" office:value="1.9228519622093" table:style-name="ce1">
            <text:p>1.9228519622093</text:p>
          </table:table-cell>
          <table:table-cell office:value-type="float" office:value="0.426314961139896" table:style-name="ce1">
            <text:p>0.426314961139896</text:p>
          </table:table-cell>
          <table:table-cell office:value-type="float" office:value="NA" table:style-name="ce1">
            <text:p>NA</text:p>
          </table:table-cell>
          <table:table-cell office:value-type="float" office:value="0.82530204015544" table:style-name="ce1">
            <text:p>0.82530204015544</text:p>
          </table:table-cell>
          <table:table-cell office:value-type="float" office:value="0.195068423178613" table:style-name="ce1">
            <text:p>0.195068423178613</text:p>
          </table:table-cell>
          <table:table-cell office:value-type="float" office:value="0.669881941031941" table:style-name="ce1">
            <text:p>0.669881941031941</text:p>
          </table:table-cell>
          <table:table-cell office:value-type="float" office:value="0.334501498237368" table:style-name="ce1">
            <text:p>0.334501498237368</text:p>
          </table:table-cell>
          <table:table-cell office:value-type="float" office:value="0.126093000881316" table:style-name="ce1">
            <text:p>0.126093000881316</text:p>
          </table:table-cell>
          <table:table-cell office:value-type="float" office:value="0.407359876943005" table:style-name="ce1">
            <text:p>0.407359876943005</text:p>
          </table:table-cell>
          <table:table-cell office:value-type="float" office:value="0.205064861192714" table:style-name="ce1">
            <text:p>0.205064861192714</text:p>
          </table:table-cell>
          <table:table-cell office:value-type="float" office:value="1.21439171511628" table:style-name="ce1">
            <text:p>1.21439171511628</text:p>
          </table:table-cell>
          <table:table-cell office:value-type="float" office:value="0.329951395417156" table:style-name="ce1">
            <text:p>0.329951395417156</text:p>
          </table:table-cell>
          <table:table-cell office:value-type="float" office:value="0.544231865284974" table:style-name="ce1">
            <text:p>0.544231865284974</text:p>
          </table:table-cell>
          <table:table-cell office:value-type="float" office:value="0.508508460634548" table:style-name="ce1">
            <text:p>0.508508460634548</text:p>
          </table:table-cell>
          <table:table-cell office:value-type="float" office:value="NA" table:style-name="ce1">
            <text:p>NA</text:p>
          </table:table-cell>
          <table:table-cell office:value-type="float" office:value="0.65406669365285" table:style-name="ce1">
            <text:p>0.65406669365285</text:p>
          </table:table-cell>
          <table:table-cell office:value-type="float" office:value="0.646493775705053" table:style-name="ce1">
            <text:p>0.646493775705053</text:p>
          </table:table-cell>
          <table:table-cell office:value-type="float" office:value="2.48878713662791" table:style-name="ce1">
            <text:p>2.48878713662791</text:p>
          </table:table-cell>
          <table:table-cell office:value-type="float" office:value="0.530121449030552" table:style-name="ce1">
            <text:p>0.530121449030552</text:p>
          </table:table-cell>
          <table:table-cell office:value-type="float" office:value="0.725700631476684" table:style-name="ce1">
            <text:p>0.725700631476684</text:p>
          </table:table-cell>
          <table:table-cell office:value-type="float" office:value="0.521641711956522" table:style-name="ce1">
            <text:p>0.521641711956522</text:p>
          </table:table-cell>
          <table:table-cell office:value-type="float" office:value="2.37320515988372" table:style-name="ce1">
            <text:p>2.37320515988372</text:p>
          </table:table-cell>
          <table:table-cell office:value-type="float" office:value="2.52965734011628" table:style-name="ce1">
            <text:p>2.52965734011628</text:p>
          </table:table-cell>
          <table:table-cell office:value-type="float" office:value="0.377727475029377" table:style-name="ce1">
            <text:p>0.377727475029377</text:p>
          </table:table-cell>
          <table:table-cell office:value-type="float" office:value="1.84462587209302" table:style-name="ce1">
            <text:p>1.84462587209302</text:p>
          </table:table-cell>
          <table:table-cell office:value-type="float" office:value="1.05111417383292" table:style-name="ce1">
            <text:p>1.05111417383292</text:p>
          </table:table-cell>
          <table:table-cell office:value-type="float" office:value="0.392515309195065" table:style-name="ce1">
            <text:p>0.392515309195065</text:p>
          </table:table-cell>
          <table:table-cell office:value-type="float" office:value="1.74101860465116" table:style-name="ce1">
            <text:p>1.74101860465116</text:p>
          </table:table-cell>
          <table:table-cell office:value-type="float" office:value="0.449046889688602" table:style-name="ce1">
            <text:p>0.449046889688602</text:p>
          </table:table-cell>
          <table:table-cell office:value-type="float" office:value="0.730271775184275" table:style-name="ce1">
            <text:p>0.730271775184275</text:p>
          </table:table-cell>
          <table:table-cell office:value-type="float" office:value="1.59289665697674" table:style-name="ce1">
            <text:p>1.59289665697674</text:p>
          </table:table-cell>
          <table:table-cell office:value-type="float" office:value="0.59603855246114" table:style-name="ce1">
            <text:p>0.59603855246114</text:p>
          </table:table-cell>
          <table:table-cell office:value-type="float" office:value="0.432466590775558" table:style-name="ce1">
            <text:p>0.432466590775558</text:p>
          </table:table-cell>
          <table:table-cell office:value-type="float" office:value="1.54499781976744" table:style-name="ce1">
            <text:p>1.54499781976744</text:p>
          </table:table-cell>
          <table:table-cell office:value-type="float" office:value="NA" table:style-name="ce1">
            <text:p>NA</text:p>
          </table:table-cell>
          <table:table-cell office:value-type="float" office:value="0.447047602085781" table:style-name="ce1">
            <text:p>0.447047602085781</text:p>
          </table:table-cell>
          <table:table-cell office:value-type="float" office:value="2.66035348255814" table:style-name="ce1">
            <text:p>2.66035348255814</text:p>
          </table:table-cell>
          <table:table-cell office:value-type="float" office:value="0.258907744565217" table:style-name="ce1">
            <text:p>0.258907744565217</text:p>
          </table:table-cell>
          <table:table-cell office:value-type="float" office:value="1.25967201665479" table:style-name="ce1">
            <text:p>1.25967201665479</text:p>
          </table:table-cell>
          <table:table-cell office:value-type="float" office:value="1.17344105688731" table:style-name="ce1">
            <text:p>1.17344105688731</text:p>
          </table:table-cell>
          <table:table-cell office:value-type="float" office:value="1.41540886299288" table:style-name="ce1">
            <text:p>1.41540886299288</text:p>
          </table:table-cell>
          <table:table-cell office:value-type="float" office:value="0.646668912695596" table:style-name="ce1">
            <text:p>0.646668912695596</text:p>
          </table:table-cell>
          <table:table-cell office:value-type="float" office:value="0.561189018485751" table:style-name="ce1">
            <text:p>0.561189018485751</text:p>
          </table:table-cell>
          <table:table-cell office:value-type="float" office:value="1.01769771697927" table:style-name="ce1">
            <text:p>1.01769771697927</text:p>
          </table:table-cell>
          <table:table-cell office:value-type="float" office:value="0.801319537352332" table:style-name="ce1">
            <text:p>0.801319537352332</text:p>
          </table:table-cell>
          <table:table-cell office:value-type="float" office:value="0.66435440163342" table:style-name="ce1">
            <text:p>0.66435440163342</text:p>
          </table:table-cell>
          <table:table-cell office:value-type="float" office:value="0.603771761658031" table:style-name="ce1">
            <text:p>0.603771761658031</text:p>
          </table:table-cell>
          <table:table-cell office:value-type="float" office:value="0.830443002041775" table:style-name="ce1">
            <text:p>0.830443002041775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